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5.46mm"/>
    </style:style>
    <style:style style:name="co2" style:family="table-column">
      <style:table-column-properties fo:break-before="auto" style:column-width="86.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9.69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16.25mm"/>
    </style:style>
    <style:style style:name="co7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</style:style>
    <style:style style:name="ce2" style:family="table-cell" style:parent-style-name="Default" style:data-style-name="N1014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eredetiCim</text:p>
          </table:table-cell>
          <table:table-cell office:value-type="string" calcext:value-type="string">
            <text:p>magyarCim</text:p>
          </table:table-cell>
          <table:table-cell office:value-type="string" calcext:value-type="string">
            <text:p>bemutato</text:p>
          </table:table-cell>
          <table:table-cell office:value-type="string" calcext:value-type="string">
            <text:p>forgalmazo</text:p>
          </table:table-cell>
          <table:table-cell office:value-type="string" calcext:value-type="string">
            <text:p>bevel</text:p>
          </table:table-cell>
          <table:table-cell office:value-type="string" calcext:value-type="string">
            <text:p>latogato</text:p>
          </table:table-cell>
          <table:table-cell table:formula="of:=MAX([.G2:.G1000])" office:value-type="float" office:value="9" calcext:value-type="float">
            <text:p>9</text:p>
          </table:table-cell>
          <table:table-cell table:formula="of:=MAX([.H2:.H1000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Szövetségesek</text:p>
          </table:table-cell>
          <table:table-cell table:style-name="ce2" office:value-type="date" office:date-value="2016-12-01" calcext:value-type="date">
            <text:p>2016.12.01</text:p>
          </table:table-cell>
          <table:table-cell office:value-type="string" calcext:value-type="string">
            <text:p>UIP</text:p>
          </table:table-cell>
          <table:table-cell office:value-type="float" office:value="44341076" calcext:value-type="float">
            <text:p>44341076</text:p>
          </table:table-cell>
          <table:table-cell office:value-type="float" office:value="30804" calcext:value-type="float">
            <text:p>30804</text:p>
          </table:table-cell>
          <table:table-cell table:formula="of:=IF(LEN([.A2])=0;0;LEN([.A2])-LEN(SUBSTITUTE([.A2];&quot; &quot;;&quot;&quot;))+1)" office:value-type="float" office:value="1" calcext:value-type="float">
            <text:p>1</text:p>
          </table:table-cell>
          <table:table-cell table:formula="of:=IF(LEN([.B2])=0;0;LEN([.B2])-LEN(SUBSTITUTE([.B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aiana</text:p>
          </table:table-cell>
          <table:table-cell table:style-name="ce2" office:value-type="date" office:date-value="2016-12-01" calcext:value-type="date">
            <text:p>2016.12.01</text:p>
          </table:table-cell>
          <table:table-cell office:value-type="string" calcext:value-type="string">
            <text:p>Forum</text:p>
          </table:table-cell>
          <table:table-cell office:value-type="float" office:value="33362335" calcext:value-type="float">
            <text:p>33362335</text:p>
          </table:table-cell>
          <table:table-cell office:value-type="float" office:value="24664" calcext:value-type="float">
            <text:p>24664</text:p>
          </table:table-cell>
          <table:table-cell table:formula="of:=IF(LEN([.A3])=0;0;LEN([.A3])-LEN(SUBSTITUTE([.A3];&quot; &quot;;&quot;&quot;))+1)" office:value-type="float" office:value="1" calcext:value-type="float">
            <text:p>1</text:p>
          </table:table-cell>
          <table:table-cell table:formula="of:=IF(LEN([.B3])=0;0;LEN([.B3])-LEN(SUBSTITUTE([.B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world: Blood Wars</text:p>
          </table:table-cell>
          <table:table-cell office:value-type="string" calcext:value-type="string">
            <text:p>Underworld – Vérözön</text:p>
          </table:table-cell>
          <table:table-cell table:style-name="ce2" office:value-type="date" office:date-value="2016-12-01" calcext:value-type="date">
            <text:p>2016.12.01</text:p>
          </table:table-cell>
          <table:table-cell office:value-type="string" calcext:value-type="string">
            <text:p>InterCom</text:p>
          </table:table-cell>
          <table:table-cell office:value-type="float" office:value="17756555" calcext:value-type="float">
            <text:p>17756555</text:p>
          </table:table-cell>
          <table:table-cell office:value-type="float" office:value="11578" calcext:value-type="float">
            <text:p>11578</text:p>
          </table:table-cell>
          <table:table-cell table:formula="of:=IF(LEN([.A4])=0;0;LEN([.A4])-LEN(SUBSTITUTE([.A4];&quot; &quot;;&quot;&quot;))+1)" office:value-type="float" office:value="3" calcext:value-type="float">
            <text:p>3</text:p>
          </table:table-cell>
          <table:table-cell table:formula="of:=IF(LEN([.B4])=0;0;LEN([.B4])-LEN(SUBSTITUTE([.B4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#SOHAVÉGETNEMÉRŐS</text:p>
          </table:table-cell>
          <table:table-cell table:style-name="ce2" office:value-type="date" office:date-value="2016-12-01" calcext:value-type="date">
            <text:p>2016.12.01</text:p>
          </table:table-cell>
          <table:table-cell office:value-type="string" calcext:value-type="string">
            <text:p>Szinfolt Film</text:p>
          </table:table-cell>
          <table:table-cell office:value-type="float" office:value="9563885" calcext:value-type="float">
            <text:p>9563885</text:p>
          </table:table-cell>
          <table:table-cell office:value-type="float" office:value="8248" calcext:value-type="float">
            <text:p>8248</text:p>
          </table:table-cell>
          <table:table-cell table:formula="of:=IF(LEN([.A5])=0;0;LEN([.A5])-LEN(SUBSTITUTE([.A5];&quot; &quot;;&quot;&quot;))+1)" office:value-type="float" office:value="1" calcext:value-type="float">
            <text:p>1</text:p>
          </table:table-cell>
          <table:table-cell table:formula="of:=IF(LEN([.B5])=0;0;LEN([.B5])-LEN(SUBSTITUTE([.B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st Drop Dead</text:p>
          </table:table-cell>
          <table:table-cell office:value-type="string" calcext:value-type="string">
            <text:p>Halj már meg!</text:p>
          </table:table-cell>
          <table:table-cell table:style-name="ce2" office:value-type="date" office:date-value="2016-12-01" calcext:value-type="date">
            <text:p>2016.12.01</text:p>
          </table:table-cell>
          <table:table-cell office:value-type="string" calcext:value-type="string">
            <text:p>Big Bang Media</text:p>
          </table:table-cell>
          <table:table-cell office:value-type="float" office:value="2024300" calcext:value-type="float">
            <text:p>2024300</text:p>
          </table:table-cell>
          <table:table-cell office:value-type="float" office:value="1473" calcext:value-type="float">
            <text:p>1473</text:p>
          </table:table-cell>
          <table:table-cell table:formula="of:=IF(LEN([.A6])=0;0;LEN([.A6])-LEN(SUBSTITUTE([.A6];&quot; &quot;;&quot;&quot;))+1)" office:value-type="float" office:value="3" calcext:value-type="float">
            <text:p>3</text:p>
          </table:table-cell>
          <table:table-cell table:formula="of:=IF(LEN([.B6])=0;0;LEN([.B6])-LEN(SUBSTITUTE([.B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assi</text:p>
          </table:table-cell>
          <table:table-cell office:value-type="string" calcext:value-type="string">
            <text:p>A szobalány</text:p>
          </table:table-cell>
          <table:table-cell table:style-name="ce2" office:value-type="date" office:date-value="2016-12-01" calcext:value-type="date">
            <text:p>2016.12.01</text:p>
          </table:table-cell>
          <table:table-cell office:value-type="string" calcext:value-type="string">
            <text:p>MoziNet</text:p>
          </table:table-cell>
          <table:table-cell office:value-type="float" office:value="1808700" calcext:value-type="float">
            <text:p>1808700</text:p>
          </table:table-cell>
          <table:table-cell office:value-type="float" office:value="1319" calcext:value-type="float">
            <text:p>1319</text:p>
          </table:table-cell>
          <table:table-cell table:formula="of:=IF(LEN([.A7])=0;0;LEN([.A7])-LEN(SUBSTITUTE([.A7];&quot; &quot;;&quot;&quot;))+1)" office:value-type="float" office:value="1" calcext:value-type="float">
            <text:p>1</text:p>
          </table:table-cell>
          <table:table-cell table:formula="of:=IF(LEN([.B7])=0;0;LEN([.B7])-LEN(SUBSTITUTE([.B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, Daniel Blake</text:p>
          </table:table-cell>
          <table:table-cell office:value-type="string" calcext:value-type="string">
            <text:p>Én, Daniel Blake</text:p>
          </table:table-cell>
          <table:table-cell table:style-name="ce2" office:value-type="date" office:date-value="2016-12-01" calcext:value-type="date">
            <text:p>2016.12.01</text:p>
          </table:table-cell>
          <table:table-cell office:value-type="string" calcext:value-type="string">
            <text:p>Vertigo</text:p>
          </table:table-cell>
          <table:table-cell office:value-type="float" office:value="1697399" calcext:value-type="float">
            <text:p>1697399</text:p>
          </table:table-cell>
          <table:table-cell office:value-type="float" office:value="1293" calcext:value-type="float">
            <text:p>1293</text:p>
          </table:table-cell>
          <table:table-cell table:formula="of:=IF(LEN([.A8])=0;0;LEN([.A8])-LEN(SUBSTITUTE([.A8];&quot; &quot;;&quot;&quot;))+1)" office:value-type="float" office:value="3" calcext:value-type="float">
            <text:p>3</text:p>
          </table:table-cell>
          <table:table-cell table:formula="of:=IF(LEN([.B8])=0;0;LEN([.B8])-LEN(SUBSTITUTE([.B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ffice Christmas Party</text:p>
          </table:table-cell>
          <table:table-cell office:value-type="string" calcext:value-type="string">
            <text:p>Hivatali Karácsony</text:p>
          </table:table-cell>
          <table:table-cell table:style-name="ce2" office:value-type="date" office:date-value="2016-12-08" calcext:value-type="date">
            <text:p>2016.12.08</text:p>
          </table:table-cell>
          <table:table-cell office:value-type="string" calcext:value-type="string">
            <text:p>Freeman</text:p>
          </table:table-cell>
          <table:table-cell office:value-type="float" office:value="77107627" calcext:value-type="float">
            <text:p>77107627</text:p>
          </table:table-cell>
          <table:table-cell office:value-type="float" office:value="55424" calcext:value-type="float">
            <text:p>55424</text:p>
          </table:table-cell>
          <table:table-cell table:formula="of:=IF(LEN([.A9])=0;0;LEN([.A9])-LEN(SUBSTITUTE([.A9];&quot; &quot;;&quot;&quot;))+1)" office:value-type="float" office:value="3" calcext:value-type="float">
            <text:p>3</text:p>
          </table:table-cell>
          <table:table-cell table:formula="of:=IF(LEN([.B9])=0;0;LEN([.B9])-LEN(SUBSTITUTE([.B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A démon arca</text:p>
          </table:table-cell>
          <table:table-cell table:style-name="ce2" office:value-type="date" office:date-value="2016-12-08" calcext:value-type="date">
            <text:p>2016.12.08</text:p>
          </table:table-cell>
          <table:table-cell office:value-type="string" calcext:value-type="string">
            <text:p>InterCom</text:p>
          </table:table-cell>
          <table:table-cell office:value-type="float" office:value="12208345" calcext:value-type="float">
            <text:p>12208345</text:p>
          </table:table-cell>
          <table:table-cell office:value-type="float" office:value="8512" calcext:value-type="float">
            <text:p>8512</text:p>
          </table:table-cell>
          <table:table-cell table:formula="of:=IF(LEN([.A10])=0;0;LEN([.A10])-LEN(SUBSTITUTE([.A10];&quot; &quot;;&quot;&quot;))+1)" office:value-type="float" office:value="1" calcext:value-type="float">
            <text:p>1</text:p>
          </table:table-cell>
          <table:table-cell table:formula="of:=IF(LEN([.B10])=0;0;LEN([.B10])-LEN(SUBSTITUTE([.B10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ushande</text:p>
          </table:table-cell>
          <table:table-cell office:value-type="string" calcext:value-type="string">
            <text:p>Az ügyfél</text:p>
          </table:table-cell>
          <table:table-cell table:style-name="ce2" office:value-type="date" office:date-value="2016-12-08" calcext:value-type="date">
            <text:p>2016.12.08</text:p>
          </table:table-cell>
          <table:table-cell office:value-type="string" calcext:value-type="string">
            <text:p>MoziNet</text:p>
          </table:table-cell>
          <table:table-cell office:value-type="float" office:value="735240" calcext:value-type="float">
            <text:p>735240</text:p>
          </table:table-cell>
          <table:table-cell office:value-type="float" office:value="587" calcext:value-type="float">
            <text:p>587</text:p>
          </table:table-cell>
          <table:table-cell table:formula="of:=IF(LEN([.A11])=0;0;LEN([.A11])-LEN(SUBSTITUTE([.A11];&quot; &quot;;&quot;&quot;))+1)" office:value-type="float" office:value="1" calcext:value-type="float">
            <text:p>1</text:p>
          </table:table-cell>
          <table:table-cell table:formula="of:=IF(LEN([.B11])=0;0;LEN([.B11])-LEN(SUBSTITUTE([.B1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ue One: A Star Wars Story</text:p>
          </table:table-cell>
          <table:table-cell office:value-type="string" calcext:value-type="string">
            <text:p>Zsivány Egyes: Egy Star Wars történet (12)</text:p>
          </table:table-cell>
          <table:table-cell table:style-name="ce2" office:value-type="date" office:date-value="2016-12-15" calcext:value-type="date">
            <text:p>2016.12.15</text:p>
          </table:table-cell>
          <table:table-cell office:value-type="string" calcext:value-type="string">
            <text:p>Forum</text:p>
          </table:table-cell>
          <table:table-cell office:value-type="float" office:value="244828960" calcext:value-type="float">
            <text:p>244828960</text:p>
          </table:table-cell>
          <table:table-cell office:value-type="float" office:value="167573" calcext:value-type="float">
            <text:p>167573</text:p>
          </table:table-cell>
          <table:table-cell table:formula="of:=IF(LEN([.A12])=0;0;LEN([.A12])-LEN(SUBSTITUTE([.A12];&quot; &quot;;&quot;&quot;))+1)" office:value-type="float" office:value="6" calcext:value-type="float">
            <text:p>6</text:p>
          </table:table-cell>
          <table:table-cell table:formula="of:=IF(LEN([.B12])=0;0;LEN([.B12])-LEN(SUBSTITUTE([.B12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main tout commence/</text:p>
          </table:table-cell>
          <table:table-cell office:value-type="string" calcext:value-type="string">
            <text:p>Derült égből apu</text:p>
          </table:table-cell>
          <table:table-cell table:style-name="ce2" office:value-type="date" office:date-value="2016-12-15" calcext:value-type="date">
            <text:p>2016.12.15</text:p>
          </table:table-cell>
          <table:table-cell office:value-type="string" calcext:value-type="string">
            <text:p>Vertigo</text:p>
          </table:table-cell>
          <table:table-cell office:value-type="float" office:value="8613615" calcext:value-type="float">
            <text:p>8613615</text:p>
          </table:table-cell>
          <table:table-cell office:value-type="float" office:value="6663" calcext:value-type="float">
            <text:p>6663</text:p>
          </table:table-cell>
          <table:table-cell table:formula="of:=IF(LEN([.A13])=0;0;LEN([.A13])-LEN(SUBSTITUTE([.A13];&quot; &quot;;&quot;&quot;))+1)" office:value-type="float" office:value="3" calcext:value-type="float">
            <text:p>3</text:p>
          </table:table-cell>
          <table:table-cell table:formula="of:=IF(LEN([.B13])=0;0;LEN([.B13])-LEN(SUBSTITUTE([.B1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oul Exodus</text:p>
          </table:table-cell>
          <table:table-cell table:style-name="ce2" office:value-type="date" office:date-value="2016-12-15" calcext:value-type="date">
            <text:p>2016.12.15</text:p>
          </table:table-cell>
          <table:table-cell office:value-type="string" calcext:value-type="string">
            <text:p>MoziNet</text:p>
          </table:table-cell>
          <table:table-cell office:value-type="float" office:value="546760" calcext:value-type="float">
            <text:p>546760</text:p>
          </table:table-cell>
          <table:table-cell office:value-type="float" office:value="476" calcext:value-type="float">
            <text:p>476</text:p>
          </table:table-cell>
          <table:table-cell table:formula="of:=IF(LEN([.A14])=0;0;LEN([.A14])-LEN(SUBSTITUTE([.A14];&quot; &quot;;&quot;&quot;))+1)" office:value-type="float" office:value="2" calcext:value-type="float">
            <text:p>2</text:p>
          </table:table-cell>
          <table:table-cell table:formula="of:=IF(LEN([.B14])=0;0;LEN([.B14])-LEN(SUBSTITUTE([.B1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Énekelj!</text:p>
          </table:table-cell>
          <table:table-cell table:style-name="ce2" office:value-type="date" office:date-value="2016-12-22" calcext:value-type="date">
            <text:p>2016.12.22</text:p>
          </table:table-cell>
          <table:table-cell office:value-type="string" calcext:value-type="string">
            <text:p>UIP</text:p>
          </table:table-cell>
          <table:table-cell office:value-type="float" office:value="46201896" calcext:value-type="float">
            <text:p>46201896</text:p>
          </table:table-cell>
          <table:table-cell office:value-type="float" office:value="36198" calcext:value-type="float">
            <text:p>36198</text:p>
          </table:table-cell>
          <table:table-cell table:formula="of:=IF(LEN([.A15])=0;0;LEN([.A15])-LEN(SUBSTITUTE([.A15];&quot; &quot;;&quot;&quot;))+1)" office:value-type="float" office:value="1" calcext:value-type="float">
            <text:p>1</text:p>
          </table:table-cell>
          <table:table-cell table:formula="of:=IF(LEN([.B15])=0;0;LEN([.B15])-LEN(SUBSTITUTE([.B1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y Him ?</text:p>
          </table:table-cell>
          <table:table-cell office:value-type="string" calcext:value-type="string">
            <text:p>Miért pont ő?</text:p>
          </table:table-cell>
          <table:table-cell table:style-name="ce2" office:value-type="date" office:date-value="2016-12-22" calcext:value-type="date">
            <text:p>2016.12.22</text:p>
          </table:table-cell>
          <table:table-cell office:value-type="string" calcext:value-type="string">
            <text:p>InterCom</text:p>
          </table:table-cell>
          <table:table-cell office:value-type="float" office:value="24633755" calcext:value-type="float">
            <text:p>24633755</text:p>
          </table:table-cell>
          <table:table-cell office:value-type="float" office:value="18250" calcext:value-type="float">
            <text:p>18250</text:p>
          </table:table-cell>
          <table:table-cell table:formula="of:=IF(LEN([.A16])=0;0;LEN([.A16])-LEN(SUBSTITUTE([.A16];&quot; &quot;;&quot;&quot;))+1)" office:value-type="float" office:value="3" calcext:value-type="float">
            <text:p>3</text:p>
          </table:table-cell>
          <table:table-cell table:formula="of:=IF(LEN([.B16])=0;0;LEN([.B16])-LEN(SUBSTITUTE([.B1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lateral Beauty</text:p>
          </table:table-cell>
          <table:table-cell office:value-type="string" calcext:value-type="string">
            <text:p>Váratlan szépség</text:p>
          </table:table-cell>
          <table:table-cell table:style-name="ce2" office:value-type="date" office:date-value="2016-12-22" calcext:value-type="date">
            <text:p>2016.12.22</text:p>
          </table:table-cell>
          <table:table-cell office:value-type="string" calcext:value-type="string">
            <text:p>InterCom</text:p>
          </table:table-cell>
          <table:table-cell office:value-type="float" office:value="10204295" calcext:value-type="float">
            <text:p>10204295</text:p>
          </table:table-cell>
          <table:table-cell office:value-type="float" office:value="7218" calcext:value-type="float">
            <text:p>7218</text:p>
          </table:table-cell>
          <table:table-cell table:formula="of:=IF(LEN([.A17])=0;0;LEN([.A17])-LEN(SUBSTITUTE([.A17];&quot; &quot;;&quot;&quot;))+1)" office:value-type="float" office:value="2" calcext:value-type="float">
            <text:p>2</text:p>
          </table:table-cell>
          <table:table-cell table:formula="of:=IF(LEN([.B17])=0;0;LEN([.B17])-LEN(SUBSTITUTE([.B1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myilevä mies</text:p>
          </table:table-cell>
          <table:table-cell office:value-type="string" calcext:value-type="string">
            <text:p>Olli Mäki legboldogabb napja</text:p>
          </table:table-cell>
          <table:table-cell table:style-name="ce2" office:value-type="date" office:date-value="2016-12-22" calcext:value-type="date">
            <text:p>2016.12.22</text:p>
          </table:table-cell>
          <table:table-cell office:value-type="string" calcext:value-type="string">
            <text:p>MoziNet</text:p>
          </table:table-cell>
          <table:table-cell office:value-type="float" office:value="142030" calcext:value-type="float">
            <text:p>142030</text:p>
          </table:table-cell>
          <table:table-cell office:value-type="float" office:value="117" calcext:value-type="float">
            <text:p>117</text:p>
          </table:table-cell>
          <table:table-cell table:formula="of:=IF(LEN([.A18])=0;0;LEN([.A18])-LEN(SUBSTITUTE([.A18];&quot; &quot;;&quot;&quot;))+1)" office:value-type="float" office:value="2" calcext:value-type="float">
            <text:p>2</text:p>
          </table:table-cell>
          <table:table-cell table:formula="of:=IF(LEN([.B18])=0;0;LEN([.B18])-LEN(SUBSTITUTE([.B18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ssassin's Creed</text:p>
          </table:table-cell>
          <table:table-cell table:style-name="ce2" office:value-type="date" office:date-value="2016-12-29" calcext:value-type="date">
            <text:p>2016.12.29</text:p>
          </table:table-cell>
          <table:table-cell office:value-type="string" calcext:value-type="string">
            <text:p>InterCom</text:p>
          </table:table-cell>
          <table:table-cell office:value-type="float" office:value="101798940" calcext:value-type="float">
            <text:p>101798940</text:p>
          </table:table-cell>
          <table:table-cell office:value-type="float" office:value="71145" calcext:value-type="float">
            <text:p>71145</text:p>
          </table:table-cell>
          <table:table-cell table:formula="of:=IF(LEN([.A19])=0;0;LEN([.A19])-LEN(SUBSTITUTE([.A19];&quot; &quot;;&quot;&quot;))+1)" office:value-type="float" office:value="2" calcext:value-type="float">
            <text:p>2</text:p>
          </table:table-cell>
          <table:table-cell table:formula="of:=IF(LEN([.B19])=0;0;LEN([.B19])-LEN(SUBSTITUTE([.B1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La Land</text:p>
          </table:table-cell>
          <table:table-cell office:value-type="string" calcext:value-type="string">
            <text:p>Kaliforniai álom</text:p>
          </table:table-cell>
          <table:table-cell table:style-name="ce2" office:value-type="date" office:date-value="2016-12-29" calcext:value-type="date">
            <text:p>2016.12.29</text:p>
          </table:table-cell>
          <table:table-cell office:value-type="string" calcext:value-type="string">
            <text:p>Freeman</text:p>
          </table:table-cell>
          <table:table-cell office:value-type="float" office:value="39556855" calcext:value-type="float">
            <text:p>39556855</text:p>
          </table:table-cell>
          <table:table-cell office:value-type="float" office:value="28864" calcext:value-type="float">
            <text:p>28864</text:p>
          </table:table-cell>
          <table:table-cell table:formula="of:=IF(LEN([.A20])=0;0;LEN([.A20])-LEN(SUBSTITUTE([.A20];&quot; &quot;;&quot;&quot;))+1)" office:value-type="float" office:value="3" calcext:value-type="float">
            <text:p>3</text:p>
          </table:table-cell>
          <table:table-cell table:formula="of:=IF(LEN([.B20])=0;0;LEN([.B20])-LEN(SUBSTITUTE([.B2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cksaw Ridge</text:p>
          </table:table-cell>
          <table:table-cell office:value-type="string" calcext:value-type="string">
            <text:p>A fegyvertelen katona</text:p>
          </table:table-cell>
          <table:table-cell table:style-name="ce2" office:value-type="date" office:date-value="2016-12-29" calcext:value-type="date">
            <text:p>2016.12.29</text:p>
          </table:table-cell>
          <table:table-cell office:value-type="string" calcext:value-type="string">
            <text:p>ADS</text:p>
          </table:table-cell>
          <table:table-cell office:value-type="float" office:value="16826894" calcext:value-type="float">
            <text:p>16826894</text:p>
          </table:table-cell>
          <table:table-cell office:value-type="float" office:value="11575" calcext:value-type="float">
            <text:p>11575</text:p>
          </table:table-cell>
          <table:table-cell table:formula="of:=IF(LEN([.A21])=0;0;LEN([.A21])-LEN(SUBSTITUTE([.A21];&quot; &quot;;&quot;&quot;))+1)" office:value-type="float" office:value="2" calcext:value-type="float">
            <text:p>2</text:p>
          </table:table-cell>
          <table:table-cell table:formula="of:=IF(LEN([.B21])=0;0;LEN([.B21])-LEN(SUBSTITUTE([.B21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fetti sconosciuti</text:p>
          </table:table-cell>
          <table:table-cell office:value-type="string" calcext:value-type="string">
            <text:p>Teljesen idegenek</text:p>
          </table:table-cell>
          <table:table-cell table:style-name="ce2" office:value-type="date" office:date-value="2016-12-29" calcext:value-type="date">
            <text:p>2016.12.29</text:p>
          </table:table-cell>
          <table:table-cell office:value-type="string" calcext:value-type="string">
            <text:p>Cinenuovo</text:p>
          </table:table-cell>
          <table:table-cell office:value-type="float" office:value="3017950" calcext:value-type="float">
            <text:p>3017950</text:p>
          </table:table-cell>
          <table:table-cell office:value-type="float" office:value="2244" calcext:value-type="float">
            <text:p>2244</text:p>
          </table:table-cell>
          <table:table-cell table:formula="of:=IF(LEN([.A22])=0;0;LEN([.A22])-LEN(SUBSTITUTE([.A22];&quot; &quot;;&quot;&quot;))+1)" office:value-type="float" office:value="2" calcext:value-type="float">
            <text:p>2</text:p>
          </table:table-cell>
          <table:table-cell table:formula="of:=IF(LEN([.B22])=0;0;LEN([.B22])-LEN(SUBSTITUTE([.B2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Great Wall</text:p>
          </table:table-cell>
          <table:table-cell office:value-type="string" calcext:value-type="string">
            <text:p>A nagy fal</text:p>
          </table:table-cell>
          <table:table-cell table:style-name="ce2" office:value-type="date" office:date-value="2017-01-05" calcext:value-type="date">
            <text:p>2017.01.05</text:p>
          </table:table-cell>
          <table:table-cell office:value-type="string" calcext:value-type="string">
            <text:p>UIP</text:p>
          </table:table-cell>
          <table:table-cell office:value-type="float" office:value="108086743" calcext:value-type="float">
            <text:p>108086743</text:p>
          </table:table-cell>
          <table:table-cell office:value-type="float" office:value="71012" calcext:value-type="float">
            <text:p>71012</text:p>
          </table:table-cell>
          <table:table-cell table:formula="of:=IF(LEN([.A23])=0;0;LEN([.A23])-LEN(SUBSTITUTE([.A23];&quot; &quot;;&quot;&quot;))+1)" office:value-type="float" office:value="3" calcext:value-type="float">
            <text:p>3</text:p>
          </table:table-cell>
          <table:table-cell table:formula="of:=IF(LEN([.B23])=0;0;LEN([.B23])-LEN(SUBSTITUTE([.B2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zzy</text:p>
          </table:table-cell>
          <table:table-cell office:value-type="string" calcext:value-type="string">
            <text:p>Állati nagy szökés</text:p>
          </table:table-cell>
          <table:table-cell table:style-name="ce2" office:value-type="date" office:date-value="2017-01-05" calcext:value-type="date">
            <text:p>2017.01.05</text:p>
          </table:table-cell>
          <table:table-cell office:value-type="string" calcext:value-type="string">
            <text:p>ADS</text:p>
          </table:table-cell>
          <table:table-cell office:value-type="float" office:value="6703429" calcext:value-type="float">
            <text:p>6703429</text:p>
          </table:table-cell>
          <table:table-cell office:value-type="float" office:value="4770" calcext:value-type="float">
            <text:p>4770</text:p>
          </table:table-cell>
          <table:table-cell table:formula="of:=IF(LEN([.A24])=0;0;LEN([.A24])-LEN(SUBSTITUTE([.A24];&quot; &quot;;&quot;&quot;))+1)" office:value-type="float" office:value="1" calcext:value-type="float">
            <text:p>1</text:p>
          </table:table-cell>
          <table:table-cell table:formula="of:=IF(LEN([.B24])=0;0;LEN([.B24])-LEN(SUBSTITUTE([.B24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 trova un amico, trova un tesoro</text:p>
          </table:table-cell>
          <table:table-cell office:value-type="string" calcext:value-type="string">
            <text:p>Kincs, ami nincs</text:p>
          </table:table-cell>
          <table:table-cell table:style-name="ce2" office:value-type="date" office:date-value="2017-01-05" calcext:value-type="date">
            <text:p>2017.01.05</text:p>
          </table:table-cell>
          <table:table-cell office:value-type="string" calcext:value-type="string">
            <text:p>Cinenuovo</text:p>
          </table:table-cell>
          <table:table-cell office:value-type="float" office:value="5761400" calcext:value-type="float">
            <text:p>5761400</text:p>
          </table:table-cell>
          <table:table-cell office:value-type="float" office:value="4801" calcext:value-type="float">
            <text:p>4801</text:p>
          </table:table-cell>
          <table:table-cell table:formula="of:=IF(LEN([.A25])=0;0;LEN([.A25])-LEN(SUBSTITUTE([.A25];&quot; &quot;;&quot;&quot;))+1)" office:value-type="float" office:value="7" calcext:value-type="float">
            <text:p>7</text:p>
          </table:table-cell>
          <table:table-cell table:formula="of:=IF(LEN([.B25])=0;0;LEN([.B25])-LEN(SUBSTITUTE([.B25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engers</text:p>
          </table:table-cell>
          <table:table-cell office:value-type="string" calcext:value-type="string">
            <text:p>Utazók</text:p>
          </table:table-cell>
          <table:table-cell table:style-name="ce2" office:value-type="date" office:date-value="2017-01-12" calcext:value-type="date">
            <text:p>2017.01.12</text:p>
          </table:table-cell>
          <table:table-cell office:value-type="string" calcext:value-type="string">
            <text:p>InterCom</text:p>
          </table:table-cell>
          <table:table-cell office:value-type="float" office:value="98708465" calcext:value-type="float">
            <text:p>98708465</text:p>
          </table:table-cell>
          <table:table-cell office:value-type="float" office:value="66300" calcext:value-type="float">
            <text:p>66300</text:p>
          </table:table-cell>
          <table:table-cell table:formula="of:=IF(LEN([.A26])=0;0;LEN([.A26])-LEN(SUBSTITUTE([.A26];&quot; &quot;;&quot;&quot;))+1)" office:value-type="float" office:value="1" calcext:value-type="float">
            <text:p>1</text:p>
          </table:table-cell>
          <table:table-cell table:formula="of:=IF(LEN([.B26])=0;0;LEN([.B26])-LEN(SUBSTITUTE([.B2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f's Up 2: WaveMania</text:p>
          </table:table-cell>
          <table:table-cell office:value-type="string" calcext:value-type="string">
            <text:p>Vigyázz, kész, szörf! 2</text:p>
          </table:table-cell>
          <table:table-cell table:style-name="ce2" office:value-type="date" office:date-value="2017-01-12" calcext:value-type="date">
            <text:p>2017.01.12</text:p>
          </table:table-cell>
          <table:table-cell office:value-type="string" calcext:value-type="string">
            <text:p>Big Bang Media</text:p>
          </table:table-cell>
          <table:table-cell office:value-type="float" office:value="6402168" calcext:value-type="float">
            <text:p>6402168</text:p>
          </table:table-cell>
          <table:table-cell office:value-type="float" office:value="4967" calcext:value-type="float">
            <text:p>4967</text:p>
          </table:table-cell>
          <table:table-cell table:formula="of:=IF(LEN([.A27])=0;0;LEN([.A27])-LEN(SUBSTITUTE([.A27];&quot; &quot;;&quot;&quot;))+1)" office:value-type="float" office:value="4" calcext:value-type="float">
            <text:p>4</text:p>
          </table:table-cell>
          <table:table-cell table:formula="of:=IF(LEN([.B27])=0;0;LEN([.B27])-LEN(SUBSTITUTE([.B27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tortue rouge</text:p>
          </table:table-cell>
          <table:table-cell office:value-type="string" calcext:value-type="string">
            <text:p>A vörös teknős</text:p>
          </table:table-cell>
          <table:table-cell table:style-name="ce2" office:value-type="date" office:date-value="2017-01-12" calcext:value-type="date">
            <text:p>2017.01.12</text:p>
          </table:table-cell>
          <table:table-cell office:value-type="string" calcext:value-type="string">
            <text:p>MoziNet</text:p>
          </table:table-cell>
          <table:table-cell office:value-type="float" office:value="1371910" calcext:value-type="float">
            <text:p>1371910</text:p>
          </table:table-cell>
          <table:table-cell office:value-type="float" office:value="1049" calcext:value-type="float">
            <text:p>1049</text:p>
          </table:table-cell>
          <table:table-cell table:formula="of:=IF(LEN([.A28])=0;0;LEN([.A28])-LEN(SUBSTITUTE([.A28];&quot; &quot;;&quot;&quot;))+1)" office:value-type="float" office:value="3" calcext:value-type="float">
            <text:p>3</text:p>
          </table:table-cell>
          <table:table-cell table:formula="of:=IF(LEN([.B28])=0;0;LEN([.B28])-LEN(SUBSTITUTE([.B2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M)uchenik / The Student</text:p>
          </table:table-cell>
          <table:table-cell office:value-type="string" calcext:value-type="string">
            <text:p>Mártírok</text:p>
          </table:table-cell>
          <table:table-cell table:style-name="ce2" office:value-type="date" office:date-value="2017-01-12" calcext:value-type="date">
            <text:p>2017.01.12</text:p>
          </table:table-cell>
          <table:table-cell office:value-type="string" calcext:value-type="string">
            <text:p>Cinefilco</text:p>
          </table:table-cell>
          <table:table-cell office:value-type="float" office:value="219000" calcext:value-type="float">
            <text:p>219000</text:p>
          </table:table-cell>
          <table:table-cell office:value-type="float" office:value="200" calcext:value-type="float">
            <text:p>200</text:p>
          </table:table-cell>
          <table:table-cell table:formula="of:=IF(LEN([.A29])=0;0;LEN([.A29])-LEN(SUBSTITUTE([.A29];&quot; &quot;;&quot;&quot;))+1)" office:value-type="float" office:value="4" calcext:value-type="float">
            <text:p>4</text:p>
          </table:table-cell>
          <table:table-cell table:formula="of:=IF(LEN([.B29])=0;0;LEN([.B29])-LEN(SUBSTITUTE([.B2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deleine</text:p>
          </table:table-cell>
          <table:table-cell table:style-name="ce2" office:value-type="date" office:date-value="2017-01-12" calcext:value-type="date">
            <text:p>2017.01.12</text:p>
          </table:table-cell>
          <table:table-cell office:value-type="string" calcext:value-type="string">
            <text:p>Amego</text:p>
          </table:table-cell>
          <table:table-cell office:value-type="float" office:value="86960" calcext:value-type="float">
            <text:p>86960</text:p>
          </table:table-cell>
          <table:table-cell office:value-type="float" office:value="213" calcext:value-type="float">
            <text:p>213</text:p>
          </table:table-cell>
          <table:table-cell table:formula="of:=IF(LEN([.A30])=0;0;LEN([.A30])-LEN(SUBSTITUTE([.A30];&quot; &quot;;&quot;&quot;))+1)" office:value-type="float" office:value="1" calcext:value-type="float">
            <text:p>1</text:p>
          </table:table-cell>
          <table:table-cell table:formula="of:=IF(LEN([.B30])=0;0;LEN([.B30])-LEN(SUBSTITUTE([.B30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Dog's Purpose</text:p>
          </table:table-cell>
          <table:table-cell office:value-type="string" calcext:value-type="string">
            <text:p>Egy kutya négy élete</text:p>
          </table:table-cell>
          <table:table-cell table:style-name="ce2" office:value-type="date" office:date-value="2017-01-26" calcext:value-type="date">
            <text:p>2017.01.26</text:p>
          </table:table-cell>
          <table:table-cell office:value-type="string" calcext:value-type="string">
            <text:p>Freeman</text:p>
          </table:table-cell>
          <table:table-cell office:value-type="float" office:value="38305842" calcext:value-type="float">
            <text:p>38305842</text:p>
          </table:table-cell>
          <table:table-cell office:value-type="float" office:value="28967" calcext:value-type="float">
            <text:p>28967</text:p>
          </table:table-cell>
          <table:table-cell table:formula="of:=IF(LEN([.A31])=0;0;LEN([.A31])-LEN(SUBSTITUTE([.A31];&quot; &quot;;&quot;&quot;))+1)" office:value-type="float" office:value="3" calcext:value-type="float">
            <text:p>3</text:p>
          </table:table-cell>
          <table:table-cell table:formula="of:=IF(LEN([.B31])=0;0;LEN([.B31])-LEN(SUBSTITUTE([.B31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dent Evil: The Final Chapter</text:p>
          </table:table-cell>
          <table:table-cell office:value-type="string" calcext:value-type="string">
            <text:p>Kaptár - Utolsó fejezet</text:p>
          </table:table-cell>
          <table:table-cell table:style-name="ce2" office:value-type="date" office:date-value="2017-01-26" calcext:value-type="date">
            <text:p>2017.01.26</text:p>
          </table:table-cell>
          <table:table-cell office:value-type="string" calcext:value-type="string">
            <text:p>InterCom</text:p>
          </table:table-cell>
          <table:table-cell office:value-type="float" office:value="35696680" calcext:value-type="float">
            <text:p>35696680</text:p>
          </table:table-cell>
          <table:table-cell office:value-type="float" office:value="21758" calcext:value-type="float">
            <text:p>21758</text:p>
          </table:table-cell>
          <table:table-cell table:formula="of:=IF(LEN([.A32])=0;0;LEN([.A32])-LEN(SUBSTITUTE([.A32];&quot; &quot;;&quot;&quot;))+1)" office:value-type="float" office:value="5" calcext:value-type="float">
            <text:p>5</text:p>
          </table:table-cell>
          <table:table-cell table:formula="of:=IF(LEN([.B32])=0;0;LEN([.B32])-LEN(SUBSTITUTE([.B32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ve by Night</text:p>
          </table:table-cell>
          <table:table-cell office:value-type="string" calcext:value-type="string">
            <text:p>Az éjszaka törvénye</text:p>
          </table:table-cell>
          <table:table-cell table:style-name="ce2" office:value-type="date" office:date-value="2017-01-26" calcext:value-type="date">
            <text:p>2017.01.26</text:p>
          </table:table-cell>
          <table:table-cell office:value-type="string" calcext:value-type="string">
            <text:p>InterCom</text:p>
          </table:table-cell>
          <table:table-cell office:value-type="float" office:value="18014913" calcext:value-type="float">
            <text:p>18014913</text:p>
          </table:table-cell>
          <table:table-cell office:value-type="float" office:value="12165" calcext:value-type="float">
            <text:p>12165</text:p>
          </table:table-cell>
          <table:table-cell table:formula="of:=IF(LEN([.A33])=0;0;LEN([.A33])-LEN(SUBSTITUTE([.A33];&quot; &quot;;&quot;&quot;))+1)" office:value-type="float" office:value="3" calcext:value-type="float">
            <text:p>3</text:p>
          </table:table-cell>
          <table:table-cell table:formula="of:=IF(LEN([.B33])=0;0;LEN([.B33])-LEN(SUBSTITUTE([.B3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z Állampolgár</text:p>
          </table:table-cell>
          <table:table-cell table:style-name="ce2" office:value-type="date" office:date-value="2017-01-26" calcext:value-type="date">
            <text:p>2017.01.26</text:p>
          </table:table-cell>
          <table:table-cell office:value-type="string" calcext:value-type="string">
            <text:p>MoziNet</text:p>
          </table:table-cell>
          <table:table-cell office:value-type="float" office:value="2681611" calcext:value-type="float">
            <text:p>2681611</text:p>
          </table:table-cell>
          <table:table-cell office:value-type="float" office:value="2031" calcext:value-type="float">
            <text:p>2031</text:p>
          </table:table-cell>
          <table:table-cell table:formula="of:=IF(LEN([.A34])=0;0;LEN([.A34])-LEN(SUBSTITUTE([.A34];&quot; &quot;;&quot;&quot;))+1)" office:value-type="float" office:value="2" calcext:value-type="float">
            <text:p>2</text:p>
          </table:table-cell>
          <table:table-cell table:formula="of:=IF(LEN([.B34])=0;0;LEN([.B34])-LEN(SUBSTITUTE([.B3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akfolt</text:p>
          </table:table-cell>
          <table:table-cell table:style-name="ce2" office:value-type="date" office:date-value="2017-01-26" calcext:value-type="date">
            <text:p>2017.01.26</text:p>
          </table:table-cell>
          <table:table-cell office:value-type="string" calcext:value-type="string">
            <text:p>Amego</text:p>
          </table:table-cell>
          <table:table-cell office:value-type="float" office:value="732560" calcext:value-type="float">
            <text:p>732560</text:p>
          </table:table-cell>
          <table:table-cell office:value-type="float" office:value="1003" calcext:value-type="float">
            <text:p>1003</text:p>
          </table:table-cell>
          <table:table-cell table:formula="of:=IF(LEN([.A35])=0;0;LEN([.A35])-LEN(SUBSTITUTE([.A35];&quot; &quot;;&quot;&quot;))+1)" office:value-type="float" office:value="1" calcext:value-type="float">
            <text:p>1</text:p>
          </table:table-cell>
          <table:table-cell table:formula="of:=IF(LEN([.B35])=0;0;LEN([.B35])-LEN(SUBSTITUTE([.B3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akfolt</text:p>
          </table:table-cell>
          <table:table-cell table:style-name="ce2" office:value-type="date" office:date-value="2017-01-26" calcext:value-type="date">
            <text:p>2017.01.26</text:p>
          </table:table-cell>
          <table:table-cell office:value-type="string" calcext:value-type="string">
            <text:p>Amego</text:p>
          </table:table-cell>
          <table:table-cell office:value-type="float" office:value="732560" calcext:value-type="float">
            <text:p>732560</text:p>
          </table:table-cell>
          <table:table-cell office:value-type="float" office:value="1003" calcext:value-type="float">
            <text:p>1003</text:p>
          </table:table-cell>
          <table:table-cell table:formula="of:=IF(LEN([.A36])=0;0;LEN([.A36])-LEN(SUBSTITUTE([.A36];&quot; &quot;;&quot;&quot;))+1)" office:value-type="float" office:value="1" calcext:value-type="float">
            <text:p>1</text:p>
          </table:table-cell>
          <table:table-cell table:formula="of:=IF(LEN([.B36])=0;0;LEN([.B36])-LEN(SUBSTITUTE([.B3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ngs</text:p>
          </table:table-cell>
          <table:table-cell office:value-type="string" calcext:value-type="string">
            <text:p>Körök</text:p>
          </table:table-cell>
          <table:table-cell table:style-name="ce2" office:value-type="date" office:date-value="2017-02-02" calcext:value-type="date">
            <text:p>2017.02.02</text:p>
          </table:table-cell>
          <table:table-cell office:value-type="string" calcext:value-type="string">
            <text:p>UIP</text:p>
          </table:table-cell>
          <table:table-cell office:value-type="float" office:value="15124401" calcext:value-type="float">
            <text:p>15124401</text:p>
          </table:table-cell>
          <table:table-cell office:value-type="float" office:value="10509" calcext:value-type="float">
            <text:p>10509</text:p>
          </table:table-cell>
          <table:table-cell table:formula="of:=IF(LEN([.A37])=0;0;LEN([.A37])-LEN(SUBSTITUTE([.A37];&quot; &quot;;&quot;&quot;))+1)" office:value-type="float" office:value="1" calcext:value-type="float">
            <text:p>1</text:p>
          </table:table-cell>
          <table:table-cell table:formula="of:=IF(LEN([.B37])=0;0;LEN([.B37])-LEN(SUBSTITUTE([.B3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Founder</text:p>
          </table:table-cell>
          <table:table-cell office:value-type="string" calcext:value-type="string">
            <text:p>Az alapító</text:p>
          </table:table-cell>
          <table:table-cell table:style-name="ce2" office:value-type="date" office:date-value="2017-02-02" calcext:value-type="date">
            <text:p>2017.02.02</text:p>
          </table:table-cell>
          <table:table-cell office:value-type="string" calcext:value-type="string">
            <text:p>Forum</text:p>
          </table:table-cell>
          <table:table-cell office:value-type="float" office:value="10163530" calcext:value-type="float">
            <text:p>10163530</text:p>
          </table:table-cell>
          <table:table-cell office:value-type="float" office:value="6507" calcext:value-type="float">
            <text:p>6507</text:p>
          </table:table-cell>
          <table:table-cell table:formula="of:=IF(LEN([.A38])=0;0;LEN([.A38])-LEN(SUBSTITUTE([.A38];&quot; &quot;;&quot;&quot;))+1)" office:value-type="float" office:value="2" calcext:value-type="float">
            <text:p>2</text:p>
          </table:table-cell>
          <table:table-cell table:formula="of:=IF(LEN([.B38])=0;0;LEN([.B38])-LEN(SUBSTITUTE([.B3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pace in Between: Marina Abramovic and Brazil</text:p>
          </table:table-cell>
          <table:table-cell office:value-type="string" calcext:value-type="string">
            <text:p>Marina Abramovic - A távolság, ami összeköt</text:p>
          </table:table-cell>
          <table:table-cell table:style-name="ce2" office:value-type="date" office:date-value="2017-02-02" calcext:value-type="date">
            <text:p>2017.02.02</text:p>
          </table:table-cell>
          <table:table-cell office:value-type="string" calcext:value-type="string">
            <text:p>ADS</text:p>
          </table:table-cell>
          <table:table-cell office:value-type="float" office:value="364560" calcext:value-type="float">
            <text:p>364560</text:p>
          </table:table-cell>
          <table:table-cell office:value-type="float" office:value="297" calcext:value-type="float">
            <text:p>297</text:p>
          </table:table-cell>
          <table:table-cell table:formula="of:=IF(LEN([.A39])=0;0;LEN([.A39])-LEN(SUBSTITUTE([.A39];&quot; &quot;;&quot;&quot;))+1)" office:value-type="float" office:value="8" calcext:value-type="float">
            <text:p>8</text:p>
          </table:table-cell>
          <table:table-cell table:formula="of:=IF(LEN([.B39])=0;0;LEN([.B39])-LEN(SUBSTITUTE([.B39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fty Shades Darker</text:p>
          </table:table-cell>
          <table:table-cell office:value-type="string" calcext:value-type="string">
            <text:p>A sötét ötven árnyalata</text:p>
          </table:table-cell>
          <table:table-cell table:style-name="ce2" office:value-type="date" office:date-value="2017-02-09" calcext:value-type="date">
            <text:p>2017.02.09</text:p>
          </table:table-cell>
          <table:table-cell office:value-type="string" calcext:value-type="string">
            <text:p>UIP</text:p>
          </table:table-cell>
          <table:table-cell office:value-type="float" office:value="139075741" calcext:value-type="float">
            <text:p>139075741</text:p>
          </table:table-cell>
          <table:table-cell office:value-type="float" office:value="101648" calcext:value-type="float">
            <text:p>101648</text:p>
          </table:table-cell>
          <table:table-cell table:formula="of:=IF(LEN([.A40])=0;0;LEN([.A40])-LEN(SUBSTITUTE([.A40];&quot; &quot;;&quot;&quot;))+1)" office:value-type="float" office:value="3" calcext:value-type="float">
            <text:p>3</text:p>
          </table:table-cell>
          <table:table-cell table:formula="of:=IF(LEN([.B40])=0;0;LEN([.B40])-LEN(SUBSTITUTE([.B4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LEGO Batman Movie </text:p>
          </table:table-cell>
          <table:table-cell office:value-type="string" calcext:value-type="string">
            <text:p>Lego Batman - A film </text:p>
          </table:table-cell>
          <table:table-cell table:style-name="ce2" office:value-type="date" office:date-value="2017-02-09" calcext:value-type="date">
            <text:p>2017.02.09</text:p>
          </table:table-cell>
          <table:table-cell office:value-type="string" calcext:value-type="string">
            <text:p>InterCom</text:p>
          </table:table-cell>
          <table:table-cell office:value-type="float" office:value="48524595" calcext:value-type="float">
            <text:p>48524595</text:p>
          </table:table-cell>
          <table:table-cell office:value-type="float" office:value="33562" calcext:value-type="float">
            <text:p>33562</text:p>
          </table:table-cell>
          <table:table-cell table:formula="of:=IF(LEN([.A41])=0;0;LEN([.A41])-LEN(SUBSTITUTE([.A41];&quot; &quot;;&quot;&quot;))+1)" office:value-type="float" office:value="5" calcext:value-type="float">
            <text:p>5</text:p>
          </table:table-cell>
          <table:table-cell table:formula="of:=IF(LEN([.B41])=0;0;LEN([.B41])-LEN(SUBSTITUTE([.B41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ackie</text:p>
          </table:table-cell>
          <table:table-cell table:style-name="ce2" office:value-type="date" office:date-value="2017-02-09" calcext:value-type="date">
            <text:p>2017.02.09</text:p>
          </table:table-cell>
          <table:table-cell office:value-type="string" calcext:value-type="string">
            <text:p>MoziNet</text:p>
          </table:table-cell>
          <table:table-cell office:value-type="float" office:value="10280807" calcext:value-type="float">
            <text:p>10280807</text:p>
          </table:table-cell>
          <table:table-cell office:value-type="float" office:value="7369" calcext:value-type="float">
            <text:p>7369</text:p>
          </table:table-cell>
          <table:table-cell table:formula="of:=IF(LEN([.A42])=0;0;LEN([.A42])-LEN(SUBSTITUTE([.A42];&quot; &quot;;&quot;&quot;))+1)" office:value-type="float" office:value="1" calcext:value-type="float">
            <text:p>1</text:p>
          </table:table-cell>
          <table:table-cell table:formula="of:=IF(LEN([.B42])=0;0;LEN([.B42])-LEN(SUBSTITUTE([.B4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st Fight</text:p>
          </table:table-cell>
          <table:table-cell office:value-type="string" calcext:value-type="string">
            <text:p>Pofoncsata</text:p>
          </table:table-cell>
          <table:table-cell table:style-name="ce2" office:value-type="date" office:date-value="2017-02-16" calcext:value-type="date">
            <text:p>2017.02.16</text:p>
          </table:table-cell>
          <table:table-cell office:value-type="string" calcext:value-type="string">
            <text:p>InterCom</text:p>
          </table:table-cell>
          <table:table-cell office:value-type="float" office:value="31755010" calcext:value-type="float">
            <text:p>31755010</text:p>
          </table:table-cell>
          <table:table-cell office:value-type="float" office:value="22025" calcext:value-type="float">
            <text:p>22025</text:p>
          </table:table-cell>
          <table:table-cell table:formula="of:=IF(LEN([.A43])=0;0;LEN([.A43])-LEN(SUBSTITUTE([.A43];&quot; &quot;;&quot;&quot;))+1)" office:value-type="float" office:value="2" calcext:value-type="float">
            <text:p>2</text:p>
          </table:table-cell>
          <table:table-cell table:formula="of:=IF(LEN([.B43])=0;0;LEN([.B43])-LEN(SUBSTITUTE([.B4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Arany</text:p>
          </table:table-cell>
          <table:table-cell table:style-name="ce2" office:value-type="date" office:date-value="2017-02-16" calcext:value-type="date">
            <text:p>2017.02.16</text:p>
          </table:table-cell>
          <table:table-cell office:value-type="string" calcext:value-type="string">
            <text:p>Freeman</text:p>
          </table:table-cell>
          <table:table-cell office:value-type="float" office:value="22221335" calcext:value-type="float">
            <text:p>22221335</text:p>
          </table:table-cell>
          <table:table-cell office:value-type="float" office:value="15044" calcext:value-type="float">
            <text:p>15044</text:p>
          </table:table-cell>
          <table:table-cell table:formula="of:=IF(LEN([.A44])=0;0;LEN([.A44])-LEN(SUBSTITUTE([.A44];&quot; &quot;;&quot;&quot;))+1)" office:value-type="float" office:value="1" calcext:value-type="float">
            <text:p>1</text:p>
          </table:table-cell>
          <table:table-cell table:formula="of:=IF(LEN([.B44])=0;0;LEN([.B44])-LEN(SUBSTITUTE([.B4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Cure for Wellness</text:p>
          </table:table-cell>
          <table:table-cell office:value-type="string" calcext:value-type="string">
            <text:p>Az egészség ellenszere</text:p>
          </table:table-cell>
          <table:table-cell table:style-name="ce2" office:value-type="date" office:date-value="2017-02-16" calcext:value-type="date">
            <text:p>2017.02.16</text:p>
          </table:table-cell>
          <table:table-cell office:value-type="string" calcext:value-type="string">
            <text:p>InterCom</text:p>
          </table:table-cell>
          <table:table-cell office:value-type="float" office:value="20267280" calcext:value-type="float">
            <text:p>20267280</text:p>
          </table:table-cell>
          <table:table-cell office:value-type="float" office:value="14051" calcext:value-type="float">
            <text:p>14051</text:p>
          </table:table-cell>
          <table:table-cell table:formula="of:=IF(LEN([.A45])=0;0;LEN([.A45])-LEN(SUBSTITUTE([.A45];&quot; &quot;;&quot;&quot;))+1)" office:value-type="float" office:value="4" calcext:value-type="float">
            <text:p>4</text:p>
          </table:table-cell>
          <table:table-cell table:formula="of:=IF(LEN([.B45])=0;0;LEN([.B45])-LEN(SUBSTITUTE([.B45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Holdfény</text:p>
          </table:table-cell>
          <table:table-cell table:style-name="ce2" office:value-type="date" office:date-value="2017-02-16" calcext:value-type="date">
            <text:p>2017.02.16</text:p>
          </table:table-cell>
          <table:table-cell office:value-type="string" calcext:value-type="string">
            <text:p>Vertigo</text:p>
          </table:table-cell>
          <table:table-cell office:value-type="float" office:value="6489468" calcext:value-type="float">
            <text:p>6489468</text:p>
          </table:table-cell>
          <table:table-cell office:value-type="float" office:value="4834" calcext:value-type="float">
            <text:p>4834</text:p>
          </table:table-cell>
          <table:table-cell table:formula="of:=IF(LEN([.A46])=0;0;LEN([.A46])-LEN(SUBSTITUTE([.A46];&quot; &quot;;&quot;&quot;))+1)" office:value-type="float" office:value="1" calcext:value-type="float">
            <text:p>1</text:p>
          </table:table-cell>
          <table:table-cell table:formula="of:=IF(LEN([.B46])=0;0;LEN([.B46])-LEN(SUBSTITUTE([.B4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Oroszlán</text:p>
          </table:table-cell>
          <table:table-cell table:style-name="ce2" office:value-type="date" office:date-value="2017-02-16" calcext:value-type="date">
            <text:p>2017.02.16</text:p>
          </table:table-cell>
          <table:table-cell office:value-type="string" calcext:value-type="string">
            <text:p>Forum</text:p>
          </table:table-cell>
          <table:table-cell office:value-type="float" office:value="6019275" calcext:value-type="float">
            <text:p>6019275</text:p>
          </table:table-cell>
          <table:table-cell office:value-type="float" office:value="3917" calcext:value-type="float">
            <text:p>3917</text:p>
          </table:table-cell>
          <table:table-cell table:formula="of:=IF(LEN([.A47])=0;0;LEN([.A47])-LEN(SUBSTITUTE([.A47];&quot; &quot;;&quot;&quot;))+1)" office:value-type="float" office:value="1" calcext:value-type="float">
            <text:p>1</text:p>
          </table:table-cell>
          <table:table-cell table:formula="of:=IF(LEN([.B47])=0;0;LEN([.B47])-LEN(SUBSTITUTE([.B4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ojot</text:p>
          </table:table-cell>
          <table:table-cell table:style-name="ce2" office:value-type="date" office:date-value="2017-02-16" calcext:value-type="date">
            <text:p>2017.02.16</text:p>
          </table:table-cell>
          <table:table-cell office:value-type="string" calcext:value-type="string">
            <text:p>Hungaricom</text:p>
          </table:table-cell>
          <table:table-cell office:value-type="float" office:value="1750880" calcext:value-type="float">
            <text:p>1750880</text:p>
          </table:table-cell>
          <table:table-cell office:value-type="float" office:value="1700" calcext:value-type="float">
            <text:p>1700</text:p>
          </table:table-cell>
          <table:table-cell table:formula="of:=IF(LEN([.A48])=0;0;LEN([.A48])-LEN(SUBSTITUTE([.A48];&quot; &quot;;&quot;&quot;))+1)" office:value-type="float" office:value="1" calcext:value-type="float">
            <text:p>1</text:p>
          </table:table-cell>
          <table:table-cell table:formula="of:=IF(LEN([.B48])=0;0;LEN([.B48])-LEN(SUBSTITUTE([.B4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ick: Chapter 2</text:p>
          </table:table-cell>
          <table:table-cell office:value-type="string" calcext:value-type="string">
            <text:p>John Wick: 2. felvonás</text:p>
          </table:table-cell>
          <table:table-cell table:style-name="ce2" office:value-type="date" office:date-value="2017-02-23" calcext:value-type="date">
            <text:p>2017.02.23</text:p>
          </table:table-cell>
          <table:table-cell office:value-type="string" calcext:value-type="string">
            <text:p>Freeman</text:p>
          </table:table-cell>
          <table:table-cell office:value-type="float" office:value="66772090" calcext:value-type="float">
            <text:p>66772090</text:p>
          </table:table-cell>
          <table:table-cell office:value-type="float" office:value="46027" calcext:value-type="float">
            <text:p>46027</text:p>
          </table:table-cell>
          <table:table-cell table:formula="of:=IF(LEN([.A49])=0;0;LEN([.A49])-LEN(SUBSTITUTE([.A49];&quot; &quot;;&quot;&quot;))+1)" office:value-type="float" office:value="4" calcext:value-type="float">
            <text:p>4</text:p>
          </table:table-cell>
          <table:table-cell table:formula="of:=IF(LEN([.B49])=0;0;LEN([.B49])-LEN(SUBSTITUTE([.B49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chester by the Sea</text:p>
          </table:table-cell>
          <table:table-cell office:value-type="string" calcext:value-type="string">
            <text:p>A régi város</text:p>
          </table:table-cell>
          <table:table-cell table:style-name="ce2" office:value-type="date" office:date-value="2017-02-23" calcext:value-type="date">
            <text:p>2017.02.23</text:p>
          </table:table-cell>
          <table:table-cell office:value-type="string" calcext:value-type="string">
            <text:p>InterCom</text:p>
          </table:table-cell>
          <table:table-cell office:value-type="float" office:value="8048974" calcext:value-type="float">
            <text:p>8048974</text:p>
          </table:table-cell>
          <table:table-cell office:value-type="float" office:value="5393" calcext:value-type="float">
            <text:p>5393</text:p>
          </table:table-cell>
          <table:table-cell table:formula="of:=IF(LEN([.A50])=0;0;LEN([.A50])-LEN(SUBSTITUTE([.A50];&quot; &quot;;&quot;&quot;))+1)" office:value-type="float" office:value="4" calcext:value-type="float">
            <text:p>4</text:p>
          </table:table-cell>
          <table:table-cell table:formula="of:=IF(LEN([.B50])=0;0;LEN([.B50])-LEN(SUBSTITUTE([.B50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ékasztorik</text:p>
          </table:table-cell>
          <table:table-cell table:style-name="ce2" office:value-type="date" office:date-value="2017-02-23" calcext:value-type="date">
            <text:p>2017.02.23</text:p>
          </table:table-cell>
          <table:table-cell office:value-type="string" calcext:value-type="string">
            <text:p>Anjou Lafayette</text:p>
          </table:table-cell>
          <table:table-cell office:value-type="float" office:value="5986955" calcext:value-type="float">
            <text:p>5986955</text:p>
          </table:table-cell>
          <table:table-cell office:value-type="float" office:value="4030" calcext:value-type="float">
            <text:p>4030</text:p>
          </table:table-cell>
          <table:table-cell table:formula="of:=IF(LEN([.A51])=0;0;LEN([.A51])-LEN(SUBSTITUTE([.A51];&quot; &quot;;&quot;&quot;))+1)" office:value-type="float" office:value="1" calcext:value-type="float">
            <text:p>1</text:p>
          </table:table-cell>
          <table:table-cell table:formula="of:=IF(LEN([.B51])=0;0;LEN([.B51])-LEN(SUBSTITUTE([.B5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Logan – Farkas</text:p>
          </table:table-cell>
          <table:table-cell table:style-name="ce2" office:value-type="date" office:date-value="2017-03-02" calcext:value-type="date">
            <text:p>2017.03.02</text:p>
          </table:table-cell>
          <table:table-cell office:value-type="string" calcext:value-type="string">
            <text:p>InterCom</text:p>
          </table:table-cell>
          <table:table-cell office:value-type="float" office:value="93630000" calcext:value-type="float">
            <text:p>93630000</text:p>
          </table:table-cell>
          <table:table-cell office:value-type="float" office:value="63238" calcext:value-type="float">
            <text:p>63238</text:p>
          </table:table-cell>
          <table:table-cell table:formula="of:=IF(LEN([.A52])=0;0;LEN([.A52])-LEN(SUBSTITUTE([.A52];&quot; &quot;;&quot;&quot;))+1)" office:value-type="float" office:value="1" calcext:value-type="float">
            <text:p>1</text:p>
          </table:table-cell>
          <table:table-cell table:formula="of:=IF(LEN([.B52])=0;0;LEN([.B52])-LEN(SUBSTITUTE([.B5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2 Trainspotting</text:p>
          </table:table-cell>
          <table:table-cell table:style-name="ce2" office:value-type="date" office:date-value="2017-03-02" calcext:value-type="date">
            <text:p>2017.03.02</text:p>
          </table:table-cell>
          <table:table-cell office:value-type="string" calcext:value-type="string">
            <text:p>InterCom</text:p>
          </table:table-cell>
          <table:table-cell office:value-type="float" office:value="14780450" calcext:value-type="float">
            <text:p>14780450</text:p>
          </table:table-cell>
          <table:table-cell office:value-type="float" office:value="9988" calcext:value-type="float">
            <text:p>9988</text:p>
          </table:table-cell>
          <table:table-cell table:formula="of:=IF(LEN([.A53])=0;0;LEN([.A53])-LEN(SUBSTITUTE([.A53];&quot; &quot;;&quot;&quot;))+1)" office:value-type="float" office:value="2" calcext:value-type="float">
            <text:p>2</text:p>
          </table:table-cell>
          <table:table-cell table:formula="of:=IF(LEN([.B53])=0;0;LEN([.B53])-LEN(SUBSTITUTE([.B5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nster Calls</text:p>
          </table:table-cell>
          <table:table-cell office:value-type="string" calcext:value-type="string">
            <text:p>Szólít a szörny</text:p>
          </table:table-cell>
          <table:table-cell table:style-name="ce2" office:value-type="date" office:date-value="2017-03-02" calcext:value-type="date">
            <text:p>2017.03.02</text:p>
          </table:table-cell>
          <table:table-cell office:value-type="string" calcext:value-type="string">
            <text:p>Freeman</text:p>
          </table:table-cell>
          <table:table-cell office:value-type="float" office:value="2612570" calcext:value-type="float">
            <text:p>2612570</text:p>
          </table:table-cell>
          <table:table-cell office:value-type="float" office:value="1804" calcext:value-type="float">
            <text:p>1804</text:p>
          </table:table-cell>
          <table:table-cell table:formula="of:=IF(LEN([.A54])=0;0;LEN([.A54])-LEN(SUBSTITUTE([.A54];&quot; &quot;;&quot;&quot;))+1)" office:value-type="float" office:value="3" calcext:value-type="float">
            <text:p>3</text:p>
          </table:table-cell>
          <table:table-cell table:formula="of:=IF(LEN([.B54])=0;0;LEN([.B54])-LEN(SUBSTITUTE([.B54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g: Skull Island</text:p>
          </table:table-cell>
          <table:table-cell office:value-type="string" calcext:value-type="string">
            <text:p>Kong – Koponya-sziget </text:p>
          </table:table-cell>
          <table:table-cell table:style-name="ce2" office:value-type="date" office:date-value="2017-03-09" calcext:value-type="date">
            <text:p>2017.03.09</text:p>
          </table:table-cell>
          <table:table-cell office:value-type="string" calcext:value-type="string">
            <text:p>InterCom</text:p>
          </table:table-cell>
          <table:table-cell office:value-type="float" office:value="82120064" calcext:value-type="float">
            <text:p>82120064</text:p>
          </table:table-cell>
          <table:table-cell office:value-type="float" office:value="50563" calcext:value-type="float">
            <text:p>50563</text:p>
          </table:table-cell>
          <table:table-cell table:formula="of:=IF(LEN([.A55])=0;0;LEN([.A55])-LEN(SUBSTITUTE([.A55];&quot; &quot;;&quot;&quot;))+1)" office:value-type="float" office:value="3" calcext:value-type="float">
            <text:p>3</text:p>
          </table:table-cell>
          <table:table-cell table:formula="of:=IF(LEN([.B55])=0;0;LEN([.B55])-LEN(SUBSTITUTE([.B5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 Dog</text:p>
          </table:table-cell>
          <table:table-cell office:value-type="string" calcext:value-type="string">
            <text:p>Rock Csont</text:p>
          </table:table-cell>
          <table:table-cell table:style-name="ce2" office:value-type="date" office:date-value="2017-03-09" calcext:value-type="date">
            <text:p>2017.03.09</text:p>
          </table:table-cell>
          <table:table-cell office:value-type="string" calcext:value-type="string">
            <text:p>Big Bang Media</text:p>
          </table:table-cell>
          <table:table-cell office:value-type="float" office:value="11605538" calcext:value-type="float">
            <text:p>11605538</text:p>
          </table:table-cell>
          <table:table-cell office:value-type="float" office:value="8492" calcext:value-type="float">
            <text:p>8492</text:p>
          </table:table-cell>
          <table:table-cell table:formula="of:=IF(LEN([.A56])=0;0;LEN([.A56])-LEN(SUBSTITUTE([.A56];&quot; &quot;;&quot;&quot;))+1)" office:value-type="float" office:value="2" calcext:value-type="float">
            <text:p>2</text:p>
          </table:table-cell>
          <table:table-cell table:formula="of:=IF(LEN([.B56])=0;0;LEN([.B56])-LEN(SUBSTITUTE([.B5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White King</text:p>
          </table:table-cell>
          <table:table-cell office:value-type="string" calcext:value-type="string">
            <text:p>A fehér király</text:p>
          </table:table-cell>
          <table:table-cell table:style-name="ce2" office:value-type="date" office:date-value="2017-03-09" calcext:value-type="date">
            <text:p>2017.03.09</text:p>
          </table:table-cell>
          <table:table-cell office:value-type="string" calcext:value-type="string">
            <text:p>Vertigo</text:p>
          </table:table-cell>
          <table:table-cell office:value-type="float" office:value="3271800" calcext:value-type="float">
            <text:p>3271800</text:p>
          </table:table-cell>
          <table:table-cell office:value-type="float" office:value="2597" calcext:value-type="float">
            <text:p>2597</text:p>
          </table:table-cell>
          <table:table-cell table:formula="of:=IF(LEN([.A57])=0;0;LEN([.A57])-LEN(SUBSTITUTE([.A57];&quot; &quot;;&quot;&quot;))+1)" office:value-type="float" office:value="3" calcext:value-type="float">
            <text:p>3</text:p>
          </table:table-cell>
          <table:table-cell table:formula="of:=IF(LEN([.B57])=0;0;LEN([.B57])-LEN(SUBSTITUTE([.B5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incsem</text:p>
          </table:table-cell>
          <table:table-cell table:style-name="ce2" office:value-type="date" office:date-value="2017-03-16" calcext:value-type="date">
            <text:p>2017.03.16</text:p>
          </table:table-cell>
          <table:table-cell office:value-type="string" calcext:value-type="string">
            <text:p>Forum</text:p>
          </table:table-cell>
          <table:table-cell office:value-type="float" office:value="97296195" calcext:value-type="float">
            <text:p>97296195</text:p>
          </table:table-cell>
          <table:table-cell office:value-type="float" office:value="72089" calcext:value-type="float">
            <text:p>72089</text:p>
          </table:table-cell>
          <table:table-cell table:formula="of:=IF(LEN([.A58])=0;0;LEN([.A58])-LEN(SUBSTITUTE([.A58];&quot; &quot;;&quot;&quot;))+1)" office:value-type="float" office:value="1" calcext:value-type="float">
            <text:p>1</text:p>
          </table:table-cell>
          <table:table-cell table:formula="of:=IF(LEN([.B58])=0;0;LEN([.B58])-LEN(SUBSTITUTE([.B5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ence</text:p>
          </table:table-cell>
          <table:table-cell office:value-type="string" calcext:value-type="string">
            <text:p>Némaság</text:p>
          </table:table-cell>
          <table:table-cell table:style-name="ce2" office:value-type="date" office:date-value="2017-03-16" calcext:value-type="date">
            <text:p>2017.03.16</text:p>
          </table:table-cell>
          <table:table-cell office:value-type="string" calcext:value-type="string">
            <text:p>Freeman</text:p>
          </table:table-cell>
          <table:table-cell office:value-type="float" office:value="8331444" calcext:value-type="float">
            <text:p>8331444</text:p>
          </table:table-cell>
          <table:table-cell office:value-type="float" office:value="5728" calcext:value-type="float">
            <text:p>5728</text:p>
          </table:table-cell>
          <table:table-cell table:formula="of:=IF(LEN([.A59])=0;0;LEN([.A59])-LEN(SUBSTITUTE([.A59];&quot; &quot;;&quot;&quot;))+1)" office:value-type="float" office:value="1" calcext:value-type="float">
            <text:p>1</text:p>
          </table:table-cell>
          <table:table-cell table:formula="of:=IF(LEN([.B59])=0;0;LEN([.B59])-LEN(SUBSTITUTE([.B5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uty and the Beast</text:p>
          </table:table-cell>
          <table:table-cell office:value-type="string" calcext:value-type="string">
            <text:p>A szépség és a szörnyeteg</text:p>
          </table:table-cell>
          <table:table-cell table:style-name="ce2" office:value-type="date" office:date-value="2017-03-26" calcext:value-type="date">
            <text:p>2017.03.26</text:p>
          </table:table-cell>
          <table:table-cell office:value-type="string" calcext:value-type="string">
            <text:p>Forum</text:p>
          </table:table-cell>
          <table:table-cell office:value-type="float" office:value="131906045" calcext:value-type="float">
            <text:p>131906045</text:p>
          </table:table-cell>
          <table:table-cell office:value-type="float" office:value="90589" calcext:value-type="float">
            <text:p>90589</text:p>
          </table:table-cell>
          <table:table-cell table:formula="of:=IF(LEN([.A60])=0;0;LEN([.A60])-LEN(SUBSTITUTE([.A60];&quot; &quot;;&quot;&quot;))+1)" office:value-type="float" office:value="4" calcext:value-type="float">
            <text:p>4</text:p>
          </table:table-cell>
          <table:table-cell table:formula="of:=IF(LEN([.B60])=0;0;LEN([.B60])-LEN(SUBSTITUTE([.B60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Élet </text:p>
          </table:table-cell>
          <table:table-cell table:style-name="ce2" office:value-type="date" office:date-value="2017-03-26" calcext:value-type="date">
            <text:p>2017.03.26</text:p>
          </table:table-cell>
          <table:table-cell office:value-type="string" calcext:value-type="string">
            <text:p>InterCom</text:p>
          </table:table-cell>
          <table:table-cell office:value-type="float" office:value="34541553" calcext:value-type="float">
            <text:p>34541553</text:p>
          </table:table-cell>
          <table:table-cell office:value-type="float" office:value="23422" calcext:value-type="float">
            <text:p>23422</text:p>
          </table:table-cell>
          <table:table-cell table:formula="of:=IF(LEN([.A61])=0;0;LEN([.A61])-LEN(SUBSTITUTE([.A61];&quot; &quot;;&quot;&quot;))+1)" office:value-type="float" office:value="1" calcext:value-type="float">
            <text:p>1</text:p>
          </table:table-cell>
          <table:table-cell table:formula="of:=IF(LEN([.B61])=0;0;LEN([.B61])-LEN(SUBSTITUTE([.B6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ps</text:p>
          </table:table-cell>
          <table:table-cell office:value-type="string" calcext:value-type="string">
            <text:p>Bukós szakasz</text:p>
          </table:table-cell>
          <table:table-cell table:style-name="ce2" office:value-type="date" office:date-value="2017-03-26" calcext:value-type="date">
            <text:p>2017.03.26</text:p>
          </table:table-cell>
          <table:table-cell office:value-type="string" calcext:value-type="string">
            <text:p>InterCom</text:p>
          </table:table-cell>
          <table:table-cell office:value-type="float" office:value="18945947" calcext:value-type="float">
            <text:p>18945947</text:p>
          </table:table-cell>
          <table:table-cell office:value-type="float" office:value="12990" calcext:value-type="float">
            <text:p>12990</text:p>
          </table:table-cell>
          <table:table-cell table:formula="of:=IF(LEN([.A62])=0;0;LEN([.A62])-LEN(SUBSTITUTE([.A62];&quot; &quot;;&quot;&quot;))+1)" office:value-type="float" office:value="1" calcext:value-type="float">
            <text:p>1</text:p>
          </table:table-cell>
          <table:table-cell table:formula="of:=IF(LEN([.B62])=0;0;LEN([.B62])-LEN(SUBSTITUTE([.B6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fan Zweig: Farewell to Europe</text:p>
          </table:table-cell>
          <table:table-cell office:value-type="string" calcext:value-type="string">
            <text:p>Stefan Zweig - Búcsú Európától</text:p>
          </table:table-cell>
          <table:table-cell table:style-name="ce2" office:value-type="date" office:date-value="2017-03-26" calcext:value-type="date">
            <text:p>2017.03.26</text:p>
          </table:table-cell>
          <table:table-cell office:value-type="string" calcext:value-type="string">
            <text:p>MoziNet</text:p>
          </table:table-cell>
          <table:table-cell office:value-type="float" office:value="624465" calcext:value-type="float">
            <text:p>624465</text:p>
          </table:table-cell>
          <table:table-cell office:value-type="float" office:value="510" calcext:value-type="float">
            <text:p>510</text:p>
          </table:table-cell>
          <table:table-cell table:formula="of:=IF(LEN([.A63])=0;0;LEN([.A63])-LEN(SUBSTITUTE([.A63];&quot; &quot;;&quot;&quot;))+1)" office:value-type="float" office:value="5" calcext:value-type="float">
            <text:p>5</text:p>
          </table:table-cell>
          <table:table-cell table:formula="of:=IF(LEN([.B63])=0;0;LEN([.B63])-LEN(SUBSTITUTE([.B63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st In the Shell</text:p>
          </table:table-cell>
          <table:table-cell office:value-type="string" calcext:value-type="string">
            <text:p>Páncélba zárt szellem</text:p>
          </table:table-cell>
          <table:table-cell table:style-name="ce2" office:value-type="date" office:date-value="2017-03-30" calcext:value-type="date">
            <text:p>2017.03.30</text:p>
          </table:table-cell>
          <table:table-cell office:value-type="string" calcext:value-type="string">
            <text:p>UIP</text:p>
          </table:table-cell>
          <table:table-cell office:value-type="float" office:value="46785299" calcext:value-type="float">
            <text:p>46785299</text:p>
          </table:table-cell>
          <table:table-cell office:value-type="float" office:value="29441" calcext:value-type="float">
            <text:p>29441</text:p>
          </table:table-cell>
          <table:table-cell table:formula="of:=IF(LEN([.A64])=0;0;LEN([.A64])-LEN(SUBSTITUTE([.A64];&quot; &quot;;&quot;&quot;))+1)" office:value-type="float" office:value="4" calcext:value-type="float">
            <text:p>4</text:p>
          </table:table-cell>
          <table:table-cell table:formula="of:=IF(LEN([.B64])=0;0;LEN([.B64])-LEN(SUBSTITUTE([.B64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urfs: The Lost Village</text:p>
          </table:table-cell>
          <table:table-cell office:value-type="string" calcext:value-type="string">
            <text:p>Hupikék törpikék 3. - Az elveszett falu</text:p>
          </table:table-cell>
          <table:table-cell table:style-name="ce2" office:value-type="date" office:date-value="2017-03-30" calcext:value-type="date">
            <text:p>2017.03.30</text:p>
          </table:table-cell>
          <table:table-cell office:value-type="string" calcext:value-type="string">
            <text:p>InterCom</text:p>
          </table:table-cell>
          <table:table-cell office:value-type="float" office:value="27638467" calcext:value-type="float">
            <text:p>27638467</text:p>
          </table:table-cell>
          <table:table-cell office:value-type="float" office:value="20832" calcext:value-type="float">
            <text:p>20832</text:p>
          </table:table-cell>
          <table:table-cell table:formula="of:=IF(LEN([.A65])=0;0;LEN([.A65])-LEN(SUBSTITUTE([.A65];&quot; &quot;;&quot;&quot;))+1)" office:value-type="float" office:value="4" calcext:value-type="float">
            <text:p>4</text:p>
          </table:table-cell>
          <table:table-cell table:formula="of:=IF(LEN([.B65])=0;0;LEN([.B65])-LEN(SUBSTITUTE([.B65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Zookeeper's Wife</text:p>
          </table:table-cell>
          <table:table-cell office:value-type="string" calcext:value-type="string">
            <text:p>Menedék</text:p>
          </table:table-cell>
          <table:table-cell table:style-name="ce2" office:value-type="date" office:date-value="2017-03-30" calcext:value-type="date">
            <text:p>2017.03.30</text:p>
          </table:table-cell>
          <table:table-cell office:value-type="string" calcext:value-type="string">
            <text:p>UIP</text:p>
          </table:table-cell>
          <table:table-cell office:value-type="float" office:value="5509548" calcext:value-type="float">
            <text:p>5509548</text:p>
          </table:table-cell>
          <table:table-cell office:value-type="float" office:value="3822" calcext:value-type="float">
            <text:p>3822</text:p>
          </table:table-cell>
          <table:table-cell table:formula="of:=IF(LEN([.A66])=0;0;LEN([.A66])-LEN(SUBSTITUTE([.A66];&quot; &quot;;&quot;&quot;))+1)" office:value-type="float" office:value="3" calcext:value-type="float">
            <text:p>3</text:p>
          </table:table-cell>
          <table:table-cell table:formula="of:=IF(LEN([.B66])=0;0;LEN([.B66])-LEN(SUBSTITUTE([.B6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yage of Time: Life's Journey</text:p>
          </table:table-cell>
          <table:table-cell office:value-type="string" calcext:value-type="string">
            <text:p>Az Univerzum története</text:p>
          </table:table-cell>
          <table:table-cell table:style-name="ce2" office:value-type="date" office:date-value="2017-03-30" calcext:value-type="date">
            <text:p>2017.03.30</text:p>
          </table:table-cell>
          <table:table-cell office:value-type="string" calcext:value-type="string">
            <text:p>Vertigo</text:p>
          </table:table-cell>
          <table:table-cell office:value-type="float" office:value="2114360" calcext:value-type="float">
            <text:p>2114360</text:p>
          </table:table-cell>
          <table:table-cell office:value-type="float" office:value="1746" calcext:value-type="float">
            <text:p>1746</text:p>
          </table:table-cell>
          <table:table-cell table:formula="of:=IF(LEN([.A67])=0;0;LEN([.A67])-LEN(SUBSTITUTE([.A67];&quot; &quot;;&quot;&quot;))+1)" office:value-type="float" office:value="5" calcext:value-type="float">
            <text:p>5</text:p>
          </table:table-cell>
          <table:table-cell table:formula="of:=IF(LEN([.B67])=0;0;LEN([.B67])-LEN(SUBSTITUTE([.B6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ing in Style</text:p>
          </table:table-cell>
          <table:table-cell office:value-type="string" calcext:value-type="string">
            <text:p>Vén rókák</text:p>
          </table:table-cell>
          <table:table-cell table:style-name="ce2" office:value-type="date" office:date-value="2017-04-06" calcext:value-type="date">
            <text:p>2017.04.06</text:p>
          </table:table-cell>
          <table:table-cell office:value-type="string" calcext:value-type="string">
            <text:p>InterCom</text:p>
          </table:table-cell>
          <table:table-cell office:value-type="float" office:value="31884410" calcext:value-type="float">
            <text:p>31884410</text:p>
          </table:table-cell>
          <table:table-cell office:value-type="float" office:value="21887" calcext:value-type="float">
            <text:p>21887</text:p>
          </table:table-cell>
          <table:table-cell table:formula="of:=IF(LEN([.A68])=0;0;LEN([.A68])-LEN(SUBSTITUTE([.A68];&quot; &quot;;&quot;&quot;))+1)" office:value-type="float" office:value="3" calcext:value-type="float">
            <text:p>3</text:p>
          </table:table-cell>
          <table:table-cell table:formula="of:=IF(LEN([.B68])=0;0;LEN([.B68])-LEN(SUBSTITUTE([.B6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razilok</text:p>
          </table:table-cell>
          <table:table-cell table:style-name="ce2" office:value-type="date" office:date-value="2017-04-06" calcext:value-type="date">
            <text:p>2017.04.06</text:p>
          </table:table-cell>
          <table:table-cell office:value-type="string" calcext:value-type="string">
            <text:p>InterCom</text:p>
          </table:table-cell>
          <table:table-cell office:value-type="float" office:value="19097218" calcext:value-type="float">
            <text:p>19097218</text:p>
          </table:table-cell>
          <table:table-cell office:value-type="float" office:value="13199" calcext:value-type="float">
            <text:p>13199</text:p>
          </table:table-cell>
          <table:table-cell table:formula="of:=IF(LEN([.A69])=0;0;LEN([.A69])-LEN(SUBSTITUTE([.A69];&quot; &quot;;&quot;&quot;))+1)" office:value-type="float" office:value="1" calcext:value-type="float">
            <text:p>1</text:p>
          </table:table-cell>
          <table:table-cell table:formula="of:=IF(LEN([.B69])=0;0;LEN([.B69])-LEN(SUBSTITUTE([.B6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ower Rangeres</text:p>
          </table:table-cell>
          <table:table-cell table:style-name="ce2" office:value-type="date" office:date-value="2017-04-06" calcext:value-type="date">
            <text:p>2017.04.06</text:p>
          </table:table-cell>
          <table:table-cell office:value-type="string" calcext:value-type="string">
            <text:p>Freeman</text:p>
          </table:table-cell>
          <table:table-cell office:value-type="float" office:value="11267535" calcext:value-type="float">
            <text:p>11267535</text:p>
          </table:table-cell>
          <table:table-cell office:value-type="float" office:value="8040" calcext:value-type="float">
            <text:p>8040</text:p>
          </table:table-cell>
          <table:table-cell table:formula="of:=IF(LEN([.A70])=0;0;LEN([.A70])-LEN(SUBSTITUTE([.A70];&quot; &quot;;&quot;&quot;))+1)" office:value-type="float" office:value="2" calcext:value-type="float">
            <text:p>2</text:p>
          </table:table-cell>
          <table:table-cell table:formula="of:=IF(LEN([.B70])=0;0;LEN([.B70])-LEN(SUBSTITUTE([.B7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 The Milky Road</text:p>
          </table:table-cell>
          <table:table-cell office:value-type="string" calcext:value-type="string">
            <text:p>Tejben vajben szerelemben</text:p>
          </table:table-cell>
          <table:table-cell table:style-name="ce2" office:value-type="date" office:date-value="2017-04-06" calcext:value-type="date">
            <text:p>2017.04.06</text:p>
          </table:table-cell>
          <table:table-cell office:value-type="string" calcext:value-type="string">
            <text:p>ADS</text:p>
          </table:table-cell>
          <table:table-cell office:value-type="float" office:value="1578585" calcext:value-type="float">
            <text:p>1578585</text:p>
          </table:table-cell>
          <table:table-cell office:value-type="float" office:value="1143" calcext:value-type="float">
            <text:p>1143</text:p>
          </table:table-cell>
          <table:table-cell table:formula="of:=IF(LEN([.A71])=0;0;LEN([.A71])-LEN(SUBSTITUTE([.A71];&quot; &quot;;&quot;&quot;))+1)" office:value-type="float" office:value="4" calcext:value-type="float">
            <text:p>4</text:p>
          </table:table-cell>
          <table:table-cell table:formula="of:=IF(LEN([.B71])=0;0;LEN([.B71])-LEN(SUBSTITUTE([.B71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Fate of the Furious</text:p>
          </table:table-cell>
          <table:table-cell office:value-type="string" calcext:value-type="string">
            <text:p>Halálos iramban 8</text:p>
          </table:table-cell>
          <table:table-cell table:style-name="ce2" office:value-type="date" office:date-value="2017-04-13" calcext:value-type="date">
            <text:p>2017.04.13</text:p>
          </table:table-cell>
          <table:table-cell office:value-type="string" calcext:value-type="string">
            <text:p>UIP</text:p>
          </table:table-cell>
          <table:table-cell office:value-type="float" office:value="185909954" calcext:value-type="float">
            <text:p>185909954</text:p>
          </table:table-cell>
          <table:table-cell office:value-type="float" office:value="130341" calcext:value-type="float">
            <text:p>130341</text:p>
          </table:table-cell>
          <table:table-cell table:formula="of:=IF(LEN([.A72])=0;0;LEN([.A72])-LEN(SUBSTITUTE([.A72];&quot; &quot;;&quot;&quot;))+1)" office:value-type="float" office:value="5" calcext:value-type="float">
            <text:p>5</text:p>
          </table:table-cell>
          <table:table-cell table:formula="of:=IF(LEN([.B72])=0;0;LEN([.B72])-LEN(SUBSTITUTE([.B7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s Baby</text:p>
          </table:table-cell>
          <table:table-cell office:value-type="string" calcext:value-type="string">
            <text:p>Bébi úr</text:p>
          </table:table-cell>
          <table:table-cell table:style-name="ce2" office:value-type="date" office:date-value="2017-04-13" calcext:value-type="date">
            <text:p>2017.04.13</text:p>
          </table:table-cell>
          <table:table-cell office:value-type="string" calcext:value-type="string">
            <text:p>InterCom</text:p>
          </table:table-cell>
          <table:table-cell office:value-type="float" office:value="68969962" calcext:value-type="float">
            <text:p>68969962</text:p>
          </table:table-cell>
          <table:table-cell office:value-type="float" office:value="50511" calcext:value-type="float">
            <text:p>50511</text:p>
          </table:table-cell>
          <table:table-cell table:formula="of:=IF(LEN([.A73])=0;0;LEN([.A73])-LEN(SUBSTITUTE([.A73];&quot; &quot;;&quot;&quot;))+1)" office:value-type="float" office:value="2" calcext:value-type="float">
            <text:p>2</text:p>
          </table:table-cell>
          <table:table-cell table:formula="of:=IF(LEN([.B73])=0;0;LEN([.B73])-LEN(SUBSTITUTE([.B7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rican Pastoral</text:p>
          </table:table-cell>
          <table:table-cell office:value-type="string" calcext:value-type="string">
            <text:p>Amerikai pasztorál</text:p>
          </table:table-cell>
          <table:table-cell table:style-name="ce2" office:value-type="date" office:date-value="2017-04-13" calcext:value-type="date">
            <text:p>2017.04.13</text:p>
          </table:table-cell>
          <table:table-cell office:value-type="string" calcext:value-type="string">
            <text:p>MoziNet</text:p>
          </table:table-cell>
          <table:table-cell office:value-type="float" office:value="3167673" calcext:value-type="float">
            <text:p>3167673</text:p>
          </table:table-cell>
          <table:table-cell office:value-type="float" office:value="2226" calcext:value-type="float">
            <text:p>2226</text:p>
          </table:table-cell>
          <table:table-cell table:formula="of:=IF(LEN([.A74])=0;0;LEN([.A74])-LEN(SUBSTITUTE([.A74];&quot; &quot;;&quot;&quot;))+1)" office:value-type="float" office:value="2" calcext:value-type="float">
            <text:p>2</text:p>
          </table:table-cell>
          <table:table-cell table:formula="of:=IF(LEN([.B74])=0;0;LEN([.B74])-LEN(SUBSTITUTE([.B7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bbit School</text:p>
          </table:table-cell>
          <table:table-cell office:value-type="string" calcext:value-type="string">
            <text:p>Nyuszi suli</text:p>
          </table:table-cell>
          <table:table-cell table:style-name="ce2" office:value-type="date" office:date-value="2017-04-13" calcext:value-type="date">
            <text:p>2017.04.13</text:p>
          </table:table-cell>
          <table:table-cell office:value-type="string" calcext:value-type="string">
            <text:p>ADS</text:p>
          </table:table-cell>
          <table:table-cell office:value-type="float" office:value="1389015" calcext:value-type="float">
            <text:p>1389015</text:p>
          </table:table-cell>
          <table:table-cell office:value-type="float" office:value="2726" calcext:value-type="float">
            <text:p>2726</text:p>
          </table:table-cell>
          <table:table-cell table:formula="of:=IF(LEN([.A75])=0;0;LEN([.A75])-LEN(SUBSTITUTE([.A75];&quot; &quot;;&quot;&quot;))+1)" office:value-type="float" office:value="2" calcext:value-type="float">
            <text:p>2</text:p>
          </table:table-cell>
          <table:table-cell table:formula="of:=IF(LEN([.B75])=0;0;LEN([.B75])-LEN(SUBSTITUTE([.B7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forgettable</text:p>
          </table:table-cell>
          <table:table-cell office:value-type="string" calcext:value-type="string">
            <text:p>Öldöklő szerelem</text:p>
          </table:table-cell>
          <table:table-cell table:style-name="ce2" office:value-type="date" office:date-value="2017-04-20" calcext:value-type="date">
            <text:p>2017.04.20</text:p>
          </table:table-cell>
          <table:table-cell office:value-type="string" calcext:value-type="string">
            <text:p>InterCom</text:p>
          </table:table-cell>
          <table:table-cell office:value-type="float" office:value="20088030" calcext:value-type="float">
            <text:p>20088030</text:p>
          </table:table-cell>
          <table:table-cell office:value-type="float" office:value="13604" calcext:value-type="float">
            <text:p>13604</text:p>
          </table:table-cell>
          <table:table-cell table:formula="of:=IF(LEN([.A76])=0;0;LEN([.A76])-LEN(SUBSTITUTE([.A76];&quot; &quot;;&quot;&quot;))+1)" office:value-type="float" office:value="1" calcext:value-type="float">
            <text:p>1</text:p>
          </table:table-cell>
          <table:table-cell table:formula="of:=IF(LEN([.B76])=0;0;LEN([.B76])-LEN(SUBSTITUTE([.B7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 Out</text:p>
          </table:table-cell>
          <table:table-cell office:value-type="string" calcext:value-type="string">
            <text:p>Tűnj el !</text:p>
          </table:table-cell>
          <table:table-cell table:style-name="ce2" office:value-type="date" office:date-value="2017-04-20" calcext:value-type="date">
            <text:p>2017.04.20</text:p>
          </table:table-cell>
          <table:table-cell office:value-type="string" calcext:value-type="string">
            <text:p>UIP</text:p>
          </table:table-cell>
          <table:table-cell office:value-type="float" office:value="19988740" calcext:value-type="float">
            <text:p>19988740</text:p>
          </table:table-cell>
          <table:table-cell office:value-type="float" office:value="13700" calcext:value-type="float">
            <text:p>13700</text:p>
          </table:table-cell>
          <table:table-cell table:formula="of:=IF(LEN([.A77])=0;0;LEN([.A77])-LEN(SUBSTITUTE([.A77];&quot; &quot;;&quot;&quot;))+1)" office:value-type="float" office:value="2" calcext:value-type="float">
            <text:p>2</text:p>
          </table:table-cell>
          <table:table-cell table:formula="of:=IF(LEN([.B77])=0;0;LEN([.B77])-LEN(SUBSTITUTE([.B7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1945" calcext:value-type="float">
            <text:p>1 945</text:p>
          </table:table-cell>
          <table:table-cell table:style-name="ce2" office:value-type="date" office:date-value="2017-04-20" calcext:value-type="date">
            <text:p>2017.04.20</text:p>
          </table:table-cell>
          <table:table-cell office:value-type="string" calcext:value-type="string">
            <text:p>Katapult Film</text:p>
          </table:table-cell>
          <table:table-cell office:value-type="float" office:value="9126832" calcext:value-type="float">
            <text:p>9126832</text:p>
          </table:table-cell>
          <table:table-cell office:value-type="float" office:value="7321" calcext:value-type="float">
            <text:p>7321</text:p>
          </table:table-cell>
          <table:table-cell table:formula="of:=IF(LEN([.A78])=0;0;LEN([.A78])-LEN(SUBSTITUTE([.A78];&quot; &quot;;&quot;&quot;))+1)" office:value-type="float" office:value="1" calcext:value-type="float">
            <text:p>1</text:p>
          </table:table-cell>
          <table:table-cell table:formula="of:=IF(LEN([.B78])=0;0;LEN([.B78])-LEN(SUBSTITUTE([.B7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Circle</text:p>
          </table:table-cell>
          <table:table-cell office:value-type="string" calcext:value-type="string">
            <text:p>A kör</text:p>
          </table:table-cell>
          <table:table-cell table:style-name="ce2" office:value-type="date" office:date-value="2017-04-27" calcext:value-type="date">
            <text:p>2017.04.27</text:p>
          </table:table-cell>
          <table:table-cell office:value-type="string" calcext:value-type="string">
            <text:p>Big Bang Media</text:p>
          </table:table-cell>
          <table:table-cell office:value-type="float" office:value="24417218" calcext:value-type="float">
            <text:p>24417218</text:p>
          </table:table-cell>
          <table:table-cell office:value-type="float" office:value="16538" calcext:value-type="float">
            <text:p>16538</text:p>
          </table:table-cell>
          <table:table-cell table:formula="of:=IF(LEN([.A79])=0;0;LEN([.A79])-LEN(SUBSTITUTE([.A79];&quot; &quot;;&quot;&quot;))+1)" office:value-type="float" office:value="2" calcext:value-type="float">
            <text:p>2</text:p>
          </table:table-cell>
          <table:table-cell table:formula="of:=IF(LEN([.B79])=0;0;LEN([.B79])-LEN(SUBSTITUTE([.B7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Bye Bye Man</text:p>
          </table:table-cell>
          <table:table-cell office:value-type="string" calcext:value-type="string">
            <text:p>Bye Bye Man - A rettegés neve</text:p>
          </table:table-cell>
          <table:table-cell table:style-name="ce2" office:value-type="date" office:date-value="2017-04-27" calcext:value-type="date">
            <text:p>2017.04.27</text:p>
          </table:table-cell>
          <table:table-cell office:value-type="string" calcext:value-type="string">
            <text:p>Freeman</text:p>
          </table:table-cell>
          <table:table-cell office:value-type="float" office:value="15231033" calcext:value-type="float">
            <text:p>15231033</text:p>
          </table:table-cell>
          <table:table-cell office:value-type="float" office:value="11072" calcext:value-type="float">
            <text:p>11072</text:p>
          </table:table-cell>
          <table:table-cell table:formula="of:=IF(LEN([.A80])=0;0;LEN([.A80])-LEN(SUBSTITUTE([.A80];&quot; &quot;;&quot;&quot;))+1)" office:value-type="float" office:value="4" calcext:value-type="float">
            <text:p>4</text:p>
          </table:table-cell>
          <table:table-cell table:formula="of:=IF(LEN([.B80])=0;0;LEN([.B80])-LEN(SUBSTITUTE([.B80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engemesék</text:p>
          </table:table-cell>
          <table:table-cell table:style-name="ce2" office:value-type="date" office:date-value="2017-04-27" calcext:value-type="date">
            <text:p>2017.04.27</text:p>
          </table:table-cell>
          <table:table-cell office:value-type="string" calcext:value-type="string">
            <text:p>Vertigo</text:p>
          </table:table-cell>
          <table:table-cell office:value-type="float" office:value="2710324" calcext:value-type="float">
            <text:p>2710324</text:p>
          </table:table-cell>
          <table:table-cell office:value-type="float" office:value="2646" calcext:value-type="float">
            <text:p>2646</text:p>
          </table:table-cell>
          <table:table-cell table:formula="of:=IF(LEN([.A81])=0;0;LEN([.A81])-LEN(SUBSTITUTE([.A81];&quot; &quot;;&quot;&quot;))+1)" office:value-type="float" office:value="1" calcext:value-type="float">
            <text:p>1</text:p>
          </table:table-cell>
          <table:table-cell table:formula="of:=IF(LEN([.B81])=0;0;LEN([.B81])-LEN(SUBSTITUTE([.B8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 tökéletes gyilkos</text:p>
          </table:table-cell>
          <table:table-cell table:style-name="ce2" office:value-type="date" office:date-value="2017-04-27" calcext:value-type="date">
            <text:p>2017.04.27</text:p>
          </table:table-cell>
          <table:table-cell office:value-type="string" calcext:value-type="string">
            <text:p>Forum</text:p>
          </table:table-cell>
          <table:table-cell office:value-type="float" office:value="2320185" calcext:value-type="float">
            <text:p>2320185</text:p>
          </table:table-cell>
          <table:table-cell office:value-type="float" office:value="1601" calcext:value-type="float">
            <text:p>1601</text:p>
          </table:table-cell>
          <table:table-cell table:formula="of:=IF(LEN([.A82])=0;0;LEN([.A82])-LEN(SUBSTITUTE([.A82];&quot; &quot;;&quot;&quot;))+1)" office:value-type="float" office:value="3" calcext:value-type="float">
            <text:p>3</text:p>
          </table:table-cell>
          <table:table-cell table:formula="of:=IF(LEN([.B82])=0;0;LEN([.B82])-LEN(SUBSTITUTE([.B8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9 pe scara Richter</text:p>
          </table:table-cell>
          <table:table-cell office:value-type="string" calcext:value-type="string">
            <text:p>6,9 a Richter-skálán</text:p>
          </table:table-cell>
          <table:table-cell table:style-name="ce2" office:value-type="date" office:date-value="2017-04-27" calcext:value-type="date">
            <text:p>2017.04.27</text:p>
          </table:table-cell>
          <table:table-cell office:value-type="string" calcext:value-type="string">
            <text:p>Vertigo</text:p>
          </table:table-cell>
          <table:table-cell office:value-type="float" office:value="718855" calcext:value-type="float">
            <text:p>718855</text:p>
          </table:table-cell>
          <table:table-cell office:value-type="float" office:value="581" calcext:value-type="float">
            <text:p>581</text:p>
          </table:table-cell>
          <table:table-cell table:formula="of:=IF(LEN([.A83])=0;0;LEN([.A83])-LEN(SUBSTITUTE([.A83];&quot; &quot;;&quot;&quot;))+1)" office:value-type="float" office:value="4" calcext:value-type="float">
            <text:p>4</text:p>
          </table:table-cell>
          <table:table-cell table:formula="of:=IF(LEN([.B83])=0;0;LEN([.B83])-LEN(SUBSTITUTE([.B8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ians of the Galaxy Vol. 2</text:p>
          </table:table-cell>
          <table:table-cell office:value-type="string" calcext:value-type="string">
            <text:p>A galaxis őrzőivol. 2</text:p>
          </table:table-cell>
          <table:table-cell table:style-name="ce2" office:value-type="date" office:date-value="2017-05-04" calcext:value-type="date">
            <text:p>2017.05.04</text:p>
          </table:table-cell>
          <table:table-cell office:value-type="string" calcext:value-type="string">
            <text:p>Forum</text:p>
          </table:table-cell>
          <table:table-cell office:value-type="float" office:value="145225680" calcext:value-type="float">
            <text:p>145225680</text:p>
          </table:table-cell>
          <table:table-cell office:value-type="float" office:value="96108" calcext:value-type="float">
            <text:p>96108</text:p>
          </table:table-cell>
          <table:table-cell table:formula="of:=IF(LEN([.A84])=0;0;LEN([.A84])-LEN(SUBSTITUTE([.A84];&quot; &quot;;&quot;&quot;))+1)" office:value-type="float" office:value="6" calcext:value-type="float">
            <text:p>6</text:p>
          </table:table-cell>
          <table:table-cell table:formula="of:=IF(LEN([.B84])=0;0;LEN([.B84])-LEN(SUBSTITUTE([.B84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 to Be a Latin Lover</text:p>
          </table:table-cell>
          <table:table-cell office:value-type="string" calcext:value-type="string">
            <text:p>Hogyan legyél latin szerető</text:p>
          </table:table-cell>
          <table:table-cell table:style-name="ce2" office:value-type="date" office:date-value="2017-05-04" calcext:value-type="date">
            <text:p>2017.05.04</text:p>
          </table:table-cell>
          <table:table-cell office:value-type="string" calcext:value-type="string">
            <text:p>Big Bang Media</text:p>
          </table:table-cell>
          <table:table-cell office:value-type="float" office:value="16779459" calcext:value-type="float">
            <text:p>16779459</text:p>
          </table:table-cell>
          <table:table-cell office:value-type="float" office:value="11408" calcext:value-type="float">
            <text:p>11408</text:p>
          </table:table-cell>
          <table:table-cell table:formula="of:=IF(LEN([.A85])=0;0;LEN([.A85])-LEN(SUBSTITUTE([.A85];&quot; &quot;;&quot;&quot;))+1)" office:value-type="float" office:value="6" calcext:value-type="float">
            <text:p>6</text:p>
          </table:table-cell>
          <table:table-cell table:formula="of:=IF(LEN([.B85])=0;0;LEN([.B85])-LEN(SUBSTITUTE([.B8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ulieta</text:p>
          </table:table-cell>
          <table:table-cell table:style-name="ce2" office:value-type="date" office:date-value="2017-05-04" calcext:value-type="date">
            <text:p>2017.05.04</text:p>
          </table:table-cell>
          <table:table-cell office:value-type="string" calcext:value-type="string">
            <text:p>Cinetel</text:p>
          </table:table-cell>
          <table:table-cell office:value-type="float" office:value="2600780" calcext:value-type="float">
            <text:p>2600780</text:p>
          </table:table-cell>
          <table:table-cell office:value-type="float" office:value="1938" calcext:value-type="float">
            <text:p>1938</text:p>
          </table:table-cell>
          <table:table-cell table:formula="of:=IF(LEN([.A86])=0;0;LEN([.A86])-LEN(SUBSTITUTE([.A86];&quot; &quot;;&quot;&quot;))+1)" office:value-type="float" office:value="1" calcext:value-type="float">
            <text:p>1</text:p>
          </table:table-cell>
          <table:table-cell table:formula="of:=IF(LEN([.B86])=0;0;LEN([.B86])-LEN(SUBSTITUTE([.B8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g Arthur: Legend of the Sword</text:p>
          </table:table-cell>
          <table:table-cell office:value-type="string" calcext:value-type="string">
            <text:p>Arthur király - A kard legendája</text:p>
          </table:table-cell>
          <table:table-cell table:style-name="ce2" office:value-type="date" office:date-value="2017-05-11" calcext:value-type="date">
            <text:p>2017.05.11</text:p>
          </table:table-cell>
          <table:table-cell office:value-type="string" calcext:value-type="string">
            <text:p>InterCom</text:p>
          </table:table-cell>
          <table:table-cell office:value-type="float" office:value="44345098" calcext:value-type="float">
            <text:p>44345098</text:p>
          </table:table-cell>
          <table:table-cell office:value-type="float" office:value="28393" calcext:value-type="float">
            <text:p>28393</text:p>
          </table:table-cell>
          <table:table-cell table:formula="of:=IF(LEN([.A87])=0;0;LEN([.A87])-LEN(SUBSTITUTE([.A87];&quot; &quot;;&quot;&quot;))+1)" office:value-type="float" office:value="6" calcext:value-type="float">
            <text:p>6</text:p>
          </table:table-cell>
          <table:table-cell table:formula="of:=IF(LEN([.B87])=0;0;LEN([.B87])-LEN(SUBSTITUTE([.B87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atched</text:p>
          </table:table-cell>
          <table:table-cell office:value-type="string" calcext:value-type="string">
            <text:p>Ó, anyám!</text:p>
          </table:table-cell>
          <table:table-cell table:style-name="ce2" office:value-type="date" office:date-value="2017-05-11" calcext:value-type="date">
            <text:p>2017.05.11</text:p>
          </table:table-cell>
          <table:table-cell office:value-type="string" calcext:value-type="string">
            <text:p>InterCom</text:p>
          </table:table-cell>
          <table:table-cell office:value-type="float" office:value="23365985" calcext:value-type="float">
            <text:p>23365985</text:p>
          </table:table-cell>
          <table:table-cell office:value-type="float" office:value="16166" calcext:value-type="float">
            <text:p>16166</text:p>
          </table:table-cell>
          <table:table-cell table:formula="of:=IF(LEN([.A88])=0;0;LEN([.A88])-LEN(SUBSTITUTE([.A88];&quot; &quot;;&quot;&quot;))+1)" office:value-type="float" office:value="1" calcext:value-type="float">
            <text:p>1</text:p>
          </table:table-cell>
          <table:table-cell table:formula="of:=IF(LEN([.B88])=0;0;LEN([.B88])-LEN(SUBSTITUTE([.B8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Csápi - Az óceán hőse</text:p>
          </table:table-cell>
          <table:table-cell table:style-name="ce2" office:value-type="date" office:date-value="2017-05-11" calcext:value-type="date">
            <text:p>2017.05.11</text:p>
          </table:table-cell>
          <table:table-cell office:value-type="string" calcext:value-type="string">
            <text:p>Freeman</text:p>
          </table:table-cell>
          <table:table-cell office:value-type="float" office:value="5905110" calcext:value-type="float">
            <text:p>5905110</text:p>
          </table:table-cell>
          <table:table-cell office:value-type="float" office:value="4617" calcext:value-type="float">
            <text:p>4617</text:p>
          </table:table-cell>
          <table:table-cell table:formula="of:=IF(LEN([.A89])=0;0;LEN([.A89])-LEN(SUBSTITUTE([.A89];&quot; &quot;;&quot;&quot;))+1)" office:value-type="float" office:value="1" calcext:value-type="float">
            <text:p>1</text:p>
          </table:table-cell>
          <table:table-cell table:formula="of:=IF(LEN([.B89])=0;0;LEN([.B89])-LEN(SUBSTITUTE([.B89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hard the Stork</text:p>
          </table:table-cell>
          <table:table-cell office:value-type="string" calcext:value-type="string">
            <text:p>Ricsi a gólya</text:p>
          </table:table-cell>
          <table:table-cell table:style-name="ce2" office:value-type="date" office:date-value="2017-05-11" calcext:value-type="date">
            <text:p>2017.05.11</text:p>
          </table:table-cell>
          <table:table-cell office:value-type="string" calcext:value-type="string">
            <text:p>Big Bang Media</text:p>
          </table:table-cell>
          <table:table-cell office:value-type="float" office:value="4070557" calcext:value-type="float">
            <text:p>4070557</text:p>
          </table:table-cell>
          <table:table-cell office:value-type="float" office:value="3034" calcext:value-type="float">
            <text:p>3034</text:p>
          </table:table-cell>
          <table:table-cell table:formula="of:=IF(LEN([.A90])=0;0;LEN([.A90])-LEN(SUBSTITUTE([.A90];&quot; &quot;;&quot;&quot;))+1)" office:value-type="float" office:value="3" calcext:value-type="float">
            <text:p>3</text:p>
          </table:table-cell>
          <table:table-cell table:formula="of:=IF(LEN([.B90])=0;0;LEN([.B90])-LEN(SUBSTITUTE([.B90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tatnia rodzina</text:p>
          </table:table-cell>
          <table:table-cell office:value-type="string" calcext:value-type="string">
            <text:p>Az utolsó család</text:p>
          </table:table-cell>
          <table:table-cell table:style-name="ce2" office:value-type="date" office:date-value="2017-05-11" calcext:value-type="date">
            <text:p>2017.05.11</text:p>
          </table:table-cell>
          <table:table-cell office:value-type="string" calcext:value-type="string">
            <text:p>MoziNet</text:p>
          </table:table-cell>
          <table:table-cell office:value-type="float" office:value="202720" calcext:value-type="float">
            <text:p>202720</text:p>
          </table:table-cell>
          <table:table-cell office:value-type="float" office:value="170" calcext:value-type="float">
            <text:p>170</text:p>
          </table:table-cell>
          <table:table-cell table:formula="of:=IF(LEN([.A91])=0;0;LEN([.A91])-LEN(SUBSTITUTE([.A91];&quot; &quot;;&quot;&quot;))+1)" office:value-type="float" office:value="2" calcext:value-type="float">
            <text:p>2</text:p>
          </table:table-cell>
          <table:table-cell table:formula="of:=IF(LEN([.B91])=0;0;LEN([.B91])-LEN(SUBSTITUTE([.B91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lien: Covenant</text:p>
          </table:table-cell>
          <table:table-cell table:style-name="ce2" office:value-type="date" office:date-value="2017-05-18" calcext:value-type="date">
            <text:p>2017.05.18</text:p>
          </table:table-cell>
          <table:table-cell office:value-type="string" calcext:value-type="string">
            <text:p>InterCom</text:p>
          </table:table-cell>
          <table:table-cell office:value-type="float" office:value="112998875" calcext:value-type="float">
            <text:p>112998875</text:p>
          </table:table-cell>
          <table:table-cell office:value-type="float" office:value="74015" calcext:value-type="float">
            <text:p>74015</text:p>
          </table:table-cell>
          <table:table-cell table:formula="of:=IF(LEN([.A92])=0;0;LEN([.A92])-LEN(SUBSTITUTE([.A92];&quot; &quot;;&quot;&quot;))+1)" office:value-type="float" office:value="2" calcext:value-type="float">
            <text:p>2</text:p>
          </table:table-cell>
          <table:table-cell table:formula="of:=IF(LEN([.B92])=0;0;LEN([.B92])-LEN(SUBSTITUTE([.B9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ates of the Caribbean: Dead Men Tell No Tales</text:p>
          </table:table-cell>
          <table:table-cell office:value-type="string" calcext:value-type="string">
            <text:p>A Karib-tenger kalózai: Salazár bosszúja</text:p>
          </table:table-cell>
          <table:table-cell table:style-name="ce2" office:value-type="date" office:date-value="2017-05-25" calcext:value-type="date">
            <text:p>2017.05.25</text:p>
          </table:table-cell>
          <table:table-cell office:value-type="string" calcext:value-type="string">
            <text:p>Forum</text:p>
          </table:table-cell>
          <table:table-cell office:value-type="float" office:value="145787710" calcext:value-type="float">
            <text:p>145787710</text:p>
          </table:table-cell>
          <table:table-cell office:value-type="float" office:value="99193" calcext:value-type="float">
            <text:p>99193</text:p>
          </table:table-cell>
          <table:table-cell table:formula="of:=IF(LEN([.A93])=0;0;LEN([.A93])-LEN(SUBSTITUTE([.A93];&quot; &quot;;&quot;&quot;))+1)" office:value-type="float" office:value="9" calcext:value-type="float">
            <text:p>9</text:p>
          </table:table-cell>
          <table:table-cell table:formula="of:=IF(LEN([.B93])=0;0;LEN([.B93])-LEN(SUBSTITUTE([.B93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Dragon Spell</text:p>
          </table:table-cell>
          <table:table-cell office:value-type="string" calcext:value-type="string">
            <text:p>Sárkányvarázs</text:p>
          </table:table-cell>
          <table:table-cell table:style-name="ce2" office:value-type="date" office:date-value="2017-05-25" calcext:value-type="date">
            <text:p>2017.05.25</text:p>
          </table:table-cell>
          <table:table-cell office:value-type="string" calcext:value-type="string">
            <text:p>ADS</text:p>
          </table:table-cell>
          <table:table-cell office:value-type="float" office:value="1168280" calcext:value-type="float">
            <text:p>1168280</text:p>
          </table:table-cell>
          <table:table-cell office:value-type="float" office:value="809" calcext:value-type="float">
            <text:p>809</text:p>
          </table:table-cell>
          <table:table-cell table:formula="of:=IF(LEN([.A94])=0;0;LEN([.A94])-LEN(SUBSTITUTE([.A94];&quot; &quot;;&quot;&quot;))+1)" office:value-type="float" office:value="3" calcext:value-type="float">
            <text:p>3</text:p>
          </table:table-cell>
          <table:table-cell table:formula="of:=IF(LEN([.B94])=0;0;LEN([.B94])-LEN(SUBSTITUTE([.B9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onder Woman</text:p>
          </table:table-cell>
          <table:table-cell table:style-name="ce2" office:value-type="date" office:date-value="2017-06-01" calcext:value-type="date">
            <text:p>2017.06.01</text:p>
          </table:table-cell>
          <table:table-cell office:value-type="string" calcext:value-type="string">
            <text:p>InterCom</text:p>
          </table:table-cell>
          <table:table-cell office:value-type="float" office:value="55064207" calcext:value-type="float">
            <text:p>55064207</text:p>
          </table:table-cell>
          <table:table-cell office:value-type="float" office:value="35282" calcext:value-type="float">
            <text:p>35282</text:p>
          </table:table-cell>
          <table:table-cell table:formula="of:=IF(LEN([.A95])=0;0;LEN([.A95])-LEN(SUBSTITUTE([.A95];&quot; &quot;;&quot;&quot;))+1)" office:value-type="float" office:value="2" calcext:value-type="float">
            <text:p>2</text:p>
          </table:table-cell>
          <table:table-cell table:formula="of:=IF(LEN([.B95])=0;0;LEN([.B95])-LEN(SUBSTITUTE([.B9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ary of a Wimpy Kid: The Long Haul</text:p>
          </table:table-cell>
          <table:table-cell office:value-type="string" calcext:value-type="string">
            <text:p>Egy ropi naplója - A nagy kiruccanás</text:p>
          </table:table-cell>
          <table:table-cell table:style-name="ce2" office:value-type="date" office:date-value="2017-06-01" calcext:value-type="date">
            <text:p>2017.06.01</text:p>
          </table:table-cell>
          <table:table-cell office:value-type="string" calcext:value-type="string">
            <text:p>InterCom</text:p>
          </table:table-cell>
          <table:table-cell office:value-type="float" office:value="10422320" calcext:value-type="float">
            <text:p>10422320</text:p>
          </table:table-cell>
          <table:table-cell office:value-type="float" office:value="8015" calcext:value-type="float">
            <text:p>8015</text:p>
          </table:table-cell>
          <table:table-cell table:formula="of:=IF(LEN([.A96])=0;0;LEN([.A96])-LEN(SUBSTITUTE([.A96];&quot; &quot;;&quot;&quot;))+1)" office:value-type="float" office:value="8" calcext:value-type="float">
            <text:p>8</text:p>
          </table:table-cell>
          <table:table-cell table:formula="of:=IF(LEN([.B96])=0;0;LEN([.B96])-LEN(SUBSTITUTE([.B96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din !</text:p>
          </table:table-cell>
          <table:table-cell office:value-type="string" calcext:value-type="string">
            <text:p>A sóher</text:p>
          </table:table-cell>
          <table:table-cell table:style-name="ce2" office:value-type="date" office:date-value="2017-06-01" calcext:value-type="date">
            <text:p>2017.06.01</text:p>
          </table:table-cell>
          <table:table-cell office:value-type="string" calcext:value-type="string">
            <text:p>Vertigo</text:p>
          </table:table-cell>
          <table:table-cell office:value-type="float" office:value="7320430" calcext:value-type="float">
            <text:p>7320430</text:p>
          </table:table-cell>
          <table:table-cell office:value-type="float" office:value="5008" calcext:value-type="float">
            <text:p>5008</text:p>
          </table:table-cell>
          <table:table-cell table:formula="of:=IF(LEN([.A97])=0;0;LEN([.A97])-LEN(SUBSTITUTE([.A97];&quot; &quot;;&quot;&quot;))+1)" office:value-type="float" office:value="2" calcext:value-type="float">
            <text:p>2</text:p>
          </table:table-cell>
          <table:table-cell table:formula="of:=IF(LEN([.B97])=0;0;LEN([.B97])-LEN(SUBSTITUTE([.B9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Mummy</text:p>
          </table:table-cell>
          <table:table-cell office:value-type="string" calcext:value-type="string">
            <text:p>A múmia</text:p>
          </table:table-cell>
          <table:table-cell table:style-name="ce2" office:value-type="date" office:date-value="2017-06-08" calcext:value-type="date">
            <text:p>2017.06.08</text:p>
          </table:table-cell>
          <table:table-cell office:value-type="string" calcext:value-type="string">
            <text:p>UIP</text:p>
          </table:table-cell>
          <table:table-cell office:value-type="float" office:value="81771568" calcext:value-type="float">
            <text:p>81771568</text:p>
          </table:table-cell>
          <table:table-cell office:value-type="float" office:value="52532" calcext:value-type="float">
            <text:p>52532</text:p>
          </table:table-cell>
          <table:table-cell table:formula="of:=IF(LEN([.A98])=0;0;LEN([.A98])-LEN(SUBSTITUTE([.A98];&quot; &quot;;&quot;&quot;))+1)" office:value-type="float" office:value="2" calcext:value-type="float">
            <text:p>2</text:p>
          </table:table-cell>
          <table:table-cell table:formula="of:=IF(LEN([.B98])=0;0;LEN([.B98])-LEN(SUBSTITUTE([.B9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h Open Arms</text:p>
          </table:table-cell>
          <table:table-cell office:value-type="string" calcext:value-type="string">
            <text:p>Romazuri</text:p>
          </table:table-cell>
          <table:table-cell table:style-name="ce2" office:value-type="date" office:date-value="2017-06-08" calcext:value-type="date">
            <text:p>2017.06.08</text:p>
          </table:table-cell>
          <table:table-cell office:value-type="string" calcext:value-type="string">
            <text:p>Cinetel</text:p>
          </table:table-cell>
          <table:table-cell office:value-type="float" office:value="4375001" calcext:value-type="float">
            <text:p>4375001</text:p>
          </table:table-cell>
          <table:table-cell office:value-type="float" office:value="2940" calcext:value-type="float">
            <text:p>2940</text:p>
          </table:table-cell>
          <table:table-cell table:formula="of:=IF(LEN([.A99])=0;0;LEN([.A99])-LEN(SUBSTITUTE([.A99];&quot; &quot;;&quot;&quot;))+1)" office:value-type="float" office:value="3" calcext:value-type="float">
            <text:p>3</text:p>
          </table:table-cell>
          <table:table-cell table:formula="of:=IF(LEN([.B99])=0;0;LEN([.B99])-LEN(SUBSTITUTE([.B9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piter s Moon</text:p>
          </table:table-cell>
          <table:table-cell office:value-type="string" calcext:value-type="string">
            <text:p>Jupiter holdja</text:p>
          </table:table-cell>
          <table:table-cell table:style-name="ce2" office:value-type="date" office:date-value="2017-06-08" calcext:value-type="date">
            <text:p>2017.06.08</text:p>
          </table:table-cell>
          <table:table-cell office:value-type="string" calcext:value-type="string">
            <text:p>InterCom</text:p>
          </table:table-cell>
          <table:table-cell office:value-type="float" office:value="3158890" calcext:value-type="float">
            <text:p>3158890</text:p>
          </table:table-cell>
          <table:table-cell office:value-type="float" office:value="2252" calcext:value-type="float">
            <text:p>2252</text:p>
          </table:table-cell>
          <table:table-cell table:formula="of:=IF(LEN([.A100])=0;0;LEN([.A100])-LEN(SUBSTITUTE([.A100];&quot; &quot;;&quot;&quot;))+1)" office:value-type="float" office:value="3" calcext:value-type="float">
            <text:p>3</text:p>
          </table:table-cell>
          <table:table-cell table:formula="of:=IF(LEN([.B100])=0;0;LEN([.B100])-LEN(SUBSTITUTE([.B10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Porto 35mm</text:p>
          </table:table-cell>
          <table:table-cell table:style-name="ce2" office:value-type="date" office:date-value="2017-06-08" calcext:value-type="date">
            <text:p>2017.06.08</text:p>
          </table:table-cell>
          <table:table-cell office:value-type="string" calcext:value-type="string">
            <text:p>MoziNet</text:p>
          </table:table-cell>
          <table:table-cell office:value-type="float" office:value="466290" calcext:value-type="float">
            <text:p>466290</text:p>
          </table:table-cell>
          <table:table-cell office:value-type="float" office:value="354" calcext:value-type="float">
            <text:p>354</text:p>
          </table:table-cell>
          <table:table-cell table:formula="of:=IF(LEN([.A101])=0;0;LEN([.A101])-LEN(SUBSTITUTE([.A101];&quot; &quot;;&quot;&quot;))+1)" office:value-type="float" office:value="1" calcext:value-type="float">
            <text:p>1</text:p>
          </table:table-cell>
          <table:table-cell table:formula="of:=IF(LEN([.B101])=0;0;LEN([.B101])-LEN(SUBSTITUTE([.B10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s 3</text:p>
          </table:table-cell>
          <table:table-cell office:value-type="string" calcext:value-type="string">
            <text:p>Verdák 3</text:p>
          </table:table-cell>
          <table:table-cell table:style-name="ce2" office:value-type="date" office:date-value="2017-06-15" calcext:value-type="date">
            <text:p>2017.06.15</text:p>
          </table:table-cell>
          <table:table-cell office:value-type="string" calcext:value-type="string">
            <text:p>Forum</text:p>
          </table:table-cell>
          <table:table-cell office:value-type="float" office:value="66059995" calcext:value-type="float">
            <text:p>66059995</text:p>
          </table:table-cell>
          <table:table-cell office:value-type="float" office:value="48861" calcext:value-type="float">
            <text:p>48861</text:p>
          </table:table-cell>
          <table:table-cell table:formula="of:=IF(LEN([.A102])=0;0;LEN([.A102])-LEN(SUBSTITUTE([.A102];&quot; &quot;;&quot;&quot;))+1)" office:value-type="float" office:value="2" calcext:value-type="float">
            <text:p>2</text:p>
          </table:table-cell>
          <table:table-cell table:formula="of:=IF(LEN([.B102])=0;0;LEN([.B102])-LEN(SUBSTITUTE([.B10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ugh Night</text:p>
          </table:table-cell>
          <table:table-cell office:value-type="string" calcext:value-type="string">
            <text:p>Csajok hajnlaig</text:p>
          </table:table-cell>
          <table:table-cell table:style-name="ce2" office:value-type="date" office:date-value="2017-06-15" calcext:value-type="date">
            <text:p>2017.06.15</text:p>
          </table:table-cell>
          <table:table-cell office:value-type="string" calcext:value-type="string">
            <text:p>InterCom</text:p>
          </table:table-cell>
          <table:table-cell office:value-type="float" office:value="36829551" calcext:value-type="float">
            <text:p>36829551</text:p>
          </table:table-cell>
          <table:table-cell office:value-type="float" office:value="25916" calcext:value-type="float">
            <text:p>25916</text:p>
          </table:table-cell>
          <table:table-cell table:formula="of:=IF(LEN([.A103])=0;0;LEN([.A103])-LEN(SUBSTITUTE([.A103];&quot; &quot;;&quot;&quot;))+1)" office:value-type="float" office:value="2" calcext:value-type="float">
            <text:p>2</text:p>
          </table:table-cell>
          <table:table-cell table:formula="of:=IF(LEN([.B103])=0;0;LEN([.B103])-LEN(SUBSTITUTE([.B10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ce Upon a Time in Venice</text:p>
          </table:table-cell>
          <table:table-cell office:value-type="string" calcext:value-type="string">
            <text:p>Volt egyszer egy Venice</text:p>
          </table:table-cell>
          <table:table-cell table:style-name="ce2" office:value-type="date" office:date-value="2017-06-15" calcext:value-type="date">
            <text:p>2017.06.15</text:p>
          </table:table-cell>
          <table:table-cell office:value-type="string" calcext:value-type="string">
            <text:p>Big Bang Media</text:p>
          </table:table-cell>
          <table:table-cell office:value-type="float" office:value="11099165" calcext:value-type="float">
            <text:p>11099165</text:p>
          </table:table-cell>
          <table:table-cell office:value-type="float" office:value="7442" calcext:value-type="float">
            <text:p>7442</text:p>
          </table:table-cell>
          <table:table-cell table:formula="of:=IF(LEN([.A104])=0;0;LEN([.A104])-LEN(SUBSTITUTE([.A104];&quot; &quot;;&quot;&quot;))+1)" office:value-type="float" office:value="6" calcext:value-type="float">
            <text:p>6</text:p>
          </table:table-cell>
          <table:table-cell table:formula="of:=IF(LEN([.B104])=0;0;LEN([.B104])-LEN(SUBSTITUTE([.B104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ormers: The Last Knight</text:p>
          </table:table-cell>
          <table:table-cell office:value-type="string" calcext:value-type="string">
            <text:p>Transformers: Az utolsó lovag</text:p>
          </table:table-cell>
          <table:table-cell table:style-name="ce2" office:value-type="date" office:date-value="2017-06-22" calcext:value-type="date">
            <text:p>2017.06.22</text:p>
          </table:table-cell>
          <table:table-cell office:value-type="string" calcext:value-type="string">
            <text:p>UIP</text:p>
          </table:table-cell>
          <table:table-cell office:value-type="float" office:value="81633485" calcext:value-type="float">
            <text:p>81633485</text:p>
          </table:table-cell>
          <table:table-cell office:value-type="float" office:value="53824" calcext:value-type="float">
            <text:p>53824</text:p>
          </table:table-cell>
          <table:table-cell table:formula="of:=IF(LEN([.A105])=0;0;LEN([.A105])-LEN(SUBSTITUTE([.A105];&quot; &quot;;&quot;&quot;))+1)" office:value-type="float" office:value="4" calcext:value-type="float">
            <text:p>4</text:p>
          </table:table-cell>
          <table:table-cell table:formula="of:=IF(LEN([.B105])=0;0;LEN([.B105])-LEN(SUBSTITUTE([.B10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locked</text:p>
          </table:table-cell>
          <table:table-cell office:value-type="string" calcext:value-type="string">
            <text:p>Élesítve</text:p>
          </table:table-cell>
          <table:table-cell table:style-name="ce2" office:value-type="date" office:date-value="2017-06-22" calcext:value-type="date">
            <text:p>2017.06.22</text:p>
          </table:table-cell>
          <table:table-cell office:value-type="string" calcext:value-type="string">
            <text:p>Forum</text:p>
          </table:table-cell>
          <table:table-cell office:value-type="float" office:value="10103460" calcext:value-type="float">
            <text:p>10103460</text:p>
          </table:table-cell>
          <table:table-cell office:value-type="float" office:value="6727" calcext:value-type="float">
            <text:p>6727</text:p>
          </table:table-cell>
          <table:table-cell table:formula="of:=IF(LEN([.A106])=0;0;LEN([.A106])-LEN(SUBSTITUTE([.A106];&quot; &quot;;&quot;&quot;))+1)" office:value-type="float" office:value="1" calcext:value-type="float">
            <text:p>1</text:p>
          </table:table-cell>
          <table:table-cell table:formula="of:=IF(LEN([.B106])=0;0;LEN([.B106])-LEN(SUBSTITUTE([.B10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picable Me 3</text:p>
          </table:table-cell>
          <table:table-cell office:value-type="string" calcext:value-type="string">
            <text:p>Gru 3</text:p>
          </table:table-cell>
          <table:table-cell table:style-name="ce2" office:value-type="date" office:date-value="2017-06-29" calcext:value-type="date">
            <text:p>2017.06.29</text:p>
          </table:table-cell>
          <table:table-cell office:value-type="string" calcext:value-type="string">
            <text:p>UIP</text:p>
          </table:table-cell>
          <table:table-cell office:value-type="float" office:value="186876351" calcext:value-type="float">
            <text:p>186876351</text:p>
          </table:table-cell>
          <table:table-cell office:value-type="float" office:value="138859" calcext:value-type="float">
            <text:p>138859</text:p>
          </table:table-cell>
          <table:table-cell table:formula="of:=IF(LEN([.A107])=0;0;LEN([.A107])-LEN(SUBSTITUTE([.A107];&quot; &quot;;&quot;&quot;))+1)" office:value-type="float" office:value="3" calcext:value-type="float">
            <text:p>3</text:p>
          </table:table-cell>
          <table:table-cell table:formula="of:=IF(LEN([.B107])=0;0;LEN([.B107])-LEN(SUBSTITUTE([.B10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 Driver</text:p>
          </table:table-cell>
          <table:table-cell office:value-type="string" calcext:value-type="string">
            <text:p>Nyomd, bébi, nyomd</text:p>
          </table:table-cell>
          <table:table-cell table:style-name="ce2" office:value-type="date" office:date-value="2017-06-29" calcext:value-type="date">
            <text:p>2017.06.29</text:p>
          </table:table-cell>
          <table:table-cell office:value-type="string" calcext:value-type="string">
            <text:p>InterCom</text:p>
          </table:table-cell>
          <table:table-cell office:value-type="float" office:value="39830470" calcext:value-type="float">
            <text:p>39830470</text:p>
          </table:table-cell>
          <table:table-cell office:value-type="float" office:value="26633" calcext:value-type="float">
            <text:p>26633</text:p>
          </table:table-cell>
          <table:table-cell table:formula="of:=IF(LEN([.A108])=0;0;LEN([.A108])-LEN(SUBSTITUTE([.A108];&quot; &quot;;&quot;&quot;))+1)" office:value-type="float" office:value="2" calcext:value-type="float">
            <text:p>2</text:p>
          </table:table-cell>
          <table:table-cell table:formula="of:=IF(LEN([.B108])=0;0;LEN([.B108])-LEN(SUBSTITUTE([.B10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berne fra Nibe</text:p>
          </table:table-cell>
          <table:table-cell office:value-type="string" calcext:value-type="string">
            <text:p>Kisvárosi gyilkosok</text:p>
          </table:table-cell>
          <table:table-cell table:style-name="ce2" office:value-type="date" office:date-value="2017-06-29" calcext:value-type="date">
            <text:p>2017.06.29</text:p>
          </table:table-cell>
          <table:table-cell office:value-type="string" calcext:value-type="string">
            <text:p>Vertigo</text:p>
          </table:table-cell>
          <table:table-cell office:value-type="float" office:value="2054670" calcext:value-type="float">
            <text:p>2054670</text:p>
          </table:table-cell>
          <table:table-cell office:value-type="float" office:value="1424" calcext:value-type="float">
            <text:p>1424</text:p>
          </table:table-cell>
          <table:table-cell table:formula="of:=IF(LEN([.A109])=0;0;LEN([.A109])-LEN(SUBSTITUTE([.A109];&quot; &quot;;&quot;&quot;))+1)" office:value-type="float" office:value="3" calcext:value-type="float">
            <text:p>3</text:p>
          </table:table-cell>
          <table:table-cell table:formula="of:=IF(LEN([.B109])=0;0;LEN([.B109])-LEN(SUBSTITUTE([.B10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der-Man: Homecoming</text:p>
          </table:table-cell>
          <table:table-cell office:value-type="string" calcext:value-type="string">
            <text:p>Pókember – Hazatérés</text:p>
          </table:table-cell>
          <table:table-cell table:style-name="ce2" office:value-type="date" office:date-value="2017-07-06" calcext:value-type="date">
            <text:p>2017.07.06</text:p>
          </table:table-cell>
          <table:table-cell office:value-type="string" calcext:value-type="string">
            <text:p>InterCom</text:p>
          </table:table-cell>
          <table:table-cell office:value-type="float" office:value="87151695" calcext:value-type="float">
            <text:p>87151695</text:p>
          </table:table-cell>
          <table:table-cell office:value-type="float" office:value="57333" calcext:value-type="float">
            <text:p>57333</text:p>
          </table:table-cell>
          <table:table-cell table:formula="of:=IF(LEN([.A110])=0;0;LEN([.A110])-LEN(SUBSTITUTE([.A110];&quot; &quot;;&quot;&quot;))+1)" office:value-type="float" office:value="2" calcext:value-type="float">
            <text:p>2</text:p>
          </table:table-cell>
          <table:table-cell table:formula="of:=IF(LEN([.B110])=0;0;LEN([.B110])-LEN(SUBSTITUTE([.B110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verdrive</text:p>
          </table:table-cell>
          <table:table-cell office:value-type="string" calcext:value-type="string">
            <text:p>Kipörgetve</text:p>
          </table:table-cell>
          <table:table-cell table:style-name="ce2" office:value-type="date" office:date-value="2017-07-06" calcext:value-type="date">
            <text:p>2017.07.06</text:p>
          </table:table-cell>
          <table:table-cell office:value-type="string" calcext:value-type="string">
            <text:p>Freeman</text:p>
          </table:table-cell>
          <table:table-cell office:value-type="float" office:value="11595904" calcext:value-type="float">
            <text:p>11595904</text:p>
          </table:table-cell>
          <table:table-cell office:value-type="float" office:value="8194" calcext:value-type="float">
            <text:p>8194</text:p>
          </table:table-cell>
          <table:table-cell table:formula="of:=IF(LEN([.A111])=0;0;LEN([.A111])-LEN(SUBSTITUTE([.A111];&quot; &quot;;&quot;&quot;))+1)" office:value-type="float" office:value="1" calcext:value-type="float">
            <text:p>1</text:p>
          </table:table-cell>
          <table:table-cell table:formula="of:=IF(LEN([.B111])=0;0;LEN([.B111])-LEN(SUBSTITUTE([.B11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aywatch</text:p>
          </table:table-cell>
          <table:table-cell table:style-name="ce2" office:value-type="date" office:date-value="2017-07-13" calcext:value-type="date">
            <text:p>2017.07.13</text:p>
          </table:table-cell>
          <table:table-cell office:value-type="string" calcext:value-type="string">
            <text:p>UIP</text:p>
          </table:table-cell>
          <table:table-cell office:value-type="float" office:value="104735728" calcext:value-type="float">
            <text:p>104735728</text:p>
          </table:table-cell>
          <table:table-cell office:value-type="float" office:value="76410" calcext:value-type="float">
            <text:p>76410</text:p>
          </table:table-cell>
          <table:table-cell table:formula="of:=IF(LEN([.A112])=0;0;LEN([.A112])-LEN(SUBSTITUTE([.A112];&quot; &quot;;&quot;&quot;))+1)" office:value-type="float" office:value="1" calcext:value-type="float">
            <text:p>1</text:p>
          </table:table-cell>
          <table:table-cell table:formula="of:=IF(LEN([.B112])=0;0;LEN([.B112])-LEN(SUBSTITUTE([.B11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 for the Planet of the Apes</text:p>
          </table:table-cell>
          <table:table-cell office:value-type="string" calcext:value-type="string">
            <text:p>A majmok bolygója – Háború</text:p>
          </table:table-cell>
          <table:table-cell table:style-name="ce2" office:value-type="date" office:date-value="2017-07-13" calcext:value-type="date">
            <text:p>2017.07.13</text:p>
          </table:table-cell>
          <table:table-cell office:value-type="string" calcext:value-type="string">
            <text:p>InterCom</text:p>
          </table:table-cell>
          <table:table-cell office:value-type="float" office:value="55255189" calcext:value-type="float">
            <text:p>55255189</text:p>
          </table:table-cell>
          <table:table-cell office:value-type="float" office:value="35014" calcext:value-type="float">
            <text:p>35014</text:p>
          </table:table-cell>
          <table:table-cell table:formula="of:=IF(LEN([.A113])=0;0;LEN([.A113])-LEN(SUBSTITUTE([.A113];&quot; &quot;;&quot;&quot;))+1)" office:value-type="float" office:value="7" calcext:value-type="float">
            <text:p>7</text:p>
          </table:table-cell>
          <table:table-cell table:formula="of:=IF(LEN([.B113])=0;0;LEN([.B113])-LEN(SUBSTITUTE([.B113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dwife</text:p>
          </table:table-cell>
          <table:table-cell office:value-type="string" calcext:value-type="string">
            <text:p>Én és a mostohám</text:p>
          </table:table-cell>
          <table:table-cell table:style-name="ce2" office:value-type="date" office:date-value="2017-07-13" calcext:value-type="date">
            <text:p>2017.07.13</text:p>
          </table:table-cell>
          <table:table-cell office:value-type="string" calcext:value-type="string">
            <text:p>ADS</text:p>
          </table:table-cell>
          <table:table-cell office:value-type="float" office:value="1639877" calcext:value-type="float">
            <text:p>1639877</text:p>
          </table:table-cell>
          <table:table-cell office:value-type="float" office:value="1232" calcext:value-type="float">
            <text:p>1232</text:p>
          </table:table-cell>
          <table:table-cell table:formula="of:=IF(LEN([.A114])=0;0;LEN([.A114])-LEN(SUBSTITUTE([.A114];&quot; &quot;;&quot;&quot;))+1)" office:value-type="float" office:value="1" calcext:value-type="float">
            <text:p>1</text:p>
          </table:table-cell>
          <table:table-cell table:formula="of:=IF(LEN([.B114])=0;0;LEN([.B114])-LEN(SUBSTITUTE([.B114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unkirk</text:p>
          </table:table-cell>
          <table:table-cell table:style-name="ce2" office:value-type="date" office:date-value="2017-07-20" calcext:value-type="date">
            <text:p>2017.07.20</text:p>
          </table:table-cell>
          <table:table-cell office:value-type="string" calcext:value-type="string">
            <text:p>InterCom</text:p>
          </table:table-cell>
          <table:table-cell office:value-type="float" office:value="61771997" calcext:value-type="float">
            <text:p>61771997</text:p>
          </table:table-cell>
          <table:table-cell office:value-type="float" office:value="42207" calcext:value-type="float">
            <text:p>42207</text:p>
          </table:table-cell>
          <table:table-cell table:formula="of:=IF(LEN([.A115])=0;0;LEN([.A115])-LEN(SUBSTITUTE([.A115];&quot; &quot;;&quot;&quot;))+1)" office:value-type="float" office:value="1" calcext:value-type="float">
            <text:p>1</text:p>
          </table:table-cell>
          <table:table-cell table:formula="of:=IF(LEN([.B115])=0;0;LEN([.B115])-LEN(SUBSTITUTE([.B11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alerian</text:p>
          </table:table-cell>
          <table:table-cell table:style-name="ce2" office:value-type="date" office:date-value="2017-07-20" calcext:value-type="date">
            <text:p>2017.07.20</text:p>
          </table:table-cell>
          <table:table-cell office:value-type="string" calcext:value-type="string">
            <text:p>Big Bang Media</text:p>
          </table:table-cell>
          <table:table-cell office:value-type="float" office:value="58500968" calcext:value-type="float">
            <text:p>58500968</text:p>
          </table:table-cell>
          <table:table-cell office:value-type="float" office:value="38340" calcext:value-type="float">
            <text:p>38340</text:p>
          </table:table-cell>
          <table:table-cell table:formula="of:=IF(LEN([.A116])=0;0;LEN([.A116])-LEN(SUBSTITUTE([.A116];&quot; &quot;;&quot;&quot;))+1)" office:value-type="float" office:value="1" calcext:value-type="float">
            <text:p>1</text:p>
          </table:table-cell>
          <table:table-cell table:formula="of:=IF(LEN([.B116])=0;0;LEN([.B116])-LEN(SUBSTITUTE([.B11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omic Blonde</text:p>
          </table:table-cell>
          <table:table-cell office:value-type="string" calcext:value-type="string">
            <text:p>Atomszőke</text:p>
          </table:table-cell>
          <table:table-cell table:style-name="ce2" office:value-type="date" office:date-value="2017-07-27" calcext:value-type="date">
            <text:p>2017.07.27</text:p>
          </table:table-cell>
          <table:table-cell office:value-type="string" calcext:value-type="string">
            <text:p>Freeman</text:p>
          </table:table-cell>
          <table:table-cell office:value-type="float" office:value="15167486" calcext:value-type="float">
            <text:p>15167486</text:p>
          </table:table-cell>
          <table:table-cell office:value-type="float" office:value="10535" calcext:value-type="float">
            <text:p>10535</text:p>
          </table:table-cell>
          <table:table-cell table:formula="of:=IF(LEN([.A117])=0;0;LEN([.A117])-LEN(SUBSTITUTE([.A117];&quot; &quot;;&quot;&quot;))+1)" office:value-type="float" office:value="2" calcext:value-type="float">
            <text:p>2</text:p>
          </table:table-cell>
          <table:table-cell table:formula="of:=IF(LEN([.B117])=0;0;LEN([.B117])-LEN(SUBSTITUTE([.B11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gle Bunch</text:p>
          </table:table-cell>
          <table:table-cell office:value-type="string" calcext:value-type="string">
            <text:p>Dzsungel mentőakció</text:p>
          </table:table-cell>
          <table:table-cell table:style-name="ce2" office:value-type="date" office:date-value="2017-07-27" calcext:value-type="date">
            <text:p>2017.07.27</text:p>
          </table:table-cell>
          <table:table-cell office:value-type="string" calcext:value-type="string">
            <text:p>Big Bang Media</text:p>
          </table:table-cell>
          <table:table-cell office:value-type="float" office:value="6605194" calcext:value-type="float">
            <text:p>6605194</text:p>
          </table:table-cell>
          <table:table-cell office:value-type="float" office:value="5251" calcext:value-type="float">
            <text:p>5251</text:p>
          </table:table-cell>
          <table:table-cell table:formula="of:=IF(LEN([.A118])=0;0;LEN([.A118])-LEN(SUBSTITUTE([.A118];&quot; &quot;;&quot;&quot;))+1)" office:value-type="float" office:value="2" calcext:value-type="float">
            <text:p>2</text:p>
          </table:table-cell>
          <table:table-cell table:formula="of:=IF(LEN([.B118])=0;0;LEN([.B118])-LEN(SUBSTITUTE([.B11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Á fond</text:p>
          </table:table-cell>
          <table:table-cell office:value-type="string" calcext:value-type="string">
            <text:p>Totál gáz</text:p>
          </table:table-cell>
          <table:table-cell table:style-name="ce2" office:value-type="date" office:date-value="2017-07-27" calcext:value-type="date">
            <text:p>2017.07.27</text:p>
          </table:table-cell>
          <table:table-cell office:value-type="string" calcext:value-type="string">
            <text:p>Cinetel</text:p>
          </table:table-cell>
          <table:table-cell office:value-type="float" office:value="3175595" calcext:value-type="float">
            <text:p>3175595</text:p>
          </table:table-cell>
          <table:table-cell office:value-type="float" office:value="2048" calcext:value-type="float">
            <text:p>2048</text:p>
          </table:table-cell>
          <table:table-cell table:formula="of:=IF(LEN([.A119])=0;0;LEN([.A119])-LEN(SUBSTITUTE([.A119];&quot; &quot;;&quot;&quot;))+1)" office:value-type="float" office:value="2" calcext:value-type="float">
            <text:p>2</text:p>
          </table:table-cell>
          <table:table-cell table:formula="of:=IF(LEN([.B119])=0;0;LEN([.B119])-LEN(SUBSTITUTE([.B11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rything, Everything</text:p>
          </table:table-cell>
          <table:table-cell office:value-type="string" calcext:value-type="string">
            <text:p>Minden, minden</text:p>
          </table:table-cell>
          <table:table-cell table:style-name="ce2" office:value-type="date" office:date-value="2017-08-03" calcext:value-type="date">
            <text:p>2017.08.03</text:p>
          </table:table-cell>
          <table:table-cell office:value-type="string" calcext:value-type="string">
            <text:p>Forum</text:p>
          </table:table-cell>
          <table:table-cell office:value-type="float" office:value="58232859" calcext:value-type="float">
            <text:p>58232859</text:p>
          </table:table-cell>
          <table:table-cell office:value-type="float" office:value="44889" calcext:value-type="float">
            <text:p>44889</text:p>
          </table:table-cell>
          <table:table-cell table:formula="of:=IF(LEN([.A120])=0;0;LEN([.A120])-LEN(SUBSTITUTE([.A120];&quot; &quot;;&quot;&quot;))+1)" office:value-type="float" office:value="2" calcext:value-type="float">
            <text:p>2</text:p>
          </table:table-cell>
          <table:table-cell table:formula="of:=IF(LEN([.B120])=0;0;LEN([.B120])-LEN(SUBSTITUTE([.B12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Dark Tower</text:p>
          </table:table-cell>
          <table:table-cell office:value-type="string" calcext:value-type="string">
            <text:p>A setét torony</text:p>
          </table:table-cell>
          <table:table-cell table:style-name="ce2" office:value-type="date" office:date-value="2017-08-03" calcext:value-type="date">
            <text:p>2017.08.03</text:p>
          </table:table-cell>
          <table:table-cell office:value-type="string" calcext:value-type="string">
            <text:p>InterCom</text:p>
          </table:table-cell>
          <table:table-cell office:value-type="float" office:value="41009554" calcext:value-type="float">
            <text:p>41009554</text:p>
          </table:table-cell>
          <table:table-cell office:value-type="float" office:value="29467" calcext:value-type="float">
            <text:p>29467</text:p>
          </table:table-cell>
          <table:table-cell table:formula="of:=IF(LEN([.A121])=0;0;LEN([.A121])-LEN(SUBSTITUTE([.A121];&quot; &quot;;&quot;&quot;))+1)" office:value-type="float" office:value="3" calcext:value-type="float">
            <text:p>3</text:p>
          </table:table-cell>
          <table:table-cell table:formula="of:=IF(LEN([.B121])=0;0;LEN([.B121])-LEN(SUBSTITUTE([.B121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nabelle 2: The Creation</text:p>
          </table:table-cell>
          <table:table-cell office:value-type="string" calcext:value-type="string">
            <text:p>Annabelle 2. - A teremtés</text:p>
          </table:table-cell>
          <table:table-cell table:style-name="ce2" office:value-type="date" office:date-value="2017-08-10" calcext:value-type="date">
            <text:p>2017.08.10</text:p>
          </table:table-cell>
          <table:table-cell office:value-type="string" calcext:value-type="string">
            <text:p>InterCom</text:p>
          </table:table-cell>
          <table:table-cell office:value-type="float" office:value="74186112" calcext:value-type="float">
            <text:p>74186112</text:p>
          </table:table-cell>
          <table:table-cell office:value-type="float" office:value="51118" calcext:value-type="float">
            <text:p>51118</text:p>
          </table:table-cell>
          <table:table-cell table:formula="of:=IF(LEN([.A122])=0;0;LEN([.A122])-LEN(SUBSTITUTE([.A122];&quot; &quot;;&quot;&quot;))+1)" office:value-type="float" office:value="4" calcext:value-type="float">
            <text:p>4</text:p>
          </table:table-cell>
          <table:table-cell table:formula="of:=IF(LEN([.B122])=0;0;LEN([.B122])-LEN(SUBSTITUTE([.B122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Emoji Movie</text:p>
          </table:table-cell>
          <table:table-cell office:value-type="string" calcext:value-type="string">
            <text:p>Az Emoji-film</text:p>
          </table:table-cell>
          <table:table-cell table:style-name="ce2" office:value-type="date" office:date-value="2017-08-10" calcext:value-type="date">
            <text:p>2017.08.10</text:p>
          </table:table-cell>
          <table:table-cell office:value-type="string" calcext:value-type="string">
            <text:p>InterCom</text:p>
          </table:table-cell>
          <table:table-cell office:value-type="float" office:value="46988492" calcext:value-type="float">
            <text:p>46988492</text:p>
          </table:table-cell>
          <table:table-cell office:value-type="float" office:value="35358" calcext:value-type="float">
            <text:p>35358</text:p>
          </table:table-cell>
          <table:table-cell table:formula="of:=IF(LEN([.A123])=0;0;LEN([.A123])-LEN(SUBSTITUTE([.A123];&quot; &quot;;&quot;&quot;))+1)" office:value-type="float" office:value="3" calcext:value-type="float">
            <text:p>3</text:p>
          </table:table-cell>
          <table:table-cell table:formula="of:=IF(LEN([.B123])=0;0;LEN([.B123])-LEN(SUBSTITUTE([.B12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n Mom Dinner</text:p>
          </table:table-cell>
          <table:table-cell office:value-type="string" calcext:value-type="string">
            <text:p>Anyák elszabadulva</text:p>
          </table:table-cell>
          <table:table-cell table:style-name="ce2" office:value-type="date" office:date-value="2017-08-10" calcext:value-type="date">
            <text:p>2017.08.10</text:p>
          </table:table-cell>
          <table:table-cell office:value-type="string" calcext:value-type="string">
            <text:p>Big Bang Media</text:p>
          </table:table-cell>
          <table:table-cell office:value-type="float" office:value="13897057" calcext:value-type="float">
            <text:p>13897057</text:p>
          </table:table-cell>
          <table:table-cell office:value-type="float" office:value="9869" calcext:value-type="float">
            <text:p>9869</text:p>
          </table:table-cell>
          <table:table-cell table:formula="of:=IF(LEN([.A124])=0;0;LEN([.A124])-LEN(SUBSTITUTE([.A124];&quot; &quot;;&quot;&quot;))+1)" office:value-type="float" office:value="3" calcext:value-type="float">
            <text:p>3</text:p>
          </table:table-cell>
          <table:table-cell table:formula="of:=IF(LEN([.B124])=0;0;LEN([.B124])-LEN(SUBSTITUTE([.B12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le mere, telle fille</text:p>
          </table:table-cell>
          <table:table-cell office:value-type="string" calcext:value-type="string">
            <text:p>Bébibumm</text:p>
          </table:table-cell>
          <table:table-cell table:style-name="ce2" office:value-type="date" office:date-value="2017-08-10" calcext:value-type="date">
            <text:p>2017.08.10</text:p>
          </table:table-cell>
          <table:table-cell office:value-type="string" calcext:value-type="string">
            <text:p>Vertigo</text:p>
          </table:table-cell>
          <table:table-cell office:value-type="float" office:value="5219738" calcext:value-type="float">
            <text:p>5219738</text:p>
          </table:table-cell>
          <table:table-cell office:value-type="float" office:value="3760" calcext:value-type="float">
            <text:p>3760</text:p>
          </table:table-cell>
          <table:table-cell table:formula="of:=IF(LEN([.A125])=0;0;LEN([.A125])-LEN(SUBSTITUTE([.A125];&quot; &quot;;&quot;&quot;))+1)" office:value-type="float" office:value="4" calcext:value-type="float">
            <text:p>4</text:p>
          </table:table-cell>
          <table:table-cell table:formula="of:=IF(LEN([.B125])=0;0;LEN([.B125])-LEN(SUBSTITUTE([.B12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appa Pia</text:p>
          </table:table-cell>
          <table:table-cell table:style-name="ce2" office:value-type="date" office:date-value="2017-08-15" calcext:value-type="date">
            <text:p>2017.08.15</text:p>
          </table:table-cell>
          <table:table-cell office:value-type="string" calcext:value-type="string">
            <text:p>InterCom</text:p>
          </table:table-cell>
          <table:table-cell office:value-type="float" office:value="93223156" calcext:value-type="float">
            <text:p>93223156</text:p>
          </table:table-cell>
          <table:table-cell office:value-type="float" office:value="70658" calcext:value-type="float">
            <text:p>70658</text:p>
          </table:table-cell>
          <table:table-cell table:formula="of:=IF(LEN([.A126])=0;0;LEN([.A126])-LEN(SUBSTITUTE([.A126];&quot; &quot;;&quot;&quot;))+1)" office:value-type="float" office:value="2" calcext:value-type="float">
            <text:p>2</text:p>
          </table:table-cell>
          <table:table-cell table:formula="of:=IF(LEN([.B126])=0;0;LEN([.B126])-LEN(SUBSTITUTE([.B12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House</text:p>
          </table:table-cell>
          <table:table-cell office:value-type="string" calcext:value-type="string">
            <text:p>A szerencse háza</text:p>
          </table:table-cell>
          <table:table-cell table:style-name="ce2" office:value-type="date" office:date-value="2017-08-17" calcext:value-type="date">
            <text:p>2017.08.17</text:p>
          </table:table-cell>
          <table:table-cell office:value-type="string" calcext:value-type="string">
            <text:p>InterCom</text:p>
          </table:table-cell>
          <table:table-cell office:value-type="float" office:value="29166226" calcext:value-type="float">
            <text:p>29166226</text:p>
          </table:table-cell>
          <table:table-cell office:value-type="float" office:value="20781" calcext:value-type="float">
            <text:p>20781</text:p>
          </table:table-cell>
          <table:table-cell table:formula="of:=IF(LEN([.A127])=0;0;LEN([.A127])-LEN(SUBSTITUTE([.A127];&quot; &quot;;&quot;&quot;))+1)" office:value-type="float" office:value="2" calcext:value-type="float">
            <text:p>2</text:p>
          </table:table-cell>
          <table:table-cell table:formula="of:=IF(LEN([.B127])=0;0;LEN([.B127])-LEN(SUBSTITUTE([.B12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Nut Job 2: Nutty by Nature</text:p>
          </table:table-cell>
          <table:table-cell office:value-type="string" calcext:value-type="string">
            <text:p>A mogyoró-meló 2.</text:p>
          </table:table-cell>
          <table:table-cell table:style-name="ce2" office:value-type="date" office:date-value="2017-08-17" calcext:value-type="date">
            <text:p>2017.08.17</text:p>
          </table:table-cell>
          <table:table-cell office:value-type="string" calcext:value-type="string">
            <text:p>Freeman</text:p>
          </table:table-cell>
          <table:table-cell office:value-type="float" office:value="25844133" calcext:value-type="float">
            <text:p>25844133</text:p>
          </table:table-cell>
          <table:table-cell office:value-type="float" office:value="19518" calcext:value-type="float">
            <text:p>19518</text:p>
          </table:table-cell>
          <table:table-cell table:formula="of:=IF(LEN([.A128])=0;0;LEN([.A128])-LEN(SUBSTITUTE([.A128];&quot; &quot;;&quot;&quot;))+1)" office:value-type="float" office:value="7" calcext:value-type="float">
            <text:p>7</text:p>
          </table:table-cell>
          <table:table-cell table:formula="of:=IF(LEN([.B128])=0;0;LEN([.B128])-LEN(SUBSTITUTE([.B12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Promise</text:p>
          </table:table-cell>
          <table:table-cell office:value-type="string" calcext:value-type="string">
            <text:p>Az ígéret</text:p>
          </table:table-cell>
          <table:table-cell table:style-name="ce2" office:value-type="date" office:date-value="2017-08-17" calcext:value-type="date">
            <text:p>2017.08.17</text:p>
          </table:table-cell>
          <table:table-cell office:value-type="string" calcext:value-type="string">
            <text:p>Vertigo</text:p>
          </table:table-cell>
          <table:table-cell office:value-type="float" office:value="3479890" calcext:value-type="float">
            <text:p>3479890</text:p>
          </table:table-cell>
          <table:table-cell office:value-type="float" office:value="2738" calcext:value-type="float">
            <text:p>2738</text:p>
          </table:table-cell>
          <table:table-cell table:formula="of:=IF(LEN([.A129])=0;0;LEN([.A129])-LEN(SUBSTITUTE([.A129];&quot; &quot;;&quot;&quot;))+1)" office:value-type="float" office:value="2" calcext:value-type="float">
            <text:p>2</text:p>
          </table:table-cell>
          <table:table-cell table:formula="of:=IF(LEN([.B129])=0;0;LEN([.B129])-LEN(SUBSTITUTE([.B12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gy kupac kufli</text:p>
          </table:table-cell>
          <table:table-cell table:style-name="ce2" office:value-type="date" office:date-value="2017-08-17" calcext:value-type="date">
            <text:p>2017.08.17</text:p>
          </table:table-cell>
          <table:table-cell office:value-type="string" calcext:value-type="string">
            <text:p>Kedd</text:p>
          </table:table-cell>
          <table:table-cell office:value-type="float" office:value="2814051" calcext:value-type="float">
            <text:p>2814051</text:p>
          </table:table-cell>
          <table:table-cell office:value-type="float" office:value="2231" calcext:value-type="float">
            <text:p>2231</text:p>
          </table:table-cell>
          <table:table-cell table:formula="of:=IF(LEN([.A130])=0;0;LEN([.A130])-LEN(SUBSTITUTE([.A130];&quot; &quot;;&quot;&quot;))+1)" office:value-type="float" office:value="3" calcext:value-type="float">
            <text:p>3</text:p>
          </table:table-cell>
          <table:table-cell table:formula="of:=IF(LEN([.B130])=0;0;LEN([.B130])-LEN(SUBSTITUTE([.B130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ID DINGUE</text:p>
          </table:table-cell>
          <table:table-cell office:value-type="string" calcext:value-type="string">
            <text:p>RAID - A TÖRVÉNY NEMÉBEN</text:p>
          </table:table-cell>
          <table:table-cell table:style-name="ce2" office:value-type="date" office:date-value="2017-08-17" calcext:value-type="date">
            <text:p>2017.08.17</text:p>
          </table:table-cell>
          <table:table-cell office:value-type="string" calcext:value-type="string">
            <text:p>ADS</text:p>
          </table:table-cell>
          <table:table-cell office:value-type="float" office:value="2064305" calcext:value-type="float">
            <text:p>2064305</text:p>
          </table:table-cell>
          <table:table-cell office:value-type="float" office:value="1340" calcext:value-type="float">
            <text:p>1340</text:p>
          </table:table-cell>
          <table:table-cell table:formula="of:=IF(LEN([.A131])=0;0;LEN([.A131])-LEN(SUBSTITUTE([.A131];&quot; &quot;;&quot;&quot;))+1)" office:value-type="float" office:value="2" calcext:value-type="float">
            <text:p>2</text:p>
          </table:table-cell>
          <table:table-cell table:formula="of:=IF(LEN([.B131])=0;0;LEN([.B131])-LEN(SUBSTITUTE([.B131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.O.</text:p>
          </table:table-cell>
          <table:table-cell table:style-name="ce2" office:value-type="date" office:date-value="2017-08-17" calcext:value-type="date">
            <text:p>2017.08.17</text:p>
          </table:table-cell>
          <table:table-cell office:value-type="string" calcext:value-type="string">
            <text:p>MoziNet</text:p>
          </table:table-cell>
          <table:table-cell office:value-type="float" office:value="1953695" calcext:value-type="float">
            <text:p>1953695</text:p>
          </table:table-cell>
          <table:table-cell office:value-type="float" office:value="1289" calcext:value-type="float">
            <text:p>1289</text:p>
          </table:table-cell>
          <table:table-cell table:formula="of:=IF(LEN([.A132])=0;0;LEN([.A132])-LEN(SUBSTITUTE([.A132];&quot; &quot;;&quot;&quot;))+1)" office:value-type="float" office:value="1" calcext:value-type="float">
            <text:p>1</text:p>
          </table:table-cell>
          <table:table-cell table:formula="of:=IF(LEN([.B132])=0;0;LEN([.B132])-LEN(SUBSTITUTE([.B13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Hitman's Bodyguard</text:p>
          </table:table-cell>
          <table:table-cell office:value-type="string" calcext:value-type="string">
            <text:p>Sokkal több mint testőr</text:p>
          </table:table-cell>
          <table:table-cell table:style-name="ce2" office:value-type="date" office:date-value="2017-08-24" calcext:value-type="date">
            <text:p>2017.08.24</text:p>
          </table:table-cell>
          <table:table-cell office:value-type="string" calcext:value-type="string">
            <text:p>Freeman</text:p>
          </table:table-cell>
          <table:table-cell office:value-type="float" office:value="49755193" calcext:value-type="float">
            <text:p>49755193</text:p>
          </table:table-cell>
          <table:table-cell office:value-type="float" office:value="35721" calcext:value-type="float">
            <text:p>35721</text:p>
          </table:table-cell>
          <table:table-cell table:formula="of:=IF(LEN([.A133])=0;0;LEN([.A133])-LEN(SUBSTITUTE([.A133];&quot; &quot;;&quot;&quot;))+1)" office:value-type="float" office:value="3" calcext:value-type="float">
            <text:p>3</text:p>
          </table:table-cell>
          <table:table-cell table:formula="of:=IF(LEN([.B133])=0;0;LEN([.B133])-LEN(SUBSTITUTE([.B133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ityville: The Awakening</text:p>
          </table:table-cell>
          <table:table-cell office:value-type="string" calcext:value-type="string">
            <text:p>Amityville - Az ébredés</text:p>
          </table:table-cell>
          <table:table-cell table:style-name="ce2" office:value-type="date" office:date-value="2017-08-24" calcext:value-type="date">
            <text:p>2017.08.24</text:p>
          </table:table-cell>
          <table:table-cell office:value-type="string" calcext:value-type="string">
            <text:p>InterCom</text:p>
          </table:table-cell>
          <table:table-cell office:value-type="float" office:value="16506702" calcext:value-type="float">
            <text:p>16506702</text:p>
          </table:table-cell>
          <table:table-cell office:value-type="float" office:value="11824" calcext:value-type="float">
            <text:p>11824</text:p>
          </table:table-cell>
          <table:table-cell table:formula="of:=IF(LEN([.A134])=0;0;LEN([.A134])-LEN(SUBSTITUTE([.A134];&quot; &quot;;&quot;&quot;))+1)" office:value-type="float" office:value="3" calcext:value-type="float">
            <text:p>3</text:p>
          </table:table-cell>
          <table:table-cell table:formula="of:=IF(LEN([.B134])=0;0;LEN([.B134])-LEN(SUBSTITUTE([.B134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an Lucky</text:p>
          </table:table-cell>
          <table:table-cell office:value-type="string" calcext:value-type="string">
            <text:p>Logan Lucky - A tuti balhé</text:p>
          </table:table-cell>
          <table:table-cell table:style-name="ce2" office:value-type="date" office:date-value="2017-08-24" calcext:value-type="date">
            <text:p>2017.08.24</text:p>
          </table:table-cell>
          <table:table-cell office:value-type="string" calcext:value-type="string">
            <text:p>Vertigo</text:p>
          </table:table-cell>
          <table:table-cell office:value-type="float" office:value="10652153" calcext:value-type="float">
            <text:p>10652153</text:p>
          </table:table-cell>
          <table:table-cell office:value-type="float" office:value="7313" calcext:value-type="float">
            <text:p>7313</text:p>
          </table:table-cell>
          <table:table-cell table:formula="of:=IF(LEN([.A135])=0;0;LEN([.A135])-LEN(SUBSTITUTE([.A135];&quot; &quot;;&quot;&quot;))+1)" office:value-type="float" office:value="2" calcext:value-type="float">
            <text:p>2</text:p>
          </table:table-cell>
          <table:table-cell table:formula="of:=IF(LEN([.B135])=0;0;LEN([.B135])-LEN(SUBSTITUTE([.B135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rican Made</text:p>
          </table:table-cell>
          <table:table-cell office:value-type="string" calcext:value-type="string">
            <text:p>Barry Seal: A beszállító</text:p>
          </table:table-cell>
          <table:table-cell table:style-name="ce2" office:value-type="date" office:date-value="2017-08-31" calcext:value-type="date">
            <text:p>2017.08.31</text:p>
          </table:table-cell>
          <table:table-cell office:value-type="string" calcext:value-type="string">
            <text:p>UIP</text:p>
          </table:table-cell>
          <table:table-cell office:value-type="float" office:value="65008678" calcext:value-type="float">
            <text:p>65008678</text:p>
          </table:table-cell>
          <table:table-cell office:value-type="float" office:value="45350" calcext:value-type="float">
            <text:p>45350</text:p>
          </table:table-cell>
          <table:table-cell table:formula="of:=IF(LEN([.A136])=0;0;LEN([.A136])-LEN(SUBSTITUTE([.A136];&quot; &quot;;&quot;&quot;))+1)" office:value-type="float" office:value="2" calcext:value-type="float">
            <text:p>2</text:p>
          </table:table-cell>
          <table:table-cell table:formula="of:=IF(LEN([.B136])=0;0;LEN([.B136])-LEN(SUBSTITUTE([.B13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nhumans</text:p>
          </table:table-cell>
          <table:table-cell table:style-name="ce2" office:value-type="date" office:date-value="2017-08-31" calcext:value-type="date">
            <text:p>2017.08.31</text:p>
          </table:table-cell>
          <table:table-cell office:value-type="string" calcext:value-type="string">
            <text:p>Forum</text:p>
          </table:table-cell>
          <table:table-cell office:value-type="float" office:value="1063865" calcext:value-type="float">
            <text:p>1063865</text:p>
          </table:table-cell>
          <table:table-cell office:value-type="float" office:value="619" calcext:value-type="float">
            <text:p>619</text:p>
          </table:table-cell>
          <table:table-cell table:formula="of:=IF(LEN([.A137])=0;0;LEN([.A137])-LEN(SUBSTITUTE([.A137];&quot; &quot;;&quot;&quot;))+1)" office:value-type="float" office:value="1" calcext:value-type="float">
            <text:p>1</text:p>
          </table:table-cell>
          <table:table-cell table:formula="of:=IF(LEN([.B137])=0;0;LEN([.B137])-LEN(SUBSTITUTE([.B13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Az <text:s/></text:p>
          </table:table-cell>
          <table:table-cell table:style-name="ce2" office:value-type="date" office:date-value="2017-09-07" calcext:value-type="date">
            <text:p>2017.09.07</text:p>
          </table:table-cell>
          <table:table-cell office:value-type="string" calcext:value-type="string">
            <text:p>InterCom</text:p>
          </table:table-cell>
          <table:table-cell office:value-type="float" office:value="117242901" calcext:value-type="float">
            <text:p>117242901</text:p>
          </table:table-cell>
          <table:table-cell office:value-type="float" office:value="82129" calcext:value-type="float">
            <text:p>82129</text:p>
          </table:table-cell>
          <table:table-cell table:formula="of:=IF(LEN([.A138])=0;0;LEN([.A138])-LEN(SUBSTITUTE([.A138];&quot; &quot;;&quot;&quot;))+1)" office:value-type="float" office:value="2" calcext:value-type="float">
            <text:p>2</text:p>
          </table:table-cell>
          <table:table-cell table:formula="of:=IF(LEN([.B138])=0;0;LEN([.B138])-LEN(SUBSTITUTE([.B13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egades</text:p>
          </table:table-cell>
          <table:table-cell office:value-type="string" calcext:value-type="string">
            <text:p>Renegátok</text:p>
          </table:table-cell>
          <table:table-cell table:style-name="ce2" office:value-type="date" office:date-value="2017-09-07" calcext:value-type="date">
            <text:p>2017.09.07</text:p>
          </table:table-cell>
          <table:table-cell office:value-type="string" calcext:value-type="string">
            <text:p>Big Bang Media</text:p>
          </table:table-cell>
          <table:table-cell office:value-type="float" office:value="13699105" calcext:value-type="float">
            <text:p>13699105</text:p>
          </table:table-cell>
          <table:table-cell office:value-type="float" office:value="9643" calcext:value-type="float">
            <text:p>9643</text:p>
          </table:table-cell>
          <table:table-cell table:formula="of:=IF(LEN([.A139])=0;0;LEN([.A139])-LEN(SUBSTITUTE([.A139];&quot; &quot;;&quot;&quot;))+1)" office:value-type="float" office:value="1" calcext:value-type="float">
            <text:p>1</text:p>
          </table:table-cell>
          <table:table-cell table:formula="of:=IF(LEN([.B139])=0;0;LEN([.B139])-LEN(SUBSTITUTE([.B13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on of Bigfoot</text:p>
          </table:table-cell>
          <table:table-cell office:value-type="string" calcext:value-type="string">
            <text:p>Óriásláb fia</text:p>
          </table:table-cell>
          <table:table-cell table:style-name="ce2" office:value-type="date" office:date-value="2017-09-07" calcext:value-type="date">
            <text:p>2017.09.07</text:p>
          </table:table-cell>
          <table:table-cell office:value-type="string" calcext:value-type="string">
            <text:p>Freeman</text:p>
          </table:table-cell>
          <table:table-cell office:value-type="float" office:value="12161348" calcext:value-type="float">
            <text:p>12161348</text:p>
          </table:table-cell>
          <table:table-cell office:value-type="float" office:value="8891" calcext:value-type="float">
            <text:p>8891</text:p>
          </table:table-cell>
          <table:table-cell table:formula="of:=IF(LEN([.A140])=0;0;LEN([.A140])-LEN(SUBSTITUTE([.A140];&quot; &quot;;&quot;&quot;))+1)" office:value-type="float" office:value="4" calcext:value-type="float">
            <text:p>4</text:p>
          </table:table-cell>
          <table:table-cell table:formula="of:=IF(LEN([.B140])=0;0;LEN([.B140])-LEN(SUBSTITUTE([.B14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d River</text:p>
          </table:table-cell>
          <table:table-cell office:value-type="string" calcext:value-type="string">
            <text:p>Gyilkos nyomon</text:p>
          </table:table-cell>
          <table:table-cell table:style-name="ce2" office:value-type="date" office:date-value="2017-09-07" calcext:value-type="date">
            <text:p>2017.09.07</text:p>
          </table:table-cell>
          <table:table-cell office:value-type="string" calcext:value-type="string">
            <text:p>Vertigo</text:p>
          </table:table-cell>
          <table:table-cell office:value-type="float" office:value="11087220" calcext:value-type="float">
            <text:p>11087220</text:p>
          </table:table-cell>
          <table:table-cell office:value-type="float" office:value="7482" calcext:value-type="float">
            <text:p>7482</text:p>
          </table:table-cell>
          <table:table-cell table:formula="of:=IF(LEN([.A141])=0;0;LEN([.A141])-LEN(SUBSTITUTE([.A141];&quot; &quot;;&quot;&quot;))+1)" office:value-type="float" office:value="2" calcext:value-type="float">
            <text:p>2</text:p>
          </table:table-cell>
          <table:table-cell table:formula="of:=IF(LEN([.B141])=0;0;LEN([.B141])-LEN(SUBSTITUTE([.B14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Beguiled</text:p>
          </table:table-cell>
          <table:table-cell office:value-type="string" calcext:value-type="string">
            <text:p>Csábítás</text:p>
          </table:table-cell>
          <table:table-cell table:style-name="ce2" office:value-type="date" office:date-value="2017-09-07" calcext:value-type="date">
            <text:p>2017.09.07</text:p>
          </table:table-cell>
          <table:table-cell office:value-type="string" calcext:value-type="string">
            <text:p>UIP</text:p>
          </table:table-cell>
          <table:table-cell office:value-type="float" office:value="10892698" calcext:value-type="float">
            <text:p>10892698</text:p>
          </table:table-cell>
          <table:table-cell office:value-type="float" office:value="7577" calcext:value-type="float">
            <text:p>7577</text:p>
          </table:table-cell>
          <table:table-cell table:formula="of:=IF(LEN([.A142])=0;0;LEN([.A142])-LEN(SUBSTITUTE([.A142];&quot; &quot;;&quot;&quot;))+1)" office:value-type="float" office:value="2" calcext:value-type="float">
            <text:p>2</text:p>
          </table:table-cell>
          <table:table-cell table:formula="of:=IF(LEN([.B142])=0;0;LEN([.B142])-LEN(SUBSTITUTE([.B14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 Again</text:p>
          </table:table-cell>
          <table:table-cell office:value-type="string" calcext:value-type="string">
            <text:p>Újra otthon</text:p>
          </table:table-cell>
          <table:table-cell table:style-name="ce2" office:value-type="date" office:date-value="2017-09-14" calcext:value-type="date">
            <text:p>2017.09.14</text:p>
          </table:table-cell>
          <table:table-cell office:value-type="string" calcext:value-type="string">
            <text:p>Big Bang Media</text:p>
          </table:table-cell>
          <table:table-cell office:value-type="float" office:value="24437596" calcext:value-type="float">
            <text:p>24437596</text:p>
          </table:table-cell>
          <table:table-cell office:value-type="float" office:value="17521" calcext:value-type="float">
            <text:p>17521</text:p>
          </table:table-cell>
          <table:table-cell table:formula="of:=IF(LEN([.A143])=0;0;LEN([.A143])-LEN(SUBSTITUTE([.A143];&quot; &quot;;&quot;&quot;))+1)" office:value-type="float" office:value="2" calcext:value-type="float">
            <text:p>2</text:p>
          </table:table-cell>
          <table:table-cell table:formula="of:=IF(LEN([.B143])=0;0;LEN([.B143])-LEN(SUBSTITUTE([.B14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rican Assassin</text:p>
          </table:table-cell>
          <table:table-cell office:value-type="string" calcext:value-type="string">
            <text:p>Amerikai bérgyilkos</text:p>
          </table:table-cell>
          <table:table-cell table:style-name="ce2" office:value-type="date" office:date-value="2017-09-14" calcext:value-type="date">
            <text:p>2017.09.14</text:p>
          </table:table-cell>
          <table:table-cell office:value-type="string" calcext:value-type="string">
            <text:p>Freeman</text:p>
          </table:table-cell>
          <table:table-cell office:value-type="float" office:value="18728962" calcext:value-type="float">
            <text:p>18728962</text:p>
          </table:table-cell>
          <table:table-cell office:value-type="float" office:value="13018" calcext:value-type="float">
            <text:p>13018</text:p>
          </table:table-cell>
          <table:table-cell table:formula="of:=IF(LEN([.A144])=0;0;LEN([.A144])-LEN(SUBSTITUTE([.A144];&quot; &quot;;&quot;&quot;))+1)" office:value-type="float" office:value="2" calcext:value-type="float">
            <text:p>2</text:p>
          </table:table-cell>
          <table:table-cell table:formula="of:=IF(LEN([.B144])=0;0;LEN([.B144])-LEN(SUBSTITUTE([.B14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TASZTIKUS UTAZÁS ÓZ BIRODALMÁBA</text:p>
          </table:table-cell>
          <table:table-cell office:value-type="string" calcext:value-type="string">
            <text:p>FANTASTIC JOURNEY TO OZ</text:p>
          </table:table-cell>
          <table:table-cell table:style-name="ce2" office:value-type="date" office:date-value="2017-09-14" calcext:value-type="date">
            <text:p>2017.09.14</text:p>
          </table:table-cell>
          <table:table-cell office:value-type="string" calcext:value-type="string">
            <text:p>ADS</text:p>
          </table:table-cell>
          <table:table-cell office:value-type="float" office:value="1994857" calcext:value-type="float">
            <text:p>1994857</text:p>
          </table:table-cell>
          <table:table-cell office:value-type="float" office:value="1425" calcext:value-type="float">
            <text:p>1425</text:p>
          </table:table-cell>
          <table:table-cell table:formula="of:=IF(LEN([.A145])=0;0;LEN([.A145])-LEN(SUBSTITUTE([.A145];&quot; &quot;;&quot;&quot;))+1)" office:value-type="float" office:value="4" calcext:value-type="float">
            <text:p>4</text:p>
          </table:table-cell>
          <table:table-cell table:formula="of:=IF(LEN([.B145])=0;0;LEN([.B145])-LEN(SUBSTITUTE([.B14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 water - Cage dive</text:p>
          </table:table-cell>
          <table:table-cell office:value-type="string" calcext:value-type="string">
            <text:p>Nyílt tengeren: Cápák között</text:p>
          </table:table-cell>
          <table:table-cell table:style-name="ce2" office:value-type="date" office:date-value="2017-09-14" calcext:value-type="date">
            <text:p>2017.09.14</text:p>
          </table:table-cell>
          <table:table-cell office:value-type="string" calcext:value-type="string">
            <text:p>ADS</text:p>
          </table:table-cell>
          <table:table-cell office:value-type="float" office:value="876550" calcext:value-type="float">
            <text:p>876550</text:p>
          </table:table-cell>
          <table:table-cell office:value-type="float" office:value="542" calcext:value-type="float">
            <text:p>542</text:p>
          </table:table-cell>
          <table:table-cell table:formula="of:=IF(LEN([.A146])=0;0;LEN([.A146])-LEN(SUBSTITUTE([.A146];&quot; &quot;;&quot;&quot;))+1)" office:value-type="float" office:value="5" calcext:value-type="float">
            <text:p>5</text:p>
          </table:table-cell>
          <table:table-cell table:formula="of:=IF(LEN([.B146])=0;0;LEN([.B146])-LEN(SUBSTITUTE([.B14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artók</text:p>
          </table:table-cell>
          <table:table-cell table:style-name="ce2" office:value-type="date" office:date-value="2017-09-14" calcext:value-type="date">
            <text:p>2017.09.14</text:p>
          </table:table-cell>
          <table:table-cell office:value-type="string" calcext:value-type="string">
            <text:p>FilmNet</text:p>
          </table:table-cell>
          <table:table-cell office:value-type="float" office:value="560000" calcext:value-type="float">
            <text:p>560000</text:p>
          </table:table-cell>
          <table:table-cell office:value-type="float" office:value="701" calcext:value-type="float">
            <text:p>701</text:p>
          </table:table-cell>
          <table:table-cell table:formula="of:=IF(LEN([.A147])=0;0;LEN([.A147])-LEN(SUBSTITUTE([.A147];&quot; &quot;;&quot;&quot;))+1)" office:value-type="float" office:value="1" calcext:value-type="float">
            <text:p>1</text:p>
          </table:table-cell>
          <table:table-cell table:formula="of:=IF(LEN([.B147])=0;0;LEN([.B147])-LEN(SUBSTITUTE([.B14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gsman: The Golden Circle</text:p>
          </table:table-cell>
          <table:table-cell office:value-type="string" calcext:value-type="string">
            <text:p>Kingsman: Az aranykör</text:p>
          </table:table-cell>
          <table:table-cell table:style-name="ce2" office:value-type="date" office:date-value="2017-09-21" calcext:value-type="date">
            <text:p>2017.09.21</text:p>
          </table:table-cell>
          <table:table-cell office:value-type="string" calcext:value-type="string">
            <text:p>Forum</text:p>
          </table:table-cell>
          <table:table-cell office:value-type="float" office:value="72685910" calcext:value-type="float">
            <text:p>72685910</text:p>
          </table:table-cell>
          <table:table-cell office:value-type="float" office:value="50857" calcext:value-type="float">
            <text:p>50857</text:p>
          </table:table-cell>
          <table:table-cell table:formula="of:=IF(LEN([.A148])=0;0;LEN([.A148])-LEN(SUBSTITUTE([.A148];&quot; &quot;;&quot;&quot;))+1)" office:value-type="float" office:value="4" calcext:value-type="float">
            <text:p>4</text:p>
          </table:table-cell>
          <table:table-cell table:formula="of:=IF(LEN([.B148])=0;0;LEN([.B148])-LEN(SUBSTITUTE([.B14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Lego Ninjago Movie</text:p>
          </table:table-cell>
          <table:table-cell office:value-type="string" calcext:value-type="string">
            <text:p>A Lego Ninjago film</text:p>
          </table:table-cell>
          <table:table-cell table:style-name="ce2" office:value-type="date" office:date-value="2017-09-21" calcext:value-type="date">
            <text:p>2017.09.21</text:p>
          </table:table-cell>
          <table:table-cell office:value-type="string" calcext:value-type="string">
            <text:p>InterCom</text:p>
          </table:table-cell>
          <table:table-cell office:value-type="float" office:value="30516436" calcext:value-type="float">
            <text:p>30516436</text:p>
          </table:table-cell>
          <table:table-cell office:value-type="float" office:value="22427" calcext:value-type="float">
            <text:p>22427</text:p>
          </table:table-cell>
          <table:table-cell table:formula="of:=IF(LEN([.A149])=0;0;LEN([.A149])-LEN(SUBSTITUTE([.A149];&quot; &quot;;&quot;&quot;))+1)" office:value-type="float" office:value="4" calcext:value-type="float">
            <text:p>4</text:p>
          </table:table-cell>
          <table:table-cell table:formula="of:=IF(LEN([.B149])=0;0;LEN([.B149])-LEN(SUBSTITUTE([.B149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ctoria and Abdul</text:p>
          </table:table-cell>
          <table:table-cell office:value-type="string" calcext:value-type="string">
            <text:p>Viktória királynő és Abdul</text:p>
          </table:table-cell>
          <table:table-cell table:style-name="ce2" office:value-type="date" office:date-value="2017-09-21" calcext:value-type="date">
            <text:p>2017.09.21</text:p>
          </table:table-cell>
          <table:table-cell office:value-type="string" calcext:value-type="string">
            <text:p>UIP</text:p>
          </table:table-cell>
          <table:table-cell office:value-type="float" office:value="11248048" calcext:value-type="float">
            <text:p>11248048</text:p>
          </table:table-cell>
          <table:table-cell office:value-type="float" office:value="7781" calcext:value-type="float">
            <text:p>7781</text:p>
          </table:table-cell>
          <table:table-cell table:formula="of:=IF(LEN([.A150])=0;0;LEN([.A150])-LEN(SUBSTITUTE([.A150];&quot; &quot;;&quot;&quot;))+1)" office:value-type="float" office:value="3" calcext:value-type="float">
            <text:p>3</text:p>
          </table:table-cell>
          <table:table-cell table:formula="of:=IF(LEN([.B150])=0;0;LEN([.B150])-LEN(SUBSTITUTE([.B15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 Meters Down</text:p>
          </table:table-cell>
          <table:table-cell office:value-type="string" calcext:value-type="string">
            <text:p>47 méter mélyen</text:p>
          </table:table-cell>
          <table:table-cell table:style-name="ce2" office:value-type="date" office:date-value="2017-09-21" calcext:value-type="date">
            <text:p>2017.09.21</text:p>
          </table:table-cell>
          <table:table-cell office:value-type="string" calcext:value-type="string">
            <text:p>Vertigo</text:p>
          </table:table-cell>
          <table:table-cell office:value-type="float" office:value="6558680" calcext:value-type="float">
            <text:p>6558680</text:p>
          </table:table-cell>
          <table:table-cell office:value-type="float" office:value="4562" calcext:value-type="float">
            <text:p>4562</text:p>
          </table:table-cell>
          <table:table-cell table:formula="of:=IF(LEN([.A151])=0;0;LEN([.A151])-LEN(SUBSTITUTE([.A151];&quot; &quot;;&quot;&quot;))+1)" office:value-type="float" office:value="3" calcext:value-type="float">
            <text:p>3</text:p>
          </table:table-cell>
          <table:table-cell table:formula="of:=IF(LEN([.B151])=0;0;LEN([.B151])-LEN(SUBSTITUTE([.B151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Hetedik alabárdos</text:p>
          </table:table-cell>
          <table:table-cell table:style-name="ce2" office:value-type="date" office:date-value="2017-09-21" calcext:value-type="date">
            <text:p>2017.09.21</text:p>
          </table:table-cell>
          <table:table-cell office:value-type="string" calcext:value-type="string">
            <text:p>Sky Film</text:p>
          </table:table-cell>
          <table:table-cell office:value-type="float" office:value="1532525" calcext:value-type="float">
            <text:p>1532525</text:p>
          </table:table-cell>
          <table:table-cell office:value-type="float" office:value="1509" calcext:value-type="float">
            <text:p>1509</text:p>
          </table:table-cell>
          <table:table-cell table:formula="of:=IF(LEN([.A152])=0;0;LEN([.A152])-LEN(SUBSTITUTE([.A152];&quot; &quot;;&quot;&quot;))+1)" office:value-type="float" office:value="2" calcext:value-type="float">
            <text:p>2</text:p>
          </table:table-cell>
          <table:table-cell table:formula="of:=IF(LEN([.B152])=0;0;LEN([.B152])-LEN(SUBSTITUTE([.B15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llkommen bei den Hartmanns</text:p>
          </table:table-cell>
          <table:table-cell office:value-type="string" calcext:value-type="string">
            <text:p>Isten hozott Németországban!</text:p>
          </table:table-cell>
          <table:table-cell table:style-name="ce2" office:value-type="date" office:date-value="2017-09-21" calcext:value-type="date">
            <text:p>2017.09.21</text:p>
          </table:table-cell>
          <table:table-cell office:value-type="string" calcext:value-type="string">
            <text:p>ADS</text:p>
          </table:table-cell>
          <table:table-cell office:value-type="float" office:value="1043465" calcext:value-type="float">
            <text:p>1043465</text:p>
          </table:table-cell>
          <table:table-cell office:value-type="float" office:value="727" calcext:value-type="float">
            <text:p>727</text:p>
          </table:table-cell>
          <table:table-cell table:formula="of:=IF(LEN([.A153])=0;0;LEN([.A153])-LEN(SUBSTITUTE([.A153];&quot; &quot;;&quot;&quot;))+1)" office:value-type="float" office:value="4" calcext:value-type="float">
            <text:p>4</text:p>
          </table:table-cell>
          <table:table-cell table:formula="of:=IF(LEN([.B153])=0;0;LEN([.B153])-LEN(SUBSTITUTE([.B15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ltra</text:p>
          </table:table-cell>
          <table:table-cell table:style-name="ce2" office:value-type="date" office:date-value="2017-09-21" calcext:value-type="date">
            <text:p>2017.09.21</text:p>
          </table:table-cell>
          <table:table-cell office:value-type="string" calcext:value-type="string">
            <text:p>MoziNet</text:p>
          </table:table-cell>
          <table:table-cell office:value-type="float" office:value="938140" calcext:value-type="float">
            <text:p>938140</text:p>
          </table:table-cell>
          <table:table-cell office:value-type="float" office:value="896" calcext:value-type="float">
            <text:p>896</text:p>
          </table:table-cell>
          <table:table-cell table:formula="of:=IF(LEN([.A154])=0;0;LEN([.A154])-LEN(SUBSTITUTE([.A154];&quot; &quot;;&quot;&quot;))+1)" office:value-type="float" office:value="1" calcext:value-type="float">
            <text:p>1</text:p>
          </table:table-cell>
          <table:table-cell table:formula="of:=IF(LEN([.B154])=0;0;LEN([.B154])-LEN(SUBSTITUTE([.B15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liners</text:p>
          </table:table-cell>
          <table:table-cell office:value-type="string" calcext:value-type="string">
            <text:p>Egyenesen át</text:p>
          </table:table-cell>
          <table:table-cell table:style-name="ce2" office:value-type="date" office:date-value="2017-09-28" calcext:value-type="date">
            <text:p>2017.09.28</text:p>
          </table:table-cell>
          <table:table-cell office:value-type="string" calcext:value-type="string">
            <text:p>InterCom</text:p>
          </table:table-cell>
          <table:table-cell office:value-type="float" office:value="23082281" calcext:value-type="float">
            <text:p>23082281</text:p>
          </table:table-cell>
          <table:table-cell office:value-type="float" office:value="16527" calcext:value-type="float">
            <text:p>16527</text:p>
          </table:table-cell>
          <table:table-cell table:formula="of:=IF(LEN([.A155])=0;0;LEN([.A155])-LEN(SUBSTITUTE([.A155];&quot; &quot;;&quot;&quot;))+1)" office:value-type="float" office:value="1" calcext:value-type="float">
            <text:p>1</text:p>
          </table:table-cell>
          <table:table-cell table:formula="of:=IF(LEN([.B155])=0;0;LEN([.B155])-LEN(SUBSTITUTE([.B15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lip Fever</text:p>
          </table:table-cell>
          <table:table-cell office:value-type="string" calcext:value-type="string">
            <text:p>Tulipánláz</text:p>
          </table:table-cell>
          <table:table-cell table:style-name="ce2" office:value-type="date" office:date-value="2017-09-28" calcext:value-type="date">
            <text:p>2017.09.28</text:p>
          </table:table-cell>
          <table:table-cell office:value-type="string" calcext:value-type="string">
            <text:p>Forum</text:p>
          </table:table-cell>
          <table:table-cell office:value-type="float" office:value="7839563" calcext:value-type="float">
            <text:p>7839563</text:p>
          </table:table-cell>
          <table:table-cell office:value-type="float" office:value="5710" calcext:value-type="float">
            <text:p>5710</text:p>
          </table:table-cell>
          <table:table-cell table:formula="of:=IF(LEN([.A156])=0;0;LEN([.A156])-LEN(SUBSTITUTE([.A156];&quot; &quot;;&quot;&quot;))+1)" office:value-type="float" office:value="2" calcext:value-type="float">
            <text:p>2</text:p>
          </table:table-cell>
          <table:table-cell table:formula="of:=IF(LEN([.B156])=0;0;LEN([.B156])-LEN(SUBSTITUTE([.B15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Only Living Boy in New York</text:p>
          </table:table-cell>
          <table:table-cell office:value-type="string" calcext:value-type="string">
            <text:p>New York-i afférok</text:p>
          </table:table-cell>
          <table:table-cell table:style-name="ce2" office:value-type="date" office:date-value="2017-09-28" calcext:value-type="date">
            <text:p>2017.09.28</text:p>
          </table:table-cell>
          <table:table-cell office:value-type="string" calcext:value-type="string">
            <text:p>Cinetel</text:p>
          </table:table-cell>
          <table:table-cell office:value-type="float" office:value="4183679" calcext:value-type="float">
            <text:p>4183679</text:p>
          </table:table-cell>
          <table:table-cell office:value-type="float" office:value="2761" calcext:value-type="float">
            <text:p>2761</text:p>
          </table:table-cell>
          <table:table-cell table:formula="of:=IF(LEN([.A157])=0;0;LEN([.A157])-LEN(SUBSTITUTE([.A157];&quot; &quot;;&quot;&quot;))+1)" office:value-type="float" office:value="7" calcext:value-type="float">
            <text:p>7</text:p>
          </table:table-cell>
          <table:table-cell table:formula="of:=IF(LEN([.B157])=0;0;LEN([.B157])-LEN(SUBSTITUTE([.B15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ng Solomon</text:p>
          </table:table-cell>
          <table:table-cell office:value-type="string" calcext:value-type="string">
            <text:p>Salamon király kalandjai</text:p>
          </table:table-cell>
          <table:table-cell table:style-name="ce2" office:value-type="date" office:date-value="2017-09-28" calcext:value-type="date">
            <text:p>2017.09.28</text:p>
          </table:table-cell>
          <table:table-cell office:value-type="string" calcext:value-type="string">
            <text:p>Vertigo</text:p>
          </table:table-cell>
          <table:table-cell office:value-type="float" office:value="2875755" calcext:value-type="float">
            <text:p>2875755</text:p>
          </table:table-cell>
          <table:table-cell office:value-type="float" office:value="3611" calcext:value-type="float">
            <text:p>3611</text:p>
          </table:table-cell>
          <table:table-cell table:formula="of:=IF(LEN([.A158])=0;0;LEN([.A158])-LEN(SUBSTITUTE([.A158];&quot; &quot;;&quot;&quot;))+1)" office:value-type="float" office:value="2" calcext:value-type="float">
            <text:p>2</text:p>
          </table:table-cell>
          <table:table-cell table:formula="of:=IF(LEN([.B158])=0;0;LEN([.B158])-LEN(SUBSTITUTE([.B15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de Runner 2049</text:p>
          </table:table-cell>
          <table:table-cell office:value-type="string" calcext:value-type="string">
            <text:p>Szárnyas fejvadász 2049</text:p>
          </table:table-cell>
          <table:table-cell table:style-name="ce2" office:value-type="date" office:date-value="2017-10-05" calcext:value-type="date">
            <text:p>2017.10.05</text:p>
          </table:table-cell>
          <table:table-cell office:value-type="string" calcext:value-type="string">
            <text:p>InterCom</text:p>
          </table:table-cell>
          <table:table-cell office:value-type="float" office:value="71475168" calcext:value-type="float">
            <text:p>71475168</text:p>
          </table:table-cell>
          <table:table-cell office:value-type="float" office:value="45080" calcext:value-type="float">
            <text:p>45080</text:p>
          </table:table-cell>
          <table:table-cell table:formula="of:=IF(LEN([.A159])=0;0;LEN([.A159])-LEN(SUBSTITUTE([.A159];&quot; &quot;;&quot;&quot;))+1)" office:value-type="float" office:value="3" calcext:value-type="float">
            <text:p>3</text:p>
          </table:table-cell>
          <table:table-cell table:formula="of:=IF(LEN([.B159])=0;0;LEN([.B159])-LEN(SUBSTITUTE([.B159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org/McEnroe</text:p>
          </table:table-cell>
          <table:table-cell table:style-name="ce2" office:value-type="date" office:date-value="2017-10-05" calcext:value-type="date">
            <text:p>2017.10.05</text:p>
          </table:table-cell>
          <table:table-cell office:value-type="string" calcext:value-type="string">
            <text:p>A Company</text:p>
          </table:table-cell>
          <table:table-cell office:value-type="float" office:value="2889485" calcext:value-type="float">
            <text:p>2889485</text:p>
          </table:table-cell>
          <table:table-cell office:value-type="float" office:value="1940" calcext:value-type="float">
            <text:p>1940</text:p>
          </table:table-cell>
          <table:table-cell table:formula="of:=IF(LEN([.A160])=0;0;LEN([.A160])-LEN(SUBSTITUTE([.A160];&quot; &quot;;&quot;&quot;))+1)" office:value-type="float" office:value="1" calcext:value-type="float">
            <text:p>1</text:p>
          </table:table-cell>
          <table:table-cell table:formula="of:=IF(LEN([.B160])=0;0;LEN([.B160])-LEN(SUBSTITUTE([.B160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nowman</text:p>
          </table:table-cell>
          <table:table-cell office:value-type="string" calcext:value-type="string">
            <text:p>Hóember</text:p>
          </table:table-cell>
          <table:table-cell table:style-name="ce2" office:value-type="date" office:date-value="2017-10-12" calcext:value-type="date">
            <text:p>2017.10.12</text:p>
          </table:table-cell>
          <table:table-cell office:value-type="string" calcext:value-type="string">
            <text:p>UIP</text:p>
          </table:table-cell>
          <table:table-cell office:value-type="float" office:value="44465890" calcext:value-type="float">
            <text:p>44465890</text:p>
          </table:table-cell>
          <table:table-cell office:value-type="float" office:value="31714" calcext:value-type="float">
            <text:p>31714</text:p>
          </table:table-cell>
          <table:table-cell table:formula="of:=IF(LEN([.A161])=0;0;LEN([.A161])-LEN(SUBSTITUTE([.A161];&quot; &quot;;&quot;&quot;))+1)" office:value-type="float" office:value="2" calcext:value-type="float">
            <text:p>2</text:p>
          </table:table-cell>
          <table:table-cell table:formula="of:=IF(LEN([.B161])=0;0;LEN([.B161])-LEN(SUBSTITUTE([.B16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hhH</text:p>
          </table:table-cell>
          <table:table-cell office:value-type="string" calcext:value-type="string">
            <text:p>HHhH - Himmler agyát Heydrichnek hívják</text:p>
          </table:table-cell>
          <table:table-cell table:style-name="ce2" office:value-type="date" office:date-value="2017-10-12" calcext:value-type="date">
            <text:p>2017.10.12</text:p>
          </table:table-cell>
          <table:table-cell office:value-type="string" calcext:value-type="string">
            <text:p>Big Bang Media</text:p>
          </table:table-cell>
          <table:table-cell office:value-type="float" office:value="14675340" calcext:value-type="float">
            <text:p>14675340</text:p>
          </table:table-cell>
          <table:table-cell office:value-type="float" office:value="10043" calcext:value-type="float">
            <text:p>10043</text:p>
          </table:table-cell>
          <table:table-cell table:formula="of:=IF(LEN([.A162])=0;0;LEN([.A162])-LEN(SUBSTITUTE([.A162];&quot; &quot;;&quot;&quot;))+1)" office:value-type="float" office:value="1" calcext:value-type="float">
            <text:p>1</text:p>
          </table:table-cell>
          <table:table-cell table:formula="of:=IF(LEN([.B162])=0;0;LEN([.B162])-LEN(SUBSTITUTE([.B162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y Little Pony: The Movie</text:p>
          </table:table-cell>
          <table:table-cell office:value-type="string" calcext:value-type="string">
            <text:p>My Little Pony - A film</text:p>
          </table:table-cell>
          <table:table-cell table:style-name="ce2" office:value-type="date" office:date-value="2017-10-12" calcext:value-type="date">
            <text:p>2017.10.12</text:p>
          </table:table-cell>
          <table:table-cell office:value-type="string" calcext:value-type="string">
            <text:p>Freeman</text:p>
          </table:table-cell>
          <table:table-cell office:value-type="float" office:value="14456330" calcext:value-type="float">
            <text:p>14456330</text:p>
          </table:table-cell>
          <table:table-cell office:value-type="float" office:value="11259" calcext:value-type="float">
            <text:p>11259</text:p>
          </table:table-cell>
          <table:table-cell table:formula="of:=IF(LEN([.A163])=0;0;LEN([.A163])-LEN(SUBSTITUTE([.A163];&quot; &quot;;&quot;&quot;))+1)" office:value-type="float" office:value="5" calcext:value-type="float">
            <text:p>5</text:p>
          </table:table-cell>
          <table:table-cell table:formula="of:=IF(LEN([.B163])=0;0;LEN([.B163])-LEN(SUBSTITUTE([.B163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ostorm</text:p>
          </table:table-cell>
          <table:table-cell office:value-type="string" calcext:value-type="string">
            <text:p>Űrvihar</text:p>
          </table:table-cell>
          <table:table-cell table:style-name="ce2" office:value-type="date" office:date-value="2017-10-19" calcext:value-type="date">
            <text:p>2017.10.19</text:p>
          </table:table-cell>
          <table:table-cell office:value-type="string" calcext:value-type="string">
            <text:p>InterCom</text:p>
          </table:table-cell>
          <table:table-cell office:value-type="float" office:value="63663778" calcext:value-type="float">
            <text:p>63663778</text:p>
          </table:table-cell>
          <table:table-cell office:value-type="float" office:value="38833" calcext:value-type="float">
            <text:p>38833</text:p>
          </table:table-cell>
          <table:table-cell table:formula="of:=IF(LEN([.A164])=0;0;LEN([.A164])-LEN(SUBSTITUTE([.A164];&quot; &quot;;&quot;&quot;))+1)" office:value-type="float" office:value="1" calcext:value-type="float">
            <text:p>1</text:p>
          </table:table-cell>
          <table:table-cell table:formula="of:=IF(LEN([.B164])=0;0;LEN([.B164])-LEN(SUBSTITUTE([.B16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urora Borealis - Északi Fény</text:p>
          </table:table-cell>
          <table:table-cell table:style-name="ce2" office:value-type="date" office:date-value="2017-10-19" calcext:value-type="date">
            <text:p>2017.10.19</text:p>
          </table:table-cell>
          <table:table-cell office:value-type="string" calcext:value-type="string">
            <text:p>Vertigo</text:p>
          </table:table-cell>
          <table:table-cell office:value-type="float" office:value="14587483" calcext:value-type="float">
            <text:p>14587483</text:p>
          </table:table-cell>
          <table:table-cell office:value-type="float" office:value="13082" calcext:value-type="float">
            <text:p>13082</text:p>
          </table:table-cell>
          <table:table-cell table:formula="of:=IF(LEN([.A165])=0;0;LEN([.A165])-LEN(SUBSTITUTE([.A165];&quot; &quot;;&quot;&quot;))+1)" office:value-type="float" office:value="5" calcext:value-type="float">
            <text:p>5</text:p>
          </table:table-cell>
          <table:table-cell table:formula="of:=IF(LEN([.B165])=0;0;LEN([.B165])-LEN(SUBSTITUTE([.B165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her!</text:p>
          </table:table-cell>
          <table:table-cell office:value-type="string" calcext:value-type="string">
            <text:p>Anyám!</text:p>
          </table:table-cell>
          <table:table-cell table:style-name="ce2" office:value-type="date" office:date-value="2017-10-19" calcext:value-type="date">
            <text:p>2017.10.19</text:p>
          </table:table-cell>
          <table:table-cell office:value-type="string" calcext:value-type="string">
            <text:p>UIP</text:p>
          </table:table-cell>
          <table:table-cell office:value-type="float" office:value="10594327" calcext:value-type="float">
            <text:p>10594327</text:p>
          </table:table-cell>
          <table:table-cell office:value-type="float" office:value="7342" calcext:value-type="float">
            <text:p>7342</text:p>
          </table:table-cell>
          <table:table-cell table:formula="of:=IF(LEN([.A166])=0;0;LEN([.A166])-LEN(SUBSTITUTE([.A166];&quot; &quot;;&quot;&quot;))+1)" office:value-type="float" office:value="1" calcext:value-type="float">
            <text:p>1</text:p>
          </table:table-cell>
          <table:table-cell table:formula="of:=IF(LEN([.B166])=0;0;LEN([.B166])-LEN(SUBSTITUTE([.B16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y We're Killing Gunther</text:p>
          </table:table-cell>
          <table:table-cell office:value-type="string" calcext:value-type="string">
            <text:p>Nyírjuk ki Güntert</text:p>
          </table:table-cell>
          <table:table-cell table:style-name="ce2" office:value-type="date" office:date-value="2017-10-19" calcext:value-type="date">
            <text:p>2017.10.19</text:p>
          </table:table-cell>
          <table:table-cell office:value-type="string" calcext:value-type="string">
            <text:p>Big Bang Media</text:p>
          </table:table-cell>
          <table:table-cell office:value-type="float" office:value="10441525" calcext:value-type="float">
            <text:p>10441525</text:p>
          </table:table-cell>
          <table:table-cell office:value-type="float" office:value="6962" calcext:value-type="float">
            <text:p>6962</text:p>
          </table:table-cell>
          <table:table-cell table:formula="of:=IF(LEN([.A167])=0;0;LEN([.A167])-LEN(SUBSTITUTE([.A167];&quot; &quot;;&quot;&quot;))+1)" office:value-type="float" office:value="4" calcext:value-type="float">
            <text:p>4</text:p>
          </table:table-cell>
          <table:table-cell table:formula="of:=IF(LEN([.B167])=0;0;LEN([.B167])-LEN(SUBSTITUTE([.B16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Little Vampire</text:p>
          </table:table-cell>
          <table:table-cell office:value-type="string" calcext:value-type="string">
            <text:p>A kis vámpír</text:p>
          </table:table-cell>
          <table:table-cell table:style-name="ce2" office:value-type="date" office:date-value="2017-10-19" calcext:value-type="date">
            <text:p>2017.10.19</text:p>
          </table:table-cell>
          <table:table-cell office:value-type="string" calcext:value-type="string">
            <text:p>ADS</text:p>
          </table:table-cell>
          <table:table-cell office:value-type="float" office:value="8710899" calcext:value-type="float">
            <text:p>8710899</text:p>
          </table:table-cell>
          <table:table-cell office:value-type="float" office:value="6109" calcext:value-type="float">
            <text:p>6109</text:p>
          </table:table-cell>
          <table:table-cell table:formula="of:=IF(LEN([.A168])=0;0;LEN([.A168])-LEN(SUBSTITUTE([.A168];&quot; &quot;;&quot;&quot;))+1)" office:value-type="float" office:value="3" calcext:value-type="float">
            <text:p>3</text:p>
          </table:table-cell>
          <table:table-cell table:formula="of:=IF(LEN([.B168])=0;0;LEN([.B168])-LEN(SUBSTITUTE([.B16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r gegen die Bank</text:p>
          </table:table-cell>
          <table:table-cell office:value-type="string" calcext:value-type="string">
            <text:p>Négyen a bank ellen</text:p>
          </table:table-cell>
          <table:table-cell table:style-name="ce2" office:value-type="date" office:date-value="2017-10-19" calcext:value-type="date">
            <text:p>2017.10.19</text:p>
          </table:table-cell>
          <table:table-cell office:value-type="string" calcext:value-type="string">
            <text:p>ADS</text:p>
          </table:table-cell>
          <table:table-cell office:value-type="float" office:value="2204860" calcext:value-type="float">
            <text:p>2204860</text:p>
          </table:table-cell>
          <table:table-cell office:value-type="float" office:value="1391" calcext:value-type="float">
            <text:p>1391</text:p>
          </table:table-cell>
          <table:table-cell table:formula="of:=IF(LEN([.A169])=0;0;LEN([.A169])-LEN(SUBSTITUTE([.A169];&quot; &quot;;&quot;&quot;))+1)" office:value-type="float" office:value="4" calcext:value-type="float">
            <text:p>4</text:p>
          </table:table-cell>
          <table:table-cell table:formula="of:=IF(LEN([.B169])=0;0;LEN([.B169])-LEN(SUBSTITUTE([.B169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gsaw</text:p>
          </table:table-cell>
          <table:table-cell office:value-type="string" calcext:value-type="string">
            <text:p>Fűrész - Újra játékban</text:p>
          </table:table-cell>
          <table:table-cell table:style-name="ce2" office:value-type="date" office:date-value="2017-10-26" calcext:value-type="date">
            <text:p>2017.10.26</text:p>
          </table:table-cell>
          <table:table-cell office:value-type="string" calcext:value-type="string">
            <text:p>Freeman</text:p>
          </table:table-cell>
          <table:table-cell office:value-type="float" office:value="38906778" calcext:value-type="float">
            <text:p>38906778</text:p>
          </table:table-cell>
          <table:table-cell office:value-type="float" office:value="45801" calcext:value-type="float">
            <text:p>45801</text:p>
          </table:table-cell>
          <table:table-cell table:formula="of:=IF(LEN([.A170])=0;0;LEN([.A170])-LEN(SUBSTITUTE([.A170];&quot; &quot;;&quot;&quot;))+1)" office:value-type="float" office:value="1" calcext:value-type="float">
            <text:p>1</text:p>
          </table:table-cell>
          <table:table-cell table:formula="of:=IF(LEN([.B170])=0;0;LEN([.B170])-LEN(SUBSTITUTE([.B17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gle </text:p>
          </table:table-cell>
          <table:table-cell office:value-type="string" calcext:value-type="string">
            <text:p>Dzsungel</text:p>
          </table:table-cell>
          <table:table-cell table:style-name="ce2" office:value-type="date" office:date-value="2017-10-26" calcext:value-type="date">
            <text:p>2017.10.26</text:p>
          </table:table-cell>
          <table:table-cell office:value-type="string" calcext:value-type="string">
            <text:p>Pannonia</text:p>
          </table:table-cell>
          <table:table-cell office:value-type="float" office:value="7955300" calcext:value-type="float">
            <text:p>7955300</text:p>
          </table:table-cell>
          <table:table-cell office:value-type="float" office:value="8125" calcext:value-type="float">
            <text:p>8125</text:p>
          </table:table-cell>
          <table:table-cell table:formula="of:=IF(LEN([.A171])=0;0;LEN([.A171])-LEN(SUBSTITUTE([.A171];&quot; &quot;;&quot;&quot;))+1)" office:value-type="float" office:value="2" calcext:value-type="float">
            <text:p>2</text:p>
          </table:table-cell>
          <table:table-cell table:formula="of:=IF(LEN([.B171])=0;0;LEN([.B171])-LEN(SUBSTITUTE([.B17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uburbicon</text:p>
          </table:table-cell>
          <table:table-cell table:style-name="ce2" office:value-type="date" office:date-value="2017-10-26" calcext:value-type="date">
            <text:p>2017.10.26</text:p>
          </table:table-cell>
          <table:table-cell office:value-type="string" calcext:value-type="string">
            <text:p>Cinetel</text:p>
          </table:table-cell>
          <table:table-cell office:value-type="float" office:value="6111110" calcext:value-type="float">
            <text:p>6111110</text:p>
          </table:table-cell>
          <table:table-cell office:value-type="float" office:value="7359" calcext:value-type="float">
            <text:p>7359</text:p>
          </table:table-cell>
          <table:table-cell table:formula="of:=IF(LEN([.A172])=0;0;LEN([.A172])-LEN(SUBSTITUTE([.A172];&quot; &quot;;&quot;&quot;))+1)" office:value-type="float" office:value="1" calcext:value-type="float">
            <text:p>1</text:p>
          </table:table-cell>
          <table:table-cell table:formula="of:=IF(LEN([.B172])=0;0;LEN([.B172])-LEN(SUBSTITUTE([.B17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t Double</text:p>
          </table:table-cell>
          <table:table-cell office:value-type="string" calcext:value-type="string">
            <text:p>Dupla szerető</text:p>
          </table:table-cell>
          <table:table-cell table:style-name="ce2" office:value-type="date" office:date-value="2017-10-26" calcext:value-type="date">
            <text:p>2017.10.26</text:p>
          </table:table-cell>
          <table:table-cell office:value-type="string" calcext:value-type="string">
            <text:p>Vertigo</text:p>
          </table:table-cell>
          <table:table-cell office:value-type="float" office:value="3534050" calcext:value-type="float">
            <text:p>3534050</text:p>
          </table:table-cell>
          <table:table-cell office:value-type="float" office:value="3824" calcext:value-type="float">
            <text:p>3824</text:p>
          </table:table-cell>
          <table:table-cell table:formula="of:=IF(LEN([.A173])=0;0;LEN([.A173])-LEN(SUBSTITUTE([.A173];&quot; &quot;;&quot;&quot;))+1)" office:value-type="float" office:value="2" calcext:value-type="float">
            <text:p>2</text:p>
          </table:table-cell>
          <table:table-cell table:formula="of:=IF(LEN([.B173])=0;0;LEN([.B173])-LEN(SUBSTITUTE([.B17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r : Ragnarok</text:p>
          </table:table-cell>
          <table:table-cell office:value-type="string" calcext:value-type="string">
            <text:p>Thor : Ragnarök</text:p>
          </table:table-cell>
          <table:table-cell table:style-name="ce2" office:value-type="date" office:date-value="2017-11-02" calcext:value-type="date">
            <text:p>2017.11.02</text:p>
          </table:table-cell>
          <table:table-cell office:value-type="string" calcext:value-type="string">
            <text:p>Forum</text:p>
          </table:table-cell>
          <table:table-cell office:value-type="float" office:value="260498993" calcext:value-type="float">
            <text:p>260498993</text:p>
          </table:table-cell>
          <table:table-cell office:value-type="float" office:value="174521" calcext:value-type="float">
            <text:p>174521</text:p>
          </table:table-cell>
          <table:table-cell table:formula="of:=IF(LEN([.A174])=0;0;LEN([.A174])-LEN(SUBSTITUTE([.A174];&quot; &quot;;&quot;&quot;))+1)" office:value-type="float" office:value="3" calcext:value-type="float">
            <text:p>3</text:p>
          </table:table-cell>
          <table:table-cell table:formula="of:=IF(LEN([.B174])=0;0;LEN([.B174])-LEN(SUBSTITUTE([.B174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ppy Family</text:p>
          </table:table-cell>
          <table:table-cell office:value-type="string" calcext:value-type="string">
            <text:p>Szörnyen boldog család</text:p>
          </table:table-cell>
          <table:table-cell table:style-name="ce2" office:value-type="date" office:date-value="2017-11-02" calcext:value-type="date">
            <text:p>2017.11.02</text:p>
          </table:table-cell>
          <table:table-cell office:value-type="string" calcext:value-type="string">
            <text:p>Big Bang Media</text:p>
          </table:table-cell>
          <table:table-cell office:value-type="float" office:value="28452812" calcext:value-type="float">
            <text:p>28452812</text:p>
          </table:table-cell>
          <table:table-cell office:value-type="float" office:value="20898" calcext:value-type="float">
            <text:p>20898</text:p>
          </table:table-cell>
          <table:table-cell table:formula="of:=IF(LEN([.A175])=0;0;LEN([.A175])-LEN(SUBSTITUTE([.A175];&quot; &quot;;&quot;&quot;))+1)" office:value-type="float" office:value="2" calcext:value-type="float">
            <text:p>2</text:p>
          </table:table-cell>
          <table:table-cell table:formula="of:=IF(LEN([.B175])=0;0;LEN([.B175])-LEN(SUBSTITUTE([.B175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udapest Noir</text:p>
          </table:table-cell>
          <table:table-cell table:style-name="ce2" office:value-type="date" office:date-value="2017-11-02" calcext:value-type="date">
            <text:p>2017.11.02</text:p>
          </table:table-cell>
          <table:table-cell office:value-type="string" calcext:value-type="string">
            <text:p>Big Bang Media</text:p>
          </table:table-cell>
          <table:table-cell office:value-type="float" office:value="25339084" calcext:value-type="float">
            <text:p>25339084</text:p>
          </table:table-cell>
          <table:table-cell office:value-type="float" office:value="18098" calcext:value-type="float">
            <text:p>18098</text:p>
          </table:table-cell>
          <table:table-cell table:formula="of:=IF(LEN([.A176])=0;0;LEN([.A176])-LEN(SUBSTITUTE([.A176];&quot; &quot;;&quot;&quot;))+1)" office:value-type="float" office:value="2" calcext:value-type="float">
            <text:p>2</text:p>
          </table:table-cell>
          <table:table-cell table:formula="of:=IF(LEN([.B176])=0;0;LEN([.B176])-LEN(SUBSTITUTE([.B17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ppy Family</text:p>
          </table:table-cell>
          <table:table-cell office:value-type="string" calcext:value-type="string">
            <text:p>Szörnyen boldog család</text:p>
          </table:table-cell>
          <table:table-cell table:style-name="ce2" office:value-type="date" office:date-value="2017-11-02" calcext:value-type="date">
            <text:p>2017.11.02</text:p>
          </table:table-cell>
          <table:table-cell office:value-type="string" calcext:value-type="string">
            <text:p>Big Bang Media</text:p>
          </table:table-cell>
          <table:table-cell office:value-type="float" office:value="4601560" calcext:value-type="float">
            <text:p>4601560</text:p>
          </table:table-cell>
          <table:table-cell office:value-type="float" office:value="4595" calcext:value-type="float">
            <text:p>4595</text:p>
          </table:table-cell>
          <table:table-cell table:formula="of:=IF(LEN([.A177])=0;0;LEN([.A177])-LEN(SUBSTITUTE([.A177];&quot; &quot;;&quot;&quot;))+1)" office:value-type="float" office:value="2" calcext:value-type="float">
            <text:p>2</text:p>
          </table:table-cell>
          <table:table-cell table:formula="of:=IF(LEN([.B177])=0;0;LEN([.B177])-LEN(SUBSTITUTE([.B17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g man big</text:p>
          </table:table-cell>
          <table:table-cell office:value-type="string" calcext:value-type="string">
            <text:p>Emlékszem rád</text:p>
          </table:table-cell>
          <table:table-cell table:style-name="ce2" office:value-type="date" office:date-value="2017-11-02" calcext:value-type="date">
            <text:p>2017.11.02</text:p>
          </table:table-cell>
          <table:table-cell office:value-type="string" calcext:value-type="string">
            <text:p>Vertigo</text:p>
          </table:table-cell>
          <table:table-cell office:value-type="float" office:value="4346410" calcext:value-type="float">
            <text:p>4346410</text:p>
          </table:table-cell>
          <table:table-cell office:value-type="float" office:value="3671" calcext:value-type="float">
            <text:p>3671</text:p>
          </table:table-cell>
          <table:table-cell table:formula="of:=IF(LEN([.A178])=0;0;LEN([.A178])-LEN(SUBSTITUTE([.A178];&quot; &quot;;&quot;&quot;))+1)" office:value-type="float" office:value="3" calcext:value-type="float">
            <text:p>3</text:p>
          </table:table-cell>
          <table:table-cell table:formula="of:=IF(LEN([.B178])=0;0;LEN([.B178])-LEN(SUBSTITUTE([.B17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Bad Moms Christmas</text:p>
          </table:table-cell>
          <table:table-cell office:value-type="string" calcext:value-type="string">
            <text:p>Rossz anyák karácsonya</text:p>
          </table:table-cell>
          <table:table-cell table:style-name="ce2" office:value-type="date" office:date-value="2017-11-09" calcext:value-type="date">
            <text:p>2017.11.09</text:p>
          </table:table-cell>
          <table:table-cell office:value-type="string" calcext:value-type="string">
            <text:p>Freeman</text:p>
          </table:table-cell>
          <table:table-cell office:value-type="float" office:value="90821375" calcext:value-type="float">
            <text:p>90821375</text:p>
          </table:table-cell>
          <table:table-cell office:value-type="float" office:value="65248" calcext:value-type="float">
            <text:p>65248</text:p>
          </table:table-cell>
          <table:table-cell table:formula="of:=IF(LEN([.A179])=0;0;LEN([.A179])-LEN(SUBSTITUTE([.A179];&quot; &quot;;&quot;&quot;))+1)" office:value-type="float" office:value="4" calcext:value-type="float">
            <text:p>4</text:p>
          </table:table-cell>
          <table:table-cell table:formula="of:=IF(LEN([.B179])=0;0;LEN([.B179])-LEN(SUBSTITUTE([.B179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rder on the Orient Express </text:p>
          </table:table-cell>
          <table:table-cell office:value-type="string" calcext:value-type="string">
            <text:p>Gyilkosság az Orient Expresszen</text:p>
          </table:table-cell>
          <table:table-cell table:style-name="ce2" office:value-type="date" office:date-value="2017-11-09" calcext:value-type="date">
            <text:p>2017.11.09</text:p>
          </table:table-cell>
          <table:table-cell office:value-type="string" calcext:value-type="string">
            <text:p>Forum</text:p>
          </table:table-cell>
          <table:table-cell office:value-type="float" office:value="58126246" calcext:value-type="float">
            <text:p>58126246</text:p>
          </table:table-cell>
          <table:table-cell office:value-type="float" office:value="42069" calcext:value-type="float">
            <text:p>42069</text:p>
          </table:table-cell>
          <table:table-cell table:formula="of:=IF(LEN([.A180])=0;0;LEN([.A180])-LEN(SUBSTITUTE([.A180];&quot; &quot;;&quot;&quot;))+1)" office:value-type="float" office:value="6" calcext:value-type="float">
            <text:p>6</text:p>
          </table:table-cell>
          <table:table-cell table:formula="of:=IF(LEN([.B180])=0;0;LEN([.B180])-LEN(SUBSTITUTE([.B18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Big Sick</text:p>
          </table:table-cell>
          <table:table-cell office:value-type="string" calcext:value-type="string">
            <text:p>Rögtönzött szerelem</text:p>
          </table:table-cell>
          <table:table-cell table:style-name="ce2" office:value-type="date" office:date-value="2017-11-09" calcext:value-type="date">
            <text:p>2017.11.09</text:p>
          </table:table-cell>
          <table:table-cell office:value-type="string" calcext:value-type="string">
            <text:p>Vertigo</text:p>
          </table:table-cell>
          <table:table-cell office:value-type="float" office:value="5409055" calcext:value-type="float">
            <text:p>5409055</text:p>
          </table:table-cell>
          <table:table-cell office:value-type="float" office:value="3765" calcext:value-type="float">
            <text:p>3765</text:p>
          </table:table-cell>
          <table:table-cell table:formula="of:=IF(LEN([.A181])=0;0;LEN([.A181])-LEN(SUBSTITUTE([.A181];&quot; &quot;;&quot;&quot;))+1)" office:value-type="float" office:value="3" calcext:value-type="float">
            <text:p>3</text:p>
          </table:table-cell>
          <table:table-cell table:formula="of:=IF(LEN([.B181])=0;0;LEN([.B181])-LEN(SUBSTITUTE([.B18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in</text:p>
          </table:table-cell>
          <table:table-cell office:value-type="string" calcext:value-type="string">
            <text:p>Rodin - Az alkotó</text:p>
          </table:table-cell>
          <table:table-cell table:style-name="ce2" office:value-type="date" office:date-value="2017-11-09" calcext:value-type="date">
            <text:p>2017.11.09</text:p>
          </table:table-cell>
          <table:table-cell office:value-type="string" calcext:value-type="string">
            <text:p>ADS</text:p>
          </table:table-cell>
          <table:table-cell office:value-type="float" office:value="881845" calcext:value-type="float">
            <text:p>881845</text:p>
          </table:table-cell>
          <table:table-cell office:value-type="float" office:value="742" calcext:value-type="float">
            <text:p>742</text:p>
          </table:table-cell>
          <table:table-cell table:formula="of:=IF(LEN([.A182])=0;0;LEN([.A182])-LEN(SUBSTITUTE([.A182];&quot; &quot;;&quot;&quot;))+1)" office:value-type="float" office:value="1" calcext:value-type="float">
            <text:p>1</text:p>
          </table:table-cell>
          <table:table-cell table:formula="of:=IF(LEN([.B182])=0;0;LEN([.B182])-LEN(SUBSTITUTE([.B182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stice League</text:p>
          </table:table-cell>
          <table:table-cell office:value-type="string" calcext:value-type="string">
            <text:p>Az igazság ligája</text:p>
          </table:table-cell>
          <table:table-cell table:style-name="ce2" office:value-type="date" office:date-value="2017-11-16" calcext:value-type="date">
            <text:p>2017.11.16</text:p>
          </table:table-cell>
          <table:table-cell office:value-type="string" calcext:value-type="string">
            <text:p>InterCom</text:p>
          </table:table-cell>
          <table:table-cell office:value-type="float" office:value="99407629" calcext:value-type="float">
            <text:p>99407629</text:p>
          </table:table-cell>
          <table:table-cell office:value-type="float" office:value="64596" calcext:value-type="float">
            <text:p>64596</text:p>
          </table:table-cell>
          <table:table-cell table:formula="of:=IF(LEN([.A183])=0;0;LEN([.A183])-LEN(SUBSTITUTE([.A183];&quot; &quot;;&quot;&quot;))+1)" office:value-type="float" office:value="2" calcext:value-type="float">
            <text:p>2</text:p>
          </table:table-cell>
          <table:table-cell table:formula="of:=IF(LEN([.B183])=0;0;LEN([.B183])-LEN(SUBSTITUTE([.B18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ppy Death Day</text:p>
          </table:table-cell>
          <table:table-cell office:value-type="string" calcext:value-type="string">
            <text:p>Boldog halálnapot!</text:p>
          </table:table-cell>
          <table:table-cell table:style-name="ce2" office:value-type="date" office:date-value="2017-11-16" calcext:value-type="date">
            <text:p>2017.11.16</text:p>
          </table:table-cell>
          <table:table-cell office:value-type="string" calcext:value-type="string">
            <text:p>UIP</text:p>
          </table:table-cell>
          <table:table-cell office:value-type="float" office:value="42703945" calcext:value-type="float">
            <text:p>42703945</text:p>
          </table:table-cell>
          <table:table-cell office:value-type="float" office:value="30681" calcext:value-type="float">
            <text:p>30681</text:p>
          </table:table-cell>
          <table:table-cell table:formula="of:=IF(LEN([.A184])=0;0;LEN([.A184])-LEN(SUBSTITUTE([.A184];&quot; &quot;;&quot;&quot;))+1)" office:value-type="float" office:value="3" calcext:value-type="float">
            <text:p>3</text:p>
          </table:table-cell>
          <table:table-cell table:formula="of:=IF(LEN([.B184])=0;0;LEN([.B184])-LEN(SUBSTITUTE([.B18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dame</text:p>
          </table:table-cell>
          <table:table-cell table:style-name="ce2" office:value-type="date" office:date-value="2017-11-16" calcext:value-type="date">
            <text:p>2017.11.16</text:p>
          </table:table-cell>
          <table:table-cell office:value-type="string" calcext:value-type="string">
            <text:p>ADS</text:p>
          </table:table-cell>
          <table:table-cell office:value-type="float" office:value="5299845" calcext:value-type="float">
            <text:p>5299845</text:p>
          </table:table-cell>
          <table:table-cell office:value-type="float" office:value="3754" calcext:value-type="float">
            <text:p>3754</text:p>
          </table:table-cell>
          <table:table-cell table:formula="of:=IF(LEN([.A185])=0;0;LEN([.A185])-LEN(SUBSTITUTE([.A185];&quot; &quot;;&quot;&quot;))+1)" office:value-type="float" office:value="1" calcext:value-type="float">
            <text:p>1</text:p>
          </table:table-cell>
          <table:table-cell table:formula="of:=IF(LEN([.B185])=0;0;LEN([.B185])-LEN(SUBSTITUTE([.B18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 Viszkis</text:p>
          </table:table-cell>
          <table:table-cell table:style-name="ce2" office:value-type="date" office:date-value="2017-11-23" calcext:value-type="date">
            <text:p>2017.11.23</text:p>
          </table:table-cell>
          <table:table-cell office:value-type="string" calcext:value-type="string">
            <text:p>InterCom</text:p>
          </table:table-cell>
          <table:table-cell office:value-type="float" office:value="93373162" calcext:value-type="float">
            <text:p>93373162</text:p>
          </table:table-cell>
          <table:table-cell office:value-type="float" office:value="65773" calcext:value-type="float">
            <text:p>65773</text:p>
          </table:table-cell>
          <table:table-cell table:formula="of:=IF(LEN([.A186])=0;0;LEN([.A186])-LEN(SUBSTITUTE([.A186];&quot; &quot;;&quot;&quot;))+1)" office:value-type="float" office:value="2" calcext:value-type="float">
            <text:p>2</text:p>
          </table:table-cell>
          <table:table-cell table:formula="of:=IF(LEN([.B186])=0;0;LEN([.B186])-LEN(SUBSTITUTE([.B18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Coco</text:p>
          </table:table-cell>
          <table:table-cell table:style-name="ce2" office:value-type="date" office:date-value="2017-11-23" calcext:value-type="date">
            <text:p>2017.11.23</text:p>
          </table:table-cell>
          <table:table-cell office:value-type="string" calcext:value-type="string">
            <text:p>Forum</text:p>
          </table:table-cell>
          <table:table-cell office:value-type="float" office:value="27866205" calcext:value-type="float">
            <text:p>27866205</text:p>
          </table:table-cell>
          <table:table-cell office:value-type="float" office:value="20635" calcext:value-type="float">
            <text:p>20635</text:p>
          </table:table-cell>
          <table:table-cell table:formula="of:=IF(LEN([.A187])=0;0;LEN([.A187])-LEN(SUBSTITUTE([.A187];&quot; &quot;;&quot;&quot;))+1)" office:value-type="float" office:value="1" calcext:value-type="float">
            <text:p>1</text:p>
          </table:table-cell>
          <table:table-cell table:formula="of:=IF(LEN([.B187])=0;0;LEN([.B187])-LEN(SUBSTITUTE([.B18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ape Room</text:p>
          </table:table-cell>
          <table:table-cell office:value-type="string" calcext:value-type="string">
            <text:p>Szabadulószoba</text:p>
          </table:table-cell>
          <table:table-cell table:style-name="ce2" office:value-type="date" office:date-value="2017-11-23" calcext:value-type="date">
            <text:p>2017.11.23</text:p>
          </table:table-cell>
          <table:table-cell office:value-type="string" calcext:value-type="string">
            <text:p>Big Bang Media</text:p>
          </table:table-cell>
          <table:table-cell office:value-type="float" office:value="10061590" calcext:value-type="float">
            <text:p>10061590</text:p>
          </table:table-cell>
          <table:table-cell office:value-type="float" office:value="6814" calcext:value-type="float">
            <text:p>6814</text:p>
          </table:table-cell>
          <table:table-cell table:formula="of:=IF(LEN([.A188])=0;0;LEN([.A188])-LEN(SUBSTITUTE([.A188];&quot; &quot;;&quot;&quot;))+1)" office:value-type="float" office:value="2" calcext:value-type="float">
            <text:p>2</text:p>
          </table:table-cell>
          <table:table-cell table:formula="of:=IF(LEN([.B188])=0;0;LEN([.B188])-LEN(SUBSTITUTE([.B18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 Sisters </text:p>
          </table:table-cell>
          <table:table-cell office:value-type="string" calcext:value-type="string">
            <text:p>Hét nővér</text:p>
          </table:table-cell>
          <table:table-cell table:style-name="ce2" office:value-type="date" office:date-value="2017-11-23" calcext:value-type="date">
            <text:p>2017.11.23</text:p>
          </table:table-cell>
          <table:table-cell office:value-type="string" calcext:value-type="string">
            <text:p>Vertigo</text:p>
          </table:table-cell>
          <table:table-cell office:value-type="float" office:value="8539005" calcext:value-type="float">
            <text:p>8539005</text:p>
          </table:table-cell>
          <table:table-cell office:value-type="float" office:value="5783" calcext:value-type="float">
            <text:p>5783</text:p>
          </table:table-cell>
          <table:table-cell table:formula="of:=IF(LEN([.A189])=0;0;LEN([.A189])-LEN(SUBSTITUTE([.A189];&quot; &quot;;&quot;&quot;))+1)" office:value-type="float" office:value="3" calcext:value-type="float">
            <text:p>3</text:p>
          </table:table-cell>
          <table:table-cell table:formula="of:=IF(LEN([.B189])=0;0;LEN([.B189])-LEN(SUBSTITUTE([.B18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addington 2</text:p>
          </table:table-cell>
          <table:table-cell table:style-name="ce2" office:value-type="date" office:date-value="2017-11-30" calcext:value-type="date">
            <text:p>2017.11.30</text:p>
          </table:table-cell>
          <table:table-cell office:value-type="string" calcext:value-type="string">
            <text:p>Freeman</text:p>
          </table:table-cell>
          <table:table-cell office:value-type="float" office:value="12021002" calcext:value-type="float">
            <text:p>12021002</text:p>
          </table:table-cell>
          <table:table-cell office:value-type="float" office:value="9201" calcext:value-type="float">
            <text:p>9201</text:p>
          </table:table-cell>
          <table:table-cell table:formula="of:=IF(LEN([.A190])=0;0;LEN([.A190])-LEN(SUBSTITUTE([.A190];&quot; &quot;;&quot;&quot;))+1)" office:value-type="float" office:value="2" calcext:value-type="float">
            <text:p>2</text:p>
          </table:table-cell>
          <table:table-cell table:formula="of:=IF(LEN([.B190])=0;0;LEN([.B190])-LEN(SUBSTITUTE([.B19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Few Less Men</text:p>
          </table:table-cell>
          <table:table-cell office:value-type="string" calcext:value-type="string">
            <text:p>Harmadnaposok 2.</text:p>
          </table:table-cell>
          <table:table-cell table:style-name="ce2" office:value-type="date" office:date-value="2017-11-30" calcext:value-type="date">
            <text:p>2017.11.30</text:p>
          </table:table-cell>
          <table:table-cell office:value-type="string" calcext:value-type="string">
            <text:p>Big Bang Media</text:p>
          </table:table-cell>
          <table:table-cell office:value-type="float" office:value="9955225" calcext:value-type="float">
            <text:p>9955225</text:p>
          </table:table-cell>
          <table:table-cell office:value-type="float" office:value="6907" calcext:value-type="float">
            <text:p>6907</text:p>
          </table:table-cell>
          <table:table-cell table:formula="of:=IF(LEN([.A191])=0;0;LEN([.A191])-LEN(SUBSTITUTE([.A191];&quot; &quot;;&quot;&quot;))+1)" office:value-type="float" office:value="4" calcext:value-type="float">
            <text:p>4</text:p>
          </table:table-cell>
          <table:table-cell table:formula="of:=IF(LEN([.B191])=0;0;LEN([.B191])-LEN(SUBSTITUTE([.B19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ta Swap</text:p>
          </table:table-cell>
          <table:table-cell office:value-type="string" calcext:value-type="string">
            <text:p>Mikulás Karácsonyra</text:p>
          </table:table-cell>
          <table:table-cell table:style-name="ce2" office:value-type="date" office:date-value="2017-11-30" calcext:value-type="date">
            <text:p>2017.11.30</text:p>
          </table:table-cell>
          <table:table-cell office:value-type="string" calcext:value-type="string">
            <text:p>ADS</text:p>
          </table:table-cell>
          <table:table-cell office:value-type="float" office:value="3228065" calcext:value-type="float">
            <text:p>3228065</text:p>
          </table:table-cell>
          <table:table-cell office:value-type="float" office:value="2530" calcext:value-type="float">
            <text:p>2530</text:p>
          </table:table-cell>
          <table:table-cell table:formula="of:=IF(LEN([.A192])=0;0;LEN([.A192])-LEN(SUBSTITUTE([.A192];&quot; &quot;;&quot;&quot;))+1)" office:value-type="float" office:value="2" calcext:value-type="float">
            <text:p>2</text:p>
          </table:table-cell>
          <table:table-cell table:formula="of:=IF(LEN([.B192])=0;0;LEN([.B192])-LEN(SUBSTITUTE([.B19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ddy's Home 2</text:p>
          </table:table-cell>
          <table:table-cell office:value-type="string" calcext:value-type="string">
            <text:p>Megjött apuci 2</text:p>
          </table:table-cell>
          <table:table-cell table:style-name="ce2" office:value-type="date" office:date-value="2017-12-07" calcext:value-type="date">
            <text:p>2017.12.07</text:p>
          </table:table-cell>
          <table:table-cell office:value-type="string" calcext:value-type="string">
            <text:p>UIP</text:p>
          </table:table-cell>
          <table:table-cell office:value-type="float" office:value="69518077" calcext:value-type="float">
            <text:p>69518077</text:p>
          </table:table-cell>
          <table:table-cell office:value-type="float" office:value="50260" calcext:value-type="float">
            <text:p>50260</text:p>
          </table:table-cell>
          <table:table-cell table:formula="of:=IF(LEN([.A193])=0;0;LEN([.A193])-LEN(SUBSTITUTE([.A193];&quot; &quot;;&quot;&quot;))+1)" office:value-type="float" office:value="3" calcext:value-type="float">
            <text:p>3</text:p>
          </table:table-cell>
          <table:table-cell table:formula="of:=IF(LEN([.B193])=0;0;LEN([.B193])-LEN(SUBSTITUTE([.B19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nder Wheel</text:p>
          </table:table-cell>
          <table:table-cell office:value-type="string" calcext:value-type="string">
            <text:p>Wonder Wheel - Az óriáskerék</text:p>
          </table:table-cell>
          <table:table-cell table:style-name="ce2" office:value-type="date" office:date-value="2017-12-07" calcext:value-type="date">
            <text:p>2017.12.07</text:p>
          </table:table-cell>
          <table:table-cell office:value-type="string" calcext:value-type="string">
            <text:p>Cinetel</text:p>
          </table:table-cell>
          <table:table-cell office:value-type="float" office:value="2870907" calcext:value-type="float">
            <text:p>2870907</text:p>
          </table:table-cell>
          <table:table-cell office:value-type="float" office:value="2065" calcext:value-type="float">
            <text:p>2065</text:p>
          </table:table-cell>
          <table:table-cell table:formula="of:=IF(LEN([.A194])=0;0;LEN([.A194])-LEN(SUBSTITUTE([.A194];&quot; &quot;;&quot;&quot;))+1)" office:value-type="float" office:value="2" calcext:value-type="float">
            <text:p>2</text:p>
          </table:table-cell>
          <table:table-cell table:formula="of:=IF(LEN([.B194])=0;0;LEN([.B194])-LEN(SUBSTITUTE([.B194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tratton</text:p>
          </table:table-cell>
          <table:table-cell table:style-name="ce2" office:value-type="date" office:date-value="2017-12-07" calcext:value-type="date">
            <text:p>2017.12.07</text:p>
          </table:table-cell>
          <table:table-cell office:value-type="string" calcext:value-type="string">
            <text:p>Cinetel</text:p>
          </table:table-cell>
          <table:table-cell office:value-type="float" office:value="1740285" calcext:value-type="float">
            <text:p>1740285</text:p>
          </table:table-cell>
          <table:table-cell office:value-type="float" office:value="1085" calcext:value-type="float">
            <text:p>1085</text:p>
          </table:table-cell>
          <table:table-cell table:formula="of:=IF(LEN([.A195])=0;0;LEN([.A195])-LEN(SUBSTITUTE([.A195];&quot; &quot;;&quot;&quot;))+1)" office:value-type="float" office:value="1" calcext:value-type="float">
            <text:p>1</text:p>
          </table:table-cell>
          <table:table-cell table:formula="of:=IF(LEN([.B195])=0;0;LEN([.B195])-LEN(SUBSTITUTE([.B19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vine Order</text:p>
          </table:table-cell>
          <table:table-cell office:value-type="string" calcext:value-type="string">
            <text:p>A nőkért</text:p>
          </table:table-cell>
          <table:table-cell table:style-name="ce2" office:value-type="date" office:date-value="2017-12-07" calcext:value-type="date">
            <text:p>2017.12.07</text:p>
          </table:table-cell>
          <table:table-cell office:value-type="string" calcext:value-type="string">
            <text:p>ADS</text:p>
          </table:table-cell>
          <table:table-cell office:value-type="float" office:value="205760" calcext:value-type="float">
            <text:p>205760</text:p>
          </table:table-cell>
          <table:table-cell office:value-type="float" office:value="172" calcext:value-type="float">
            <text:p>172</text:p>
          </table:table-cell>
          <table:table-cell table:formula="of:=IF(LEN([.A196])=0;0;LEN([.A196])-LEN(SUBSTITUTE([.A196];&quot; &quot;;&quot;&quot;))+1)" office:value-type="float" office:value="2" calcext:value-type="float">
            <text:p>2</text:p>
          </table:table-cell>
          <table:table-cell table:formula="of:=IF(LEN([.B196])=0;0;LEN([.B196])-LEN(SUBSTITUTE([.B19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Vault</text:p>
          </table:table-cell>
          <table:table-cell office:value-type="string" calcext:value-type="string">
            <text:p>A széf</text:p>
          </table:table-cell>
          <table:table-cell table:style-name="ce2" office:value-type="date" office:date-value="2017-12-07" calcext:value-type="date">
            <text:p>2017.12.07</text:p>
          </table:table-cell>
          <table:table-cell office:value-type="string" calcext:value-type="string">
            <text:p>ADS</text:p>
          </table:table-cell>
          <table:table-cell office:value-type="float" office:value="13400" calcext:value-type="float">
            <text:p>13400</text:p>
          </table:table-cell>
          <table:table-cell office:value-type="float" office:value="14" calcext:value-type="float">
            <text:p>14</text:p>
          </table:table-cell>
          <table:table-cell table:formula="of:=IF(LEN([.A197])=0;0;LEN([.A197])-LEN(SUBSTITUTE([.A197];&quot; &quot;;&quot;&quot;))+1)" office:value-type="float" office:value="2" calcext:value-type="float">
            <text:p>2</text:p>
          </table:table-cell>
          <table:table-cell table:formula="of:=IF(LEN([.B197])=0;0;LEN([.B197])-LEN(SUBSTITUTE([.B19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 Wars : The Last Jedi</text:p>
          </table:table-cell>
          <table:table-cell office:value-type="string" calcext:value-type="string">
            <text:p>Star Wars : Az utolsó Jedik</text:p>
          </table:table-cell>
          <table:table-cell table:style-name="ce2" office:value-type="date" office:date-value="2017-12-14" calcext:value-type="date">
            <text:p>2017.12.14</text:p>
          </table:table-cell>
          <table:table-cell office:value-type="string" calcext:value-type="string">
            <text:p>Forum</text:p>
          </table:table-cell>
          <table:table-cell office:value-type="float" office:value="421994147" calcext:value-type="float">
            <text:p>421994147</text:p>
          </table:table-cell>
          <table:table-cell office:value-type="float" office:value="279513" calcext:value-type="float">
            <text:p>279513</text:p>
          </table:table-cell>
          <table:table-cell table:formula="of:=IF(LEN([.A198])=0;0;LEN([.A198])-LEN(SUBSTITUTE([.A198];&quot; &quot;;&quot;&quot;))+1)" office:value-type="float" office:value="6" calcext:value-type="float">
            <text:p>6</text:p>
          </table:table-cell>
          <table:table-cell table:formula="of:=IF(LEN([.B198])=0;0;LEN([.B198])-LEN(SUBSTITUTE([.B198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manji: Welcome to the Jungle</text:p>
          </table:table-cell>
          <table:table-cell office:value-type="string" calcext:value-type="string">
            <text:p>Jumanji - Vár a dzsungel</text:p>
          </table:table-cell>
          <table:table-cell table:style-name="ce2" office:value-type="date" office:date-value="2017-12-21" calcext:value-type="date">
            <text:p>2017.12.21</text:p>
          </table:table-cell>
          <table:table-cell office:value-type="string" calcext:value-type="string">
            <text:p>InterCom</text:p>
          </table:table-cell>
          <table:table-cell office:value-type="float" office:value="47992705" calcext:value-type="float">
            <text:p>47992705</text:p>
          </table:table-cell>
          <table:table-cell office:value-type="float" office:value="33092" calcext:value-type="float">
            <text:p>33092</text:p>
          </table:table-cell>
          <table:table-cell table:formula="of:=IF(LEN([.A199])=0;0;LEN([.A199])-LEN(SUBSTITUTE([.A199];&quot; &quot;;&quot;&quot;))+1)" office:value-type="float" office:value="5" calcext:value-type="float">
            <text:p>5</text:p>
          </table:table-cell>
          <table:table-cell table:formula="of:=IF(LEN([.B199])=0;0;LEN([.B199])-LEN(SUBSTITUTE([.B199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dinand</text:p>
          </table:table-cell>
          <table:table-cell office:value-type="string" calcext:value-type="string">
            <text:p>Ferdinánd</text:p>
          </table:table-cell>
          <table:table-cell table:style-name="ce2" office:value-type="date" office:date-value="2017-12-21" calcext:value-type="date">
            <text:p>2017.12.21</text:p>
          </table:table-cell>
          <table:table-cell office:value-type="string" calcext:value-type="string">
            <text:p>Forum</text:p>
          </table:table-cell>
          <table:table-cell office:value-type="float" office:value="27714225" calcext:value-type="float">
            <text:p>27714225</text:p>
          </table:table-cell>
          <table:table-cell office:value-type="float" office:value="21553" calcext:value-type="float">
            <text:p>21553</text:p>
          </table:table-cell>
          <table:table-cell table:formula="of:=IF(LEN([.A200])=0;0;LEN([.A200])-LEN(SUBSTITUTE([.A200];&quot; &quot;;&quot;&quot;))+1)" office:value-type="float" office:value="1" calcext:value-type="float">
            <text:p>1</text:p>
          </table:table-cell>
          <table:table-cell table:formula="of:=IF(LEN([.B200])=0;0;LEN([.B200])-LEN(SUBSTITUTE([.B200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 Hours to Live</text:p>
          </table:table-cell>
          <table:table-cell office:value-type="string" calcext:value-type="string">
            <text:p>24 óra a halálig</text:p>
          </table:table-cell>
          <table:table-cell table:style-name="ce2" office:value-type="date" office:date-value="2017-12-21" calcext:value-type="date">
            <text:p>2017.12.21</text:p>
          </table:table-cell>
          <table:table-cell office:value-type="string" calcext:value-type="string">
            <text:p>Big Bang Media</text:p>
          </table:table-cell>
          <table:table-cell office:value-type="float" office:value="2602655" calcext:value-type="float">
            <text:p>2602655</text:p>
          </table:table-cell>
          <table:table-cell office:value-type="float" office:value="1747" calcext:value-type="float">
            <text:p>1747</text:p>
          </table:table-cell>
          <table:table-cell table:formula="of:=IF(LEN([.A201])=0;0;LEN([.A201])-LEN(SUBSTITUTE([.A201];&quot; &quot;;&quot;&quot;))+1)" office:value-type="float" office:value="4" calcext:value-type="float">
            <text:p>4</text:p>
          </table:table-cell>
          <table:table-cell table:formula="of:=IF(LEN([.B201])=0;0;LEN([.B201])-LEN(SUBSTITUTE([.B201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Greatest Showman</text:p>
          </table:table-cell>
          <table:table-cell office:value-type="string" calcext:value-type="string">
            <text:p>A legnagyobb showman</text:p>
          </table:table-cell>
          <table:table-cell table:style-name="ce2" office:value-type="date" office:date-value="2017-12-28" calcext:value-type="date">
            <text:p>2017.12.28</text:p>
          </table:table-cell>
          <table:table-cell office:value-type="string" calcext:value-type="string">
            <text:p>Forum</text:p>
          </table:table-cell>
          <table:table-cell office:value-type="float" office:value="35446355" calcext:value-type="float">
            <text:p>35446355</text:p>
          </table:table-cell>
          <table:table-cell office:value-type="float" office:value="25870" calcext:value-type="float">
            <text:p>25870</text:p>
          </table:table-cell>
          <table:table-cell table:formula="of:=IF(LEN([.A202])=0;0;LEN([.A202])-LEN(SUBSTITUTE([.A202];&quot; &quot;;&quot;&quot;))+1)" office:value-type="float" office:value="3" calcext:value-type="float">
            <text:p>3</text:p>
          </table:table-cell>
          <table:table-cell table:formula="of:=IF(LEN([.B202])=0;0;LEN([.B202])-LEN(SUBSTITUTE([.B20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tch Perfect 3</text:p>
          </table:table-cell>
          <table:table-cell office:value-type="string" calcext:value-type="string">
            <text:p>Tökéletes hang 3</text:p>
          </table:table-cell>
          <table:table-cell table:style-name="ce2" office:value-type="date" office:date-value="2017-12-28" calcext:value-type="date">
            <text:p>2017.12.28</text:p>
          </table:table-cell>
          <table:table-cell office:value-type="string" calcext:value-type="string">
            <text:p>UIP</text:p>
          </table:table-cell>
          <table:table-cell office:value-type="float" office:value="28440895" calcext:value-type="float">
            <text:p>28440895</text:p>
          </table:table-cell>
          <table:table-cell office:value-type="float" office:value="20373" calcext:value-type="float">
            <text:p>20373</text:p>
          </table:table-cell>
          <table:table-cell table:formula="of:=IF(LEN([.A203])=0;0;LEN([.A203])-LEN(SUBSTITUTE([.A203];&quot; &quot;;&quot;&quot;))+1)" office:value-type="float" office:value="3" calcext:value-type="float">
            <text:p>3</text:p>
          </table:table-cell>
          <table:table-cell table:formula="of:=IF(LEN([.B203])=0;0;LEN([.B203])-LEN(SUBSTITUTE([.B20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Killing of a Sacred Deer</text:p>
          </table:table-cell>
          <table:table-cell office:value-type="string" calcext:value-type="string">
            <text:p>Egy szent szarvas meggyilkolása</text:p>
          </table:table-cell>
          <table:table-cell table:style-name="ce2" office:value-type="date" office:date-value="2017-12-28" calcext:value-type="date">
            <text:p>2017.12.28</text:p>
          </table:table-cell>
          <table:table-cell office:value-type="string" calcext:value-type="string">
            <text:p>Vertigo</text:p>
          </table:table-cell>
          <table:table-cell office:value-type="float" office:value="13891700" calcext:value-type="float">
            <text:p>13891700</text:p>
          </table:table-cell>
          <table:table-cell office:value-type="float" office:value="9435" calcext:value-type="float">
            <text:p>9435</text:p>
          </table:table-cell>
          <table:table-cell table:formula="of:=IF(LEN([.A204])=0;0;LEN([.A204])-LEN(SUBSTITUTE([.A204];&quot; &quot;;&quot;&quot;))+1)" office:value-type="float" office:value="6" calcext:value-type="float">
            <text:p>6</text:p>
          </table:table-cell>
          <table:table-cell table:formula="of:=IF(LEN([.B204])=0;0;LEN([.B204])-LEN(SUBSTITUTE([.B204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therface</text:p>
          </table:table-cell>
          <table:table-cell office:value-type="string" calcext:value-type="string">
            <text:p>Bőrpofa</text:p>
          </table:table-cell>
          <table:table-cell table:style-name="ce2" office:value-type="date" office:date-value="2017-12-28" calcext:value-type="date">
            <text:p>2017.12.28</text:p>
          </table:table-cell>
          <table:table-cell office:value-type="string" calcext:value-type="string">
            <text:p>Freeman</text:p>
          </table:table-cell>
          <table:table-cell office:value-type="float" office:value="7339860" calcext:value-type="float">
            <text:p>7339860</text:p>
          </table:table-cell>
          <table:table-cell office:value-type="float" office:value="5153" calcext:value-type="float">
            <text:p>5153</text:p>
          </table:table-cell>
          <table:table-cell table:formula="of:=IF(LEN([.A205])=0;0;LEN([.A205])-LEN(SUBSTITUTE([.A205];&quot; &quot;;&quot;&quot;))+1)" office:value-type="float" office:value="1" calcext:value-type="float">
            <text:p>1</text:p>
          </table:table-cell>
          <table:table-cell table:formula="of:=IF(LEN([.B205])=0;0;LEN([.B205])-LEN(SUBSTITUTE([.B20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 Exes</text:p>
          </table:table-cell>
          <table:table-cell office:value-type="string" calcext:value-type="string">
            <text:p>Szex, ex, szerelem</text:p>
          </table:table-cell>
          <table:table-cell table:style-name="ce2" office:value-type="date" office:date-value="2017-12-28" calcext:value-type="date">
            <text:p>2017.12.28</text:p>
          </table:table-cell>
          <table:table-cell office:value-type="string" calcext:value-type="string">
            <text:p>ADS</text:p>
          </table:table-cell>
          <table:table-cell office:value-type="float" office:value="4444515" calcext:value-type="float">
            <text:p>4444515</text:p>
          </table:table-cell>
          <table:table-cell office:value-type="float" office:value="2721" calcext:value-type="float">
            <text:p>2721</text:p>
          </table:table-cell>
          <table:table-cell table:formula="of:=IF(LEN([.A206])=0;0;LEN([.A206])-LEN(SUBSTITUTE([.A206];&quot; &quot;;&quot;&quot;))+1)" office:value-type="float" office:value="2" calcext:value-type="float">
            <text:p>2</text:p>
          </table:table-cell>
          <table:table-cell table:formula="of:=IF(LEN([.B206])=0;0;LEN([.B206])-LEN(SUBSTITUTE([.B20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ther Figures</text:p>
          </table:table-cell>
          <table:table-cell office:value-type="string" calcext:value-type="string">
            <text:p>Apavadászat</text:p>
          </table:table-cell>
          <table:table-cell table:style-name="ce2" office:value-type="date" office:date-value="2018-01-04" calcext:value-type="date">
            <text:p>2018.01.04</text:p>
          </table:table-cell>
          <table:table-cell office:value-type="string" calcext:value-type="string">
            <text:p>InterCom</text:p>
          </table:table-cell>
          <table:table-cell office:value-type="float" office:value="46123425" calcext:value-type="float">
            <text:p>46123425</text:p>
          </table:table-cell>
          <table:table-cell office:value-type="float" office:value="31825" calcext:value-type="float">
            <text:p>31825</text:p>
          </table:table-cell>
          <table:table-cell table:formula="of:=IF(LEN([.A207])=0;0;LEN([.A207])-LEN(SUBSTITUTE([.A207];&quot; &quot;;&quot;&quot;))+1)" office:value-type="float" office:value="2" calcext:value-type="float">
            <text:p>2</text:p>
          </table:table-cell>
          <table:table-cell table:formula="of:=IF(LEN([.B207])=0;0;LEN([.B207])-LEN(SUBSTITUTE([.B20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idious: Chapter 4</text:p>
          </table:table-cell>
          <table:table-cell office:value-type="string" calcext:value-type="string">
            <text:p>Insidious – Az tolsó kulcs</text:p>
          </table:table-cell>
          <table:table-cell table:style-name="ce2" office:value-type="date" office:date-value="2018-01-04" calcext:value-type="date">
            <text:p>2018.01.04</text:p>
          </table:table-cell>
          <table:table-cell office:value-type="string" calcext:value-type="string">
            <text:p>InterCom</text:p>
          </table:table-cell>
          <table:table-cell office:value-type="float" office:value="37893860" calcext:value-type="float">
            <text:p>37893860</text:p>
          </table:table-cell>
          <table:table-cell office:value-type="float" office:value="26224" calcext:value-type="float">
            <text:p>26224</text:p>
          </table:table-cell>
          <table:table-cell table:formula="of:=IF(LEN([.A208])=0;0;LEN([.A208])-LEN(SUBSTITUTE([.A208];&quot; &quot;;&quot;&quot;))+1)" office:value-type="float" office:value="3" calcext:value-type="float">
            <text:p>3</text:p>
          </table:table-cell>
          <table:table-cell table:formula="of:=IF(LEN([.B208])=0;0;LEN([.B208])-LEN(SUBSTITUTE([.B208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ly's Game</text:p>
          </table:table-cell>
          <table:table-cell office:value-type="string" calcext:value-type="string">
            <text:p>Elit játszma</text:p>
          </table:table-cell>
          <table:table-cell table:style-name="ce2" office:value-type="date" office:date-value="2018-01-04" calcext:value-type="date">
            <text:p>2018.01.04</text:p>
          </table:table-cell>
          <table:table-cell office:value-type="string" calcext:value-type="string">
            <text:p>Freeman</text:p>
          </table:table-cell>
          <table:table-cell office:value-type="float" office:value="22711145" calcext:value-type="float">
            <text:p>22711145</text:p>
          </table:table-cell>
          <table:table-cell office:value-type="float" office:value="14958" calcext:value-type="float">
            <text:p>14958</text:p>
          </table:table-cell>
          <table:table-cell table:formula="of:=IF(LEN([.A209])=0;0;LEN([.A209])-LEN(SUBSTITUTE([.A209];&quot; &quot;;&quot;&quot;))+1)" office:value-type="float" office:value="2" calcext:value-type="float">
            <text:p>2</text:p>
          </table:table-cell>
          <table:table-cell table:formula="of:=IF(LEN([.B209])=0;0;LEN([.B209])-LEN(SUBSTITUTE([.B20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deo Jones 2: El secreto del Rey Midas</text:p>
          </table:table-cell>
          <table:table-cell office:value-type="string" calcext:value-type="string">
            <text:p>Tad, az utolsó felfedező</text:p>
          </table:table-cell>
          <table:table-cell table:style-name="ce2" office:value-type="date" office:date-value="2018-01-04" calcext:value-type="date">
            <text:p>2018.01.04</text:p>
          </table:table-cell>
          <table:table-cell office:value-type="string" calcext:value-type="string">
            <text:p>UIP</text:p>
          </table:table-cell>
          <table:table-cell office:value-type="float" office:value="13776847" calcext:value-type="float">
            <text:p>13776847</text:p>
          </table:table-cell>
          <table:table-cell office:value-type="float" office:value="10328" calcext:value-type="float">
            <text:p>10328</text:p>
          </table:table-cell>
          <table:table-cell table:formula="of:=IF(LEN([.A210])=0;0;LEN([.A210])-LEN(SUBSTITUTE([.A210];&quot; &quot;;&quot;&quot;))+1)" office:value-type="float" office:value="8" calcext:value-type="float">
            <text:p>8</text:p>
          </table:table-cell>
          <table:table-cell table:formula="of:=IF(LEN([.B210])=0;0;LEN([.B210])-LEN(SUBSTITUTE([.B21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Commuter</text:p>
          </table:table-cell>
          <table:table-cell office:value-type="string" calcext:value-type="string">
            <text:p>The Commuter – Nincs kiszállás</text:p>
          </table:table-cell>
          <table:table-cell table:style-name="ce2" office:value-type="date" office:date-value="2018-01-11" calcext:value-type="date">
            <text:p>2018.01.11</text:p>
          </table:table-cell>
          <table:table-cell office:value-type="string" calcext:value-type="string">
            <text:p>Big Bang Media</text:p>
          </table:table-cell>
          <table:table-cell office:value-type="float" office:value="44923075" calcext:value-type="float">
            <text:p>44923075</text:p>
          </table:table-cell>
          <table:table-cell office:value-type="float" office:value="29144" calcext:value-type="float">
            <text:p>29144</text:p>
          </table:table-cell>
          <table:table-cell table:formula="of:=IF(LEN([.A211])=0;0;LEN([.A211])-LEN(SUBSTITUTE([.A211];&quot; &quot;;&quot;&quot;))+1)" office:value-type="float" office:value="2" calcext:value-type="float">
            <text:p>2</text:p>
          </table:table-cell>
          <table:table-cell table:formula="of:=IF(LEN([.B211])=0;0;LEN([.B211])-LEN(SUBSTITUTE([.B211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sizing</text:p>
          </table:table-cell>
          <table:table-cell office:value-type="string" calcext:value-type="string">
            <text:p>Kicsinyítés</text:p>
          </table:table-cell>
          <table:table-cell table:style-name="ce2" office:value-type="date" office:date-value="2018-01-11" calcext:value-type="date">
            <text:p>2018.01.11</text:p>
          </table:table-cell>
          <table:table-cell office:value-type="string" calcext:value-type="string">
            <text:p>UIP</text:p>
          </table:table-cell>
          <table:table-cell office:value-type="float" office:value="26150268" calcext:value-type="float">
            <text:p>26150268</text:p>
          </table:table-cell>
          <table:table-cell office:value-type="float" office:value="17627" calcext:value-type="float">
            <text:p>17627</text:p>
          </table:table-cell>
          <table:table-cell table:formula="of:=IF(LEN([.A212])=0;0;LEN([.A212])-LEN(SUBSTITUTE([.A212];&quot; &quot;;&quot;&quot;))+1)" office:value-type="float" office:value="1" calcext:value-type="float">
            <text:p>1</text:p>
          </table:table-cell>
          <table:table-cell table:formula="of:=IF(LEN([.B212])=0;0;LEN([.B212])-LEN(SUBSTITUTE([.B21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DBYE CHRISTOPHER ROBIN</text:p>
          </table:table-cell>
          <table:table-cell office:value-type="string" calcext:value-type="string">
            <text:p>VISZLÁT, CHRISTOPHER ROBIN</text:p>
          </table:table-cell>
          <table:table-cell table:style-name="ce2" office:value-type="date" office:date-value="2018-01-11" calcext:value-type="date">
            <text:p>2018.01.11</text:p>
          </table:table-cell>
          <table:table-cell office:value-type="string" calcext:value-type="string">
            <text:p>ADS</text:p>
          </table:table-cell>
          <table:table-cell office:value-type="float" office:value="2038720" calcext:value-type="float">
            <text:p>2038720</text:p>
          </table:table-cell>
          <table:table-cell office:value-type="float" office:value="1421" calcext:value-type="float">
            <text:p>1421</text:p>
          </table:table-cell>
          <table:table-cell table:formula="of:=IF(LEN([.A213])=0;0;LEN([.A213])-LEN(SUBSTITUTE([.A213];&quot; &quot;;&quot;&quot;))+1)" office:value-type="float" office:value="3" calcext:value-type="float">
            <text:p>3</text:p>
          </table:table-cell>
          <table:table-cell table:formula="of:=IF(LEN([.B213])=0;0;LEN([.B213])-LEN(SUBSTITUTE([.B21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ortunata</text:p>
          </table:table-cell>
          <table:table-cell table:style-name="ce2" office:value-type="date" office:date-value="2018-01-11" calcext:value-type="date">
            <text:p>2018.01.11</text:p>
          </table:table-cell>
          <table:table-cell office:value-type="string" calcext:value-type="string">
            <text:p>MoziNet</text:p>
          </table:table-cell>
          <table:table-cell office:value-type="float" office:value="690980" calcext:value-type="float">
            <text:p>690980</text:p>
          </table:table-cell>
          <table:table-cell office:value-type="float" office:value="556" calcext:value-type="float">
            <text:p>556</text:p>
          </table:table-cell>
          <table:table-cell table:formula="of:=IF(LEN([.A214])=0;0;LEN([.A214])-LEN(SUBSTITUTE([.A214];&quot; &quot;;&quot;&quot;))+1)" office:value-type="float" office:value="1" calcext:value-type="float">
            <text:p>1</text:p>
          </table:table-cell>
          <table:table-cell table:formula="of:=IF(LEN([.B214])=0;0;LEN([.B214])-LEN(SUBSTITUTE([.B21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est Hour</text:p>
          </table:table-cell>
          <table:table-cell office:value-type="string" calcext:value-type="string">
            <text:p>A legsötétebb óra</text:p>
          </table:table-cell>
          <table:table-cell table:style-name="ce2" office:value-type="date" office:date-value="2018-01-18" calcext:value-type="date">
            <text:p>2018.01.18</text:p>
          </table:table-cell>
          <table:table-cell office:value-type="string" calcext:value-type="string">
            <text:p>UIP</text:p>
          </table:table-cell>
          <table:table-cell office:value-type="float" office:value="37888731" calcext:value-type="float">
            <text:p>37888731</text:p>
          </table:table-cell>
          <table:table-cell office:value-type="float" office:value="25685" calcext:value-type="float">
            <text:p>25685</text:p>
          </table:table-cell>
          <table:table-cell table:formula="of:=IF(LEN([.A215])=0;0;LEN([.A215])-LEN(SUBSTITUTE([.A215];&quot; &quot;;&quot;&quot;))+1)" office:value-type="float" office:value="2" calcext:value-type="float">
            <text:p>2</text:p>
          </table:table-cell>
          <table:table-cell table:formula="of:=IF(LEN([.B215])=0;0;LEN([.B215])-LEN(SUBSTITUTE([.B215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 of Thieves</text:p>
          </table:table-cell>
          <table:table-cell office:value-type="string" calcext:value-type="string">
            <text:p>Gengszterzsaruk</text:p>
          </table:table-cell>
          <table:table-cell table:style-name="ce2" office:value-type="date" office:date-value="2018-01-18" calcext:value-type="date">
            <text:p>2018.01.18</text:p>
          </table:table-cell>
          <table:table-cell office:value-type="string" calcext:value-type="string">
            <text:p>Freeman</text:p>
          </table:table-cell>
          <table:table-cell office:value-type="float" office:value="28289183" calcext:value-type="float">
            <text:p>28289183</text:p>
          </table:table-cell>
          <table:table-cell office:value-type="float" office:value="19128" calcext:value-type="float">
            <text:p>19128</text:p>
          </table:table-cell>
          <table:table-cell table:formula="of:=IF(LEN([.A216])=0;0;LEN([.A216])-LEN(SUBSTITUTE([.A216];&quot; &quot;;&quot;&quot;))+1)" office:value-type="float" office:value="3" calcext:value-type="float">
            <text:p>3</text:p>
          </table:table-cell>
          <table:table-cell table:formula="of:=IF(LEN([.B216])=0;0;LEN([.B216])-LEN(SUBSTITUTE([.B21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FLORIDA PROJECT</text:p>
          </table:table-cell>
          <table:table-cell office:value-type="string" calcext:value-type="string">
            <text:p>FLORIDAI ÁLOM</text:p>
          </table:table-cell>
          <table:table-cell table:style-name="ce2" office:value-type="date" office:date-value="2018-01-18" calcext:value-type="date">
            <text:p>2018.01.18</text:p>
          </table:table-cell>
          <table:table-cell office:value-type="string" calcext:value-type="string">
            <text:p>ADS</text:p>
          </table:table-cell>
          <table:table-cell office:value-type="float" office:value="2760825" calcext:value-type="float">
            <text:p>2760825</text:p>
          </table:table-cell>
          <table:table-cell office:value-type="float" office:value="1962" calcext:value-type="float">
            <text:p>1962</text:p>
          </table:table-cell>
          <table:table-cell table:formula="of:=IF(LEN([.A217])=0;0;LEN([.A217])-LEN(SUBSTITUTE([.A217];&quot; &quot;;&quot;&quot;))+1)" office:value-type="float" office:value="3" calcext:value-type="float">
            <text:p>3</text:p>
          </table:table-cell>
          <table:table-cell table:formula="of:=IF(LEN([.B217])=0;0;LEN([.B217])-LEN(SUBSTITUTE([.B21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helma</text:p>
          </table:table-cell>
          <table:table-cell table:style-name="ce2" office:value-type="date" office:date-value="2018-01-18" calcext:value-type="date">
            <text:p>2018.01.18</text:p>
          </table:table-cell>
          <table:table-cell office:value-type="string" calcext:value-type="string">
            <text:p>Vertigo</text:p>
          </table:table-cell>
          <table:table-cell office:value-type="float" office:value="1328410" calcext:value-type="float">
            <text:p>1328410</text:p>
          </table:table-cell>
          <table:table-cell office:value-type="float" office:value="1042" calcext:value-type="float">
            <text:p>1042</text:p>
          </table:table-cell>
          <table:table-cell table:formula="of:=IF(LEN([.A218])=0;0;LEN([.A218])-LEN(SUBSTITUTE([.A218];&quot; &quot;;&quot;&quot;))+1)" office:value-type="float" office:value="1" calcext:value-type="float">
            <text:p>1</text:p>
          </table:table-cell>
          <table:table-cell table:formula="of:=IF(LEN([.B218])=0;0;LEN([.B218])-LEN(SUBSTITUTE([.B21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ze Runner: The Death Cure</text:p>
          </table:table-cell>
          <table:table-cell office:value-type="string" calcext:value-type="string">
            <text:p>Az útvesztő: Halálkúra</text:p>
          </table:table-cell>
          <table:table-cell table:style-name="ce2" office:value-type="date" office:date-value="2018-01-25" calcext:value-type="date">
            <text:p>2018.01.25</text:p>
          </table:table-cell>
          <table:table-cell office:value-type="string" calcext:value-type="string">
            <text:p>Forum</text:p>
          </table:table-cell>
          <table:table-cell office:value-type="float" office:value="61933355" calcext:value-type="float">
            <text:p>61933355</text:p>
          </table:table-cell>
          <table:table-cell office:value-type="float" office:value="40379" calcext:value-type="float">
            <text:p>40379</text:p>
          </table:table-cell>
          <table:table-cell table:formula="of:=IF(LEN([.A219])=0;0;LEN([.A219])-LEN(SUBSTITUTE([.A219];&quot; &quot;;&quot;&quot;))+1)" office:value-type="float" office:value="5" calcext:value-type="float">
            <text:p>5</text:p>
          </table:table-cell>
          <table:table-cell table:formula="of:=IF(LEN([.B219])=0;0;LEN([.B219])-LEN(SUBSTITUTE([.B219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 the Money in the World</text:p>
          </table:table-cell>
          <table:table-cell office:value-type="string" calcext:value-type="string">
            <text:p>A világ összes pénze</text:p>
          </table:table-cell>
          <table:table-cell table:style-name="ce2" office:value-type="date" office:date-value="2018-01-25" calcext:value-type="date">
            <text:p>2018.01.25</text:p>
          </table:table-cell>
          <table:table-cell office:value-type="string" calcext:value-type="string">
            <text:p>Freeman</text:p>
          </table:table-cell>
          <table:table-cell office:value-type="float" office:value="26501210" calcext:value-type="float">
            <text:p>26501210</text:p>
          </table:table-cell>
          <table:table-cell office:value-type="float" office:value="17605" calcext:value-type="float">
            <text:p>17605</text:p>
          </table:table-cell>
          <table:table-cell table:formula="of:=IF(LEN([.A220])=0;0;LEN([.A220])-LEN(SUBSTITUTE([.A220];&quot; &quot;;&quot;&quot;))+1)" office:value-type="float" office:value="6" calcext:value-type="float">
            <text:p>6</text:p>
          </table:table-cell>
          <table:table-cell table:formula="of:=IF(LEN([.B220])=0;0;LEN([.B220])-LEN(SUBSTITUTE([.B22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e Billboards Outside Ebbing, Missouri</text:p>
          </table:table-cell>
          <table:table-cell office:value-type="string" calcext:value-type="string">
            <text:p>Három óriásplakát Ebbing határában</text:p>
          </table:table-cell>
          <table:table-cell table:style-name="ce2" office:value-type="date" office:date-value="2018-01-25" calcext:value-type="date">
            <text:p>2018.01.25</text:p>
          </table:table-cell>
          <table:table-cell office:value-type="string" calcext:value-type="string">
            <text:p>Forum</text:p>
          </table:table-cell>
          <table:table-cell office:value-type="float" office:value="14421385" calcext:value-type="float">
            <text:p>14421385</text:p>
          </table:table-cell>
          <table:table-cell office:value-type="float" office:value="9568" calcext:value-type="float">
            <text:p>9568</text:p>
          </table:table-cell>
          <table:table-cell table:formula="of:=IF(LEN([.A221])=0;0;LEN([.A221])-LEN(SUBSTITUTE([.A221];&quot; &quot;;&quot;&quot;))+1)" office:value-type="float" office:value="5" calcext:value-type="float">
            <text:p>5</text:p>
          </table:table-cell>
          <table:table-cell table:formula="of:=IF(LEN([.B221])=0;0;LEN([.B221])-LEN(SUBSTITUTE([.B221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 hentes, a kurva és a félszemű</text:p>
          </table:table-cell>
          <table:table-cell table:style-name="ce2" office:value-type="date" office:date-value="2018-01-25" calcext:value-type="date">
            <text:p>2018.01.25</text:p>
          </table:table-cell>
          <table:table-cell office:value-type="string" calcext:value-type="string">
            <text:p>Big Bang Media</text:p>
          </table:table-cell>
          <table:table-cell office:value-type="float" office:value="9350300" calcext:value-type="float">
            <text:p>9350300</text:p>
          </table:table-cell>
          <table:table-cell office:value-type="float" office:value="6758" calcext:value-type="float">
            <text:p>6758</text:p>
          </table:table-cell>
          <table:table-cell table:formula="of:=IF(LEN([.A222])=0;0;LEN([.A222])-LEN(SUBSTITUTE([.A222];&quot; &quot;;&quot;&quot;))+1)" office:value-type="float" office:value="7" calcext:value-type="float">
            <text:p>7</text:p>
          </table:table-cell>
          <table:table-cell table:formula="of:=IF(LEN([.B222])=0;0;LEN([.B222])-LEN(SUBSTITUTE([.B222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antom Thread</text:p>
          </table:table-cell>
          <table:table-cell office:value-type="string" calcext:value-type="string">
            <text:p>Fantomszál</text:p>
          </table:table-cell>
          <table:table-cell table:style-name="ce2" office:value-type="date" office:date-value="2018-02-01" calcext:value-type="date">
            <text:p>2018.02.01</text:p>
          </table:table-cell>
          <table:table-cell office:value-type="string" calcext:value-type="string">
            <text:p>UIP</text:p>
          </table:table-cell>
          <table:table-cell office:value-type="float" office:value="9986629" calcext:value-type="float">
            <text:p>9986629</text:p>
          </table:table-cell>
          <table:table-cell office:value-type="float" office:value="6622" calcext:value-type="float">
            <text:p>6622</text:p>
          </table:table-cell>
          <table:table-cell table:formula="of:=IF(LEN([.A223])=0;0;LEN([.A223])-LEN(SUBSTITUTE([.A223];&quot; &quot;;&quot;&quot;))+1)" office:value-type="float" office:value="2" calcext:value-type="float">
            <text:p>2</text:p>
          </table:table-cell>
          <table:table-cell table:formula="of:=IF(LEN([.B223])=0;0;LEN([.B223])-LEN(SUBSTITUTE([.B22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, Tonya</text:p>
          </table:table-cell>
          <table:table-cell office:value-type="string" calcext:value-type="string">
            <text:p>Én Tonya</text:p>
          </table:table-cell>
          <table:table-cell table:style-name="ce2" office:value-type="date" office:date-value="2018-02-01" calcext:value-type="date">
            <text:p>2018.02.01</text:p>
          </table:table-cell>
          <table:table-cell office:value-type="string" calcext:value-type="string">
            <text:p>Vertigo</text:p>
          </table:table-cell>
          <table:table-cell office:value-type="float" office:value="9444917" calcext:value-type="float">
            <text:p>9444917</text:p>
          </table:table-cell>
          <table:table-cell office:value-type="float" office:value="7187" calcext:value-type="float">
            <text:p>7187</text:p>
          </table:table-cell>
          <table:table-cell table:formula="of:=IF(LEN([.A224])=0;0;LEN([.A224])-LEN(SUBSTITUTE([.A224];&quot; &quot;;&quot;&quot;))+1)" office:value-type="float" office:value="2" calcext:value-type="float">
            <text:p>2</text:p>
          </table:table-cell>
          <table:table-cell table:formula="of:=IF(LEN([.B224])=0;0;LEN([.B224])-LEN(SUBSTITUTE([.B22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lyubov</text:p>
          </table:table-cell>
          <table:table-cell office:value-type="string" calcext:value-type="string">
            <text:p>Szeretet nélkül</text:p>
          </table:table-cell>
          <table:table-cell table:style-name="ce2" office:value-type="date" office:date-value="2018-02-01" calcext:value-type="date">
            <text:p>2018.02.01</text:p>
          </table:table-cell>
          <table:table-cell office:value-type="string" calcext:value-type="string">
            <text:p>MoziNet</text:p>
          </table:table-cell>
          <table:table-cell office:value-type="float" office:value="861935" calcext:value-type="float">
            <text:p>861935</text:p>
          </table:table-cell>
          <table:table-cell office:value-type="float" office:value="721" calcext:value-type="float">
            <text:p>721</text:p>
          </table:table-cell>
          <table:table-cell table:formula="of:=IF(LEN([.A225])=0;0;LEN([.A225])-LEN(SUBSTITUTE([.A225];&quot; &quot;;&quot;&quot;))+1)" office:value-type="float" office:value="1" calcext:value-type="float">
            <text:p>1</text:p>
          </table:table-cell>
          <table:table-cell table:formula="of:=IF(LEN([.B225])=0;0;LEN([.B225])-LEN(SUBSTITUTE([.B22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fty Shades Freed</text:p>
          </table:table-cell>
          <table:table-cell office:value-type="string" calcext:value-type="string">
            <text:p>A szabadság ötven árnyalata</text:p>
          </table:table-cell>
          <table:table-cell table:style-name="ce2" office:value-type="date" office:date-value="2018-02-08" calcext:value-type="date">
            <text:p>2018.02.08</text:p>
          </table:table-cell>
          <table:table-cell office:value-type="string" calcext:value-type="string">
            <text:p>UIP</text:p>
          </table:table-cell>
          <table:table-cell office:value-type="float" office:value="137570108" calcext:value-type="float">
            <text:p>137570108</text:p>
          </table:table-cell>
          <table:table-cell office:value-type="float" office:value="97971" calcext:value-type="float">
            <text:p>97971</text:p>
          </table:table-cell>
          <table:table-cell table:formula="of:=IF(LEN([.A226])=0;0;LEN([.A226])-LEN(SUBSTITUTE([.A226];&quot; &quot;;&quot;&quot;))+1)" office:value-type="float" office:value="3" calcext:value-type="float">
            <text:p>3</text:p>
          </table:table-cell>
          <table:table-cell table:formula="of:=IF(LEN([.B226])=0;0;LEN([.B226])-LEN(SUBSTITUTE([.B22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l Me by Your Name </text:p>
          </table:table-cell>
          <table:table-cell office:value-type="string" calcext:value-type="string">
            <text:p>Szólíts a neveden</text:p>
          </table:table-cell>
          <table:table-cell table:style-name="ce2" office:value-type="date" office:date-value="2018-02-08" calcext:value-type="date">
            <text:p>2018.02.08</text:p>
          </table:table-cell>
          <table:table-cell office:value-type="string" calcext:value-type="string">
            <text:p>InterCom</text:p>
          </table:table-cell>
          <table:table-cell office:value-type="float" office:value="6107045" calcext:value-type="float">
            <text:p>6107045</text:p>
          </table:table-cell>
          <table:table-cell office:value-type="float" office:value="4148" calcext:value-type="float">
            <text:p>4148</text:p>
          </table:table-cell>
          <table:table-cell table:formula="of:=IF(LEN([.A227])=0;0;LEN([.A227])-LEN(SUBSTITUTE([.A227];&quot; &quot;;&quot;&quot;))+1)" office:value-type="float" office:value="6" calcext:value-type="float">
            <text:p>6</text:p>
          </table:table-cell>
          <table:table-cell table:formula="of:=IF(LEN([.B227])=0;0;LEN([.B227])-LEN(SUBSTITUTE([.B22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alami Amerika 3</text:p>
          </table:table-cell>
          <table:table-cell table:style-name="ce2" office:value-type="date" office:date-value="2018-02-15" calcext:value-type="date">
            <text:p>2018.02.15</text:p>
          </table:table-cell>
          <table:table-cell office:value-type="string" calcext:value-type="string">
            <text:p>Vertigo</text:p>
          </table:table-cell>
          <table:table-cell office:value-type="float" office:value="148090624" calcext:value-type="float">
            <text:p>148090624</text:p>
          </table:table-cell>
          <table:table-cell office:value-type="float" office:value="101276" calcext:value-type="float">
            <text:p>101276</text:p>
          </table:table-cell>
          <table:table-cell table:formula="of:=IF(LEN([.A228])=0;0;LEN([.A228])-LEN(SUBSTITUTE([.A228];&quot; &quot;;&quot;&quot;))+1)" office:value-type="float" office:value="3" calcext:value-type="float">
            <text:p>3</text:p>
          </table:table-cell>
          <table:table-cell table:formula="of:=IF(LEN([.B228])=0;0;LEN([.B228])-LEN(SUBSTITUTE([.B22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Panther</text:p>
          </table:table-cell>
          <table:table-cell office:value-type="string" calcext:value-type="string">
            <text:p>Fekete Párduc</text:p>
          </table:table-cell>
          <table:table-cell table:style-name="ce2" office:value-type="date" office:date-value="2018-02-15" calcext:value-type="date">
            <text:p>2018.02.15</text:p>
          </table:table-cell>
          <table:table-cell office:value-type="string" calcext:value-type="string">
            <text:p>Forum</text:p>
          </table:table-cell>
          <table:table-cell office:value-type="float" office:value="137912641" calcext:value-type="float">
            <text:p>137912641</text:p>
          </table:table-cell>
          <table:table-cell office:value-type="float" office:value="88530" calcext:value-type="float">
            <text:p>88530</text:p>
          </table:table-cell>
          <table:table-cell table:formula="of:=IF(LEN([.A229])=0;0;LEN([.A229])-LEN(SUBSTITUTE([.A229];&quot; &quot;;&quot;&quot;))+1)" office:value-type="float" office:value="2" calcext:value-type="float">
            <text:p>2</text:p>
          </table:table-cell>
          <table:table-cell table:formula="of:=IF(LEN([.B229])=0;0;LEN([.B229])-LEN(SUBSTITUTE([.B22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ly Man</text:p>
          </table:table-cell>
          <table:table-cell office:value-type="string" calcext:value-type="string">
            <text:p>Ősember - Kicsi az ős, de hős!</text:p>
          </table:table-cell>
          <table:table-cell table:style-name="ce2" office:value-type="date" office:date-value="2018-02-15" calcext:value-type="date">
            <text:p>2018.02.15</text:p>
          </table:table-cell>
          <table:table-cell office:value-type="string" calcext:value-type="string">
            <text:p>MoziNet</text:p>
          </table:table-cell>
          <table:table-cell office:value-type="float" office:value="8391705" calcext:value-type="float">
            <text:p>8391705</text:p>
          </table:table-cell>
          <table:table-cell office:value-type="float" office:value="6405" calcext:value-type="float">
            <text:p>6405</text:p>
          </table:table-cell>
          <table:table-cell table:formula="of:=IF(LEN([.A230])=0;0;LEN([.A230])-LEN(SUBSTITUTE([.A230];&quot; &quot;;&quot;&quot;))+1)" office:value-type="float" office:value="2" calcext:value-type="float">
            <text:p>2</text:p>
          </table:table-cell>
          <table:table-cell table:formula="of:=IF(LEN([.B230])=0;0;LEN([.B230])-LEN(SUBSTITUTE([.B230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me Night</text:p>
          </table:table-cell>
          <table:table-cell office:value-type="string" calcext:value-type="string">
            <text:p>Éjszakai játék</text:p>
          </table:table-cell>
          <table:table-cell table:style-name="ce2" office:value-type="date" office:date-value="2018-02-22" calcext:value-type="date">
            <text:p>2018.02.22</text:p>
          </table:table-cell>
          <table:table-cell office:value-type="string" calcext:value-type="string">
            <text:p>InterCom</text:p>
          </table:table-cell>
          <table:table-cell office:value-type="float" office:value="42681535" calcext:value-type="float">
            <text:p>42681535</text:p>
          </table:table-cell>
          <table:table-cell office:value-type="float" office:value="28222" calcext:value-type="float">
            <text:p>28222</text:p>
          </table:table-cell>
          <table:table-cell table:formula="of:=IF(LEN([.A231])=0;0;LEN([.A231])-LEN(SUBSTITUTE([.A231];&quot; &quot;;&quot;&quot;))+1)" office:value-type="float" office:value="2" calcext:value-type="float">
            <text:p>2</text:p>
          </table:table-cell>
          <table:table-cell table:formula="of:=IF(LEN([.B231])=0;0;LEN([.B231])-LEN(SUBSTITUTE([.B23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Post</text:p>
          </table:table-cell>
          <table:table-cell office:value-type="string" calcext:value-type="string">
            <text:p>A Pentagon titkai</text:p>
          </table:table-cell>
          <table:table-cell table:style-name="ce2" office:value-type="date" office:date-value="2018-02-22" calcext:value-type="date">
            <text:p>2018.02.22</text:p>
          </table:table-cell>
          <table:table-cell office:value-type="string" calcext:value-type="string">
            <text:p>Freeman</text:p>
          </table:table-cell>
          <table:table-cell office:value-type="float" office:value="26911191" calcext:value-type="float">
            <text:p>26911191</text:p>
          </table:table-cell>
          <table:table-cell office:value-type="float" office:value="17984" calcext:value-type="float">
            <text:p>17984</text:p>
          </table:table-cell>
          <table:table-cell table:formula="of:=IF(LEN([.A232])=0;0;LEN([.A232])-LEN(SUBSTITUTE([.A232];&quot; &quot;;&quot;&quot;))+1)" office:value-type="float" office:value="2" calcext:value-type="float">
            <text:p>2</text:p>
          </table:table-cell>
          <table:table-cell table:formula="of:=IF(LEN([.B232])=0;0;LEN([.B232])-LEN(SUBSTITUTE([.B23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hape of Water</text:p>
          </table:table-cell>
          <table:table-cell office:value-type="string" calcext:value-type="string">
            <text:p>A víz érintése</text:p>
          </table:table-cell>
          <table:table-cell table:style-name="ce2" office:value-type="date" office:date-value="2018-02-22" calcext:value-type="date">
            <text:p>2018.02.22</text:p>
          </table:table-cell>
          <table:table-cell office:value-type="string" calcext:value-type="string">
            <text:p>Forum</text:p>
          </table:table-cell>
          <table:table-cell office:value-type="float" office:value="11870085" calcext:value-type="float">
            <text:p>11870085</text:p>
          </table:table-cell>
          <table:table-cell office:value-type="float" office:value="7833" calcext:value-type="float">
            <text:p>7833</text:p>
          </table:table-cell>
          <table:table-cell table:formula="of:=IF(LEN([.A233])=0;0;LEN([.A233])-LEN(SUBSTITUTE([.A233];&quot; &quot;;&quot;&quot;))+1)" office:value-type="float" office:value="4" calcext:value-type="float">
            <text:p>4</text:p>
          </table:table-cell>
          <table:table-cell table:formula="of:=IF(LEN([.B233])=0;0;LEN([.B233])-LEN(SUBSTITUTE([.B23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credible Story Of a Giant Pear</text:p>
          </table:table-cell>
          <table:table-cell office:value-type="string" calcext:value-type="string">
            <text:p>Hihetetlen történet az óriás körtéről</text:p>
          </table:table-cell>
          <table:table-cell table:style-name="ce2" office:value-type="date" office:date-value="2018-02-22" calcext:value-type="date">
            <text:p>2018.02.22</text:p>
          </table:table-cell>
          <table:table-cell office:value-type="string" calcext:value-type="string">
            <text:p>ADS</text:p>
          </table:table-cell>
          <table:table-cell office:value-type="float" office:value="3213360" calcext:value-type="float">
            <text:p>3213360</text:p>
          </table:table-cell>
          <table:table-cell office:value-type="float" office:value="2229" calcext:value-type="float">
            <text:p>2229</text:p>
          </table:table-cell>
          <table:table-cell table:formula="of:=IF(LEN([.A234])=0;0;LEN([.A234])-LEN(SUBSTITUTE([.A234];&quot; &quot;;&quot;&quot;))+1)" office:value-type="float" office:value="6" calcext:value-type="float">
            <text:p>6</text:p>
          </table:table-cell>
          <table:table-cell table:formula="of:=IF(LEN([.B234])=0;0;LEN([.B234])-LEN(SUBSTITUTE([.B234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Sparrow</text:p>
          </table:table-cell>
          <table:table-cell office:value-type="string" calcext:value-type="string">
            <text:p>Vörös veréb</text:p>
          </table:table-cell>
          <table:table-cell table:style-name="ce2" office:value-type="date" office:date-value="2018-03-01" calcext:value-type="date">
            <text:p>2018.03.01</text:p>
          </table:table-cell>
          <table:table-cell office:value-type="string" calcext:value-type="string">
            <text:p>Forum</text:p>
          </table:table-cell>
          <table:table-cell office:value-type="float" office:value="58136990" calcext:value-type="float">
            <text:p>58136990</text:p>
          </table:table-cell>
          <table:table-cell office:value-type="float" office:value="38495" calcext:value-type="float">
            <text:p>38495</text:p>
          </table:table-cell>
          <table:table-cell table:formula="of:=IF(LEN([.A235])=0;0;LEN([.A235])-LEN(SUBSTITUTE([.A235];&quot; &quot;;&quot;&quot;))+1)" office:value-type="float" office:value="2" calcext:value-type="float">
            <text:p>2</text:p>
          </table:table-cell>
          <table:table-cell table:formula="of:=IF(LEN([.B235])=0;0;LEN([.B235])-LEN(SUBSTITUTE([.B23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ady Bird</text:p>
          </table:table-cell>
          <table:table-cell table:style-name="ce2" office:value-type="date" office:date-value="2018-03-01" calcext:value-type="date">
            <text:p>2018.03.01</text:p>
          </table:table-cell>
          <table:table-cell office:value-type="string" calcext:value-type="string">
            <text:p>UIP</text:p>
          </table:table-cell>
          <table:table-cell office:value-type="float" office:value="9829298" calcext:value-type="float">
            <text:p>9829298</text:p>
          </table:table-cell>
          <table:table-cell office:value-type="float" office:value="6759" calcext:value-type="float">
            <text:p>6759</text:p>
          </table:table-cell>
          <table:table-cell table:formula="of:=IF(LEN([.A236])=0;0;LEN([.A236])-LEN(SUBSTITUTE([.A236];&quot; &quot;;&quot;&quot;))+1)" office:value-type="float" office:value="2" calcext:value-type="float">
            <text:p>2</text:p>
          </table:table-cell>
          <table:table-cell table:formula="of:=IF(LEN([.B236])=0;0;LEN([.B236])-LEN(SUBSTITUTE([.B23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Derült égből család</text:p>
          </table:table-cell>
          <table:table-cell table:style-name="ce2" office:value-type="date" office:date-value="2018-03-01" calcext:value-type="date">
            <text:p>2018.03.01</text:p>
          </table:table-cell>
          <table:table-cell office:value-type="string" calcext:value-type="string">
            <text:p>ADS</text:p>
          </table:table-cell>
          <table:table-cell office:value-type="float" office:value="4245805" calcext:value-type="float">
            <text:p>4245805</text:p>
          </table:table-cell>
          <table:table-cell office:value-type="float" office:value="2830" calcext:value-type="float">
            <text:p>2830</text:p>
          </table:table-cell>
          <table:table-cell table:formula="of:=IF(LEN([.A237])=0;0;LEN([.A237])-LEN(SUBSTITUTE([.A237];&quot; &quot;;&quot;&quot;))+1)" office:value-type="float" office:value="1" calcext:value-type="float">
            <text:p>1</text:p>
          </table:table-cell>
          <table:table-cell table:formula="of:=IF(LEN([.B237])=0;0;LEN([.B237])-LEN(SUBSTITUTE([.B23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th Wish</text:p>
          </table:table-cell>
          <table:table-cell office:value-type="string" calcext:value-type="string">
            <text:p>Bosszúvágy</text:p>
          </table:table-cell>
          <table:table-cell table:style-name="ce2" office:value-type="date" office:date-value="2018-03-08" calcext:value-type="date">
            <text:p>2018.03.08</text:p>
          </table:table-cell>
          <table:table-cell office:value-type="string" calcext:value-type="string">
            <text:p>Forum</text:p>
          </table:table-cell>
          <table:table-cell office:value-type="float" office:value="27482460" calcext:value-type="float">
            <text:p>27482460</text:p>
          </table:table-cell>
          <table:table-cell office:value-type="float" office:value="19021" calcext:value-type="float">
            <text:p>19021</text:p>
          </table:table-cell>
          <table:table-cell table:formula="of:=IF(LEN([.A238])=0;0;LEN([.A238])-LEN(SUBSTITUTE([.A238];&quot; &quot;;&quot;&quot;))+1)" office:value-type="float" office:value="2" calcext:value-type="float">
            <text:p>2</text:p>
          </table:table-cell>
          <table:table-cell table:formula="of:=IF(LEN([.B238])=0;0;LEN([.B238])-LEN(SUBSTITUTE([.B23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 Strong</text:p>
          </table:table-cell>
          <table:table-cell office:value-type="string" calcext:value-type="string">
            <text:p>12 katona</text:p>
          </table:table-cell>
          <table:table-cell table:style-name="ce2" office:value-type="date" office:date-value="2018-03-08" calcext:value-type="date">
            <text:p>2018.03.08</text:p>
          </table:table-cell>
          <table:table-cell office:value-type="string" calcext:value-type="string">
            <text:p>InterCom</text:p>
          </table:table-cell>
          <table:table-cell office:value-type="float" office:value="17615169" calcext:value-type="float">
            <text:p>17615169</text:p>
          </table:table-cell>
          <table:table-cell office:value-type="float" office:value="11477" calcext:value-type="float">
            <text:p>11477</text:p>
          </table:table-cell>
          <table:table-cell table:formula="of:=IF(LEN([.A239])=0;0;LEN([.A239])-LEN(SUBSTITUTE([.A239];&quot; &quot;;&quot;&quot;))+1)" office:value-type="float" office:value="2" calcext:value-type="float">
            <text:p>2</text:p>
          </table:table-cell>
          <table:table-cell table:formula="of:=IF(LEN([.B239])=0;0;LEN([.B239])-LEN(SUBSTITUTE([.B23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trangers: Prey at Night</text:p>
          </table:table-cell>
          <table:table-cell office:value-type="string" calcext:value-type="string">
            <text:p>Hívatlanok 2 - Éjjeli préda</text:p>
          </table:table-cell>
          <table:table-cell table:style-name="ce2" office:value-type="date" office:date-value="2018-03-08" calcext:value-type="date">
            <text:p>2018.03.08</text:p>
          </table:table-cell>
          <table:table-cell office:value-type="string" calcext:value-type="string">
            <text:p>Freeman</text:p>
          </table:table-cell>
          <table:table-cell office:value-type="float" office:value="9363720" calcext:value-type="float">
            <text:p>9363720</text:p>
          </table:table-cell>
          <table:table-cell office:value-type="float" office:value="6443" calcext:value-type="float">
            <text:p>6443</text:p>
          </table:table-cell>
          <table:table-cell table:formula="of:=IF(LEN([.A240])=0;0;LEN([.A240])-LEN(SUBSTITUTE([.A240];&quot; &quot;;&quot;&quot;))+1)" office:value-type="float" office:value="5" calcext:value-type="float">
            <text:p>5</text:p>
          </table:table-cell>
          <table:table-cell table:formula="of:=IF(LEN([.B240])=0;0;LEN([.B240])-LEN(SUBSTITUTE([.B240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ándorszínészek</text:p>
          </table:table-cell>
          <table:table-cell table:style-name="ce2" office:value-type="date" office:date-value="2018-03-08" calcext:value-type="date">
            <text:p>2018.03.08</text:p>
          </table:table-cell>
          <table:table-cell office:value-type="string" calcext:value-type="string">
            <text:p>Big Bang Media</text:p>
          </table:table-cell>
          <table:table-cell office:value-type="float" office:value="5472865" calcext:value-type="float">
            <text:p>5472865</text:p>
          </table:table-cell>
          <table:table-cell office:value-type="float" office:value="3916" calcext:value-type="float">
            <text:p>3916</text:p>
          </table:table-cell>
          <table:table-cell table:formula="of:=IF(LEN([.A241])=0;0;LEN([.A241])-LEN(SUBSTITUTE([.A241];&quot; &quot;;&quot;&quot;))+1)" office:value-type="float" office:value="1" calcext:value-type="float">
            <text:p>1</text:p>
          </table:table-cell>
          <table:table-cell table:formula="of:=IF(LEN([.B241])=0;0;LEN([.B241])-LEN(SUBSTITUTE([.B24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Place</text:p>
          </table:table-cell>
          <table:table-cell office:value-type="string" calcext:value-type="string">
            <text:p>A hely</text:p>
          </table:table-cell>
          <table:table-cell table:style-name="ce2" office:value-type="date" office:date-value="2018-03-08" calcext:value-type="date">
            <text:p>2018.03.08</text:p>
          </table:table-cell>
          <table:table-cell office:value-type="string" calcext:value-type="string">
            <text:p>Cinenuovo</text:p>
          </table:table-cell>
          <table:table-cell office:value-type="float" office:value="4040700" calcext:value-type="float">
            <text:p>4040700</text:p>
          </table:table-cell>
          <table:table-cell office:value-type="float" office:value="3107" calcext:value-type="float">
            <text:p>3107</text:p>
          </table:table-cell>
          <table:table-cell table:formula="of:=IF(LEN([.A242])=0;0;LEN([.A242])-LEN(SUBSTITUTE([.A242];&quot; &quot;;&quot;&quot;))+1)" office:value-type="float" office:value="2" calcext:value-type="float">
            <text:p>2</text:p>
          </table:table-cell>
          <table:table-cell table:formula="of:=IF(LEN([.B242])=0;0;LEN([.B242])-LEN(SUBSTITUTE([.B24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Rabbit</text:p>
          </table:table-cell>
          <table:table-cell office:value-type="string" calcext:value-type="string">
            <text:p>Nyúl Péter</text:p>
          </table:table-cell>
          <table:table-cell table:style-name="ce2" office:value-type="date" office:date-value="2018-03-15" calcext:value-type="date">
            <text:p>2018.03.15</text:p>
          </table:table-cell>
          <table:table-cell office:value-type="string" calcext:value-type="string">
            <text:p>InterCom</text:p>
          </table:table-cell>
          <table:table-cell office:value-type="float" office:value="111551083" calcext:value-type="float">
            <text:p>111551083</text:p>
          </table:table-cell>
          <table:table-cell office:value-type="float" office:value="82566" calcext:value-type="float">
            <text:p>82566</text:p>
          </table:table-cell>
          <table:table-cell table:formula="of:=IF(LEN([.A243])=0;0;LEN([.A243])-LEN(SUBSTITUTE([.A243];&quot; &quot;;&quot;&quot;))+1)" office:value-type="float" office:value="2" calcext:value-type="float">
            <text:p>2</text:p>
          </table:table-cell>
          <table:table-cell table:formula="of:=IF(LEN([.B243])=0;0;LEN([.B243])-LEN(SUBSTITUTE([.B24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omb Raider</text:p>
          </table:table-cell>
          <table:table-cell table:style-name="ce2" office:value-type="date" office:date-value="2018-03-15" calcext:value-type="date">
            <text:p>2018.03.15</text:p>
          </table:table-cell>
          <table:table-cell office:value-type="string" calcext:value-type="string">
            <text:p>Forum</text:p>
          </table:table-cell>
          <table:table-cell office:value-type="float" office:value="102711060" calcext:value-type="float">
            <text:p>102711060</text:p>
          </table:table-cell>
          <table:table-cell office:value-type="float" office:value="63322" calcext:value-type="float">
            <text:p>63322</text:p>
          </table:table-cell>
          <table:table-cell table:formula="of:=IF(LEN([.A244])=0;0;LEN([.A244])-LEN(SUBSTITUTE([.A244];&quot; &quot;;&quot;&quot;))+1)" office:value-type="float" office:value="2" calcext:value-type="float">
            <text:p>2</text:p>
          </table:table-cell>
          <table:table-cell table:formula="of:=IF(LEN([.B244])=0;0;LEN([.B244])-LEN(SUBSTITUTE([.B24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string" calcext:value-type="string">
            <text:p>Szellemek háza</text:p>
          </table:table-cell>
          <table:table-cell table:style-name="ce2" office:value-type="date" office:date-value="2018-03-15" calcext:value-type="date">
            <text:p>2018.03.15</text:p>
          </table:table-cell>
          <table:table-cell office:value-type="string" calcext:value-type="string">
            <text:p>Vertigo</text:p>
          </table:table-cell>
          <table:table-cell office:value-type="float" office:value="19388970" calcext:value-type="float">
            <text:p>19388970</text:p>
          </table:table-cell>
          <table:table-cell office:value-type="float" office:value="12921" calcext:value-type="float">
            <text:p>12921</text:p>
          </table:table-cell>
          <table:table-cell table:formula="of:=IF(LEN([.A245])=0;0;LEN([.A245])-LEN(SUBSTITUTE([.A245];&quot; &quot;;&quot;&quot;))+1)" office:value-type="float" office:value="1" calcext:value-type="float">
            <text:p>1</text:p>
          </table:table-cell>
          <table:table-cell table:formula="of:=IF(LEN([.B245])=0;0;LEN([.B245])-LEN(SUBSTITUTE([.B24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15:17 to Paris</text:p>
          </table:table-cell>
          <table:table-cell office:value-type="string" calcext:value-type="string">
            <text:p>A párizsi vonat</text:p>
          </table:table-cell>
          <table:table-cell table:style-name="ce2" office:value-type="date" office:date-value="2018-03-15" calcext:value-type="date">
            <text:p>2018.03.15</text:p>
          </table:table-cell>
          <table:table-cell office:value-type="string" calcext:value-type="string">
            <text:p>InterCom</text:p>
          </table:table-cell>
          <table:table-cell office:value-type="float" office:value="8878705" calcext:value-type="float">
            <text:p>8878705</text:p>
          </table:table-cell>
          <table:table-cell office:value-type="float" office:value="5602" calcext:value-type="float">
            <text:p>5602</text:p>
          </table:table-cell>
          <table:table-cell table:formula="of:=IF(LEN([.A246])=0;0;LEN([.A246])-LEN(SUBSTITUTE([.A246];&quot; &quot;;&quot;&quot;))+1)" office:value-type="float" office:value="4" calcext:value-type="float">
            <text:p>4</text:p>
          </table:table-cell>
          <table:table-cell table:formula="of:=IF(LEN([.B246])=0;0;LEN([.B246])-LEN(SUBSTITUTE([.B24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th of Stalin</text:p>
          </table:table-cell>
          <table:table-cell office:value-type="string" calcext:value-type="string">
            <text:p>Sztálin halála</text:p>
          </table:table-cell>
          <table:table-cell table:style-name="ce2" office:value-type="date" office:date-value="2018-03-15" calcext:value-type="date">
            <text:p>2018.03.15</text:p>
          </table:table-cell>
          <table:table-cell office:value-type="string" calcext:value-type="string">
            <text:p>ADS</text:p>
          </table:table-cell>
          <table:table-cell office:value-type="float" office:value="8779290" calcext:value-type="float">
            <text:p>8779290</text:p>
          </table:table-cell>
          <table:table-cell office:value-type="float" office:value="5825" calcext:value-type="float">
            <text:p>5825</text:p>
          </table:table-cell>
          <table:table-cell table:formula="of:=IF(LEN([.A247])=0;0;LEN([.A247])-LEN(SUBSTITUTE([.A247];&quot; &quot;;&quot;&quot;))+1)" office:value-type="float" office:value="3" calcext:value-type="float">
            <text:p>3</text:p>
          </table:table-cell>
          <table:table-cell table:formula="of:=IF(LEN([.B247])=0;0;LEN([.B247])-LEN(SUBSTITUTE([.B24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ding Your Feet</text:p>
          </table:table-cell>
          <table:table-cell office:value-type="string" calcext:value-type="string">
            <text:p>Táncterápia</text:p>
          </table:table-cell>
          <table:table-cell table:style-name="ce2" office:value-type="date" office:date-value="2018-03-15" calcext:value-type="date">
            <text:p>2018.03.15</text:p>
          </table:table-cell>
          <table:table-cell office:value-type="string" calcext:value-type="string">
            <text:p>Cirko Film</text:p>
          </table:table-cell>
          <table:table-cell office:value-type="float" office:value="3507240" calcext:value-type="float">
            <text:p>3507240</text:p>
          </table:table-cell>
          <table:table-cell office:value-type="float" office:value="2501" calcext:value-type="float">
            <text:p>2501</text:p>
          </table:table-cell>
          <table:table-cell table:formula="of:=IF(LEN([.A248])=0;0;LEN([.A248])-LEN(SUBSTITUTE([.A248];&quot; &quot;;&quot;&quot;))+1)" office:value-type="float" office:value="3" calcext:value-type="float">
            <text:p>3</text:p>
          </table:table-cell>
          <table:table-cell table:formula="of:=IF(LEN([.B248])=0;0;LEN([.B248])-LEN(SUBSTITUTE([.B24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squ'á la garde</text:p>
          </table:table-cell>
          <table:table-cell office:value-type="string" calcext:value-type="string">
            <text:p>Láthatás</text:p>
          </table:table-cell>
          <table:table-cell table:style-name="ce2" office:value-type="date" office:date-value="2018-03-15" calcext:value-type="date">
            <text:p>2018.03.15</text:p>
          </table:table-cell>
          <table:table-cell office:value-type="string" calcext:value-type="string">
            <text:p>MoziNet</text:p>
          </table:table-cell>
          <table:table-cell office:value-type="float" office:value="583140" calcext:value-type="float">
            <text:p>583140</text:p>
          </table:table-cell>
          <table:table-cell office:value-type="float" office:value="509" calcext:value-type="float">
            <text:p>509</text:p>
          </table:table-cell>
          <table:table-cell table:formula="of:=IF(LEN([.A249])=0;0;LEN([.A249])-LEN(SUBSTITUTE([.A249];&quot; &quot;;&quot;&quot;))+1)" office:value-type="float" office:value="3" calcext:value-type="float">
            <text:p>3</text:p>
          </table:table-cell>
          <table:table-cell table:formula="of:=IF(LEN([.B249])=0;0;LEN([.B249])-LEN(SUBSTITUTE([.B24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ry Day</text:p>
          </table:table-cell>
          <table:table-cell office:value-type="string" calcext:value-type="string">
            <text:p>Nap nap után</text:p>
          </table:table-cell>
          <table:table-cell table:style-name="ce2" office:value-type="date" office:date-value="2018-03-22" calcext:value-type="date">
            <text:p>2018.03.22</text:p>
          </table:table-cell>
          <table:table-cell office:value-type="string" calcext:value-type="string">
            <text:p>Forum</text:p>
          </table:table-cell>
          <table:table-cell office:value-type="float" office:value="24227395" calcext:value-type="float">
            <text:p>24227395</text:p>
          </table:table-cell>
          <table:table-cell office:value-type="float" office:value="17893" calcext:value-type="float">
            <text:p>17893</text:p>
          </table:table-cell>
          <table:table-cell table:formula="of:=IF(LEN([.A250])=0;0;LEN([.A250])-LEN(SUBSTITUTE([.A250];&quot; &quot;;&quot;&quot;))+1)" office:value-type="float" office:value="2" calcext:value-type="float">
            <text:p>2</text:p>
          </table:table-cell>
          <table:table-cell table:formula="of:=IF(LEN([.B250])=0;0;LEN([.B250])-LEN(SUBSTITUTE([.B250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ringo</text:p>
          </table:table-cell>
          <table:table-cell table:style-name="ce2" office:value-type="date" office:date-value="2018-03-22" calcext:value-type="date">
            <text:p>2018.03.22</text:p>
          </table:table-cell>
          <table:table-cell office:value-type="string" calcext:value-type="string">
            <text:p>Freeman</text:p>
          </table:table-cell>
          <table:table-cell office:value-type="float" office:value="12514853" calcext:value-type="float">
            <text:p>12514853</text:p>
          </table:table-cell>
          <table:table-cell office:value-type="float" office:value="8336" calcext:value-type="float">
            <text:p>8336</text:p>
          </table:table-cell>
          <table:table-cell table:formula="of:=IF(LEN([.A251])=0;0;LEN([.A251])-LEN(SUBSTITUTE([.A251];&quot; &quot;;&quot;&quot;))+1)" office:value-type="float" office:value="1" calcext:value-type="float">
            <text:p>1</text:p>
          </table:table-cell>
          <table:table-cell table:formula="of:=IF(LEN([.B251])=0;0;LEN([.B251])-LEN(SUBSTITUTE([.B25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nomeo &amp; Juliet: Sherlock Gnomes</text:p>
          </table:table-cell>
          <table:table-cell office:value-type="string" calcext:value-type="string">
            <text:p>Sherlock Gnomes</text:p>
          </table:table-cell>
          <table:table-cell table:style-name="ce2" office:value-type="date" office:date-value="2018-03-22" calcext:value-type="date">
            <text:p>2018.03.22</text:p>
          </table:table-cell>
          <table:table-cell office:value-type="string" calcext:value-type="string">
            <text:p>UIP</text:p>
          </table:table-cell>
          <table:table-cell office:value-type="float" office:value="10783655" calcext:value-type="float">
            <text:p>10783655</text:p>
          </table:table-cell>
          <table:table-cell office:value-type="float" office:value="7738" calcext:value-type="float">
            <text:p>7738</text:p>
          </table:table-cell>
          <table:table-cell table:formula="of:=IF(LEN([.A252])=0;0;LEN([.A252])-LEN(SUBSTITUTE([.A252];&quot; &quot;;&quot;&quot;))+1)" office:value-type="float" office:value="5" calcext:value-type="float">
            <text:p>5</text:p>
          </table:table-cell>
          <table:table-cell table:formula="of:=IF(LEN([.B252])=0;0;LEN([.B252])-LEN(SUBSTITUTE([.B25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y Player One</text:p>
          </table:table-cell>
          <table:table-cell office:value-type="string" calcext:value-type="string">
            <text:p>Ready Player One </text:p>
          </table:table-cell>
          <table:table-cell table:style-name="ce2" office:value-type="date" office:date-value="2018-03-29" calcext:value-type="date">
            <text:p>2018.03.29</text:p>
          </table:table-cell>
          <table:table-cell office:value-type="string" calcext:value-type="string">
            <text:p>InterCom</text:p>
          </table:table-cell>
          <table:table-cell office:value-type="float" office:value="111263054" calcext:value-type="float">
            <text:p>111263054</text:p>
          </table:table-cell>
          <table:table-cell office:value-type="float" office:value="66676" calcext:value-type="float">
            <text:p>66676</text:p>
          </table:table-cell>
          <table:table-cell table:formula="of:=IF(LEN([.A253])=0;0;LEN([.A253])-LEN(SUBSTITUTE([.A253];&quot; &quot;;&quot;&quot;))+1)" office:value-type="float" office:value="3" calcext:value-type="float">
            <text:p>3</text:p>
          </table:table-cell>
          <table:table-cell table:formula="of:=IF(LEN([.B253])=0;0;LEN([.B253])-LEN(SUBSTITUTE([.B253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ajkó - Cigány az űrben</text:p>
          </table:table-cell>
          <table:table-cell table:style-name="ce2" office:value-type="date" office:date-value="2018-03-29" calcext:value-type="date">
            <text:p>2018.03.29</text:p>
          </table:table-cell>
          <table:table-cell office:value-type="string" calcext:value-type="string">
            <text:p>Vertigo</text:p>
          </table:table-cell>
          <table:table-cell office:value-type="float" office:value="16153414" calcext:value-type="float">
            <text:p>16153414</text:p>
          </table:table-cell>
          <table:table-cell office:value-type="float" office:value="12323" calcext:value-type="float">
            <text:p>12323</text:p>
          </table:table-cell>
          <table:table-cell table:formula="of:=IF(LEN([.A254])=0;0;LEN([.A254])-LEN(SUBSTITUTE([.A254];&quot; &quot;;&quot;&quot;))+1)" office:value-type="float" office:value="5" calcext:value-type="float">
            <text:p>5</text:p>
          </table:table-cell>
          <table:table-cell table:formula="of:=IF(LEN([.B254])=0;0;LEN([.B254])-LEN(SUBSTITUTE([.B254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y Magdalene</text:p>
          </table:table-cell>
          <table:table-cell office:value-type="string" calcext:value-type="string">
            <text:p>Mária Magdolna</text:p>
          </table:table-cell>
          <table:table-cell table:style-name="ce2" office:value-type="date" office:date-value="2018-03-29" calcext:value-type="date">
            <text:p>2018.03.29</text:p>
          </table:table-cell>
          <table:table-cell office:value-type="string" calcext:value-type="string">
            <text:p>UIP</text:p>
          </table:table-cell>
          <table:table-cell office:value-type="float" office:value="8679395" calcext:value-type="float">
            <text:p>8679395</text:p>
          </table:table-cell>
          <table:table-cell office:value-type="float" office:value="6130" calcext:value-type="float">
            <text:p>6130</text:p>
          </table:table-cell>
          <table:table-cell table:formula="of:=IF(LEN([.A255])=0;0;LEN([.A255])-LEN(SUBSTITUTE([.A255];&quot; &quot;;&quot;&quot;))+1)" office:value-type="float" office:value="2" calcext:value-type="float">
            <text:p>2</text:p>
          </table:table-cell>
          <table:table-cell table:formula="of:=IF(LEN([.B255])=0;0;LEN([.B255])-LEN(SUBSTITUTE([.B25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as og Storegaps Hemmelighet / Anchors up</text:p>
          </table:table-cell>
          <table:table-cell office:value-type="string" calcext:value-type="string">
            <text:p>Éliás a kis mentőhajó</text:p>
          </table:table-cell>
          <table:table-cell table:style-name="ce2" office:value-type="date" office:date-value="2018-03-29" calcext:value-type="date">
            <text:p>2018.03.29</text:p>
          </table:table-cell>
          <table:table-cell office:value-type="string" calcext:value-type="string">
            <text:p>ADS</text:p>
          </table:table-cell>
          <table:table-cell office:value-type="float" office:value="1665655" calcext:value-type="float">
            <text:p>1665655</text:p>
          </table:table-cell>
          <table:table-cell office:value-type="float" office:value="1100" calcext:value-type="float">
            <text:p>1100</text:p>
          </table:table-cell>
          <table:table-cell table:formula="of:=IF(LEN([.A256])=0;0;LEN([.A256])-LEN(SUBSTITUTE([.A256];&quot; &quot;;&quot;&quot;))+1)" office:value-type="float" office:value="7" calcext:value-type="float">
            <text:p>7</text:p>
          </table:table-cell>
          <table:table-cell table:formula="of:=IF(LEN([.B256])=0;0;LEN([.B256])-LEN(SUBSTITUTE([.B25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cific Rim: Uprising</text:p>
          </table:table-cell>
          <table:table-cell office:value-type="string" calcext:value-type="string">
            <text:p>Tűzgyűrű: Lázadás</text:p>
          </table:table-cell>
          <table:table-cell table:style-name="ce2" office:value-type="date" office:date-value="2018-04-05" calcext:value-type="date">
            <text:p>2018.04.05</text:p>
          </table:table-cell>
          <table:table-cell office:value-type="string" calcext:value-type="string">
            <text:p>UIP</text:p>
          </table:table-cell>
          <table:table-cell office:value-type="float" office:value="62758702" calcext:value-type="float">
            <text:p>62758702</text:p>
          </table:table-cell>
          <table:table-cell office:value-type="float" office:value="39710" calcext:value-type="float">
            <text:p>39710</text:p>
          </table:table-cell>
          <table:table-cell table:formula="of:=IF(LEN([.A257])=0;0;LEN([.A257])-LEN(SUBSTITUTE([.A257];&quot; &quot;;&quot;&quot;))+1)" office:value-type="float" office:value="3" calcext:value-type="float">
            <text:p>3</text:p>
          </table:table-cell>
          <table:table-cell table:formula="of:=IF(LEN([.B257])=0;0;LEN([.B257])-LEN(SUBSTITUTE([.B25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mpage</text:p>
          </table:table-cell>
          <table:table-cell office:value-type="string" calcext:value-type="string">
            <text:p>Rampage – Tombolás</text:p>
          </table:table-cell>
          <table:table-cell table:style-name="ce2" office:value-type="date" office:date-value="2018-04-12" calcext:value-type="date">
            <text:p>2018.04.12</text:p>
          </table:table-cell>
          <table:table-cell office:value-type="string" calcext:value-type="string">
            <text:p>InterCom</text:p>
          </table:table-cell>
          <table:table-cell office:value-type="float" office:value="48797404" calcext:value-type="float">
            <text:p>48797404</text:p>
          </table:table-cell>
          <table:table-cell office:value-type="float" office:value="29452" calcext:value-type="float">
            <text:p>29452</text:p>
          </table:table-cell>
          <table:table-cell table:formula="of:=IF(LEN([.A258])=0;0;LEN([.A258])-LEN(SUBSTITUTE([.A258];&quot; &quot;;&quot;&quot;))+1)" office:value-type="float" office:value="1" calcext:value-type="float">
            <text:p>1</text:p>
          </table:table-cell>
          <table:table-cell table:formula="of:=IF(LEN([.B258])=0;0;LEN([.B258])-LEN(SUBSTITUTE([.B25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enezis</text:p>
          </table:table-cell>
          <table:table-cell table:style-name="ce2" office:value-type="date" office:date-value="2018-04-12" calcext:value-type="date">
            <text:p>2018.04.12</text:p>
          </table:table-cell>
          <table:table-cell office:value-type="string" calcext:value-type="string">
            <text:p>Hungaricom</text:p>
          </table:table-cell>
          <table:table-cell office:value-type="float" office:value="969557" calcext:value-type="float">
            <text:p>969557</text:p>
          </table:table-cell>
          <table:table-cell office:value-type="float" office:value="1165" calcext:value-type="float">
            <text:p>1165</text:p>
          </table:table-cell>
          <table:table-cell table:formula="of:=IF(LEN([.A259])=0;0;LEN([.A259])-LEN(SUBSTITUTE([.A259];&quot; &quot;;&quot;&quot;))+1)" office:value-type="float" office:value="1" calcext:value-type="float">
            <text:p>1</text:p>
          </table:table-cell>
          <table:table-cell table:formula="of:=IF(LEN([.B259])=0;0;LEN([.B259])-LEN(SUBSTITUTE([.B25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dnight Sun</text:p>
          </table:table-cell>
          <table:table-cell office:value-type="string" calcext:value-type="string">
            <text:p>Éjjeli napfény</text:p>
          </table:table-cell>
          <table:table-cell table:style-name="ce2" office:value-type="date" office:date-value="2018-04-19" calcext:value-type="date">
            <text:p>2018.04.19</text:p>
          </table:table-cell>
          <table:table-cell office:value-type="string" calcext:value-type="string">
            <text:p>Freeman</text:p>
          </table:table-cell>
          <table:table-cell office:value-type="float" office:value="16465078" calcext:value-type="float">
            <text:p>16465078</text:p>
          </table:table-cell>
          <table:table-cell office:value-type="float" office:value="12520" calcext:value-type="float">
            <text:p>12520</text:p>
          </table:table-cell>
          <table:table-cell table:formula="of:=IF(LEN([.A260])=0;0;LEN([.A260])-LEN(SUBSTITUTE([.A260];&quot; &quot;;&quot;&quot;))+1)" office:value-type="float" office:value="2" calcext:value-type="float">
            <text:p>2</text:p>
          </table:table-cell>
          <table:table-cell table:formula="of:=IF(LEN([.B260])=0;0;LEN([.B260])-LEN(SUBSTITUTE([.B26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st Land</text:p>
          </table:table-cell>
          <table:table-cell office:value-type="string" calcext:value-type="string">
            <text:p>Ghost Land – A rettegés háta</text:p>
          </table:table-cell>
          <table:table-cell table:style-name="ce2" office:value-type="date" office:date-value="2018-04-19" calcext:value-type="date">
            <text:p>2018.04.19</text:p>
          </table:table-cell>
          <table:table-cell office:value-type="string" calcext:value-type="string">
            <text:p>ADS</text:p>
          </table:table-cell>
          <table:table-cell office:value-type="float" office:value="8070850" calcext:value-type="float">
            <text:p>8070850</text:p>
          </table:table-cell>
          <table:table-cell office:value-type="float" office:value="5315" calcext:value-type="float">
            <text:p>5315</text:p>
          </table:table-cell>
          <table:table-cell table:formula="of:=IF(LEN([.A261])=0;0;LEN([.A261])-LEN(SUBSTITUTE([.A261];&quot; &quot;;&quot;&quot;))+1)" office:value-type="float" office:value="2" calcext:value-type="float">
            <text:p>2</text:p>
          </table:table-cell>
          <table:table-cell table:formula="of:=IF(LEN([.B261])=0;0;LEN([.B261])-LEN(SUBSTITUTE([.B261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ck Duck Goose</text:p>
          </table:table-cell>
          <table:table-cell office:value-type="string" calcext:value-type="string">
            <text:p>Jönnek a kacsák</text:p>
          </table:table-cell>
          <table:table-cell table:style-name="ce2" office:value-type="date" office:date-value="2018-04-19" calcext:value-type="date">
            <text:p>2018.04.19</text:p>
          </table:table-cell>
          <table:table-cell office:value-type="string" calcext:value-type="string">
            <text:p>Big Bang Media</text:p>
          </table:table-cell>
          <table:table-cell office:value-type="float" office:value="6308355" calcext:value-type="float">
            <text:p>6308355</text:p>
          </table:table-cell>
          <table:table-cell office:value-type="float" office:value="4677" calcext:value-type="float">
            <text:p>4677</text:p>
          </table:table-cell>
          <table:table-cell table:formula="of:=IF(LEN([.A262])=0;0;LEN([.A262])-LEN(SUBSTITUTE([.A262];&quot; &quot;;&quot;&quot;))+1)" office:value-type="float" office:value="3" calcext:value-type="float">
            <text:p>3</text:p>
          </table:table-cell>
          <table:table-cell table:formula="of:=IF(LEN([.B262])=0;0;LEN([.B262])-LEN(SUBSTITUTE([.B26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Hurricane Heist</text:p>
          </table:table-cell>
          <table:table-cell office:value-type="string" calcext:value-type="string">
            <text:p>Hurrikán meló</text:p>
          </table:table-cell>
          <table:table-cell table:style-name="ce2" office:value-type="date" office:date-value="2018-04-19" calcext:value-type="date">
            <text:p>2018.04.19</text:p>
          </table:table-cell>
          <table:table-cell office:value-type="string" calcext:value-type="string">
            <text:p>Big Bang Media</text:p>
          </table:table-cell>
          <table:table-cell office:value-type="float" office:value="4427345" calcext:value-type="float">
            <text:p>4427345</text:p>
          </table:table-cell>
          <table:table-cell office:value-type="float" office:value="3091" calcext:value-type="float">
            <text:p>3091</text:p>
          </table:table-cell>
          <table:table-cell table:formula="of:=IF(LEN([.A263])=0;0;LEN([.A263])-LEN(SUBSTITUTE([.A263];&quot; &quot;;&quot;&quot;))+1)" office:value-type="float" office:value="3" calcext:value-type="float">
            <text:p>3</text:p>
          </table:table-cell>
          <table:table-cell table:formula="of:=IF(LEN([.B263])=0;0;LEN([.B263])-LEN(SUBSTITUTE([.B26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ad Balaton</text:p>
          </table:table-cell>
          <table:table-cell table:style-name="ce2" office:value-type="date" office:date-value="2018-04-19" calcext:value-type="date">
            <text:p>2018.04.19</text:p>
          </table:table-cell>
          <table:table-cell office:value-type="string" calcext:value-type="string">
            <text:p>Pannonia</text:p>
          </table:table-cell>
          <table:table-cell office:value-type="float" office:value="2400450" calcext:value-type="float">
            <text:p>2400450</text:p>
          </table:table-cell>
          <table:table-cell office:value-type="float" office:value="2007" calcext:value-type="float">
            <text:p>2007</text:p>
          </table:table-cell>
          <table:table-cell table:formula="of:=IF(LEN([.A264])=0;0;LEN([.A264])-LEN(SUBSTITUTE([.A264];&quot; &quot;;&quot;&quot;))+1)" office:value-type="float" office:value="2" calcext:value-type="float">
            <text:p>2</text:p>
          </table:table-cell>
          <table:table-cell table:formula="of:=IF(LEN([.B264])=0;0;LEN([.B264])-LEN(SUBSTITUTE([.B26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et Country</text:p>
          </table:table-cell>
          <table:table-cell office:value-type="string" calcext:value-type="string">
            <text:p>Veszett vidék</text:p>
          </table:table-cell>
          <table:table-cell table:style-name="ce2" office:value-type="date" office:date-value="2018-04-19" calcext:value-type="date">
            <text:p>2018.04.19</text:p>
          </table:table-cell>
          <table:table-cell office:value-type="string" calcext:value-type="string">
            <text:p>ADS</text:p>
          </table:table-cell>
          <table:table-cell office:value-type="float" office:value="1416465" calcext:value-type="float">
            <text:p>1416465</text:p>
          </table:table-cell>
          <table:table-cell office:value-type="float" office:value="923" calcext:value-type="float">
            <text:p>923</text:p>
          </table:table-cell>
          <table:table-cell table:formula="of:=IF(LEN([.A265])=0;0;LEN([.A265])-LEN(SUBSTITUTE([.A265];&quot; &quot;;&quot;&quot;))+1)" office:value-type="float" office:value="2" calcext:value-type="float">
            <text:p>2</text:p>
          </table:table-cell>
          <table:table-cell table:formula="of:=IF(LEN([.B265])=0;0;LEN([.B265])-LEN(SUBSTITUTE([.B26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ngers: Infinity War</text:p>
          </table:table-cell>
          <table:table-cell office:value-type="string" calcext:value-type="string">
            <text:p>Bosszúállók – Végtelen háború</text:p>
          </table:table-cell>
          <table:table-cell table:style-name="ce2" office:value-type="date" office:date-value="2018-04-26" calcext:value-type="date">
            <text:p>2018.04.26</text:p>
          </table:table-cell>
          <table:table-cell office:value-type="string" calcext:value-type="string">
            <text:p>Forum</text:p>
          </table:table-cell>
          <table:table-cell office:value-type="float" office:value="316795665" calcext:value-type="float">
            <text:p>316795665</text:p>
          </table:table-cell>
          <table:table-cell office:value-type="float" office:value="204408" calcext:value-type="float">
            <text:p>204408</text:p>
          </table:table-cell>
          <table:table-cell table:formula="of:=IF(LEN([.A266])=0;0;LEN([.A266])-LEN(SUBSTITUTE([.A266];&quot; &quot;;&quot;&quot;))+1)" office:value-type="float" office:value="3" calcext:value-type="float">
            <text:p>3</text:p>
          </table:table-cell>
          <table:table-cell table:formula="of:=IF(LEN([.B266])=0;0;LEN([.B266])-LEN(SUBSTITUTE([.B26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ming</text:p>
          </table:table-cell>
          <table:table-cell office:value-type="string" calcext:value-type="string">
            <text:p>Bűbáj herceg és a nagy varázslat</text:p>
          </table:table-cell>
          <table:table-cell table:style-name="ce2" office:value-type="date" office:date-value="2018-04-26" calcext:value-type="date">
            <text:p>2018.04.26</text:p>
          </table:table-cell>
          <table:table-cell office:value-type="string" calcext:value-type="string">
            <text:p>ADS</text:p>
          </table:table-cell>
          <table:table-cell office:value-type="float" office:value="6501810" calcext:value-type="float">
            <text:p>6501810</text:p>
          </table:table-cell>
          <table:table-cell office:value-type="float" office:value="4475" calcext:value-type="float">
            <text:p>4475</text:p>
          </table:table-cell>
          <table:table-cell table:formula="of:=IF(LEN([.A267])=0;0;LEN([.A267])-LEN(SUBSTITUTE([.A267];&quot; &quot;;&quot;&quot;))+1)" office:value-type="float" office:value="1" calcext:value-type="float">
            <text:p>1</text:p>
          </table:table-cell>
          <table:table-cell table:formula="of:=IF(LEN([.B267])=0;0;LEN([.B267])-LEN(SUBSTITUTE([.B267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le et Sébastien 3: Le Dernier Chapitre</text:p>
          </table:table-cell>
          <table:table-cell office:value-type="string" calcext:value-type="string">
            <text:p>Belle és Sébastien 3 - Mindörökké barátok</text:p>
          </table:table-cell>
          <table:table-cell table:style-name="ce2" office:value-type="date" office:date-value="2018-04-26" calcext:value-type="date">
            <text:p>2018.04.26</text:p>
          </table:table-cell>
          <table:table-cell office:value-type="string" calcext:value-type="string">
            <text:p>Vertigo</text:p>
          </table:table-cell>
          <table:table-cell office:value-type="float" office:value="2317195" calcext:value-type="float">
            <text:p>2317195</text:p>
          </table:table-cell>
          <table:table-cell office:value-type="float" office:value="1860" calcext:value-type="float">
            <text:p>1860</text:p>
          </table:table-cell>
          <table:table-cell table:formula="of:=IF(LEN([.A268])=0;0;LEN([.A268])-LEN(SUBSTITUTE([.A268];&quot; &quot;;&quot;&quot;))+1)" office:value-type="float" office:value="7" calcext:value-type="float">
            <text:p>7</text:p>
          </table:table-cell>
          <table:table-cell table:formula="of:=IF(LEN([.B268])=0;0;LEN([.B268])-LEN(SUBSTITUTE([.B268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ages villages / Faces Places</text:p>
          </table:table-cell>
          <table:table-cell office:value-type="string" calcext:value-type="string">
            <text:p>Arcélek, útszélek</text:p>
          </table:table-cell>
          <table:table-cell table:style-name="ce2" office:value-type="date" office:date-value="2018-04-26" calcext:value-type="date">
            <text:p>2018.04.26</text:p>
          </table:table-cell>
          <table:table-cell office:value-type="string" calcext:value-type="string">
            <text:p>Cinefilco</text:p>
          </table:table-cell>
          <table:table-cell office:value-type="float" office:value="305000" calcext:value-type="float">
            <text:p>305000</text:p>
          </table:table-cell>
          <table:table-cell office:value-type="float" office:value="216" calcext:value-type="float">
            <text:p>216</text:p>
          </table:table-cell>
          <table:table-cell table:formula="of:=IF(LEN([.A269])=0;0;LEN([.A269])-LEN(SUBSTITUTE([.A269];&quot; &quot;;&quot;&quot;))+1)" office:value-type="float" office:value="5" calcext:value-type="float">
            <text:p>5</text:p>
          </table:table-cell>
          <table:table-cell table:formula="of:=IF(LEN([.B269])=0;0;LEN([.B269])-LEN(SUBSTITUTE([.B26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Quiet Place</text:p>
          </table:table-cell>
          <table:table-cell office:value-type="string" calcext:value-type="string">
            <text:p>Hang nélkül</text:p>
          </table:table-cell>
          <table:table-cell table:style-name="ce2" office:value-type="date" office:date-value="2018-05-03" calcext:value-type="date">
            <text:p>2018.05.03</text:p>
          </table:table-cell>
          <table:table-cell office:value-type="string" calcext:value-type="string">
            <text:p>UIP</text:p>
          </table:table-cell>
          <table:table-cell office:value-type="float" office:value="41303665" calcext:value-type="float">
            <text:p>41303665</text:p>
          </table:table-cell>
          <table:table-cell office:value-type="float" office:value="28721" calcext:value-type="float">
            <text:p>28721</text:p>
          </table:table-cell>
          <table:table-cell table:formula="of:=IF(LEN([.A270])=0;0;LEN([.A270])-LEN(SUBSTITUTE([.A270];&quot; &quot;;&quot;&quot;))+1)" office:value-type="float" office:value="3" calcext:value-type="float">
            <text:p>3</text:p>
          </table:table-cell>
          <table:table-cell table:formula="of:=IF(LEN([.B270])=0;0;LEN([.B270])-LEN(SUBSTITUTE([.B27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ockers</text:p>
          </table:table-cell>
          <table:table-cell office:value-type="string" calcext:value-type="string">
            <text:p>Szűzörség</text:p>
          </table:table-cell>
          <table:table-cell table:style-name="ce2" office:value-type="date" office:date-value="2018-05-03" calcext:value-type="date">
            <text:p>2018.05.03</text:p>
          </table:table-cell>
          <table:table-cell office:value-type="string" calcext:value-type="string">
            <text:p>UIP</text:p>
          </table:table-cell>
          <table:table-cell office:value-type="float" office:value="29063695" calcext:value-type="float">
            <text:p>29063695</text:p>
          </table:table-cell>
          <table:table-cell office:value-type="float" office:value="20117" calcext:value-type="float">
            <text:p>20117</text:p>
          </table:table-cell>
          <table:table-cell table:formula="of:=IF(LEN([.A271])=0;0;LEN([.A271])-LEN(SUBSTITUTE([.A271];&quot; &quot;;&quot;&quot;))+1)" office:value-type="float" office:value="1" calcext:value-type="float">
            <text:p>1</text:p>
          </table:table-cell>
          <table:table-cell table:formula="of:=IF(LEN([.B271])=0;0;LEN([.B271])-LEN(SUBSTITUTE([.B27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axi 5</text:p>
          </table:table-cell>
          <table:table-cell table:style-name="ce2" office:value-type="date" office:date-value="2018-05-03" calcext:value-type="date">
            <text:p>2018.05.03</text:p>
          </table:table-cell>
          <table:table-cell office:value-type="string" calcext:value-type="string">
            <text:p>Big Bang Media</text:p>
          </table:table-cell>
          <table:table-cell office:value-type="float" office:value="14925710" calcext:value-type="float">
            <text:p>14925710</text:p>
          </table:table-cell>
          <table:table-cell office:value-type="float" office:value="10290" calcext:value-type="float">
            <text:p>10290</text:p>
          </table:table-cell>
          <table:table-cell table:formula="of:=IF(LEN([.A272])=0;0;LEN([.A272])-LEN(SUBSTITUTE([.A272];&quot; &quot;;&quot;&quot;))+1)" office:value-type="float" office:value="2" calcext:value-type="float">
            <text:p>2</text:p>
          </table:table-cell>
          <table:table-cell table:formula="of:=IF(LEN([.B272])=0;0;LEN([.B272])-LEN(SUBSTITUTE([.B27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Quiet Place</text:p>
          </table:table-cell>
          <table:table-cell office:value-type="string" calcext:value-type="string">
            <text:p>Hang nélkül</text:p>
          </table:table-cell>
          <table:table-cell table:style-name="ce2" office:value-type="date" office:date-value="2018-05-03" calcext:value-type="date">
            <text:p>2018.05.03</text:p>
          </table:table-cell>
          <table:table-cell office:value-type="string" calcext:value-type="string">
            <text:p>UIP</text:p>
          </table:table-cell>
          <table:table-cell office:value-type="float" office:value="11855945" calcext:value-type="float">
            <text:p>11855945</text:p>
          </table:table-cell>
          <table:table-cell office:value-type="float" office:value="8072" calcext:value-type="float">
            <text:p>8072</text:p>
          </table:table-cell>
          <table:table-cell table:formula="of:=IF(LEN([.A273])=0;0;LEN([.A273])-LEN(SUBSTITUTE([.A273];&quot; &quot;;&quot;&quot;))+1)" office:value-type="float" office:value="3" calcext:value-type="float">
            <text:p>3</text:p>
          </table:table-cell>
          <table:table-cell table:formula="of:=IF(LEN([.B273])=0;0;LEN([.B273])-LEN(SUBSTITUTE([.B27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e of Dogs</text:p>
          </table:table-cell>
          <table:table-cell office:value-type="string" calcext:value-type="string">
            <text:p>Kutyák szigete</text:p>
          </table:table-cell>
          <table:table-cell table:style-name="ce2" office:value-type="date" office:date-value="2018-05-03" calcext:value-type="date">
            <text:p>2018.05.03</text:p>
          </table:table-cell>
          <table:table-cell office:value-type="string" calcext:value-type="string">
            <text:p>Forum</text:p>
          </table:table-cell>
          <table:table-cell office:value-type="float" office:value="4767231" calcext:value-type="float">
            <text:p>4767231</text:p>
          </table:table-cell>
          <table:table-cell office:value-type="float" office:value="3345" calcext:value-type="float">
            <text:p>3345</text:p>
          </table:table-cell>
          <table:table-cell table:formula="of:=IF(LEN([.A274])=0;0;LEN([.A274])-LEN(SUBSTITUTE([.A274];&quot; &quot;;&quot;&quot;))+1)" office:value-type="float" office:value="3" calcext:value-type="float">
            <text:p>3</text:p>
          </table:table-cell>
          <table:table-cell table:formula="of:=IF(LEN([.B274])=0;0;LEN([.B274])-LEN(SUBSTITUTE([.B27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fe of the Party</text:p>
          </table:table-cell>
          <table:table-cell office:value-type="string" calcext:value-type="string">
            <text:p>A partiállat</text:p>
          </table:table-cell>
          <table:table-cell table:style-name="ce2" office:value-type="date" office:date-value="2018-05-10" calcext:value-type="date">
            <text:p>2018.05.10</text:p>
          </table:table-cell>
          <table:table-cell office:value-type="string" calcext:value-type="string">
            <text:p>InterCom</text:p>
          </table:table-cell>
          <table:table-cell office:value-type="float" office:value="37307318" calcext:value-type="float">
            <text:p>37307318</text:p>
          </table:table-cell>
          <table:table-cell office:value-type="float" office:value="25155" calcext:value-type="float">
            <text:p>25155</text:p>
          </table:table-cell>
          <table:table-cell table:formula="of:=IF(LEN([.A275])=0;0;LEN([.A275])-LEN(SUBSTITUTE([.A275];&quot; &quot;;&quot;&quot;))+1)" office:value-type="float" office:value="4" calcext:value-type="float">
            <text:p>4</text:p>
          </table:table-cell>
          <table:table-cell table:formula="of:=IF(LEN([.B275])=0;0;LEN([.B275])-LEN(SUBSTITUTE([.B27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 Days is Entebbe</text:p>
          </table:table-cell>
          <table:table-cell office:value-type="string" calcext:value-type="string">
            <text:p>7 vérfagyasztó nap</text:p>
          </table:table-cell>
          <table:table-cell table:style-name="ce2" office:value-type="date" office:date-value="2018-05-10" calcext:value-type="date">
            <text:p>2018.05.10</text:p>
          </table:table-cell>
          <table:table-cell office:value-type="string" calcext:value-type="string">
            <text:p>InterCom</text:p>
          </table:table-cell>
          <table:table-cell office:value-type="float" office:value="5486995" calcext:value-type="float">
            <text:p>5486995</text:p>
          </table:table-cell>
          <table:table-cell office:value-type="float" office:value="3437" calcext:value-type="float">
            <text:p>3437</text:p>
          </table:table-cell>
          <table:table-cell table:formula="of:=IF(LEN([.A276])=0;0;LEN([.A276])-LEN(SUBSTITUTE([.A276];&quot; &quot;;&quot;&quot;))+1)" office:value-type="float" office:value="4" calcext:value-type="float">
            <text:p>4</text:p>
          </table:table-cell>
          <table:table-cell table:formula="of:=IF(LEN([.B276])=0;0;LEN([.B276])-LEN(SUBSTITUTE([.B27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s la brume</text:p>
          </table:table-cell>
          <table:table-cell office:value-type="string" calcext:value-type="string">
            <text:p>Egy lélegzetnyire</text:p>
          </table:table-cell>
          <table:table-cell table:style-name="ce2" office:value-type="date" office:date-value="2018-05-10" calcext:value-type="date">
            <text:p>2018.05.10</text:p>
          </table:table-cell>
          <table:table-cell office:value-type="string" calcext:value-type="string">
            <text:p>Big Bang Media</text:p>
          </table:table-cell>
          <table:table-cell office:value-type="float" office:value="3453345" calcext:value-type="float">
            <text:p>3453345</text:p>
          </table:table-cell>
          <table:table-cell office:value-type="float" office:value="2247" calcext:value-type="float">
            <text:p>2247</text:p>
          </table:table-cell>
          <table:table-cell table:formula="of:=IF(LEN([.A277])=0;0;LEN([.A277])-LEN(SUBSTITUTE([.A277];&quot; &quot;;&quot;&quot;))+1)" office:value-type="float" office:value="3" calcext:value-type="float">
            <text:p>3</text:p>
          </table:table-cell>
          <table:table-cell table:formula="of:=IF(LEN([.B277])=0;0;LEN([.B277])-LEN(SUBSTITUTE([.B27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A bosszú</text:p>
          </table:table-cell>
          <table:table-cell table:style-name="ce2" office:value-type="date" office:date-value="2018-05-10" calcext:value-type="date">
            <text:p>2018.05.10</text:p>
          </table:table-cell>
          <table:table-cell office:value-type="string" calcext:value-type="string">
            <text:p>ADS</text:p>
          </table:table-cell>
          <table:table-cell office:value-type="float" office:value="2082000" calcext:value-type="float">
            <text:p>2082000</text:p>
          </table:table-cell>
          <table:table-cell office:value-type="float" office:value="1337" calcext:value-type="float">
            <text:p>1337</text:p>
          </table:table-cell>
          <table:table-cell table:formula="of:=IF(LEN([.A278])=0;0;LEN([.A278])-LEN(SUBSTITUTE([.A278];&quot; &quot;;&quot;&quot;))+1)" office:value-type="float" office:value="1" calcext:value-type="float">
            <text:p>1</text:p>
          </table:table-cell>
          <table:table-cell table:formula="of:=IF(LEN([.B278])=0;0;LEN([.B278])-LEN(SUBSTITUTE([.B27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 to Talk to Girls at Parties</text:p>
          </table:table-cell>
          <table:table-cell office:value-type="string" calcext:value-type="string">
            <text:p>Így csajozz egy földönkívülivel</text:p>
          </table:table-cell>
          <table:table-cell table:style-name="ce2" office:value-type="date" office:date-value="2018-05-10" calcext:value-type="date">
            <text:p>2018.05.10</text:p>
          </table:table-cell>
          <table:table-cell office:value-type="string" calcext:value-type="string">
            <text:p>Hungaricom</text:p>
          </table:table-cell>
          <table:table-cell office:value-type="float" office:value="929350" calcext:value-type="float">
            <text:p>929350</text:p>
          </table:table-cell>
          <table:table-cell office:value-type="float" office:value="1097" calcext:value-type="float">
            <text:p>1097</text:p>
          </table:table-cell>
          <table:table-cell table:formula="of:=IF(LEN([.A279])=0;0;LEN([.A279])-LEN(SUBSTITUTE([.A279];&quot; &quot;;&quot;&quot;))+1)" office:value-type="float" office:value="7" calcext:value-type="float">
            <text:p>7</text:p>
          </table:table-cell>
          <table:table-cell table:formula="of:=IF(LEN([.B279])=0;0;LEN([.B279])-LEN(SUBSTITUTE([.B279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eadpool 2</text:p>
          </table:table-cell>
          <table:table-cell table:style-name="ce2" office:value-type="date" office:date-value="2018-05-17" calcext:value-type="date">
            <text:p>2018.05.17</text:p>
          </table:table-cell>
          <table:table-cell office:value-type="string" calcext:value-type="string">
            <text:p>Forum</text:p>
          </table:table-cell>
          <table:table-cell office:value-type="float" office:value="228793696" calcext:value-type="float">
            <text:p>228793696</text:p>
          </table:table-cell>
          <table:table-cell office:value-type="float" office:value="156131" calcext:value-type="float">
            <text:p>156131</text:p>
          </table:table-cell>
          <table:table-cell table:formula="of:=IF(LEN([.A280])=0;0;LEN([.A280])-LEN(SUBSTITUTE([.A280];&quot; &quot;;&quot;&quot;))+1)" office:value-type="float" office:value="2" calcext:value-type="float">
            <text:p>2</text:p>
          </table:table-cell>
          <table:table-cell table:formula="of:=IF(LEN([.B280])=0;0;LEN([.B280])-LEN(SUBSTITUTE([.B28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 Were Never Really Here</text:p>
          </table:table-cell>
          <table:table-cell office:value-type="string" calcext:value-type="string">
            <text:p>Sosem voltál itt</text:p>
          </table:table-cell>
          <table:table-cell table:style-name="ce2" office:value-type="date" office:date-value="2018-05-17" calcext:value-type="date">
            <text:p>2018.05.17</text:p>
          </table:table-cell>
          <table:table-cell office:value-type="string" calcext:value-type="string">
            <text:p>ADS</text:p>
          </table:table-cell>
          <table:table-cell office:value-type="float" office:value="2618410" calcext:value-type="float">
            <text:p>2618410</text:p>
          </table:table-cell>
          <table:table-cell office:value-type="float" office:value="1632" calcext:value-type="float">
            <text:p>1632</text:p>
          </table:table-cell>
          <table:table-cell table:formula="of:=IF(LEN([.A281])=0;0;LEN([.A281])-LEN(SUBSTITUTE([.A281];&quot; &quot;;&quot;&quot;))+1)" office:value-type="float" office:value="5" calcext:value-type="float">
            <text:p>5</text:p>
          </table:table-cell>
          <table:table-cell table:formula="of:=IF(LEN([.B281])=0;0;LEN([.B281])-LEN(SUBSTITUTE([.B281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ed On A True Story</text:p>
          </table:table-cell>
          <table:table-cell office:value-type="string" calcext:value-type="string">
            <text:p>Igaz történet alapján</text:p>
          </table:table-cell>
          <table:table-cell table:style-name="ce2" office:value-type="date" office:date-value="2018-05-17" calcext:value-type="date">
            <text:p>2018.05.17</text:p>
          </table:table-cell>
          <table:table-cell office:value-type="string" calcext:value-type="string">
            <text:p>Cinetel</text:p>
          </table:table-cell>
          <table:table-cell office:value-type="float" office:value="894570" calcext:value-type="float">
            <text:p>894570</text:p>
          </table:table-cell>
          <table:table-cell office:value-type="float" office:value="700" calcext:value-type="float">
            <text:p>700</text:p>
          </table:table-cell>
          <table:table-cell table:formula="of:=IF(LEN([.A282])=0;0;LEN([.A282])-LEN(SUBSTITUTE([.A282];&quot; &quot;;&quot;&quot;))+1)" office:value-type="float" office:value="5" calcext:value-type="float">
            <text:p>5</text:p>
          </table:table-cell>
          <table:table-cell table:formula="of:=IF(LEN([.B282])=0;0;LEN([.B282])-LEN(SUBSTITUTE([.B28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o: A Star Wars Story</text:p>
          </table:table-cell>
          <table:table-cell office:value-type="string" calcext:value-type="string">
            <text:p>Solo: Egy Star Wars-történet</text:p>
          </table:table-cell>
          <table:table-cell table:style-name="ce2" office:value-type="date" office:date-value="2018-05-24" calcext:value-type="date">
            <text:p>2018.05.24</text:p>
          </table:table-cell>
          <table:table-cell office:value-type="string" calcext:value-type="string">
            <text:p>Forum</text:p>
          </table:table-cell>
          <table:table-cell office:value-type="float" office:value="147053993" calcext:value-type="float">
            <text:p>147053993</text:p>
          </table:table-cell>
          <table:table-cell office:value-type="float" office:value="94607" calcext:value-type="float">
            <text:p>94607</text:p>
          </table:table-cell>
          <table:table-cell table:formula="of:=IF(LEN([.A283])=0;0;LEN([.A283])-LEN(SUBSTITUTE([.A283];&quot; &quot;;&quot;&quot;))+1)" office:value-type="float" office:value="5" calcext:value-type="float">
            <text:p>5</text:p>
          </table:table-cell>
          <table:table-cell table:formula="of:=IF(LEN([.B283])=0;0;LEN([.B283])-LEN(SUBSTITUTE([.B283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k club</text:p>
          </table:table-cell>
          <table:table-cell office:value-type="string" calcext:value-type="string">
            <text:p>Könyvklub</text:p>
          </table:table-cell>
          <table:table-cell table:style-name="ce2" office:value-type="date" office:date-value="2018-05-31" calcext:value-type="date">
            <text:p>2018.05.31</text:p>
          </table:table-cell>
          <table:table-cell office:value-type="string" calcext:value-type="string">
            <text:p>Freeman</text:p>
          </table:table-cell>
          <table:table-cell office:value-type="float" office:value="35514725" calcext:value-type="float">
            <text:p>35514725</text:p>
          </table:table-cell>
          <table:table-cell office:value-type="float" office:value="24442" calcext:value-type="float">
            <text:p>24442</text:p>
          </table:table-cell>
          <table:table-cell table:formula="of:=IF(LEN([.A284])=0;0;LEN([.A284])-LEN(SUBSTITUTE([.A284];&quot; &quot;;&quot;&quot;))+1)" office:value-type="float" office:value="2" calcext:value-type="float">
            <text:p>2</text:p>
          </table:table-cell>
          <table:table-cell table:formula="of:=IF(LEN([.B284])=0;0;LEN([.B284])-LEN(SUBSTITUTE([.B28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verboard</text:p>
          </table:table-cell>
          <table:table-cell office:value-type="string" calcext:value-type="string">
            <text:p>Átejtve</text:p>
          </table:table-cell>
          <table:table-cell table:style-name="ce2" office:value-type="date" office:date-value="2018-05-31" calcext:value-type="date">
            <text:p>2018.05.31</text:p>
          </table:table-cell>
          <table:table-cell office:value-type="string" calcext:value-type="string">
            <text:p>Forum</text:p>
          </table:table-cell>
          <table:table-cell office:value-type="float" office:value="28752150" calcext:value-type="float">
            <text:p>28752150</text:p>
          </table:table-cell>
          <table:table-cell office:value-type="float" office:value="19997" calcext:value-type="float">
            <text:p>19997</text:p>
          </table:table-cell>
          <table:table-cell table:formula="of:=IF(LEN([.A285])=0;0;LEN([.A285])-LEN(SUBSTITUTE([.A285];&quot; &quot;;&quot;&quot;))+1)" office:value-type="float" office:value="1" calcext:value-type="float">
            <text:p>1</text:p>
          </table:table-cell>
          <table:table-cell table:formula="of:=IF(LEN([.B285])=0;0;LEN([.B285])-LEN(SUBSTITUTE([.B28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re Comes the Grump </text:p>
          </table:table-cell>
          <table:table-cell office:value-type="string" calcext:value-type="string">
            <text:p>Vigyázz, kész morc!</text:p>
          </table:table-cell>
          <table:table-cell table:style-name="ce2" office:value-type="date" office:date-value="2018-05-31" calcext:value-type="date">
            <text:p>2018.05.31</text:p>
          </table:table-cell>
          <table:table-cell office:value-type="string" calcext:value-type="string">
            <text:p>ADS</text:p>
          </table:table-cell>
          <table:table-cell office:value-type="float" office:value="4345900" calcext:value-type="float">
            <text:p>4345900</text:p>
          </table:table-cell>
          <table:table-cell office:value-type="float" office:value="3219" calcext:value-type="float">
            <text:p>3219</text:p>
          </table:table-cell>
          <table:table-cell table:formula="of:=IF(LEN([.A286])=0;0;LEN([.A286])-LEN(SUBSTITUTE([.A286];&quot; &quot;;&quot;&quot;))+1)" office:value-type="float" office:value="5" calcext:value-type="float">
            <text:p>5</text:p>
          </table:table-cell>
          <table:table-cell table:formula="of:=IF(LEN([.B286])=0;0;LEN([.B286])-LEN(SUBSTITUTE([.B28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assic World: Fallen Kingdom</text:p>
          </table:table-cell>
          <table:table-cell office:value-type="string" calcext:value-type="string">
            <text:p>Jurassic World: Bukott birodalom</text:p>
          </table:table-cell>
          <table:table-cell table:style-name="ce2" office:value-type="date" office:date-value="2018-06-07" calcext:value-type="date">
            <text:p>2018.06.07</text:p>
          </table:table-cell>
          <table:table-cell office:value-type="string" calcext:value-type="string">
            <text:p>UIP</text:p>
          </table:table-cell>
          <table:table-cell office:value-type="float" office:value="187606868" calcext:value-type="float">
            <text:p>187606868</text:p>
          </table:table-cell>
          <table:table-cell office:value-type="float" office:value="118953" calcext:value-type="float">
            <text:p>118953</text:p>
          </table:table-cell>
          <table:table-cell table:formula="of:=IF(LEN([.A287])=0;0;LEN([.A287])-LEN(SUBSTITUTE([.A287];&quot; &quot;;&quot;&quot;))+1)" office:value-type="float" office:value="4" calcext:value-type="float">
            <text:p>4</text:p>
          </table:table-cell>
          <table:table-cell table:formula="of:=IF(LEN([.B287])=0;0;LEN([.B287])-LEN(SUBSTITUTE([.B287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reditary</text:p>
          </table:table-cell>
          <table:table-cell office:value-type="string" calcext:value-type="string">
            <text:p>Örökség</text:p>
          </table:table-cell>
          <table:table-cell table:style-name="ce2" office:value-type="date" office:date-value="2018-06-07" calcext:value-type="date">
            <text:p>2018.06.07</text:p>
          </table:table-cell>
          <table:table-cell office:value-type="string" calcext:value-type="string">
            <text:p>Vertigo</text:p>
          </table:table-cell>
          <table:table-cell office:value-type="float" office:value="12128755" calcext:value-type="float">
            <text:p>12128755</text:p>
          </table:table-cell>
          <table:table-cell office:value-type="float" office:value="8318" calcext:value-type="float">
            <text:p>8318</text:p>
          </table:table-cell>
          <table:table-cell table:formula="of:=IF(LEN([.A288])=0;0;LEN([.A288])-LEN(SUBSTITUTE([.A288];&quot; &quot;;&quot;&quot;))+1)" office:value-type="float" office:value="1" calcext:value-type="float">
            <text:p>1</text:p>
          </table:table-cell>
          <table:table-cell table:formula="of:=IF(LEN([.B288])=0;0;LEN([.B288])-LEN(SUBSTITUTE([.B28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ut Le Monde Debout</text:p>
          </table:table-cell>
          <table:table-cell office:value-type="string" calcext:value-type="string">
            <text:p>Szerelembe gurulva</text:p>
          </table:table-cell>
          <table:table-cell table:style-name="ce2" office:value-type="date" office:date-value="2018-06-07" calcext:value-type="date">
            <text:p>2018.06.07</text:p>
          </table:table-cell>
          <table:table-cell office:value-type="string" calcext:value-type="string">
            <text:p>Hungaricom</text:p>
          </table:table-cell>
          <table:table-cell office:value-type="float" office:value="6181140" calcext:value-type="float">
            <text:p>6181140</text:p>
          </table:table-cell>
          <table:table-cell office:value-type="float" office:value="4233" calcext:value-type="float">
            <text:p>4233</text:p>
          </table:table-cell>
          <table:table-cell table:formula="of:=IF(LEN([.A289])=0;0;LEN([.A289])-LEN(SUBSTITUTE([.A289];&quot; &quot;;&quot;&quot;))+1)" office:value-type="float" office:value="4" calcext:value-type="float">
            <text:p>4</text:p>
          </table:table-cell>
          <table:table-cell table:formula="of:=IF(LEN([.B289])=0;0;LEN([.B289])-LEN(SUBSTITUTE([.B28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Dogs</text:p>
          </table:table-cell>
          <table:table-cell office:value-type="string" calcext:value-type="string">
            <text:p>Kutyaparádé</text:p>
          </table:table-cell>
          <table:table-cell table:style-name="ce2" office:value-type="date" office:date-value="2018-06-14" calcext:value-type="date">
            <text:p>2018.06.14</text:p>
          </table:table-cell>
          <table:table-cell office:value-type="string" calcext:value-type="string">
            <text:p>InterCom</text:p>
          </table:table-cell>
          <table:table-cell office:value-type="float" office:value="28721800" calcext:value-type="float">
            <text:p>28721800</text:p>
          </table:table-cell>
          <table:table-cell office:value-type="float" office:value="21779" calcext:value-type="float">
            <text:p>21779</text:p>
          </table:table-cell>
          <table:table-cell table:formula="of:=IF(LEN([.A290])=0;0;LEN([.A290])-LEN(SUBSTITUTE([.A290];&quot; &quot;;&quot;&quot;))+1)" office:value-type="float" office:value="2" calcext:value-type="float">
            <text:p>2</text:p>
          </table:table-cell>
          <table:table-cell table:formula="of:=IF(LEN([.B290])=0;0;LEN([.B290])-LEN(SUBSTITUTE([.B290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Feel Pretty</text:p>
          </table:table-cell>
          <table:table-cell office:value-type="string" calcext:value-type="string">
            <text:p>Túl szexi lány</text:p>
          </table:table-cell>
          <table:table-cell table:style-name="ce2" office:value-type="date" office:date-value="2018-06-14" calcext:value-type="date">
            <text:p>2018.06.14</text:p>
          </table:table-cell>
          <table:table-cell office:value-type="string" calcext:value-type="string">
            <text:p>Big Bang Media</text:p>
          </table:table-cell>
          <table:table-cell office:value-type="float" office:value="27382077" calcext:value-type="float">
            <text:p>27382077</text:p>
          </table:table-cell>
          <table:table-cell office:value-type="float" office:value="18921" calcext:value-type="float">
            <text:p>18921</text:p>
          </table:table-cell>
          <table:table-cell table:formula="of:=IF(LEN([.A291])=0;0;LEN([.A291])-LEN(SUBSTITUTE([.A291];&quot; &quot;;&quot;&quot;))+1)" office:value-type="float" office:value="3" calcext:value-type="float">
            <text:p>3</text:p>
          </table:table-cell>
          <table:table-cell table:formula="of:=IF(LEN([.B291])=0;0;LEN([.B291])-LEN(SUBSTITUTE([.B291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otti</text:p>
          </table:table-cell>
          <table:table-cell table:style-name="ce2" office:value-type="date" office:date-value="2018-06-14" calcext:value-type="date">
            <text:p>2018.06.14</text:p>
          </table:table-cell>
          <table:table-cell office:value-type="string" calcext:value-type="string">
            <text:p>Big Bang Media</text:p>
          </table:table-cell>
          <table:table-cell office:value-type="float" office:value="15856205" calcext:value-type="float">
            <text:p>15856205</text:p>
          </table:table-cell>
          <table:table-cell office:value-type="float" office:value="10225" calcext:value-type="float">
            <text:p>10225</text:p>
          </table:table-cell>
          <table:table-cell table:formula="of:=IF(LEN([.A292])=0;0;LEN([.A292])-LEN(SUBSTITUTE([.A292];&quot; &quot;;&quot;&quot;))+1)" office:value-type="float" office:value="1" calcext:value-type="float">
            <text:p>1</text:p>
          </table:table-cell>
          <table:table-cell table:formula="of:=IF(LEN([.B292])=0;0;LEN([.B292])-LEN(SUBSTITUTE([.B29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sidan</text:p>
          </table:table-cell>
          <table:table-cell office:value-type="string" calcext:value-type="string">
            <text:p>Az élet napos oldala</text:p>
          </table:table-cell>
          <table:table-cell table:style-name="ce2" office:value-type="date" office:date-value="2018-06-14" calcext:value-type="date">
            <text:p>2018.06.14</text:p>
          </table:table-cell>
          <table:table-cell office:value-type="string" calcext:value-type="string">
            <text:p>Vertigo</text:p>
          </table:table-cell>
          <table:table-cell office:value-type="float" office:value="3129550" calcext:value-type="float">
            <text:p>3129550</text:p>
          </table:table-cell>
          <table:table-cell office:value-type="float" office:value="2577" calcext:value-type="float">
            <text:p>2577</text:p>
          </table:table-cell>
          <table:table-cell table:formula="of:=IF(LEN([.A293])=0;0;LEN([.A293])-LEN(SUBSTITUTE([.A293];&quot; &quot;;&quot;&quot;))+1)" office:value-type="float" office:value="1" calcext:value-type="float">
            <text:p>1</text:p>
          </table:table-cell>
          <table:table-cell table:formula="of:=IF(LEN([.B293])=0;0;LEN([.B293])-LEN(SUBSTITUTE([.B293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ch'tite famille</text:p>
          </table:table-cell>
          <table:table-cell office:value-type="string" calcext:value-type="string">
            <text:p>Vissza a gyökerekhez</text:p>
          </table:table-cell>
          <table:table-cell table:style-name="ce2" office:value-type="date" office:date-value="2018-06-14" calcext:value-type="date">
            <text:p>2018.06.14</text:p>
          </table:table-cell>
          <table:table-cell office:value-type="string" calcext:value-type="string">
            <text:p>ADS</text:p>
          </table:table-cell>
          <table:table-cell office:value-type="float" office:value="1885780" calcext:value-type="float">
            <text:p>1885780</text:p>
          </table:table-cell>
          <table:table-cell office:value-type="float" office:value="1171" calcext:value-type="float">
            <text:p>1171</text:p>
          </table:table-cell>
          <table:table-cell table:formula="of:=IF(LEN([.A294])=0;0;LEN([.A294])-LEN(SUBSTITUTE([.A294];&quot; &quot;;&quot;&quot;))+1)" office:value-type="float" office:value="3" calcext:value-type="float">
            <text:p>3</text:p>
          </table:table-cell>
          <table:table-cell table:formula="of:=IF(LEN([.B294])=0;0;LEN([.B294])-LEN(SUBSTITUTE([.B294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cean's 8</text:p>
          </table:table-cell>
          <table:table-cell office:value-type="string" calcext:value-type="string">
            <text:p>Ocean's 8 - Az évszázad átverése</text:p>
          </table:table-cell>
          <table:table-cell table:style-name="ce2" office:value-type="date" office:date-value="2018-06-21" calcext:value-type="date">
            <text:p>2018.06.21</text:p>
          </table:table-cell>
          <table:table-cell office:value-type="string" calcext:value-type="string">
            <text:p>InterCom</text:p>
          </table:table-cell>
          <table:table-cell office:value-type="float" office:value="62736486" calcext:value-type="float">
            <text:p>62736486</text:p>
          </table:table-cell>
          <table:table-cell office:value-type="float" office:value="42758" calcext:value-type="float">
            <text:p>42758</text:p>
          </table:table-cell>
          <table:table-cell table:formula="of:=IF(LEN([.A295])=0;0;LEN([.A295])-LEN(SUBSTITUTE([.A295];&quot; &quot;;&quot;&quot;))+1)" office:value-type="float" office:value="2" calcext:value-type="float">
            <text:p>2</text:p>
          </table:table-cell>
          <table:table-cell table:formula="of:=IF(LEN([.B295])=0;0;LEN([.B295])-LEN(SUBSTITUTE([.B295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th or Dare</text:p>
          </table:table-cell>
          <table:table-cell office:value-type="string" calcext:value-type="string">
            <text:p>Felelsz vagy mersz</text:p>
          </table:table-cell>
          <table:table-cell table:style-name="ce2" office:value-type="date" office:date-value="2018-06-21" calcext:value-type="date">
            <text:p>2018.06.21</text:p>
          </table:table-cell>
          <table:table-cell office:value-type="string" calcext:value-type="string">
            <text:p>UIP</text:p>
          </table:table-cell>
          <table:table-cell office:value-type="float" office:value="41466081" calcext:value-type="float">
            <text:p>41466081</text:p>
          </table:table-cell>
          <table:table-cell office:value-type="float" office:value="28854" calcext:value-type="float">
            <text:p>28854</text:p>
          </table:table-cell>
          <table:table-cell table:formula="of:=IF(LEN([.A296])=0;0;LEN([.A296])-LEN(SUBSTITUTE([.A296];&quot; &quot;;&quot;&quot;))+1)" office:value-type="float" office:value="3" calcext:value-type="float">
            <text:p>3</text:p>
          </table:table-cell>
          <table:table-cell table:formula="of:=IF(LEN([.B296])=0;0;LEN([.B296])-LEN(SUBSTITUTE([.B29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ve, Simon</text:p>
          </table:table-cell>
          <table:table-cell office:value-type="string" calcext:value-type="string">
            <text:p>Kszi, Simon</text:p>
          </table:table-cell>
          <table:table-cell table:style-name="ce2" office:value-type="date" office:date-value="2018-06-21" calcext:value-type="date">
            <text:p>2018.06.21</text:p>
          </table:table-cell>
          <table:table-cell office:value-type="string" calcext:value-type="string">
            <text:p>Forum</text:p>
          </table:table-cell>
          <table:table-cell office:value-type="float" office:value="9527140" calcext:value-type="float">
            <text:p>9527140</text:p>
          </table:table-cell>
          <table:table-cell office:value-type="float" office:value="6847" calcext:value-type="float">
            <text:p>6847</text:p>
          </table:table-cell>
          <table:table-cell table:formula="of:=IF(LEN([.A297])=0;0;LEN([.A297])-LEN(SUBSTITUTE([.A297];&quot; &quot;;&quot;&quot;))+1)" office:value-type="float" office:value="2" calcext:value-type="float">
            <text:p>2</text:p>
          </table:table-cell>
          <table:table-cell table:formula="of:=IF(LEN([.B297])=0;0;LEN([.B297])-LEN(SUBSTITUTE([.B29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m Knopf und Lukas der Lokomotivführer</text:p>
          </table:table-cell>
          <table:table-cell office:value-type="string" calcext:value-type="string">
            <text:p>Gombos Jim és Lukács, a masiniszta</text:p>
          </table:table-cell>
          <table:table-cell table:style-name="ce2" office:value-type="date" office:date-value="2018-06-21" calcext:value-type="date">
            <text:p>2018.06.21</text:p>
          </table:table-cell>
          <table:table-cell office:value-type="string" calcext:value-type="string">
            <text:p>Vertigo</text:p>
          </table:table-cell>
          <table:table-cell office:value-type="float" office:value="3336415" calcext:value-type="float">
            <text:p>3336415</text:p>
          </table:table-cell>
          <table:table-cell office:value-type="float" office:value="2627" calcext:value-type="float">
            <text:p>2627</text:p>
          </table:table-cell>
          <table:table-cell table:formula="of:=IF(LEN([.A298])=0;0;LEN([.A298])-LEN(SUBSTITUTE([.A298];&quot; &quot;;&quot;&quot;))+1)" office:value-type="float" office:value="6" calcext:value-type="float">
            <text:p>6</text:p>
          </table:table-cell>
          <table:table-cell table:formula="of:=IF(LEN([.B298])=0;0;LEN([.B298])-LEN(SUBSTITUTE([.B298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mergence</text:p>
          </table:table-cell>
          <table:table-cell office:value-type="string" calcext:value-type="string">
            <text:p>Merülés a szerelembe</text:p>
          </table:table-cell>
          <table:table-cell table:style-name="ce2" office:value-type="date" office:date-value="2018-06-21" calcext:value-type="date">
            <text:p>2018.06.21</text:p>
          </table:table-cell>
          <table:table-cell office:value-type="string" calcext:value-type="string">
            <text:p>ADS</text:p>
          </table:table-cell>
          <table:table-cell office:value-type="float" office:value="1123375" calcext:value-type="float">
            <text:p>1123375</text:p>
          </table:table-cell>
          <table:table-cell office:value-type="float" office:value="810" calcext:value-type="float">
            <text:p>810</text:p>
          </table:table-cell>
          <table:table-cell table:formula="of:=IF(LEN([.A299])=0;0;LEN([.A299])-LEN(SUBSTITUTE([.A299];&quot; &quot;;&quot;&quot;))+1)" office:value-type="float" office:value="1" calcext:value-type="float">
            <text:p>1</text:p>
          </table:table-cell>
          <table:table-cell table:formula="of:=IF(LEN([.B299])=0;0;LEN([.B299])-LEN(SUBSTITUTE([.B299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ario: Day of the Soldado</text:p>
          </table:table-cell>
          <table:table-cell office:value-type="string" calcext:value-type="string">
            <text:p>Sicario 2 – A zsoldos</text:p>
          </table:table-cell>
          <table:table-cell table:style-name="ce2" office:value-type="date" office:date-value="2018-06-28" calcext:value-type="date">
            <text:p>2018.06.28</text:p>
          </table:table-cell>
          <table:table-cell office:value-type="string" calcext:value-type="string">
            <text:p>Freeman</text:p>
          </table:table-cell>
          <table:table-cell office:value-type="float" office:value="18569684" calcext:value-type="float">
            <text:p>18569684</text:p>
          </table:table-cell>
          <table:table-cell office:value-type="float" office:value="12133" calcext:value-type="float">
            <text:p>12133</text:p>
          </table:table-cell>
          <table:table-cell table:formula="of:=IF(LEN([.A300])=0;0;LEN([.A300])-LEN(SUBSTITUTE([.A300];&quot; &quot;;&quot;&quot;))+1)" office:value-type="float" office:value="5" calcext:value-type="float">
            <text:p>5</text:p>
          </table:table-cell>
          <table:table-cell table:formula="of:=IF(LEN([.B300])=0;0;LEN([.B300])-LEN(SUBSTITUTE([.B300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ape Plan 2: Hades</text:p>
          </table:table-cell>
          <table:table-cell office:value-type="string" calcext:value-type="string">
            <text:p>Szupercella 2 : Hades</text:p>
          </table:table-cell>
          <table:table-cell table:style-name="ce2" office:value-type="date" office:date-value="2018-06-29" calcext:value-type="date">
            <text:p>2018.06.29</text:p>
          </table:table-cell>
          <table:table-cell office:value-type="string" calcext:value-type="string">
            <text:p>Big Bang Media</text:p>
          </table:table-cell>
          <table:table-cell office:value-type="float" office:value="23682835" calcext:value-type="float">
            <text:p>23682835</text:p>
          </table:table-cell>
          <table:table-cell office:value-type="float" office:value="15810" calcext:value-type="float">
            <text:p>15810</text:p>
          </table:table-cell>
          <table:table-cell table:formula="of:=IF(LEN([.A301])=0;0;LEN([.A301])-LEN(SUBSTITUTE([.A301];&quot; &quot;;&quot;&quot;))+1)" office:value-type="float" office:value="4" calcext:value-type="float">
            <text:p>4</text:p>
          </table:table-cell>
          <table:table-cell table:formula="of:=IF(LEN([.B301])=0;0;LEN([.B301])-LEN(SUBSTITUTE([.B301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credibles 2 </text:p>
          </table:table-cell>
          <table:table-cell office:value-type="string" calcext:value-type="string">
            <text:p>A hihetetlen család 2.</text:p>
          </table:table-cell>
          <table:table-cell table:style-name="ce2" office:value-type="date" office:date-value="2018-07-05" calcext:value-type="date">
            <text:p>2018.07.05</text:p>
          </table:table-cell>
          <table:table-cell office:value-type="string" calcext:value-type="string">
            <text:p>Forum</text:p>
          </table:table-cell>
          <table:table-cell office:value-type="float" office:value="125521246" calcext:value-type="float">
            <text:p>125521246</text:p>
          </table:table-cell>
          <table:table-cell office:value-type="float" office:value="86082" calcext:value-type="float">
            <text:p>86082</text:p>
          </table:table-cell>
          <table:table-cell table:formula="of:=IF(LEN([.A302])=0;0;LEN([.A302])-LEN(SUBSTITUTE([.A302];&quot; &quot;;&quot;&quot;))+1)" office:value-type="float" office:value="3" calcext:value-type="float">
            <text:p>3</text:p>
          </table:table-cell>
          <table:table-cell table:formula="of:=IF(LEN([.B302])=0;0;LEN([.B302])-LEN(SUBSTITUTE([.B302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Haverok harca</text:p>
          </table:table-cell>
          <table:table-cell table:style-name="ce2" office:value-type="date" office:date-value="2018-07-05" calcext:value-type="date">
            <text:p>2018.07.05</text:p>
          </table:table-cell>
          <table:table-cell office:value-type="string" calcext:value-type="string">
            <text:p>InterCom</text:p>
          </table:table-cell>
          <table:table-cell office:value-type="float" office:value="33184896" calcext:value-type="float">
            <text:p>33184896</text:p>
          </table:table-cell>
          <table:table-cell office:value-type="float" office:value="23065" calcext:value-type="float">
            <text:p>23065</text:p>
          </table:table-cell>
          <table:table-cell table:formula="of:=IF(LEN([.A303])=0;0;LEN([.A303])-LEN(SUBSTITUTE([.A303];&quot; &quot;;&quot;&quot;))+1)" office:value-type="float" office:value="1" calcext:value-type="float">
            <text:p>1</text:p>
          </table:table-cell>
          <table:table-cell table:formula="of:=IF(LEN([.B303])=0;0;LEN([.B303])-LEN(SUBSTITUTE([.B30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ift</text:p>
          </table:table-cell>
          <table:table-cell office:value-type="string" calcext:value-type="string">
            <text:p>Sodródás</text:p>
          </table:table-cell>
          <table:table-cell table:style-name="ce2" office:value-type="date" office:date-value="2018-07-05" calcext:value-type="date">
            <text:p>2018.07.05</text:p>
          </table:table-cell>
          <table:table-cell office:value-type="string" calcext:value-type="string">
            <text:p>Freeman</text:p>
          </table:table-cell>
          <table:table-cell office:value-type="float" office:value="19829819" calcext:value-type="float">
            <text:p>19829819</text:p>
          </table:table-cell>
          <table:table-cell office:value-type="float" office:value="13279" calcext:value-type="float">
            <text:p>13279</text:p>
          </table:table-cell>
          <table:table-cell table:formula="of:=IF(LEN([.A304])=0;0;LEN([.A304])-LEN(SUBSTITUTE([.A304];&quot; &quot;;&quot;&quot;))+1)" office:value-type="float" office:value="1" calcext:value-type="float">
            <text:p>1</text:p>
          </table:table-cell>
          <table:table-cell table:formula="of:=IF(LEN([.B304])=0;0;LEN([.B304])-LEN(SUBSTITUTE([.B30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rchez la femme</text:p>
          </table:table-cell>
          <table:table-cell office:value-type="string" calcext:value-type="string">
            <text:p>Egy burka, egy nadrág</text:p>
          </table:table-cell>
          <table:table-cell table:style-name="ce2" office:value-type="date" office:date-value="2018-07-05" calcext:value-type="date">
            <text:p>2018.07.05</text:p>
          </table:table-cell>
          <table:table-cell office:value-type="string" calcext:value-type="string">
            <text:p>MoziNet</text:p>
          </table:table-cell>
          <table:table-cell office:value-type="float" office:value="1967491" calcext:value-type="float">
            <text:p>1967491</text:p>
          </table:table-cell>
          <table:table-cell office:value-type="float" office:value="1409" calcext:value-type="float">
            <text:p>1409</text:p>
          </table:table-cell>
          <table:table-cell table:formula="of:=IF(LEN([.A305])=0;0;LEN([.A305])-LEN(SUBSTITUTE([.A305];&quot; &quot;;&quot;&quot;))+1)" office:value-type="float" office:value="3" calcext:value-type="float">
            <text:p>3</text:p>
          </table:table-cell>
          <table:table-cell table:formula="of:=IF(LEN([.B305])=0;0;LEN([.B305])-LEN(SUBSTITUTE([.B30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ddy Cool</text:p>
          </table:table-cell>
          <table:table-cell office:value-type="string" calcext:value-type="string">
            <text:p>Papás babás</text:p>
          </table:table-cell>
          <table:table-cell table:style-name="ce2" office:value-type="date" office:date-value="2018-07-05" calcext:value-type="date">
            <text:p>2018.07.05</text:p>
          </table:table-cell>
          <table:table-cell office:value-type="string" calcext:value-type="string">
            <text:p>ADS</text:p>
          </table:table-cell>
          <table:table-cell office:value-type="float" office:value="1510065" calcext:value-type="float">
            <text:p>1510065</text:p>
          </table:table-cell>
          <table:table-cell office:value-type="float" office:value="968" calcext:value-type="float">
            <text:p>968</text:p>
          </table:table-cell>
          <table:table-cell table:formula="of:=IF(LEN([.A306])=0;0;LEN([.A306])-LEN(SUBSTITUTE([.A306];&quot; &quot;;&quot;&quot;))+1)" office:value-type="float" office:value="2" calcext:value-type="float">
            <text:p>2</text:p>
          </table:table-cell>
          <table:table-cell table:formula="of:=IF(LEN([.B306])=0;0;LEN([.B306])-LEN(SUBSTITUTE([.B30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tel Transylvania 3: Summer Vacation</text:p>
          </table:table-cell>
          <table:table-cell office:value-type="string" calcext:value-type="string">
            <text:p>Hotel Transylvania 3. - Szörnyen rémes vakáció</text:p>
          </table:table-cell>
          <table:table-cell table:style-name="ce2" office:value-type="date" office:date-value="2018-07-12" calcext:value-type="date">
            <text:p>2018.07.12</text:p>
          </table:table-cell>
          <table:table-cell office:value-type="string" calcext:value-type="string">
            <text:p>InterCom</text:p>
          </table:table-cell>
          <table:table-cell office:value-type="float" office:value="110245840" calcext:value-type="float">
            <text:p>110245840</text:p>
          </table:table-cell>
          <table:table-cell office:value-type="float" office:value="80083" calcext:value-type="float">
            <text:p>80083</text:p>
          </table:table-cell>
          <table:table-cell table:formula="of:=IF(LEN([.A307])=0;0;LEN([.A307])-LEN(SUBSTITUTE([.A307];&quot; &quot;;&quot;&quot;))+1)" office:value-type="float" office:value="5" calcext:value-type="float">
            <text:p>5</text:p>
          </table:table-cell>
          <table:table-cell table:formula="of:=IF(LEN([.B307])=0;0;LEN([.B307])-LEN(SUBSTITUTE([.B307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scraper</text:p>
          </table:table-cell>
          <table:table-cell office:value-type="string" calcext:value-type="string">
            <text:p>Felhőkarcoló</text:p>
          </table:table-cell>
          <table:table-cell table:style-name="ce2" office:value-type="date" office:date-value="2018-07-12" calcext:value-type="date">
            <text:p>2018.07.12</text:p>
          </table:table-cell>
          <table:table-cell office:value-type="string" calcext:value-type="string">
            <text:p>UIP</text:p>
          </table:table-cell>
          <table:table-cell office:value-type="float" office:value="54072322" calcext:value-type="float">
            <text:p>54072322</text:p>
          </table:table-cell>
          <table:table-cell office:value-type="float" office:value="33731" calcext:value-type="float">
            <text:p>33731</text:p>
          </table:table-cell>
          <table:table-cell table:formula="of:=IF(LEN([.A308])=0;0;LEN([.A308])-LEN(SUBSTITUTE([.A308];&quot; &quot;;&quot;&quot;))+1)" office:value-type="float" office:value="1" calcext:value-type="float">
            <text:p>1</text:p>
          </table:table-cell>
          <table:table-cell table:formula="of:=IF(LEN([.B308])=0;0;LEN([.B308])-LEN(SUBSTITUTE([.B308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a Mia! Here We Go Again</text:p>
          </table:table-cell>
          <table:table-cell office:value-type="string" calcext:value-type="string">
            <text:p>Mamma Mia! Sose hagyjuk abba</text:p>
          </table:table-cell>
          <table:table-cell table:style-name="ce2" office:value-type="date" office:date-value="2018-07-19" calcext:value-type="date">
            <text:p>2018.07.19</text:p>
          </table:table-cell>
          <table:table-cell office:value-type="string" calcext:value-type="string">
            <text:p>UIP</text:p>
          </table:table-cell>
          <table:table-cell office:value-type="float" office:value="168253494" calcext:value-type="float">
            <text:p>168253494</text:p>
          </table:table-cell>
          <table:table-cell office:value-type="float" office:value="122888" calcext:value-type="float">
            <text:p>122888</text:p>
          </table:table-cell>
          <table:table-cell table:formula="of:=IF(LEN([.A309])=0;0;LEN([.A309])-LEN(SUBSTITUTE([.A309];&quot; &quot;;&quot;&quot;))+1)" office:value-type="float" office:value="6" calcext:value-type="float">
            <text:p>6</text:p>
          </table:table-cell>
          <table:table-cell table:formula="of:=IF(LEN([.B309])=0;0;LEN([.B309])-LEN(SUBSTITUTE([.B309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-Man and the Wasp</text:p>
          </table:table-cell>
          <table:table-cell office:value-type="string" calcext:value-type="string">
            <text:p>A Hangya és a Darázs</text:p>
          </table:table-cell>
          <table:table-cell table:style-name="ce2" office:value-type="date" office:date-value="2018-07-26" calcext:value-type="date">
            <text:p>2018.07.26</text:p>
          </table:table-cell>
          <table:table-cell office:value-type="string" calcext:value-type="string">
            <text:p>Forum</text:p>
          </table:table-cell>
          <table:table-cell office:value-type="float" office:value="125747650" calcext:value-type="float">
            <text:p>125747650</text:p>
          </table:table-cell>
          <table:table-cell office:value-type="float" office:value="83229" calcext:value-type="float">
            <text:p>83229</text:p>
          </table:table-cell>
          <table:table-cell table:formula="of:=IF(LEN([.A310])=0;0;LEN([.A310])-LEN(SUBSTITUTE([.A310];&quot; &quot;;&quot;&quot;))+1)" office:value-type="float" office:value="4" calcext:value-type="float">
            <text:p>4</text:p>
          </table:table-cell>
          <table:table-cell table:formula="of:=IF(LEN([.B310])=0;0;LEN([.B310])-LEN(SUBSTITUTE([.B310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ving Pablo</text:p>
          </table:table-cell>
          <table:table-cell office:value-type="string" calcext:value-type="string">
            <text:p>Escobar</text:p>
          </table:table-cell>
          <table:table-cell table:style-name="ce2" office:value-type="date" office:date-value="2018-07-26" calcext:value-type="date">
            <text:p>2018.07.26</text:p>
          </table:table-cell>
          <table:table-cell office:value-type="string" calcext:value-type="string">
            <text:p>Big Bang Media</text:p>
          </table:table-cell>
          <table:table-cell office:value-type="float" office:value="42947180" calcext:value-type="float">
            <text:p>42947180</text:p>
          </table:table-cell>
          <table:table-cell office:value-type="float" office:value="28937" calcext:value-type="float">
            <text:p>28937</text:p>
          </table:table-cell>
          <table:table-cell table:formula="of:=IF(LEN([.A311])=0;0;LEN([.A311])-LEN(SUBSTITUTE([.A311];&quot; &quot;;&quot;&quot;))+1)" office:value-type="float" office:value="2" calcext:value-type="float">
            <text:p>2</text:p>
          </table:table-cell>
          <table:table-cell table:formula="of:=IF(LEN([.B311])=0;0;LEN([.B311])-LEN(SUBSTITUTE([.B31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o</text:p>
          </table:table-cell>
          <table:table-cell office:value-type="string" calcext:value-type="string">
            <text:p>Nyár</text:p>
          </table:table-cell>
          <table:table-cell table:style-name="ce2" office:value-type="date" office:date-value="2018-07-26" calcext:value-type="date">
            <text:p>2018.07.26</text:p>
          </table:table-cell>
          <table:table-cell office:value-type="string" calcext:value-type="string">
            <text:p>MoziNet</text:p>
          </table:table-cell>
          <table:table-cell office:value-type="float" office:value="311680" calcext:value-type="float">
            <text:p>311680</text:p>
          </table:table-cell>
          <table:table-cell office:value-type="float" office:value="225" calcext:value-type="float">
            <text:p>225</text:p>
          </table:table-cell>
          <table:table-cell table:formula="of:=IF(LEN([.A312])=0;0;LEN([.A312])-LEN(SUBSTITUTE([.A312];&quot; &quot;;&quot;&quot;))+1)" office:value-type="float" office:value="1" calcext:value-type="float">
            <text:p>1</text:p>
          </table:table-cell>
          <table:table-cell table:formula="of:=IF(LEN([.B312])=0;0;LEN([.B312])-LEN(SUBSTITUTE([.B31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sion: Impossible - Fallout</text:p>
          </table:table-cell>
          <table:table-cell office:value-type="string" calcext:value-type="string">
            <text:p>Mission: Impossible - Utóhatás</text:p>
          </table:table-cell>
          <table:table-cell table:style-name="ce2" office:value-type="date" office:date-value="2018-08-02" calcext:value-type="date">
            <text:p>2018.08.02</text:p>
          </table:table-cell>
          <table:table-cell office:value-type="string" calcext:value-type="string">
            <text:p>UIP</text:p>
          </table:table-cell>
          <table:table-cell office:value-type="float" office:value="95432132" calcext:value-type="float">
            <text:p>95432132</text:p>
          </table:table-cell>
          <table:table-cell office:value-type="float" office:value="59753" calcext:value-type="float">
            <text:p>59753</text:p>
          </table:table-cell>
          <table:table-cell table:formula="of:=IF(LEN([.A313])=0;0;LEN([.A313])-LEN(SUBSTITUTE([.A313];&quot; &quot;;&quot;&quot;))+1)" office:value-type="float" office:value="4" calcext:value-type="float">
            <text:p>4</text:p>
          </table:table-cell>
          <table:table-cell table:formula="of:=IF(LEN([.B313])=0;0;LEN([.B313])-LEN(SUBSTITUTE([.B313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istopher Robin</text:p>
          </table:table-cell>
          <table:table-cell office:value-type="string" calcext:value-type="string">
            <text:p>Barátom, Róbert Gida</text:p>
          </table:table-cell>
          <table:table-cell table:style-name="ce2" office:value-type="date" office:date-value="2018-08-02" calcext:value-type="date">
            <text:p>2018.08.02</text:p>
          </table:table-cell>
          <table:table-cell office:value-type="string" calcext:value-type="string">
            <text:p>Forum</text:p>
          </table:table-cell>
          <table:table-cell office:value-type="float" office:value="19467478" calcext:value-type="float">
            <text:p>19467478</text:p>
          </table:table-cell>
          <table:table-cell office:value-type="float" office:value="14887" calcext:value-type="float">
            <text:p>14887</text:p>
          </table:table-cell>
          <table:table-cell table:formula="of:=IF(LEN([.A314])=0;0;LEN([.A314])-LEN(SUBSTITUTE([.A314];&quot; &quot;;&quot;&quot;))+1)" office:value-type="float" office:value="2" calcext:value-type="float">
            <text:p>2</text:p>
          </table:table-cell>
          <table:table-cell table:formula="of:=IF(LEN([.B314])=0;0;LEN([.B314])-LEN(SUBSTITUTE([.B314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Habitante</text:p>
          </table:table-cell>
          <table:table-cell office:value-type="string" calcext:value-type="string">
            <text:p>Ahol a gonosz lakik</text:p>
          </table:table-cell>
          <table:table-cell table:style-name="ce2" office:value-type="date" office:date-value="2018-08-02" calcext:value-type="date">
            <text:p>2018.08.02</text:p>
          </table:table-cell>
          <table:table-cell office:value-type="string" calcext:value-type="string">
            <text:p>ADS</text:p>
          </table:table-cell>
          <table:table-cell office:value-type="float" office:value="6593505" calcext:value-type="float">
            <text:p>6593505</text:p>
          </table:table-cell>
          <table:table-cell office:value-type="float" office:value="4379" calcext:value-type="float">
            <text:p>4379</text:p>
          </table:table-cell>
          <table:table-cell table:formula="of:=IF(LEN([.A315])=0;0;LEN([.A315])-LEN(SUBSTITUTE([.A315];&quot; &quot;;&quot;&quot;))+1)" office:value-type="float" office:value="2" calcext:value-type="float">
            <text:p>2</text:p>
          </table:table-cell>
          <table:table-cell table:formula="of:=IF(LEN([.B315])=0;0;LEN([.B315])-LEN(SUBSTITUTE([.B31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Meg</text:p>
          </table:table-cell>
          <table:table-cell office:value-type="string" calcext:value-type="string">
            <text:p>Meg - Az őscápa</text:p>
          </table:table-cell>
          <table:table-cell table:style-name="ce2" office:value-type="date" office:date-value="2018-08-09" calcext:value-type="date">
            <text:p>2018.08.09</text:p>
          </table:table-cell>
          <table:table-cell office:value-type="string" calcext:value-type="string">
            <text:p>InterCom</text:p>
          </table:table-cell>
          <table:table-cell office:value-type="float" office:value="87485465" calcext:value-type="float">
            <text:p>87485465</text:p>
          </table:table-cell>
          <table:table-cell office:value-type="float" office:value="53708" calcext:value-type="float">
            <text:p>53708</text:p>
          </table:table-cell>
          <table:table-cell table:formula="of:=IF(LEN([.A316])=0;0;LEN([.A316])-LEN(SUBSTITUTE([.A316];&quot; &quot;;&quot;&quot;))+1)" office:value-type="float" office:value="2" calcext:value-type="float">
            <text:p>2</text:p>
          </table:table-cell>
          <table:table-cell table:formula="of:=IF(LEN([.B316])=0;0;LEN([.B316])-LEN(SUBSTITUTE([.B31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Darkest Minds</text:p>
          </table:table-cell>
          <table:table-cell office:value-type="string" calcext:value-type="string">
            <text:p>Sötét elmék</text:p>
          </table:table-cell>
          <table:table-cell table:style-name="ce2" office:value-type="date" office:date-value="2018-08-09" calcext:value-type="date">
            <text:p>2018.08.09</text:p>
          </table:table-cell>
          <table:table-cell office:value-type="string" calcext:value-type="string">
            <text:p>Forum</text:p>
          </table:table-cell>
          <table:table-cell office:value-type="float" office:value="16683728" calcext:value-type="float">
            <text:p>16683728</text:p>
          </table:table-cell>
          <table:table-cell office:value-type="float" office:value="12245" calcext:value-type="float">
            <text:p>12245</text:p>
          </table:table-cell>
          <table:table-cell table:formula="of:=IF(LEN([.A317])=0;0;LEN([.A317])-LEN(SUBSTITUTE([.A317];&quot; &quot;;&quot;&quot;))+1)" office:value-type="float" office:value="3" calcext:value-type="float">
            <text:p>3</text:p>
          </table:table-cell>
          <table:table-cell table:formula="of:=IF(LEN([.B317])=0;0;LEN([.B317])-LEN(SUBSTITUTE([.B31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is &amp; the Aliens</text:p>
          </table:table-cell>
          <table:table-cell office:value-type="string" calcext:value-type="string">
            <text:p>Luis és a Zűrlények</text:p>
          </table:table-cell>
          <table:table-cell table:style-name="ce2" office:value-type="date" office:date-value="2018-08-09" calcext:value-type="date">
            <text:p>2018.08.09</text:p>
          </table:table-cell>
          <table:table-cell office:value-type="string" calcext:value-type="string">
            <text:p>Big Bang Media</text:p>
          </table:table-cell>
          <table:table-cell office:value-type="float" office:value="8519533" calcext:value-type="float">
            <text:p>8519533</text:p>
          </table:table-cell>
          <table:table-cell office:value-type="float" office:value="6196" calcext:value-type="float">
            <text:p>6196</text:p>
          </table:table-cell>
          <table:table-cell table:formula="of:=IF(LEN([.A318])=0;0;LEN([.A318])-LEN(SUBSTITUTE([.A318];&quot; &quot;;&quot;&quot;))+1)" office:value-type="float" office:value="4" calcext:value-type="float">
            <text:p>4</text:p>
          </table:table-cell>
          <table:table-cell table:formula="of:=IF(LEN([.B318])=0;0;LEN([.B318])-LEN(SUBSTITUTE([.B318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Prayer Before Dawn</text:p>
          </table:table-cell>
          <table:table-cell office:value-type="string" calcext:value-type="string">
            <text:p>A kíméletlen</text:p>
          </table:table-cell>
          <table:table-cell table:style-name="ce2" office:value-type="date" office:date-value="2018-08-09" calcext:value-type="date">
            <text:p>2018.08.09</text:p>
          </table:table-cell>
          <table:table-cell office:value-type="string" calcext:value-type="string">
            <text:p>Vertigo</text:p>
          </table:table-cell>
          <table:table-cell office:value-type="float" office:value="4916118" calcext:value-type="float">
            <text:p>4916118</text:p>
          </table:table-cell>
          <table:table-cell office:value-type="float" office:value="3324" calcext:value-type="float">
            <text:p>3324</text:p>
          </table:table-cell>
          <table:table-cell table:formula="of:=IF(LEN([.A319])=0;0;LEN([.A319])-LEN(SUBSTITUTE([.A319];&quot; &quot;;&quot;&quot;))+1)" office:value-type="float" office:value="4" calcext:value-type="float">
            <text:p>4</text:p>
          </table:table-cell>
          <table:table-cell table:formula="of:=IF(LEN([.B319])=0;0;LEN([.B319])-LEN(SUBSTITUTE([.B31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 retour du héros</text:p>
          </table:table-cell>
          <table:table-cell office:value-type="string" calcext:value-type="string">
            <text:p>Az én hősöm</text:p>
          </table:table-cell>
          <table:table-cell table:style-name="ce2" office:value-type="date" office:date-value="2018-08-09" calcext:value-type="date">
            <text:p>2018.08.09</text:p>
          </table:table-cell>
          <table:table-cell office:value-type="string" calcext:value-type="string">
            <text:p>Big Bang Media</text:p>
          </table:table-cell>
          <table:table-cell office:value-type="float" office:value="4768817" calcext:value-type="float">
            <text:p>4768817</text:p>
          </table:table-cell>
          <table:table-cell office:value-type="float" office:value="3333" calcext:value-type="float">
            <text:p>3333</text:p>
          </table:table-cell>
          <table:table-cell table:formula="of:=IF(LEN([.A320])=0;0;LEN([.A320])-LEN(SUBSTITUTE([.A320];&quot; &quot;;&quot;&quot;))+1)" office:value-type="float" office:value="4" calcext:value-type="float">
            <text:p>4</text:p>
          </table:table-cell>
          <table:table-cell table:formula="of:=IF(LEN([.B320])=0;0;LEN([.B320])-LEN(SUBSTITUTE([.B320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py Who Dumped Me</text:p>
          </table:table-cell>
          <table:table-cell office:value-type="string" calcext:value-type="string">
            <text:p>A kém, aki dobott engem</text:p>
          </table:table-cell>
          <table:table-cell table:style-name="ce2" office:value-type="date" office:date-value="2018-08-16" calcext:value-type="date">
            <text:p>2018.08.16</text:p>
          </table:table-cell>
          <table:table-cell office:value-type="string" calcext:value-type="string">
            <text:p>Freeman</text:p>
          </table:table-cell>
          <table:table-cell office:value-type="float" office:value="41389112" calcext:value-type="float">
            <text:p>41389112</text:p>
          </table:table-cell>
          <table:table-cell office:value-type="float" office:value="30042" calcext:value-type="float">
            <text:p>30042</text:p>
          </table:table-cell>
          <table:table-cell table:formula="of:=IF(LEN([.A321])=0;0;LEN([.A321])-LEN(SUBSTITUTE([.A321];&quot; &quot;;&quot;&quot;))+1)" office:value-type="float" office:value="5" calcext:value-type="float">
            <text:p>5</text:p>
          </table:table-cell>
          <table:table-cell table:formula="of:=IF(LEN([.B321])=0;0;LEN([.B321])-LEN(SUBSTITUTE([.B321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Equalizer 2</text:p>
          </table:table-cell>
          <table:table-cell office:value-type="string" calcext:value-type="string">
            <text:p>A Védelmező 2.</text:p>
          </table:table-cell>
          <table:table-cell table:style-name="ce2" office:value-type="date" office:date-value="2018-08-16" calcext:value-type="date">
            <text:p>2018.08.16</text:p>
          </table:table-cell>
          <table:table-cell office:value-type="string" calcext:value-type="string">
            <text:p>InterCom</text:p>
          </table:table-cell>
          <table:table-cell office:value-type="float" office:value="39607558" calcext:value-type="float">
            <text:p>39607558</text:p>
          </table:table-cell>
          <table:table-cell office:value-type="float" office:value="25587" calcext:value-type="float">
            <text:p>25587</text:p>
          </table:table-cell>
          <table:table-cell table:formula="of:=IF(LEN([.A322])=0;0;LEN([.A322])-LEN(SUBSTITUTE([.A322];&quot; &quot;;&quot;&quot;))+1)" office:value-type="float" office:value="3" calcext:value-type="float">
            <text:p>3</text:p>
          </table:table-cell>
          <table:table-cell table:formula="of:=IF(LEN([.B322])=0;0;LEN([.B322])-LEN(SUBSTITUTE([.B32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tolen Princess</text:p>
          </table:table-cell>
          <table:table-cell office:value-type="string" calcext:value-type="string">
            <text:p>Az elrabolt hercegnő</text:p>
          </table:table-cell>
          <table:table-cell table:style-name="ce2" office:value-type="date" office:date-value="2018-08-16" calcext:value-type="date">
            <text:p>2018.08.16</text:p>
          </table:table-cell>
          <table:table-cell office:value-type="string" calcext:value-type="string">
            <text:p>Vertigo</text:p>
          </table:table-cell>
          <table:table-cell office:value-type="float" office:value="8582648" calcext:value-type="float">
            <text:p>8582648</text:p>
          </table:table-cell>
          <table:table-cell office:value-type="float" office:value="6251" calcext:value-type="float">
            <text:p>6251</text:p>
          </table:table-cell>
          <table:table-cell table:formula="of:=IF(LEN([.A323])=0;0;LEN([.A323])-LEN(SUBSTITUTE([.A323];&quot; &quot;;&quot;&quot;))+1)" office:value-type="float" office:value="3" calcext:value-type="float">
            <text:p>3</text:p>
          </table:table-cell>
          <table:table-cell table:formula="of:=IF(LEN([.B323])=0;0;LEN([.B323])-LEN(SUBSTITUTE([.B32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 dents, pipi et au lit / Full house</text:p>
          </table:table-cell>
          <table:table-cell office:value-type="string" calcext:value-type="string">
            <text:p>Szoba gyerekkel kiadó</text:p>
          </table:table-cell>
          <table:table-cell table:style-name="ce2" office:value-type="date" office:date-value="2018-08-16" calcext:value-type="date">
            <text:p>2018.08.16</text:p>
          </table:table-cell>
          <table:table-cell office:value-type="string" calcext:value-type="string">
            <text:p>ADS</text:p>
          </table:table-cell>
          <table:table-cell office:value-type="float" office:value="2313530" calcext:value-type="float">
            <text:p>2313530</text:p>
          </table:table-cell>
          <table:table-cell office:value-type="float" office:value="1583" calcext:value-type="float">
            <text:p>1583</text:p>
          </table:table-cell>
          <table:table-cell table:formula="of:=IF(LEN([.A324])=0;0;LEN([.A324])-LEN(SUBSTITUTE([.A324];&quot; &quot;;&quot;&quot;))+1)" office:value-type="float" office:value="9" calcext:value-type="float">
            <text:p>9</text:p>
          </table:table-cell>
          <table:table-cell table:formula="of:=IF(LEN([.B324])=0;0;LEN([.B324])-LEN(SUBSTITUTE([.B324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ate Kitchen</text:p>
          </table:table-cell>
          <table:table-cell table:style-name="ce2" office:value-type="date" office:date-value="2018-08-16" calcext:value-type="date">
            <text:p>2018.08.16</text:p>
          </table:table-cell>
          <table:table-cell office:value-type="string" calcext:value-type="string">
            <text:p>MoziNet</text:p>
          </table:table-cell>
          <table:table-cell office:value-type="float" office:value="397198" calcext:value-type="float">
            <text:p>397198</text:p>
          </table:table-cell>
          <table:table-cell office:value-type="float" office:value="339" calcext:value-type="float">
            <text:p>339</text:p>
          </table:table-cell>
          <table:table-cell table:formula="of:=IF(LEN([.A325])=0;0;LEN([.A325])-LEN(SUBSTITUTE([.A325];&quot; &quot;;&quot;&quot;))+1)" office:value-type="float" office:value="2" calcext:value-type="float">
            <text:p>2</text:p>
          </table:table-cell>
          <table:table-cell table:formula="of:=IF(LEN([.B325])=0;0;LEN([.B325])-LEN(SUBSTITUTE([.B32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Am Not a Witch</text:p>
          </table:table-cell>
          <table:table-cell office:value-type="string" calcext:value-type="string">
            <text:p>Nem vagyok boszorkány</text:p>
          </table:table-cell>
          <table:table-cell table:style-name="ce2" office:value-type="date" office:date-value="2018-08-16" calcext:value-type="date">
            <text:p>2018.08.16</text:p>
          </table:table-cell>
          <table:table-cell office:value-type="string" calcext:value-type="string">
            <text:p>Magyarhangya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5" calcext:value-type="float">
            <text:p>245</text:p>
          </table:table-cell>
          <table:table-cell table:formula="of:=IF(LEN([.A326])=0;0;LEN([.A326])-LEN(SUBSTITUTE([.A326];&quot; &quot;;&quot;&quot;))+1)" office:value-type="float" office:value="5" calcext:value-type="float">
            <text:p>5</text:p>
          </table:table-cell>
          <table:table-cell table:formula="of:=IF(LEN([.B326])=0;0;LEN([.B326])-LEN(SUBSTITUTE([.B32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fa</text:p>
          </table:table-cell>
          <table:table-cell table:style-name="ce2" office:value-type="date" office:date-value="2018-08-23" calcext:value-type="date">
            <text:p>2018.08.23</text:p>
          </table:table-cell>
          <table:table-cell office:value-type="string" calcext:value-type="string">
            <text:p>InterCom</text:p>
          </table:table-cell>
          <table:table-cell office:value-type="float" office:value="48845393" calcext:value-type="float">
            <text:p>48845393</text:p>
          </table:table-cell>
          <table:table-cell office:value-type="float" office:value="30501" calcext:value-type="float">
            <text:p>30501</text:p>
          </table:table-cell>
          <table:table-cell table:formula="of:=IF(LEN([.A327])=0;0;LEN([.A327])-LEN(SUBSTITUTE([.A327];&quot; &quot;;&quot;&quot;))+1)" office:value-type="float" office:value="1" calcext:value-type="float">
            <text:p>1</text:p>
          </table:table-cell>
          <table:table-cell table:formula="of:=IF(LEN([.B327])=0;0;LEN([.B327])-LEN(SUBSTITUTE([.B32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ck ju Göhte 3</text:p>
          </table:table-cell>
          <table:table-cell office:value-type="string" calcext:value-type="string">
            <text:p>Fák jú, Tanár úr! 3.</text:p>
          </table:table-cell>
          <table:table-cell table:style-name="ce2" office:value-type="date" office:date-value="2018-08-23" calcext:value-type="date">
            <text:p>2018.08.23</text:p>
          </table:table-cell>
          <table:table-cell office:value-type="string" calcext:value-type="string">
            <text:p>Big Bang Media</text:p>
          </table:table-cell>
          <table:table-cell office:value-type="float" office:value="47143575" calcext:value-type="float">
            <text:p>47143575</text:p>
          </table:table-cell>
          <table:table-cell office:value-type="float" office:value="34083" calcext:value-type="float">
            <text:p>34083</text:p>
          </table:table-cell>
          <table:table-cell table:formula="of:=IF(LEN([.A328])=0;0;LEN([.A328])-LEN(SUBSTITUTE([.A328];&quot; &quot;;&quot;&quot;))+1)" office:value-type="float" office:value="4" calcext:value-type="float">
            <text:p>4</text:p>
          </table:table-cell>
          <table:table-cell table:formula="of:=IF(LEN([.B328])=0;0;LEN([.B328])-LEN(SUBSTITUTE([.B328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ender Man</text:p>
          </table:table-cell>
          <table:table-cell office:value-type="string" calcext:value-type="string">
            <text:p>Az ismeretlen rém</text:p>
          </table:table-cell>
          <table:table-cell table:style-name="ce2" office:value-type="date" office:date-value="2018-08-23" calcext:value-type="date">
            <text:p>2018.08.23</text:p>
          </table:table-cell>
          <table:table-cell office:value-type="string" calcext:value-type="string">
            <text:p>InterCom</text:p>
          </table:table-cell>
          <table:table-cell office:value-type="float" office:value="17048863" calcext:value-type="float">
            <text:p>17048863</text:p>
          </table:table-cell>
          <table:table-cell office:value-type="float" office:value="12220" calcext:value-type="float">
            <text:p>12220</text:p>
          </table:table-cell>
          <table:table-cell table:formula="of:=IF(LEN([.A329])=0;0;LEN([.A329])-LEN(SUBSTITUTE([.A329];&quot; &quot;;&quot;&quot;))+1)" office:value-type="float" office:value="2" calcext:value-type="float">
            <text:p>2</text:p>
          </table:table-cell>
          <table:table-cell table:formula="of:=IF(LEN([.B329])=0;0;LEN([.B329])-LEN(SUBSTITUTE([.B329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 the Silver Lake</text:p>
          </table:table-cell>
          <table:table-cell office:value-type="string" calcext:value-type="string">
            <text:p>A kaliforniai rémálom</text:p>
          </table:table-cell>
          <table:table-cell table:style-name="ce2" office:value-type="date" office:date-value="2018-08-23" calcext:value-type="date">
            <text:p>2018.08.23</text:p>
          </table:table-cell>
          <table:table-cell office:value-type="string" calcext:value-type="string">
            <text:p>Cinetel</text:p>
          </table:table-cell>
          <table:table-cell office:value-type="float" office:value="1808202" calcext:value-type="float">
            <text:p>1808202</text:p>
          </table:table-cell>
          <table:table-cell office:value-type="float" office:value="1213" calcext:value-type="float">
            <text:p>1213</text:p>
          </table:table-cell>
          <table:table-cell table:formula="of:=IF(LEN([.A330])=0;0;LEN([.A330])-LEN(SUBSTITUTE([.A330];&quot; &quot;;&quot;&quot;))+1)" office:value-type="float" office:value="4" calcext:value-type="float">
            <text:p>4</text:p>
          </table:table-cell>
          <table:table-cell table:formula="of:=IF(LEN([.B330])=0;0;LEN([.B330])-LEN(SUBSTITUTE([.B330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űbájosok</text:p>
          </table:table-cell>
          <table:table-cell table:style-name="ce2" office:value-type="date" office:date-value="2018-08-30" calcext:value-type="date">
            <text:p>2018.08.30</text:p>
          </table:table-cell>
          <table:table-cell office:value-type="string" calcext:value-type="string">
            <text:p>Vertigo</text:p>
          </table:table-cell>
          <table:table-cell office:value-type="float" office:value="6379025" calcext:value-type="float">
            <text:p>6379025</text:p>
          </table:table-cell>
          <table:table-cell office:value-type="float" office:value="4557" calcext:value-type="float">
            <text:p>4557</text:p>
          </table:table-cell>
          <table:table-cell table:formula="of:=IF(LEN([.A331])=0;0;LEN([.A331])-LEN(SUBSTITUTE([.A331];&quot; &quot;;&quot;&quot;))+1)" office:value-type="float" office:value="1" calcext:value-type="float">
            <text:p>1</text:p>
          </table:table-cell>
          <table:table-cell table:formula="of:=IF(LEN([.B331])=0;0;LEN([.B331])-LEN(SUBSTITUTE([.B33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Nun</text:p>
          </table:table-cell>
          <table:table-cell office:value-type="string" calcext:value-type="string">
            <text:p>Az apáca</text:p>
          </table:table-cell>
          <table:table-cell table:style-name="ce2" office:value-type="date" office:date-value="2018-09-06" calcext:value-type="date">
            <text:p>2018.09.06</text:p>
          </table:table-cell>
          <table:table-cell office:value-type="string" calcext:value-type="string">
            <text:p>InterCom</text:p>
          </table:table-cell>
          <table:table-cell office:value-type="float" office:value="118252599" calcext:value-type="float">
            <text:p>118252599</text:p>
          </table:table-cell>
          <table:table-cell office:value-type="float" office:value="79762" calcext:value-type="float">
            <text:p>79762</text:p>
          </table:table-cell>
          <table:table-cell table:formula="of:=IF(LEN([.A332])=0;0;LEN([.A332])-LEN(SUBSTITUTE([.A332];&quot; &quot;;&quot;&quot;))+1)" office:value-type="float" office:value="2" calcext:value-type="float">
            <text:p>2</text:p>
          </table:table-cell>
          <table:table-cell table:formula="of:=IF(LEN([.B332])=0;0;LEN([.B332])-LEN(SUBSTITUTE([.B33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tination Wedding</text:p>
          </table:table-cell>
          <table:table-cell office:value-type="string" calcext:value-type="string">
            <text:p>Végállomás : Esküvő</text:p>
          </table:table-cell>
          <table:table-cell table:style-name="ce2" office:value-type="date" office:date-value="2018-09-06" calcext:value-type="date">
            <text:p>2018.09.06</text:p>
          </table:table-cell>
          <table:table-cell office:value-type="string" calcext:value-type="string">
            <text:p>Vertigo</text:p>
          </table:table-cell>
          <table:table-cell office:value-type="float" office:value="11512638" calcext:value-type="float">
            <text:p>11512638</text:p>
          </table:table-cell>
          <table:table-cell office:value-type="float" office:value="7780" calcext:value-type="float">
            <text:p>7780</text:p>
          </table:table-cell>
          <table:table-cell table:formula="of:=IF(LEN([.A333])=0;0;LEN([.A333])-LEN(SUBSTITUTE([.A333];&quot; &quot;;&quot;&quot;))+1)" office:value-type="float" office:value="2" calcext:value-type="float">
            <text:p>2</text:p>
          </table:table-cell>
          <table:table-cell table:formula="of:=IF(LEN([.B333])=0;0;LEN([.B333])-LEN(SUBSTITUTE([.B33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bad</text:p>
          </table:table-cell>
          <table:table-cell office:value-type="string" calcext:value-type="string">
            <text:p>Az utolsó pogány király</text:p>
          </table:table-cell>
          <table:table-cell table:style-name="ce2" office:value-type="date" office:date-value="2018-09-06" calcext:value-type="date">
            <text:p>2018.09.06</text:p>
          </table:table-cell>
          <table:table-cell office:value-type="string" calcext:value-type="string">
            <text:p>Vertigo</text:p>
          </table:table-cell>
          <table:table-cell office:value-type="float" office:value="2745245" calcext:value-type="float">
            <text:p>2745245</text:p>
          </table:table-cell>
          <table:table-cell office:value-type="float" office:value="1821" calcext:value-type="float">
            <text:p>1821</text:p>
          </table:table-cell>
          <table:table-cell table:formula="of:=IF(LEN([.A334])=0;0;LEN([.A334])-LEN(SUBSTITUTE([.A334];&quot; &quot;;&quot;&quot;))+1)" office:value-type="float" office:value="1" calcext:value-type="float">
            <text:p>1</text:p>
          </table:table-cell>
          <table:table-cell table:formula="of:=IF(LEN([.B334])=0;0;LEN([.B334])-LEN(SUBSTITUTE([.B334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Predator</text:p>
          </table:table-cell>
          <table:table-cell office:value-type="string" calcext:value-type="string">
            <text:p>Predator – A ragadozó</text:p>
          </table:table-cell>
          <table:table-cell table:style-name="ce2" office:value-type="date" office:date-value="2018-09-13" calcext:value-type="date">
            <text:p>2018.09.13</text:p>
          </table:table-cell>
          <table:table-cell office:value-type="string" calcext:value-type="string">
            <text:p>Forum</text:p>
          </table:table-cell>
          <table:table-cell office:value-type="float" office:value="60710398" calcext:value-type="float">
            <text:p>60710398</text:p>
          </table:table-cell>
          <table:table-cell office:value-type="float" office:value="38316" calcext:value-type="float">
            <text:p>38316</text:p>
          </table:table-cell>
          <table:table-cell table:formula="of:=IF(LEN([.A335])=0;0;LEN([.A335])-LEN(SUBSTITUTE([.A335];&quot; &quot;;&quot;&quot;))+1)" office:value-type="float" office:value="2" calcext:value-type="float">
            <text:p>2</text:p>
          </table:table-cell>
          <table:table-cell table:formula="of:=IF(LEN([.B335])=0;0;LEN([.B335])-LEN(SUBSTITUTE([.B33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Simple Favor</text:p>
          </table:table-cell>
          <table:table-cell office:value-type="string" calcext:value-type="string">
            <text:p>Egy kis szívesség</text:p>
          </table:table-cell>
          <table:table-cell table:style-name="ce2" office:value-type="date" office:date-value="2018-09-13" calcext:value-type="date">
            <text:p>2018.09.13</text:p>
          </table:table-cell>
          <table:table-cell office:value-type="string" calcext:value-type="string">
            <text:p>Freeman</text:p>
          </table:table-cell>
          <table:table-cell office:value-type="float" office:value="48881925" calcext:value-type="float">
            <text:p>48881925</text:p>
          </table:table-cell>
          <table:table-cell office:value-type="float" office:value="33899" calcext:value-type="float">
            <text:p>33899</text:p>
          </table:table-cell>
          <table:table-cell table:formula="of:=IF(LEN([.A336])=0;0;LEN([.A336])-LEN(SUBSTITUTE([.A336];&quot; &quot;;&quot;&quot;))+1)" office:value-type="float" office:value="3" calcext:value-type="float">
            <text:p>3</text:p>
          </table:table-cell>
          <table:table-cell table:formula="of:=IF(LEN([.B336])=0;0;LEN([.B336])-LEN(SUBSTITUTE([.B33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cskafogó</text:p>
          </table:table-cell>
          <table:table-cell table:style-name="ce2" office:value-type="date" office:date-value="2018-09-13" calcext:value-type="date">
            <text:p>2018.09.13</text:p>
          </table:table-cell>
          <table:table-cell office:value-type="string" calcext:value-type="string">
            <text:p>Pannonia</text:p>
          </table:table-cell>
          <table:table-cell office:value-type="float" office:value="4173400" calcext:value-type="float">
            <text:p>4173400</text:p>
          </table:table-cell>
          <table:table-cell office:value-type="float" office:value="3423" calcext:value-type="float">
            <text:p>3423</text:p>
          </table:table-cell>
          <table:table-cell table:formula="of:=IF(LEN([.A337])=0;0;LEN([.A337])-LEN(SUBSTITUTE([.A337];&quot; &quot;;&quot;&quot;))+1)" office:value-type="float" office:value="1" calcext:value-type="float">
            <text:p>1</text:p>
          </table:table-cell>
          <table:table-cell table:formula="of:=IF(LEN([.B337])=0;0;LEN([.B337])-LEN(SUBSTITUTE([.B33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mélem legközlebb sikerül meghalnod :)</text:p>
          </table:table-cell>
          <table:table-cell table:style-name="ce2" office:value-type="date" office:date-value="2018-09-13" calcext:value-type="date">
            <text:p>2018.09.13</text:p>
          </table:table-cell>
          <table:table-cell office:value-type="string" calcext:value-type="string">
            <text:p>Vertigo</text:p>
          </table:table-cell>
          <table:table-cell office:value-type="float" office:value="3531599" calcext:value-type="float">
            <text:p>3531599</text:p>
          </table:table-cell>
          <table:table-cell office:value-type="float" office:value="3021" calcext:value-type="float">
            <text:p>3021</text:p>
          </table:table-cell>
          <table:table-cell table:formula="of:=IF(LEN([.A338])=0;0;LEN([.A338])-LEN(SUBSTITUTE([.A338];&quot; &quot;;&quot;&quot;))+1)" office:value-type="float" office:value="5" calcext:value-type="float">
            <text:p>5</text:p>
          </table:table-cell>
          <table:table-cell table:formula="of:=IF(LEN([.B338])=0;0;LEN([.B338])-LEN(SUBSTITUTE([.B338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ny English Strikes Again</text:p>
          </table:table-cell>
          <table:table-cell office:value-type="string" calcext:value-type="string">
            <text:p>Johnny English újra lecsap</text:p>
          </table:table-cell>
          <table:table-cell table:style-name="ce2" office:value-type="date" office:date-value="2018-09-20" calcext:value-type="date">
            <text:p>2018.09.20</text:p>
          </table:table-cell>
          <table:table-cell office:value-type="string" calcext:value-type="string">
            <text:p>UIP</text:p>
          </table:table-cell>
          <table:table-cell office:value-type="float" office:value="70513326" calcext:value-type="float">
            <text:p>70513326</text:p>
          </table:table-cell>
          <table:table-cell office:value-type="float" office:value="51160" calcext:value-type="float">
            <text:p>51160</text:p>
          </table:table-cell>
          <table:table-cell table:formula="of:=IF(LEN([.A339])=0;0;LEN([.A339])-LEN(SUBSTITUTE([.A339];&quot; &quot;;&quot;&quot;))+1)" office:value-type="float" office:value="4" calcext:value-type="float">
            <text:p>4</text:p>
          </table:table-cell>
          <table:table-cell table:formula="of:=IF(LEN([.B339])=0;0;LEN([.B339])-LEN(SUBSTITUTE([.B339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rching</text:p>
          </table:table-cell>
          <table:table-cell office:value-type="string" calcext:value-type="string">
            <text:p>Keresés</text:p>
          </table:table-cell>
          <table:table-cell table:style-name="ce2" office:value-type="date" office:date-value="2018-09-20" calcext:value-type="date">
            <text:p>2018.09.20</text:p>
          </table:table-cell>
          <table:table-cell office:value-type="string" calcext:value-type="string">
            <text:p>InterCom</text:p>
          </table:table-cell>
          <table:table-cell office:value-type="float" office:value="13758294" calcext:value-type="float">
            <text:p>13758294</text:p>
          </table:table-cell>
          <table:table-cell office:value-type="float" office:value="9318" calcext:value-type="float">
            <text:p>9318</text:p>
          </table:table-cell>
          <table:table-cell table:formula="of:=IF(LEN([.A340])=0;0;LEN([.A340])-LEN(SUBSTITUTE([.A340];&quot; &quot;;&quot;&quot;))+1)" office:value-type="float" office:value="1" calcext:value-type="float">
            <text:p>1</text:p>
          </table:table-cell>
          <table:table-cell table:formula="of:=IF(LEN([.B340])=0;0;LEN([.B340])-LEN(SUBSTITUTE([.B340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llantissime</text:p>
          </table:table-cell>
          <table:table-cell office:value-type="string" calcext:value-type="string">
            <text:p>Briliáns válás</text:p>
          </table:table-cell>
          <table:table-cell table:style-name="ce2" office:value-type="date" office:date-value="2018-09-20" calcext:value-type="date">
            <text:p>2018.09.20</text:p>
          </table:table-cell>
          <table:table-cell office:value-type="string" calcext:value-type="string">
            <text:p>ADS</text:p>
          </table:table-cell>
          <table:table-cell office:value-type="float" office:value="2734700" calcext:value-type="float">
            <text:p>2734700</text:p>
          </table:table-cell>
          <table:table-cell office:value-type="float" office:value="2062" calcext:value-type="float">
            <text:p>2062</text:p>
          </table:table-cell>
          <table:table-cell table:formula="of:=IF(LEN([.A341])=0;0;LEN([.A341])-LEN(SUBSTITUTE([.A341];&quot; &quot;;&quot;&quot;))+1)" office:value-type="float" office:value="1" calcext:value-type="float">
            <text:p>1</text:p>
          </table:table-cell>
          <table:table-cell table:formula="of:=IF(LEN([.B341])=0;0;LEN([.B341])-LEN(SUBSTITUTE([.B34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llfoot</text:p>
          </table:table-cell>
          <table:table-cell office:value-type="string" calcext:value-type="string">
            <text:p>Apróláb</text:p>
          </table:table-cell>
          <table:table-cell table:style-name="ce2" office:value-type="date" office:date-value="2018-09-27" calcext:value-type="date">
            <text:p>2018.09.27</text:p>
          </table:table-cell>
          <table:table-cell office:value-type="string" calcext:value-type="string">
            <text:p>InterCom</text:p>
          </table:table-cell>
          <table:table-cell office:value-type="float" office:value="45044645" calcext:value-type="float">
            <text:p>45044645</text:p>
          </table:table-cell>
          <table:table-cell office:value-type="float" office:value="32308" calcext:value-type="float">
            <text:p>32308</text:p>
          </table:table-cell>
          <table:table-cell table:formula="of:=IF(LEN([.A342])=0;0;LEN([.A342])-LEN(SUBSTITUTE([.A342];&quot; &quot;;&quot;&quot;))+1)" office:value-type="float" office:value="1" calcext:value-type="float">
            <text:p>1</text:p>
          </table:table-cell>
          <table:table-cell table:formula="of:=IF(LEN([.B342])=0;0;LEN([.B342])-LEN(SUBSTITUTE([.B34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ppermint</text:p>
          </table:table-cell>
          <table:table-cell office:value-type="string" calcext:value-type="string">
            <text:p>Peppermint - A bosszú angyala</text:p>
          </table:table-cell>
          <table:table-cell table:style-name="ce2" office:value-type="date" office:date-value="2018-09-27" calcext:value-type="date">
            <text:p>2018.09.27</text:p>
          </table:table-cell>
          <table:table-cell office:value-type="string" calcext:value-type="string">
            <text:p>Freeman</text:p>
          </table:table-cell>
          <table:table-cell office:value-type="float" office:value="22749126" calcext:value-type="float">
            <text:p>22749126</text:p>
          </table:table-cell>
          <table:table-cell office:value-type="float" office:value="15796" calcext:value-type="float">
            <text:p>15796</text:p>
          </table:table-cell>
          <table:table-cell table:formula="of:=IF(LEN([.A343])=0;0;LEN([.A343])-LEN(SUBSTITUTE([.A343];&quot; &quot;;&quot;&quot;))+1)" office:value-type="float" office:value="1" calcext:value-type="float">
            <text:p>1</text:p>
          </table:table-cell>
          <table:table-cell table:formula="of:=IF(LEN([.B343])=0;0;LEN([.B343])-LEN(SUBSTITUTE([.B343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apszállta</text:p>
          </table:table-cell>
          <table:table-cell table:style-name="ce2" office:value-type="date" office:date-value="2018-09-27" calcext:value-type="date">
            <text:p>2018.09.27</text:p>
          </table:table-cell>
          <table:table-cell office:value-type="string" calcext:value-type="string">
            <text:p>MoziNet</text:p>
          </table:table-cell>
          <table:table-cell office:value-type="float" office:value="19071408" calcext:value-type="float">
            <text:p>19071408</text:p>
          </table:table-cell>
          <table:table-cell office:value-type="float" office:value="15587" calcext:value-type="float">
            <text:p>15587</text:p>
          </table:table-cell>
          <table:table-cell table:formula="of:=IF(LEN([.A344])=0;0;LEN([.A344])-LEN(SUBSTITUTE([.A344];&quot; &quot;;&quot;&quot;))+1)" office:value-type="float" office:value="1" calcext:value-type="float">
            <text:p>1</text:p>
          </table:table-cell>
          <table:table-cell table:formula="of:=IF(LEN([.B344])=0;0;LEN([.B344])-LEN(SUBSTITUTE([.B34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l Fest</text:p>
          </table:table-cell>
          <table:table-cell office:value-type="string" calcext:value-type="string">
            <text:p>Horror Park</text:p>
          </table:table-cell>
          <table:table-cell table:style-name="ce2" office:value-type="date" office:date-value="2018-09-27" calcext:value-type="date">
            <text:p>2018.09.27</text:p>
          </table:table-cell>
          <table:table-cell office:value-type="string" calcext:value-type="string">
            <text:p>Big Bang Media</text:p>
          </table:table-cell>
          <table:table-cell office:value-type="float" office:value="10418758" calcext:value-type="float">
            <text:p>10418758</text:p>
          </table:table-cell>
          <table:table-cell office:value-type="float" office:value="7060" calcext:value-type="float">
            <text:p>7060</text:p>
          </table:table-cell>
          <table:table-cell table:formula="of:=IF(LEN([.A345])=0;0;LEN([.A345])-LEN(SUBSTITUTE([.A345];&quot; &quot;;&quot;&quot;))+1)" office:value-type="float" office:value="2" calcext:value-type="float">
            <text:p>2</text:p>
          </table:table-cell>
          <table:table-cell table:formula="of:=IF(LEN([.B345])=0;0;LEN([.B345])-LEN(SUBSTITUTE([.B34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kKlansman</text:p>
          </table:table-cell>
          <table:table-cell office:value-type="string" calcext:value-type="string">
            <text:p>Csuklyások</text:p>
          </table:table-cell>
          <table:table-cell table:style-name="ce2" office:value-type="date" office:date-value="2018-09-27" calcext:value-type="date">
            <text:p>2018.09.27</text:p>
          </table:table-cell>
          <table:table-cell office:value-type="string" calcext:value-type="string">
            <text:p>UIP</text:p>
          </table:table-cell>
          <table:table-cell office:value-type="float" office:value="8051738" calcext:value-type="float">
            <text:p>8051738</text:p>
          </table:table-cell>
          <table:table-cell office:value-type="float" office:value="5419" calcext:value-type="float">
            <text:p>5419</text:p>
          </table:table-cell>
          <table:table-cell table:formula="of:=IF(LEN([.A346])=0;0;LEN([.A346])-LEN(SUBSTITUTE([.A346];&quot; &quot;;&quot;&quot;))+1)" office:value-type="float" office:value="1" calcext:value-type="float">
            <text:p>1</text:p>
          </table:table-cell>
          <table:table-cell table:formula="of:=IF(LEN([.B346])=0;0;LEN([.B346])-LEN(SUBSTITUTE([.B34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t?ya 22. juli</text:p>
          </table:table-cell>
          <table:table-cell office:value-type="string" calcext:value-type="string">
            <text:p>Utoya, július 22.</text:p>
          </table:table-cell>
          <table:table-cell table:style-name="ce2" office:value-type="date" office:date-value="2018-09-27" calcext:value-type="date">
            <text:p>2018.09.27</text:p>
          </table:table-cell>
          <table:table-cell office:value-type="string" calcext:value-type="string">
            <text:p>Vertigo</text:p>
          </table:table-cell>
          <table:table-cell office:value-type="float" office:value="1562264" calcext:value-type="float">
            <text:p>1562264</text:p>
          </table:table-cell>
          <table:table-cell office:value-type="float" office:value="1245" calcext:value-type="float">
            <text:p>1245</text:p>
          </table:table-cell>
          <table:table-cell table:formula="of:=IF(LEN([.A347])=0;0;LEN([.A347])-LEN(SUBSTITUTE([.A347];&quot; &quot;;&quot;&quot;))+1)" office:value-type="float" office:value="3" calcext:value-type="float">
            <text:p>3</text:p>
          </table:table-cell>
          <table:table-cell table:formula="of:=IF(LEN([.B347])=0;0;LEN([.B347])-LEN(SUBSTITUTE([.B34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olt egyszer egy téka</text:p>
          </table:table-cell>
          <table:table-cell table:style-name="ce2" office:value-type="date" office:date-value="2018-09-27" calcext:value-type="date">
            <text:p>2018.09.27</text:p>
          </table:table-cell>
          <table:table-cell office:value-type="string" calcext:value-type="string">
            <text:p>Vertigo</text:p>
          </table:table-cell>
          <table:table-cell office:value-type="float" office:value="492330" calcext:value-type="float">
            <text:p>492330</text:p>
          </table:table-cell>
          <table:table-cell office:value-type="float" office:value="1010" calcext:value-type="float">
            <text:p>1010</text:p>
          </table:table-cell>
          <table:table-cell table:formula="of:=IF(LEN([.A348])=0;0;LEN([.A348])-LEN(SUBSTITUTE([.A348];&quot; &quot;;&quot;&quot;))+1)" office:value-type="float" office:value="4" calcext:value-type="float">
            <text:p>4</text:p>
          </table:table-cell>
          <table:table-cell table:formula="of:=IF(LEN([.B348])=0;0;LEN([.B348])-LEN(SUBSTITUTE([.B348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enom</text:p>
          </table:table-cell>
          <table:table-cell table:style-name="ce2" office:value-type="date" office:date-value="2018-10-04" calcext:value-type="date">
            <text:p>2018.10.04</text:p>
          </table:table-cell>
          <table:table-cell office:value-type="string" calcext:value-type="string">
            <text:p>InterCom</text:p>
          </table:table-cell>
          <table:table-cell office:value-type="float" office:value="165666214" calcext:value-type="float">
            <text:p>165666214</text:p>
          </table:table-cell>
          <table:table-cell office:value-type="float" office:value="104663" calcext:value-type="float">
            <text:p>104663</text:p>
          </table:table-cell>
          <table:table-cell table:formula="of:=IF(LEN([.A349])=0;0;LEN([.A349])-LEN(SUBSTITUTE([.A349];&quot; &quot;;&quot;&quot;))+1)" office:value-type="float" office:value="1" calcext:value-type="float">
            <text:p>1</text:p>
          </table:table-cell>
          <table:table-cell table:formula="of:=IF(LEN([.B349])=0;0;LEN([.B349])-LEN(SUBSTITUTE([.B34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Star is Born</text:p>
          </table:table-cell>
          <table:table-cell office:value-type="string" calcext:value-type="string">
            <text:p>Csillag születik</text:p>
          </table:table-cell>
          <table:table-cell table:style-name="ce2" office:value-type="date" office:date-value="2018-10-04" calcext:value-type="date">
            <text:p>2018.10.04</text:p>
          </table:table-cell>
          <table:table-cell office:value-type="string" calcext:value-type="string">
            <text:p>InterCom</text:p>
          </table:table-cell>
          <table:table-cell office:value-type="float" office:value="26286267" calcext:value-type="float">
            <text:p>26286267</text:p>
          </table:table-cell>
          <table:table-cell office:value-type="float" office:value="17411" calcext:value-type="float">
            <text:p>17411</text:p>
          </table:table-cell>
          <table:table-cell table:formula="of:=IF(LEN([.A350])=0;0;LEN([.A350])-LEN(SUBSTITUTE([.A350];&quot; &quot;;&quot;&quot;))+1)" office:value-type="float" office:value="4" calcext:value-type="float">
            <text:p>4</text:p>
          </table:table-cell>
          <table:table-cell table:formula="of:=IF(LEN([.B350])=0;0;LEN([.B350])-LEN(SUBSTITUTE([.B35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my Mind</text:p>
          </table:table-cell>
          <table:table-cell office:value-type="string" calcext:value-type="string">
            <text:p>Kéktől álmodom</text:p>
          </table:table-cell>
          <table:table-cell table:style-name="ce2" office:value-type="date" office:date-value="2018-10-04" calcext:value-type="date">
            <text:p>2018.10.04</text:p>
          </table:table-cell>
          <table:table-cell office:value-type="string" calcext:value-type="string">
            <text:p>ADS</text:p>
          </table:table-cell>
          <table:table-cell office:value-type="float" office:value="280880" calcext:value-type="float">
            <text:p>280880</text:p>
          </table:table-cell>
          <table:table-cell office:value-type="float" office:value="195" calcext:value-type="float">
            <text:p>195</text:p>
          </table:table-cell>
          <table:table-cell table:formula="of:=IF(LEN([.A351])=0;0;LEN([.A351])-LEN(SUBSTITUTE([.A351];&quot; &quot;;&quot;&quot;))+1)" office:value-type="float" office:value="3" calcext:value-type="float">
            <text:p>3</text:p>
          </table:table-cell>
          <table:table-cell table:formula="of:=IF(LEN([.B351])=0;0;LEN([.B351])-LEN(SUBSTITUTE([.B35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d Times at the El Royale</text:p>
          </table:table-cell>
          <table:table-cell office:value-type="string" calcext:value-type="string">
            <text:p>Húzós éjszaka az El Royale-ban</text:p>
          </table:table-cell>
          <table:table-cell table:style-name="ce2" office:value-type="date" office:date-value="2018-10-11" calcext:value-type="date">
            <text:p>2018.10.11</text:p>
          </table:table-cell>
          <table:table-cell office:value-type="string" calcext:value-type="string">
            <text:p>Forum</text:p>
          </table:table-cell>
          <table:table-cell office:value-type="float" office:value="14000170" calcext:value-type="float">
            <text:p>14000170</text:p>
          </table:table-cell>
          <table:table-cell office:value-type="float" office:value="9619" calcext:value-type="float">
            <text:p>9619</text:p>
          </table:table-cell>
          <table:table-cell table:formula="of:=IF(LEN([.A352])=0;0;LEN([.A352])-LEN(SUBSTITUTE([.A352];&quot; &quot;;&quot;&quot;))+1)" office:value-type="float" office:value="6" calcext:value-type="float">
            <text:p>6</text:p>
          </table:table-cell>
          <table:table-cell table:formula="of:=IF(LEN([.B352])=0;0;LEN([.B352])-LEN(SUBSTITUTE([.B352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Still See You</text:p>
          </table:table-cell>
          <table:table-cell office:value-type="string" calcext:value-type="string">
            <text:p>Látlak</text:p>
          </table:table-cell>
          <table:table-cell table:style-name="ce2" office:value-type="date" office:date-value="2018-10-11" calcext:value-type="date">
            <text:p>2018.10.11</text:p>
          </table:table-cell>
          <table:table-cell office:value-type="string" calcext:value-type="string">
            <text:p>Big Bang Media</text:p>
          </table:table-cell>
          <table:table-cell office:value-type="float" office:value="5269200" calcext:value-type="float">
            <text:p>5269200</text:p>
          </table:table-cell>
          <table:table-cell office:value-type="float" office:value="3565" calcext:value-type="float">
            <text:p>3565</text:p>
          </table:table-cell>
          <table:table-cell table:formula="of:=IF(LEN([.A353])=0;0;LEN([.A353])-LEN(SUBSTITUTE([.A353];&quot; &quot;;&quot;&quot;))+1)" office:value-type="float" office:value="4" calcext:value-type="float">
            <text:p>4</text:p>
          </table:table-cell>
          <table:table-cell table:formula="of:=IF(LEN([.B353])=0;0;LEN([.B353])-LEN(SUBSTITUTE([.B35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eses bescheuerte Herz</text:p>
          </table:table-cell>
          <table:table-cell office:value-type="string" calcext:value-type="string">
            <text:p>Az a hülye szív</text:p>
          </table:table-cell>
          <table:table-cell table:style-name="ce2" office:value-type="date" office:date-value="2018-10-11" calcext:value-type="date">
            <text:p>2018.10.11</text:p>
          </table:table-cell>
          <table:table-cell office:value-type="string" calcext:value-type="string">
            <text:p>Big Bang Media</text:p>
          </table:table-cell>
          <table:table-cell office:value-type="float" office:value="4757510" calcext:value-type="float">
            <text:p>4757510</text:p>
          </table:table-cell>
          <table:table-cell office:value-type="float" office:value="3194" calcext:value-type="float">
            <text:p>3194</text:p>
          </table:table-cell>
          <table:table-cell table:formula="of:=IF(LEN([.A354])=0;0;LEN([.A354])-LEN(SUBSTITUTE([.A354];&quot; &quot;;&quot;&quot;))+1)" office:value-type="float" office:value="3" calcext:value-type="float">
            <text:p>3</text:p>
          </table:table-cell>
          <table:table-cell table:formula="of:=IF(LEN([.B354])=0;0;LEN([.B354])-LEN(SUBSTITUTE([.B354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et, Naked</text:p>
          </table:table-cell>
          <table:table-cell office:value-type="string" calcext:value-type="string">
            <text:p>Meztelen Juliet</text:p>
          </table:table-cell>
          <table:table-cell table:style-name="ce2" office:value-type="date" office:date-value="2018-10-11" calcext:value-type="date">
            <text:p>2018.10.11</text:p>
          </table:table-cell>
          <table:table-cell office:value-type="string" calcext:value-type="string">
            <text:p>InterCom</text:p>
          </table:table-cell>
          <table:table-cell office:value-type="float" office:value="4152518" calcext:value-type="float">
            <text:p>4152518</text:p>
          </table:table-cell>
          <table:table-cell office:value-type="float" office:value="2675" calcext:value-type="float">
            <text:p>2675</text:p>
          </table:table-cell>
          <table:table-cell table:formula="of:=IF(LEN([.A355])=0;0;LEN([.A355])-LEN(SUBSTITUTE([.A355];&quot; &quot;;&quot;&quot;))+1)" office:value-type="float" office:value="2" calcext:value-type="float">
            <text:p>2</text:p>
          </table:table-cell>
          <table:table-cell table:formula="of:=IF(LEN([.B355])=0;0;LEN([.B355])-LEN(SUBSTITUTE([.B35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a Dark Hall</text:p>
          </table:table-cell>
          <table:table-cell office:value-type="string" calcext:value-type="string">
            <text:p>Sötét folyosók</text:p>
          </table:table-cell>
          <table:table-cell table:style-name="ce2" office:value-type="date" office:date-value="2018-10-11" calcext:value-type="date">
            <text:p>2018.10.11</text:p>
          </table:table-cell>
          <table:table-cell office:value-type="string" calcext:value-type="string">
            <text:p>ADS</text:p>
          </table:table-cell>
          <table:table-cell office:value-type="float" office:value="2480950" calcext:value-type="float">
            <text:p>2480950</text:p>
          </table:table-cell>
          <table:table-cell office:value-type="float" office:value="1896" calcext:value-type="float">
            <text:p>1896</text:p>
          </table:table-cell>
          <table:table-cell table:formula="of:=IF(LEN([.A356])=0;0;LEN([.A356])-LEN(SUBSTITUTE([.A356];&quot; &quot;;&quot;&quot;))+1)" office:value-type="float" office:value="4" calcext:value-type="float">
            <text:p>4</text:p>
          </table:table-cell>
          <table:table-cell table:formula="of:=IF(LEN([.B356])=0;0;LEN([.B356])-LEN(SUBSTITUTE([.B35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schweigende Klassenzimmer</text:p>
          </table:table-cell>
          <table:table-cell office:value-type="string" calcext:value-type="string">
            <text:p>A néma forradalom</text:p>
          </table:table-cell>
          <table:table-cell table:style-name="ce2" office:value-type="date" office:date-value="2018-10-11" calcext:value-type="date">
            <text:p>2018.10.11</text:p>
          </table:table-cell>
          <table:table-cell office:value-type="string" calcext:value-type="string">
            <text:p>MoziNet</text:p>
          </table:table-cell>
          <table:table-cell office:value-type="float" office:value="2441055" calcext:value-type="float">
            <text:p>2441055</text:p>
          </table:table-cell>
          <table:table-cell office:value-type="float" office:value="2969" calcext:value-type="float">
            <text:p>2969</text:p>
          </table:table-cell>
          <table:table-cell table:formula="of:=IF(LEN([.A357])=0;0;LEN([.A357])-LEN(SUBSTITUTE([.A357];&quot; &quot;;&quot;&quot;))+1)" office:value-type="float" office:value="3" calcext:value-type="float">
            <text:p>3</text:p>
          </table:table-cell>
          <table:table-cell table:formula="of:=IF(LEN([.B357])=0;0;LEN([.B357])-LEN(SUBSTITUTE([.B35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st Man</text:p>
          </table:table-cell>
          <table:table-cell office:value-type="string" calcext:value-type="string">
            <text:p>Az első ember</text:p>
          </table:table-cell>
          <table:table-cell table:style-name="ce2" office:value-type="date" office:date-value="2018-10-18" calcext:value-type="date">
            <text:p>2018.10.18</text:p>
          </table:table-cell>
          <table:table-cell office:value-type="string" calcext:value-type="string">
            <text:p>UIP</text:p>
          </table:table-cell>
          <table:table-cell office:value-type="float" office:value="43653980" calcext:value-type="float">
            <text:p>43653980</text:p>
          </table:table-cell>
          <table:table-cell office:value-type="float" office:value="27165" calcext:value-type="float">
            <text:p>27165</text:p>
          </table:table-cell>
          <table:table-cell table:formula="of:=IF(LEN([.A358])=0;0;LEN([.A358])-LEN(SUBSTITUTE([.A358];&quot; &quot;;&quot;&quot;))+1)" office:value-type="float" office:value="2" calcext:value-type="float">
            <text:p>2</text:p>
          </table:table-cell>
          <table:table-cell table:formula="of:=IF(LEN([.B358])=0;0;LEN([.B358])-LEN(SUBSTITUTE([.B35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yitva</text:p>
          </table:table-cell>
          <table:table-cell table:style-name="ce2" office:value-type="date" office:date-value="2018-10-18" calcext:value-type="date">
            <text:p>2018.10.18</text:p>
          </table:table-cell>
          <table:table-cell office:value-type="string" calcext:value-type="string">
            <text:p>MegaFilm</text:p>
          </table:table-cell>
          <table:table-cell office:value-type="float" office:value="24074810" calcext:value-type="float">
            <text:p>24074810</text:p>
          </table:table-cell>
          <table:table-cell office:value-type="float" office:value="16938" calcext:value-type="float">
            <text:p>16938</text:p>
          </table:table-cell>
          <table:table-cell table:formula="of:=IF(LEN([.A359])=0;0;LEN([.A359])-LEN(SUBSTITUTE([.A359];&quot; &quot;;&quot;&quot;))+1)" office:value-type="float" office:value="1" calcext:value-type="float">
            <text:p>1</text:p>
          </table:table-cell>
          <table:table-cell table:formula="of:=IF(LEN([.B359])=0;0;LEN([.B359])-LEN(SUBSTITUTE([.B35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Patrick - Ebbel szebb az élet</text:p>
          </table:table-cell>
          <table:table-cell table:style-name="ce2" office:value-type="date" office:date-value="2018-10-18" calcext:value-type="date">
            <text:p>2018.10.18</text:p>
          </table:table-cell>
          <table:table-cell office:value-type="string" calcext:value-type="string">
            <text:p>Freeman</text:p>
          </table:table-cell>
          <table:table-cell office:value-type="float" office:value="19058035" calcext:value-type="float">
            <text:p>19058035</text:p>
          </table:table-cell>
          <table:table-cell office:value-type="float" office:value="13795" calcext:value-type="float">
            <text:p>13795</text:p>
          </table:table-cell>
          <table:table-cell table:formula="of:=IF(LEN([.A360])=0;0;LEN([.A360])-LEN(SUBSTITUTE([.A360];&quot; &quot;;&quot;&quot;))+1)" office:value-type="float" office:value="1" calcext:value-type="float">
            <text:p>1</text:p>
          </table:table-cell>
          <table:table-cell table:formula="of:=IF(LEN([.B360])=0;0;LEN([.B360])-LEN(SUBSTITUTE([.B360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oey - You Never Fly Alone</text:p>
          </table:table-cell>
          <table:table-cell office:value-type="string" calcext:value-type="string">
            <text:p>Pelyhes - Kalandra fel!</text:p>
          </table:table-cell>
          <table:table-cell table:style-name="ce2" office:value-type="date" office:date-value="2018-10-18" calcext:value-type="date">
            <text:p>2018.10.18</text:p>
          </table:table-cell>
          <table:table-cell office:value-type="string" calcext:value-type="string">
            <text:p>ADS</text:p>
          </table:table-cell>
          <table:table-cell office:value-type="float" office:value="5730281" calcext:value-type="float">
            <text:p>5730281</text:p>
          </table:table-cell>
          <table:table-cell office:value-type="float" office:value="4196" calcext:value-type="float">
            <text:p>4196</text:p>
          </table:table-cell>
          <table:table-cell table:formula="of:=IF(LEN([.A361])=0;0;LEN([.A361])-LEN(SUBSTITUTE([.A361];&quot; &quot;;&quot;&quot;))+1)" office:value-type="float" office:value="6" calcext:value-type="float">
            <text:p>6</text:p>
          </table:table-cell>
          <table:table-cell table:formula="of:=IF(LEN([.B361])=0;0;LEN([.B361])-LEN(SUBSTITUTE([.B361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Extraordinary Journey of the Fakir</text:p>
          </table:table-cell>
          <table:table-cell office:value-type="string" calcext:value-type="string">
            <text:p>A fakír, aki egy IKEA szekrényben ragadt</text:p>
          </table:table-cell>
          <table:table-cell table:style-name="ce2" office:value-type="date" office:date-value="2018-10-18" calcext:value-type="date">
            <text:p>2018.10.18</text:p>
          </table:table-cell>
          <table:table-cell office:value-type="string" calcext:value-type="string">
            <text:p>Vertigo</text:p>
          </table:table-cell>
          <table:table-cell office:value-type="float" office:value="4696000" calcext:value-type="float">
            <text:p>4696000</text:p>
          </table:table-cell>
          <table:table-cell office:value-type="float" office:value="3071" calcext:value-type="float">
            <text:p>3071</text:p>
          </table:table-cell>
          <table:table-cell table:formula="of:=IF(LEN([.A362])=0;0;LEN([.A362])-LEN(SUBSTITUTE([.A362];&quot; &quot;;&quot;&quot;))+1)" office:value-type="float" office:value="6" calcext:value-type="float">
            <text:p>6</text:p>
          </table:table-cell>
          <table:table-cell table:formula="of:=IF(LEN([.B362])=0;0;LEN([.B362])-LEN(SUBSTITUTE([.B362];&quot; &quot;;&quot;&quot;))+1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Halloween</text:p>
          </table:table-cell>
          <table:table-cell table:style-name="ce2" office:value-type="date" office:date-value="2018-10-25" calcext:value-type="date">
            <text:p>2018.10.25</text:p>
          </table:table-cell>
          <table:table-cell office:value-type="string" calcext:value-type="string">
            <text:p>UIP</text:p>
          </table:table-cell>
          <table:table-cell office:value-type="float" office:value="37210802" calcext:value-type="float">
            <text:p>37210802</text:p>
          </table:table-cell>
          <table:table-cell office:value-type="float" office:value="40279" calcext:value-type="float">
            <text:p>40279</text:p>
          </table:table-cell>
          <table:table-cell table:formula="of:=IF(LEN([.A363])=0;0;LEN([.A363])-LEN(SUBSTITUTE([.A363];&quot; &quot;;&quot;&quot;))+1)" office:value-type="float" office:value="1" calcext:value-type="float">
            <text:p>1</text:p>
          </table:table-cell>
          <table:table-cell table:formula="of:=IF(LEN([.B363])=0;0;LEN([.B363])-LEN(SUBSTITUTE([.B36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e 22</text:p>
          </table:table-cell>
          <table:table-cell office:value-type="string" calcext:value-type="string">
            <text:p>22 mérföld</text:p>
          </table:table-cell>
          <table:table-cell table:style-name="ce2" office:value-type="date" office:date-value="2018-10-25" calcext:value-type="date">
            <text:p>2018.10.25</text:p>
          </table:table-cell>
          <table:table-cell office:value-type="string" calcext:value-type="string">
            <text:p>Freeman</text:p>
          </table:table-cell>
          <table:table-cell office:value-type="float" office:value="16331095" calcext:value-type="float">
            <text:p>16331095</text:p>
          </table:table-cell>
          <table:table-cell office:value-type="float" office:value="17296" calcext:value-type="float">
            <text:p>17296</text:p>
          </table:table-cell>
          <table:table-cell table:formula="of:=IF(LEN([.A364])=0;0;LEN([.A364])-LEN(SUBSTITUTE([.A364];&quot; &quot;;&quot;&quot;))+1)" office:value-type="float" office:value="2" calcext:value-type="float">
            <text:p>2</text:p>
          </table:table-cell>
          <table:table-cell table:formula="of:=IF(LEN([.B364])=0;0;LEN([.B364])-LEN(SUBSTITUTE([.B36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sebumps 2: Haunted Halloween</text:p>
          </table:table-cell>
          <table:table-cell office:value-type="string" calcext:value-type="string">
            <text:p>Libabőr 2 – Hullajó Halloween</text:p>
          </table:table-cell>
          <table:table-cell table:style-name="ce2" office:value-type="date" office:date-value="2018-10-25" calcext:value-type="date">
            <text:p>2018.10.25</text:p>
          </table:table-cell>
          <table:table-cell office:value-type="string" calcext:value-type="string">
            <text:p>InterCom</text:p>
          </table:table-cell>
          <table:table-cell office:value-type="float" office:value="15461880" calcext:value-type="float">
            <text:p>15461880</text:p>
          </table:table-cell>
          <table:table-cell office:value-type="float" office:value="16814" calcext:value-type="float">
            <text:p>16814</text:p>
          </table:table-cell>
          <table:table-cell table:formula="of:=IF(LEN([.A365])=0;0;LEN([.A365])-LEN(SUBSTITUTE([.A365];&quot; &quot;;&quot;&quot;))+1)" office:value-type="float" office:value="4" calcext:value-type="float">
            <text:p>4</text:p>
          </table:table-cell>
          <table:table-cell table:formula="of:=IF(LEN([.B365])=0;0;LEN([.B365])-LEN(SUBSTITUTE([.B365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 skyldige</text:p>
          </table:table-cell>
          <table:table-cell office:value-type="string" calcext:value-type="string">
            <text:p>A bűnös</text:p>
          </table:table-cell>
          <table:table-cell table:style-name="ce2" office:value-type="date" office:date-value="2018-10-25" calcext:value-type="date">
            <text:p>2018.10.25</text:p>
          </table:table-cell>
          <table:table-cell office:value-type="string" calcext:value-type="string">
            <text:p>Vertigo</text:p>
          </table:table-cell>
          <table:table-cell office:value-type="float" office:value="6430474" calcext:value-type="float">
            <text:p>6430474</text:p>
          </table:table-cell>
          <table:table-cell office:value-type="float" office:value="7837" calcext:value-type="float">
            <text:p>7837</text:p>
          </table:table-cell>
          <table:table-cell table:formula="of:=IF(LEN([.A366])=0;0;LEN([.A366])-LEN(SUBSTITUTE([.A366];&quot; &quot;;&quot;&quot;))+1)" office:value-type="float" office:value="2" calcext:value-type="float">
            <text:p>2</text:p>
          </table:table-cell>
          <table:table-cell table:formula="of:=IF(LEN([.B366])=0;0;LEN([.B366])-LEN(SUBSTITUTE([.B36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dapest</text:p>
          </table:table-cell>
          <table:table-cell office:value-type="string" calcext:value-type="string">
            <text:p>Legénybúcsú Bt.</text:p>
          </table:table-cell>
          <table:table-cell table:style-name="ce2" office:value-type="date" office:date-value="2018-10-25" calcext:value-type="date">
            <text:p>2018.10.25</text:p>
          </table:table-cell>
          <table:table-cell office:value-type="string" calcext:value-type="string">
            <text:p>ADS</text:p>
          </table:table-cell>
          <table:table-cell office:value-type="float" office:value="1986080" calcext:value-type="float">
            <text:p>1986080</text:p>
          </table:table-cell>
          <table:table-cell office:value-type="float" office:value="2146" calcext:value-type="float">
            <text:p>2146</text:p>
          </table:table-cell>
          <table:table-cell table:formula="of:=IF(LEN([.A367])=0;0;LEN([.A367])-LEN(SUBSTITUTE([.A367];&quot; &quot;;&quot;&quot;))+1)" office:value-type="float" office:value="1" calcext:value-type="float">
            <text:p>1</text:p>
          </table:table-cell>
          <table:table-cell table:formula="of:=IF(LEN([.B367])=0;0;LEN([.B367])-LEN(SUBSTITUTE([.B36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n Rhapsody</text:p>
          </table:table-cell>
          <table:table-cell office:value-type="string" calcext:value-type="string">
            <text:p>Bohém rapszódia</text:p>
          </table:table-cell>
          <table:table-cell table:style-name="ce2" office:value-type="date" office:date-value="2018-11-01" calcext:value-type="date">
            <text:p>2018.11.01</text:p>
          </table:table-cell>
          <table:table-cell office:value-type="string" calcext:value-type="string">
            <text:p>Forum</text:p>
          </table:table-cell>
          <table:table-cell office:value-type="float" office:value="164901082" calcext:value-type="float">
            <text:p>164901082</text:p>
          </table:table-cell>
          <table:table-cell office:value-type="float" office:value="112526" calcext:value-type="float">
            <text:p>112526</text:p>
          </table:table-cell>
          <table:table-cell table:formula="of:=IF(LEN([.A368])=0;0;LEN([.A368])-LEN(SUBSTITUTE([.A368];&quot; &quot;;&quot;&quot;))+1)" office:value-type="float" office:value="2" calcext:value-type="float">
            <text:p>2</text:p>
          </table:table-cell>
          <table:table-cell table:formula="of:=IF(LEN([.B368])=0;0;LEN([.B368])-LEN(SUBSTITUTE([.B36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House with a Clock in its Walls</text:p>
          </table:table-cell>
          <table:table-cell office:value-type="string" calcext:value-type="string">
            <text:p>A végzet órája</text:p>
          </table:table-cell>
          <table:table-cell table:style-name="ce2" office:value-type="date" office:date-value="2018-11-01" calcext:value-type="date">
            <text:p>2018.11.01</text:p>
          </table:table-cell>
          <table:table-cell office:value-type="string" calcext:value-type="string">
            <text:p>Freeman</text:p>
          </table:table-cell>
          <table:table-cell office:value-type="float" office:value="20614210" calcext:value-type="float">
            <text:p>20614210</text:p>
          </table:table-cell>
          <table:table-cell office:value-type="float" office:value="14402" calcext:value-type="float">
            <text:p>14402</text:p>
          </table:table-cell>
          <table:table-cell table:formula="of:=IF(LEN([.A369])=0;0;LEN([.A369])-LEN(SUBSTITUTE([.A369];&quot; &quot;;&quot;&quot;))+1)" office:value-type="float" office:value="8" calcext:value-type="float">
            <text:p>8</text:p>
          </table:table-cell>
          <table:table-cell table:formula="of:=IF(LEN([.B369])=0;0;LEN([.B369])-LEN(SUBSTITUTE([.B369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nter Killer</text:p>
          </table:table-cell>
          <table:table-cell office:value-type="string" calcext:value-type="string">
            <text:p>A Hunter Killer küldetés</text:p>
          </table:table-cell>
          <table:table-cell table:style-name="ce2" office:value-type="date" office:date-value="2018-11-01" calcext:value-type="date">
            <text:p>2018.11.01</text:p>
          </table:table-cell>
          <table:table-cell office:value-type="string" calcext:value-type="string">
            <text:p>Big Bang Media</text:p>
          </table:table-cell>
          <table:table-cell office:value-type="float" office:value="19661385" calcext:value-type="float">
            <text:p>19661385</text:p>
          </table:table-cell>
          <table:table-cell office:value-type="float" office:value="12693" calcext:value-type="float">
            <text:p>12693</text:p>
          </table:table-cell>
          <table:table-cell table:formula="of:=IF(LEN([.A370])=0;0;LEN([.A370])-LEN(SUBSTITUTE([.A370];&quot; &quot;;&quot;&quot;))+1)" office:value-type="float" office:value="2" calcext:value-type="float">
            <text:p>2</text:p>
          </table:table-cell>
          <table:table-cell table:formula="of:=IF(LEN([.B370])=0;0;LEN([.B370])-LEN(SUBSTITUTE([.B37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 – A rendszerből törölve</text:p>
          </table:table-cell>
          <table:table-cell table:style-name="ce2" office:value-type="date" office:date-value="2018-11-01" calcext:value-type="date">
            <text:p>2018.11.01</text:p>
          </table:table-cell>
          <table:table-cell office:value-type="string" calcext:value-type="string">
            <text:p>InterCom</text:p>
          </table:table-cell>
          <table:table-cell office:value-type="float" office:value="19338134" calcext:value-type="float">
            <text:p>19338134</text:p>
          </table:table-cell>
          <table:table-cell office:value-type="float" office:value="12733" calcext:value-type="float">
            <text:p>12733</text:p>
          </table:table-cell>
          <table:table-cell table:formula="of:=IF(LEN([.A371])=0;0;LEN([.A371])-LEN(SUBSTITUTE([.A371];&quot; &quot;;&quot;&quot;))+1)" office:value-type="float" office:value="5" calcext:value-type="float">
            <text:p>5</text:p>
          </table:table-cell>
          <table:table-cell table:formula="of:=IF(LEN([.B371])=0;0;LEN([.B371])-LEN(SUBSTITUTE([.B371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 in a Week: Or Your Money Back</text:p>
          </table:table-cell>
          <table:table-cell office:value-type="string" calcext:value-type="string">
            <text:p>Bérgyilkost fogadtam</text:p>
          </table:table-cell>
          <table:table-cell table:style-name="ce2" office:value-type="date" office:date-value="2018-11-01" calcext:value-type="date">
            <text:p>2018.11.01</text:p>
          </table:table-cell>
          <table:table-cell office:value-type="string" calcext:value-type="string">
            <text:p>Vertigo</text:p>
          </table:table-cell>
          <table:table-cell office:value-type="float" office:value="5829010" calcext:value-type="float">
            <text:p>5829010</text:p>
          </table:table-cell>
          <table:table-cell office:value-type="float" office:value="3814" calcext:value-type="float">
            <text:p>3814</text:p>
          </table:table-cell>
          <table:table-cell table:formula="of:=IF(LEN([.A372])=0;0;LEN([.A372])-LEN(SUBSTITUTE([.A372];&quot; &quot;;&quot;&quot;))+1)" office:value-type="float" office:value="8" calcext:value-type="float">
            <text:p>8</text:p>
          </table:table-cell>
          <table:table-cell table:formula="of:=IF(LEN([.B372])=0;0;LEN([.B372])-LEN(SUBSTITUTE([.B37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Girl in the Spider's Web</text:p>
          </table:table-cell>
          <table:table-cell office:value-type="string" calcext:value-type="string">
            <text:p>Ami nem öl meg</text:p>
          </table:table-cell>
          <table:table-cell table:style-name="ce2" office:value-type="date" office:date-value="2018-11-08" calcext:value-type="date">
            <text:p>2018.11.08</text:p>
          </table:table-cell>
          <table:table-cell office:value-type="string" calcext:value-type="string">
            <text:p>InterCom</text:p>
          </table:table-cell>
          <table:table-cell office:value-type="float" office:value="16219630" calcext:value-type="float">
            <text:p>16219630</text:p>
          </table:table-cell>
          <table:table-cell office:value-type="float" office:value="10907" calcext:value-type="float">
            <text:p>10907</text:p>
          </table:table-cell>
          <table:table-cell table:formula="of:=IF(LEN([.A373])=0;0;LEN([.A373])-LEN(SUBSTITUTE([.A373];&quot; &quot;;&quot;&quot;))+1)" office:value-type="float" office:value="6" calcext:value-type="float">
            <text:p>6</text:p>
          </table:table-cell>
          <table:table-cell table:formula="of:=IF(LEN([.B373])=0;0;LEN([.B373])-LEN(SUBSTITUTE([.B373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gy nap</text:p>
          </table:table-cell>
          <table:table-cell table:style-name="ce2" office:value-type="date" office:date-value="2018-11-08" calcext:value-type="date">
            <text:p>2018.11.08</text:p>
          </table:table-cell>
          <table:table-cell office:value-type="string" calcext:value-type="string">
            <text:p>Vertigo</text:p>
          </table:table-cell>
          <table:table-cell office:value-type="float" office:value="10401426" calcext:value-type="float">
            <text:p>10401426</text:p>
          </table:table-cell>
          <table:table-cell office:value-type="float" office:value="9449" calcext:value-type="float">
            <text:p>9449</text:p>
          </table:table-cell>
          <table:table-cell table:formula="of:=IF(LEN([.A374])=0;0;LEN([.A374])-LEN(SUBSTITUTE([.A374];&quot; &quot;;&quot;&quot;))+1)" office:value-type="float" office:value="2" calcext:value-type="float">
            <text:p>2</text:p>
          </table:table-cell>
          <table:table-cell table:formula="of:=IF(LEN([.B374])=0;0;LEN([.B374])-LEN(SUBSTITUTE([.B37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tle Italy</text:p>
          </table:table-cell>
          <table:table-cell office:value-type="string" calcext:value-type="string">
            <text:p>Pizzarománc</text:p>
          </table:table-cell>
          <table:table-cell table:style-name="ce2" office:value-type="date" office:date-value="2018-11-08" calcext:value-type="date">
            <text:p>2018.11.08</text:p>
          </table:table-cell>
          <table:table-cell office:value-type="string" calcext:value-type="string">
            <text:p>Freeman</text:p>
          </table:table-cell>
          <table:table-cell office:value-type="float" office:value="9512936" calcext:value-type="float">
            <text:p>9512936</text:p>
          </table:table-cell>
          <table:table-cell office:value-type="float" office:value="6448" calcext:value-type="float">
            <text:p>6448</text:p>
          </table:table-cell>
          <table:table-cell table:formula="of:=IF(LEN([.A375])=0;0;LEN([.A375])-LEN(SUBSTITUTE([.A375];&quot; &quot;;&quot;&quot;))+1)" office:value-type="float" office:value="2" calcext:value-type="float">
            <text:p>2</text:p>
          </table:table-cell>
          <table:table-cell table:formula="of:=IF(LEN([.B375])=0;0;LEN([.B375])-LEN(SUBSTITUTE([.B37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uben Brandt, a gyűjtő</text:p>
          </table:table-cell>
          <table:table-cell table:style-name="ce2" office:value-type="date" office:date-value="2018-11-08" calcext:value-type="date">
            <text:p>2018.11.08</text:p>
          </table:table-cell>
          <table:table-cell office:value-type="string" calcext:value-type="string">
            <text:p>MoziNet</text:p>
          </table:table-cell>
          <table:table-cell office:value-type="float" office:value="3503048" calcext:value-type="float">
            <text:p>3503048</text:p>
          </table:table-cell>
          <table:table-cell office:value-type="float" office:value="3571" calcext:value-type="float">
            <text:p>3571</text:p>
          </table:table-cell>
          <table:table-cell table:formula="of:=IF(LEN([.A376])=0;0;LEN([.A376])-LEN(SUBSTITUTE([.A376];&quot; &quot;;&quot;&quot;))+1)" office:value-type="float" office:value="4" calcext:value-type="float">
            <text:p>4</text:p>
          </table:table-cell>
          <table:table-cell table:formula="of:=IF(LEN([.B376])=0;0;LEN([.B376])-LEN(SUBSTITUTE([.B37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tastic Beasts: The Crimes of Grindelwald</text:p>
          </table:table-cell>
          <table:table-cell office:value-type="string" calcext:value-type="string">
            <text:p>Legendás állatok - Grindelwald bűntettei</text:p>
          </table:table-cell>
          <table:table-cell table:style-name="ce2" office:value-type="date" office:date-value="2018-11-15" calcext:value-type="date">
            <text:p>2018.11.15</text:p>
          </table:table-cell>
          <table:table-cell office:value-type="string" calcext:value-type="string">
            <text:p>InterCom</text:p>
          </table:table-cell>
          <table:table-cell office:value-type="float" office:value="169232983" calcext:value-type="float">
            <text:p>169232983</text:p>
          </table:table-cell>
          <table:table-cell office:value-type="float" office:value="106941" calcext:value-type="float">
            <text:p>106941</text:p>
          </table:table-cell>
          <table:table-cell table:formula="of:=IF(LEN([.A377])=0;0;LEN([.A377])-LEN(SUBSTITUTE([.A377];&quot; &quot;;&quot;&quot;))+1)" office:value-type="float" office:value="6" calcext:value-type="float">
            <text:p>6</text:p>
          </table:table-cell>
          <table:table-cell table:formula="of:=IF(LEN([.B377])=0;0;LEN([.B377])-LEN(SUBSTITUTE([.B377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leville Cop</text:p>
          </table:table-cell>
          <table:table-cell office:value-type="string" calcext:value-type="string">
            <text:p>A belleville-i zsaru</text:p>
          </table:table-cell>
          <table:table-cell table:style-name="ce2" office:value-type="date" office:date-value="2018-11-15" calcext:value-type="date">
            <text:p>2018.11.15</text:p>
          </table:table-cell>
          <table:table-cell office:value-type="string" calcext:value-type="string">
            <text:p>Big Bang Media</text:p>
          </table:table-cell>
          <table:table-cell office:value-type="float" office:value="15446050" calcext:value-type="float">
            <text:p>15446050</text:p>
          </table:table-cell>
          <table:table-cell office:value-type="float" office:value="10281" calcext:value-type="float">
            <text:p>10281</text:p>
          </table:table-cell>
          <table:table-cell table:formula="of:=IF(LEN([.A378])=0;0;LEN([.A378])-LEN(SUBSTITUTE([.A378];&quot; &quot;;&quot;&quot;))+1)" office:value-type="float" office:value="2" calcext:value-type="float">
            <text:p>2</text:p>
          </table:table-cell>
          <table:table-cell table:formula="of:=IF(LEN([.B378])=0;0;LEN([.B378])-LEN(SUBSTITUTE([.B37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uben Brandt, a gyűjtő</text:p>
          </table:table-cell>
          <table:table-cell table:style-name="ce2" office:value-type="date" office:date-value="2018-11-15" calcext:value-type="date">
            <text:p>2018.11.15</text:p>
          </table:table-cell>
          <table:table-cell office:value-type="string" calcext:value-type="string">
            <text:p>MoziNet</text:p>
          </table:table-cell>
          <table:table-cell office:value-type="float" office:value="7655131" calcext:value-type="float">
            <text:p>7655131</text:p>
          </table:table-cell>
          <table:table-cell office:value-type="float" office:value="5395" calcext:value-type="float">
            <text:p>5395</text:p>
          </table:table-cell>
          <table:table-cell table:formula="of:=IF(LEN([.A379])=0;0;LEN([.A379])-LEN(SUBSTITUTE([.A379];&quot; &quot;;&quot;&quot;))+1)" office:value-type="float" office:value="4" calcext:value-type="float">
            <text:p>4</text:p>
          </table:table-cell>
          <table:table-cell table:formula="of:=IF(LEN([.B379])=0;0;LEN([.B379])-LEN(SUBSTITUTE([.B379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beria</text:p>
          </table:table-cell>
          <table:table-cell office:value-type="string" calcext:value-type="string">
            <text:p>Gyémánthajsza</text:p>
          </table:table-cell>
          <table:table-cell table:style-name="ce2" office:value-type="date" office:date-value="2018-11-15" calcext:value-type="date">
            <text:p>2018.11.15</text:p>
          </table:table-cell>
          <table:table-cell office:value-type="string" calcext:value-type="string">
            <text:p>ADS</text:p>
          </table:table-cell>
          <table:table-cell office:value-type="float" office:value="4392630" calcext:value-type="float">
            <text:p>4392630</text:p>
          </table:table-cell>
          <table:table-cell office:value-type="float" office:value="2697" calcext:value-type="float">
            <text:p>2697</text:p>
          </table:table-cell>
          <table:table-cell table:formula="of:=IF(LEN([.A380])=0;0;LEN([.A380])-LEN(SUBSTITUTE([.A380];&quot; &quot;;&quot;&quot;))+1)" office:value-type="float" office:value="1" calcext:value-type="float">
            <text:p>1</text:p>
          </table:table-cell>
          <table:table-cell table:formula="of:=IF(LEN([.B380])=0;0;LEN([.B380])-LEN(SUBSTITUTE([.B380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rl</text:p>
          </table:table-cell>
          <table:table-cell office:value-type="string" calcext:value-type="string">
            <text:p>Lány</text:p>
          </table:table-cell>
          <table:table-cell table:style-name="ce2" office:value-type="date" office:date-value="2018-11-15" calcext:value-type="date">
            <text:p>2018.11.15</text:p>
          </table:table-cell>
          <table:table-cell office:value-type="string" calcext:value-type="string">
            <text:p>Vertigo</text:p>
          </table:table-cell>
          <table:table-cell office:value-type="float" office:value="731680" calcext:value-type="float">
            <text:p>731680</text:p>
          </table:table-cell>
          <table:table-cell office:value-type="float" office:value="506" calcext:value-type="float">
            <text:p>506</text:p>
          </table:table-cell>
          <table:table-cell table:formula="of:=IF(LEN([.A381])=0;0;LEN([.A381])-LEN(SUBSTITUTE([.A381];&quot; &quot;;&quot;&quot;))+1)" office:value-type="float" office:value="1" calcext:value-type="float">
            <text:p>1</text:p>
          </table:table-cell>
          <table:table-cell table:formula="of:=IF(LEN([.B381])=0;0;LEN([.B381])-LEN(SUBSTITUTE([.B38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'insulte / The Insult</text:p>
          </table:table-cell>
          <table:table-cell office:value-type="string" calcext:value-type="string">
            <text:p>A sértés</text:p>
          </table:table-cell>
          <table:table-cell table:style-name="ce2" office:value-type="date" office:date-value="2018-11-15" calcext:value-type="date">
            <text:p>2018.11.15</text:p>
          </table:table-cell>
          <table:table-cell office:value-type="string" calcext:value-type="string">
            <text:p>MoziNet</text:p>
          </table:table-cell>
          <table:table-cell office:value-type="float" office:value="482580" calcext:value-type="float">
            <text:p>482580</text:p>
          </table:table-cell>
          <table:table-cell office:value-type="float" office:value="353" calcext:value-type="float">
            <text:p>353</text:p>
          </table:table-cell>
          <table:table-cell table:formula="of:=IF(LEN([.A382])=0;0;LEN([.A382])-LEN(SUBSTITUTE([.A382];&quot; &quot;;&quot;&quot;))+1)" office:value-type="float" office:value="4" calcext:value-type="float">
            <text:p>4</text:p>
          </table:table-cell>
          <table:table-cell table:formula="of:=IF(LEN([.B382])=0;0;LEN([.B382])-LEN(SUBSTITUTE([.B38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Nutcracker and the Four Realms</text:p>
          </table:table-cell>
          <table:table-cell office:value-type="string" calcext:value-type="string">
            <text:p>A diótörő és a négy birodalom</text:p>
          </table:table-cell>
          <table:table-cell table:style-name="ce2" office:value-type="date" office:date-value="2018-11-22" calcext:value-type="date">
            <text:p>2018.11.22</text:p>
          </table:table-cell>
          <table:table-cell office:value-type="string" calcext:value-type="string">
            <text:p>Forum</text:p>
          </table:table-cell>
          <table:table-cell office:value-type="float" office:value="29606055" calcext:value-type="float">
            <text:p>29606055</text:p>
          </table:table-cell>
          <table:table-cell office:value-type="float" office:value="21038" calcext:value-type="float">
            <text:p>21038</text:p>
          </table:table-cell>
          <table:table-cell table:formula="of:=IF(LEN([.A383])=0;0;LEN([.A383])-LEN(SUBSTITUTE([.A383];&quot; &quot;;&quot;&quot;))+1)" office:value-type="float" office:value="6" calcext:value-type="float">
            <text:p>6</text:p>
          </table:table-cell>
          <table:table-cell table:formula="of:=IF(LEN([.B383])=0;0;LEN([.B383])-LEN(SUBSTITUTE([.B383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ows</text:p>
          </table:table-cell>
          <table:table-cell office:value-type="string" calcext:value-type="string">
            <text:p>Nyughatatlan özvegyek</text:p>
          </table:table-cell>
          <table:table-cell table:style-name="ce2" office:value-type="date" office:date-value="2018-11-22" calcext:value-type="date">
            <text:p>2018.11.22</text:p>
          </table:table-cell>
          <table:table-cell office:value-type="string" calcext:value-type="string">
            <text:p>Forum</text:p>
          </table:table-cell>
          <table:table-cell office:value-type="float" office:value="12646015" calcext:value-type="float">
            <text:p>12646015</text:p>
          </table:table-cell>
          <table:table-cell office:value-type="float" office:value="8240" calcext:value-type="float">
            <text:p>8240</text:p>
          </table:table-cell>
          <table:table-cell table:formula="of:=IF(LEN([.A384])=0;0;LEN([.A384])-LEN(SUBSTITUTE([.A384];&quot; &quot;;&quot;&quot;))+1)" office:value-type="float" office:value="1" calcext:value-type="float">
            <text:p>1</text:p>
          </table:table-cell>
          <table:table-cell table:formula="of:=IF(LEN([.B384])=0;0;LEN([.B384])-LEN(SUBSTITUTE([.B38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Cinema Paradiso</text:p>
          </table:table-cell>
          <table:table-cell table:style-name="ce2" office:value-type="date" office:date-value="2018-11-22" calcext:value-type="date">
            <text:p>2018.11.22</text:p>
          </table:table-cell>
          <table:table-cell office:value-type="string" calcext:value-type="string">
            <text:p>Cinenuovo</text:p>
          </table:table-cell>
          <table:table-cell office:value-type="float" office:value="1268450" calcext:value-type="float">
            <text:p>1268450</text:p>
          </table:table-cell>
          <table:table-cell office:value-type="float" office:value="1103" calcext:value-type="float">
            <text:p>1103</text:p>
          </table:table-cell>
          <table:table-cell table:formula="of:=IF(LEN([.A385])=0;0;LEN([.A385])-LEN(SUBSTITUTE([.A385];&quot; &quot;;&quot;&quot;))+1)" office:value-type="float" office:value="2" calcext:value-type="float">
            <text:p>2</text:p>
          </table:table-cell>
          <table:table-cell table:formula="of:=IF(LEN([.B385])=0;0;LEN([.B385])-LEN(SUBSTITUTE([.B38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ta &amp; Cie</text:p>
          </table:table-cell>
          <table:table-cell office:value-type="string" calcext:value-type="string">
            <text:p>A karácsony mentőakció</text:p>
          </table:table-cell>
          <table:table-cell table:style-name="ce2" office:value-type="date" office:date-value="2018-11-29" calcext:value-type="date">
            <text:p>2018.11.29</text:p>
          </table:table-cell>
          <table:table-cell office:value-type="string" calcext:value-type="string">
            <text:p>ADS</text:p>
          </table:table-cell>
          <table:table-cell office:value-type="float" office:value="18326736" calcext:value-type="float">
            <text:p>18326736</text:p>
          </table:table-cell>
          <table:table-cell office:value-type="float" office:value="13642" calcext:value-type="float">
            <text:p>13642</text:p>
          </table:table-cell>
          <table:table-cell table:formula="of:=IF(LEN([.A386])=0;0;LEN([.A386])-LEN(SUBSTITUTE([.A386];&quot; &quot;;&quot;&quot;))+1)" office:value-type="float" office:value="3" calcext:value-type="float">
            <text:p>3</text:p>
          </table:table-cell>
          <table:table-cell table:formula="of:=IF(LEN([.B386])=0;0;LEN([.B386])-LEN(SUBSTITUTE([.B38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House That Jack Built</text:p>
          </table:table-cell>
          <table:table-cell office:value-type="string" calcext:value-type="string">
            <text:p>A ház, amit Jack épített</text:p>
          </table:table-cell>
          <table:table-cell table:style-name="ce2" office:value-type="date" office:date-value="2018-11-29" calcext:value-type="date">
            <text:p>2018.11.29</text:p>
          </table:table-cell>
          <table:table-cell office:value-type="string" calcext:value-type="string">
            <text:p>Vertigo</text:p>
          </table:table-cell>
          <table:table-cell office:value-type="float" office:value="15065964" calcext:value-type="float">
            <text:p>15065964</text:p>
          </table:table-cell>
          <table:table-cell office:value-type="float" office:value="10124" calcext:value-type="float">
            <text:p>10124</text:p>
          </table:table-cell>
          <table:table-cell table:formula="of:=IF(LEN([.A387])=0;0;LEN([.A387])-LEN(SUBSTITUTE([.A387];&quot; &quot;;&quot;&quot;))+1)" office:value-type="float" office:value="5" calcext:value-type="float">
            <text:p>5</text:p>
          </table:table-cell>
          <table:table-cell table:formula="of:=IF(LEN([.B387])=0;0;LEN([.B387])-LEN(SUBSTITUTE([.B387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engemesék 2.</text:p>
          </table:table-cell>
          <table:table-cell table:style-name="ce2" office:value-type="date" office:date-value="2018-11-29" calcext:value-type="date">
            <text:p>2018.11.29</text:p>
          </table:table-cell>
          <table:table-cell office:value-type="string" calcext:value-type="string">
            <text:p>Vertigo</text:p>
          </table:table-cell>
          <table:table-cell office:value-type="float" office:value="1906565" calcext:value-type="float">
            <text:p>1906565</text:p>
          </table:table-cell>
          <table:table-cell office:value-type="float" office:value="2155" calcext:value-type="float">
            <text:p>2155</text:p>
          </table:table-cell>
          <table:table-cell table:formula="of:=IF(LEN([.A388])=0;0;LEN([.A388])-LEN(SUBSTITUTE([.A388];&quot; &quot;;&quot;&quot;))+1)" office:value-type="float" office:value="2" calcext:value-type="float">
            <text:p>2</text:p>
          </table:table-cell>
          <table:table-cell table:formula="of:=IF(LEN([.B388])=0;0;LEN([.B388])-LEN(SUBSTITUTE([.B38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Grinch</text:p>
          </table:table-cell>
          <table:table-cell office:value-type="string" calcext:value-type="string">
            <text:p>A Grincs</text:p>
          </table:table-cell>
          <table:table-cell table:style-name="ce2" office:value-type="date" office:date-value="2018-12-06" calcext:value-type="date">
            <text:p>2018.12.06</text:p>
          </table:table-cell>
          <table:table-cell office:value-type="string" calcext:value-type="string">
            <text:p>UIP</text:p>
          </table:table-cell>
          <table:table-cell office:value-type="float" office:value="132128579" calcext:value-type="float">
            <text:p>132128579</text:p>
          </table:table-cell>
          <table:table-cell office:value-type="float" office:value="95127" calcext:value-type="float">
            <text:p>95127</text:p>
          </table:table-cell>
          <table:table-cell table:formula="of:=IF(LEN([.A389])=0;0;LEN([.A389])-LEN(SUBSTITUTE([.A389];&quot; &quot;;&quot;&quot;))+1)" office:value-type="float" office:value="2" calcext:value-type="float">
            <text:p>2</text:p>
          </table:table-cell>
          <table:table-cell table:formula="of:=IF(LEN([.B389])=0;0;LEN([.B389])-LEN(SUBSTITUTE([.B38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UÉK</text:p>
          </table:table-cell>
          <table:table-cell table:style-name="ce2" office:value-type="date" office:date-value="2018-12-06" calcext:value-type="date">
            <text:p>2018.12.06</text:p>
          </table:table-cell>
          <table:table-cell office:value-type="string" calcext:value-type="string">
            <text:p>InterCom</text:p>
          </table:table-cell>
          <table:table-cell office:value-type="float" office:value="53194595" calcext:value-type="float">
            <text:p>53194595</text:p>
          </table:table-cell>
          <table:table-cell office:value-type="float" office:value="36840" calcext:value-type="float">
            <text:p>36840</text:p>
          </table:table-cell>
          <table:table-cell table:formula="of:=IF(LEN([.A390])=0;0;LEN([.A390])-LEN(SUBSTITUTE([.A390];&quot; &quot;;&quot;&quot;))+1)" office:value-type="float" office:value="1" calcext:value-type="float">
            <text:p>1</text:p>
          </table:table-cell>
          <table:table-cell table:formula="of:=IF(LEN([.B390])=0;0;LEN([.B390])-LEN(SUBSTITUTE([.B390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obin Hood</text:p>
          </table:table-cell>
          <table:table-cell table:style-name="ce2" office:value-type="date" office:date-value="2018-12-06" calcext:value-type="date">
            <text:p>2018.12.06</text:p>
          </table:table-cell>
          <table:table-cell office:value-type="string" calcext:value-type="string">
            <text:p>Freeman</text:p>
          </table:table-cell>
          <table:table-cell office:value-type="float" office:value="30628661" calcext:value-type="float">
            <text:p>30628661</text:p>
          </table:table-cell>
          <table:table-cell office:value-type="float" office:value="20948" calcext:value-type="float">
            <text:p>20948</text:p>
          </table:table-cell>
          <table:table-cell table:formula="of:=IF(LEN([.A391])=0;0;LEN([.A391])-LEN(SUBSTITUTE([.A391];&quot; &quot;;&quot;&quot;))+1)" office:value-type="float" office:value="2" calcext:value-type="float">
            <text:p>2</text:p>
          </table:table-cell>
          <table:table-cell table:formula="of:=IF(LEN([.B391])=0;0;LEN([.B391])-LEN(SUBSTITUTE([.B39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Amikor lehunyod a szemed</text:p>
          </table:table-cell>
          <table:table-cell table:style-name="ce2" office:value-type="date" office:date-value="2018-12-06" calcext:value-type="date">
            <text:p>2018.12.06</text:p>
          </table:table-cell>
          <table:table-cell office:value-type="string" calcext:value-type="string">
            <text:p>ADS</text:p>
          </table:table-cell>
          <table:table-cell office:value-type="float" office:value="8383700" calcext:value-type="float">
            <text:p>8383700</text:p>
          </table:table-cell>
          <table:table-cell office:value-type="float" office:value="5581" calcext:value-type="float">
            <text:p>5581</text:p>
          </table:table-cell>
          <table:table-cell table:formula="of:=IF(LEN([.A392])=0;0;LEN([.A392])-LEN(SUBSTITUTE([.A392];&quot; &quot;;&quot;&quot;))+1)" office:value-type="float" office:value="1" calcext:value-type="float">
            <text:p>1</text:p>
          </table:table-cell>
          <table:table-cell table:formula="of:=IF(LEN([.B392])=0;0;LEN([.B392])-LEN(SUBSTITUTE([.B392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quaman</text:p>
          </table:table-cell>
          <table:table-cell table:style-name="ce2" office:value-type="date" office:date-value="2018-12-13" calcext:value-type="date">
            <text:p>2018.12.13</text:p>
          </table:table-cell>
          <table:table-cell office:value-type="string" calcext:value-type="string">
            <text:p>InterCom</text:p>
          </table:table-cell>
          <table:table-cell office:value-type="float" office:value="138149318" calcext:value-type="float">
            <text:p>138149318</text:p>
          </table:table-cell>
          <table:table-cell office:value-type="float" office:value="85190" calcext:value-type="float">
            <text:p>85190</text:p>
          </table:table-cell>
          <table:table-cell table:formula="of:=IF(LEN([.A393])=0;0;LEN([.A393])-LEN(SUBSTITUTE([.A393];&quot; &quot;;&quot;&quot;))+1)" office:value-type="float" office:value="1" calcext:value-type="float">
            <text:p>1</text:p>
          </table:table-cell>
          <table:table-cell table:formula="of:=IF(LEN([.B393])=0;0;LEN([.B393])-LEN(SUBSTITUTE([.B39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cond Act</text:p>
          </table:table-cell>
          <table:table-cell office:value-type="string" calcext:value-type="string">
            <text:p>Álommeló</text:p>
          </table:table-cell>
          <table:table-cell table:style-name="ce2" office:value-type="date" office:date-value="2018-12-13" calcext:value-type="date">
            <text:p>2018.12.13</text:p>
          </table:table-cell>
          <table:table-cell office:value-type="string" calcext:value-type="string">
            <text:p>Freeman</text:p>
          </table:table-cell>
          <table:table-cell office:value-type="float" office:value="28656290" calcext:value-type="float">
            <text:p>28656290</text:p>
          </table:table-cell>
          <table:table-cell office:value-type="float" office:value="19987" calcext:value-type="float">
            <text:p>19987</text:p>
          </table:table-cell>
          <table:table-cell table:formula="of:=IF(LEN([.A394])=0;0;LEN([.A394])-LEN(SUBSTITUTE([.A394];&quot; &quot;;&quot;&quot;))+1)" office:value-type="float" office:value="2" calcext:value-type="float">
            <text:p>2</text:p>
          </table:table-cell>
          <table:table-cell table:formula="of:=IF(LEN([.B394])=0;0;LEN([.B394])-LEN(SUBSTITUTE([.B39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der-Man: Into the Spider-Verse</text:p>
          </table:table-cell>
          <table:table-cell office:value-type="string" calcext:value-type="string">
            <text:p>Pókember - Irány a Pókverzum</text:p>
          </table:table-cell>
          <table:table-cell table:style-name="ce2" office:value-type="date" office:date-value="2018-12-13" calcext:value-type="date">
            <text:p>2018.12.13</text:p>
          </table:table-cell>
          <table:table-cell office:value-type="string" calcext:value-type="string">
            <text:p>InterCom</text:p>
          </table:table-cell>
          <table:table-cell office:value-type="float" office:value="16616540" calcext:value-type="float">
            <text:p>16616540</text:p>
          </table:table-cell>
          <table:table-cell office:value-type="float" office:value="11404" calcext:value-type="float">
            <text:p>11404</text:p>
          </table:table-cell>
          <table:table-cell table:formula="of:=IF(LEN([.A395])=0;0;LEN([.A395])-LEN(SUBSTITUTE([.A395];&quot; &quot;;&quot;&quot;))+1)" office:value-type="float" office:value="4" calcext:value-type="float">
            <text:p>4</text:p>
          </table:table-cell>
          <table:table-cell table:formula="of:=IF(LEN([.B395])=0;0;LEN([.B395])-LEN(SUBSTITUTE([.B395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llionaire Boys Club</text:p>
          </table:table-cell>
          <table:table-cell office:value-type="string" calcext:value-type="string">
            <text:p>Milliárdos fiúk klubja</text:p>
          </table:table-cell>
          <table:table-cell table:style-name="ce2" office:value-type="date" office:date-value="2018-12-13" calcext:value-type="date">
            <text:p>2018.12.13</text:p>
          </table:table-cell>
          <table:table-cell office:value-type="string" calcext:value-type="string">
            <text:p>ADS</text:p>
          </table:table-cell>
          <table:table-cell office:value-type="float" office:value="4595385" calcext:value-type="float">
            <text:p>4595385</text:p>
          </table:table-cell>
          <table:table-cell office:value-type="float" office:value="2870" calcext:value-type="float">
            <text:p>2870</text:p>
          </table:table-cell>
          <table:table-cell table:formula="of:=IF(LEN([.A396])=0;0;LEN([.A396])-LEN(SUBSTITUTE([.A396];&quot; &quot;;&quot;&quot;))+1)" office:value-type="float" office:value="3" calcext:value-type="float">
            <text:p>3</text:p>
          </table:table-cell>
          <table:table-cell table:formula="of:=IF(LEN([.B396])=0;0;LEN([.B396])-LEN(SUBSTITUTE([.B39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mblebee</text:p>
          </table:table-cell>
          <table:table-cell office:value-type="string" calcext:value-type="string">
            <text:p>Űrdongó</text:p>
          </table:table-cell>
          <table:table-cell table:style-name="ce2" office:value-type="date" office:date-value="2018-12-20" calcext:value-type="date">
            <text:p>2018.12.20</text:p>
          </table:table-cell>
          <table:table-cell office:value-type="string" calcext:value-type="string">
            <text:p>UIP</text:p>
          </table:table-cell>
          <table:table-cell office:value-type="float" office:value="44789986" calcext:value-type="float">
            <text:p>44789986</text:p>
          </table:table-cell>
          <table:table-cell office:value-type="float" office:value="30009" calcext:value-type="float">
            <text:p>30009</text:p>
          </table:table-cell>
          <table:table-cell table:formula="of:=IF(LEN([.A397])=0;0;LEN([.A397])-LEN(SUBSTITUTE([.A397];&quot; &quot;;&quot;&quot;))+1)" office:value-type="float" office:value="1" calcext:value-type="float">
            <text:p>1</text:p>
          </table:table-cell>
          <table:table-cell table:formula="of:=IF(LEN([.B397])=0;0;LEN([.B397])-LEN(SUBSTITUTE([.B39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y Poppins Returns</text:p>
          </table:table-cell>
          <table:table-cell office:value-type="string" calcext:value-type="string">
            <text:p>Mary Poppins visszatér</text:p>
          </table:table-cell>
          <table:table-cell table:style-name="ce2" office:value-type="date" office:date-value="2018-12-20" calcext:value-type="date">
            <text:p>2018.12.20</text:p>
          </table:table-cell>
          <table:table-cell office:value-type="string" calcext:value-type="string">
            <text:p>Forum</text:p>
          </table:table-cell>
          <table:table-cell office:value-type="float" office:value="15715590" calcext:value-type="float">
            <text:p>15715590</text:p>
          </table:table-cell>
          <table:table-cell office:value-type="float" office:value="12061" calcext:value-type="float">
            <text:p>12061</text:p>
          </table:table-cell>
          <table:table-cell table:formula="of:=IF(LEN([.A398])=0;0;LEN([.A398])-LEN(SUBSTITUTE([.A398];&quot; &quot;;&quot;&quot;))+1)" office:value-type="float" office:value="3" calcext:value-type="float">
            <text:p>3</text:p>
          </table:table-cell>
          <table:table-cell table:formula="of:=IF(LEN([.B398])=0;0;LEN([.B398])-LEN(SUBSTITUTE([.B39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ry Me, Dude</text:p>
          </table:table-cell>
          <table:table-cell office:value-type="string" calcext:value-type="string">
            <text:p>Hozzám jössz, haver?</text:p>
          </table:table-cell>
          <table:table-cell table:style-name="ce2" office:value-type="date" office:date-value="2018-12-20" calcext:value-type="date">
            <text:p>2018.12.20</text:p>
          </table:table-cell>
          <table:table-cell office:value-type="string" calcext:value-type="string">
            <text:p>Big Bang Media</text:p>
          </table:table-cell>
          <table:table-cell office:value-type="float" office:value="6414180" calcext:value-type="float">
            <text:p>6414180</text:p>
          </table:table-cell>
          <table:table-cell office:value-type="float" office:value="4270" calcext:value-type="float">
            <text:p>4270</text:p>
          </table:table-cell>
          <table:table-cell table:formula="of:=IF(LEN([.A399])=0;0;LEN([.A399])-LEN(SUBSTITUTE([.A399];&quot; &quot;;&quot;&quot;))+1)" office:value-type="float" office:value="3" calcext:value-type="float">
            <text:p>3</text:p>
          </table:table-cell>
          <table:table-cell table:formula="of:=IF(LEN([.B399])=0;0;LEN([.B399])-LEN(SUBSTITUTE([.B399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ro</text:p>
          </table:table-cell>
          <table:table-cell office:value-type="string" calcext:value-type="string">
            <text:p>Silvio és a többiek</text:p>
          </table:table-cell>
          <table:table-cell table:style-name="ce2" office:value-type="date" office:date-value="2018-12-20" calcext:value-type="date">
            <text:p>2018.12.20</text:p>
          </table:table-cell>
          <table:table-cell office:value-type="string" calcext:value-type="string">
            <text:p>MoziNet</text:p>
          </table:table-cell>
          <table:table-cell office:value-type="float" office:value="1709976" calcext:value-type="float">
            <text:p>1709976</text:p>
          </table:table-cell>
          <table:table-cell office:value-type="float" office:value="1262" calcext:value-type="float">
            <text:p>1262</text:p>
          </table:table-cell>
          <table:table-cell table:formula="of:=IF(LEN([.A400])=0;0;LEN([.A400])-LEN(SUBSTITUTE([.A400];&quot; &quot;;&quot;&quot;))+1)" office:value-type="float" office:value="1" calcext:value-type="float">
            <text:p>1</text:p>
          </table:table-cell>
          <table:table-cell table:formula="of:=IF(LEN([.B400])=0;0;LEN([.B400])-LEN(SUBSTITUTE([.B40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tal Engines</text:p>
          </table:table-cell>
          <table:table-cell office:value-type="string" calcext:value-type="string">
            <text:p>Ragadozó városok</text:p>
          </table:table-cell>
          <table:table-cell table:style-name="ce2" office:value-type="date" office:date-value="2018-12-27" calcext:value-type="date">
            <text:p>2018.12.27</text:p>
          </table:table-cell>
          <table:table-cell office:value-type="string" calcext:value-type="string">
            <text:p>UIP</text:p>
          </table:table-cell>
          <table:table-cell office:value-type="float" office:value="68991583" calcext:value-type="float">
            <text:p>68991583</text:p>
          </table:table-cell>
          <table:table-cell office:value-type="float" office:value="45697" calcext:value-type="float">
            <text:p>45697</text:p>
          </table:table-cell>
          <table:table-cell table:formula="of:=IF(LEN([.A401])=0;0;LEN([.A401])-LEN(SUBSTITUTE([.A401];&quot; &quot;;&quot;&quot;))+1)" office:value-type="float" office:value="2" calcext:value-type="float">
            <text:p>2</text:p>
          </table:table-cell>
          <table:table-cell table:formula="of:=IF(LEN([.B401])=0;0;LEN([.B401])-LEN(SUBSTITUTE([.B40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mes and Watson</text:p>
          </table:table-cell>
          <table:table-cell office:value-type="string" calcext:value-type="string">
            <text:p>Holmes és Watson</text:p>
          </table:table-cell>
          <table:table-cell table:style-name="ce2" office:value-type="date" office:date-value="2018-12-27" calcext:value-type="date">
            <text:p>2018.12.27</text:p>
          </table:table-cell>
          <table:table-cell office:value-type="string" calcext:value-type="string">
            <text:p>InterCom</text:p>
          </table:table-cell>
          <table:table-cell office:value-type="float" office:value="31100200" calcext:value-type="float">
            <text:p>31100200</text:p>
          </table:table-cell>
          <table:table-cell office:value-type="float" office:value="21366" calcext:value-type="float">
            <text:p>21366</text:p>
          </table:table-cell>
          <table:table-cell table:formula="of:=IF(LEN([.A402])=0;0;LEN([.A402])-LEN(SUBSTITUTE([.A402];&quot; &quot;;&quot;&quot;))+1)" office:value-type="float" office:value="3" calcext:value-type="float">
            <text:p>3</text:p>
          </table:table-cell>
          <table:table-cell table:formula="of:=IF(LEN([.B402])=0;0;LEN([.B402])-LEN(SUBSTITUTE([.B40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ossz versek</text:p>
          </table:table-cell>
          <table:table-cell table:style-name="ce2" office:value-type="date" office:date-value="2018-12-27" calcext:value-type="date">
            <text:p>2018.12.27</text:p>
          </table:table-cell>
          <table:table-cell office:value-type="string" calcext:value-type="string">
            <text:p>Cirko Film</text:p>
          </table:table-cell>
          <table:table-cell office:value-type="float" office:value="17023225" calcext:value-type="float">
            <text:p>17023225</text:p>
          </table:table-cell>
          <table:table-cell office:value-type="float" office:value="11463" calcext:value-type="float">
            <text:p>11463</text:p>
          </table:table-cell>
          <table:table-cell table:formula="of:=IF(LEN([.A403])=0;0;LEN([.A403])-LEN(SUBSTITUTE([.A403];&quot; &quot;;&quot;&quot;))+1)" office:value-type="float" office:value="2" calcext:value-type="float">
            <text:p>2</text:p>
          </table:table-cell>
          <table:table-cell table:formula="of:=IF(LEN([.B403])=0;0;LEN([.B403])-LEN(SUBSTITUTE([.B40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t`n Sharky</text:p>
          </table:table-cell>
          <table:table-cell office:value-type="string" calcext:value-type="string">
            <text:p>Cápi kapitány</text:p>
          </table:table-cell>
          <table:table-cell table:style-name="ce2" office:value-type="date" office:date-value="2018-12-27" calcext:value-type="date">
            <text:p>2018.12.27</text:p>
          </table:table-cell>
          <table:table-cell office:value-type="string" calcext:value-type="string">
            <text:p>ADS</text:p>
          </table:table-cell>
          <table:table-cell office:value-type="float" office:value="1578405" calcext:value-type="float">
            <text:p>1578405</text:p>
          </table:table-cell>
          <table:table-cell office:value-type="float" office:value="1061" calcext:value-type="float">
            <text:p>1061</text:p>
          </table:table-cell>
          <table:table-cell table:formula="of:=IF(LEN([.A404])=0;0;LEN([.A404])-LEN(SUBSTITUTE([.A404];&quot; &quot;;&quot;&quot;))+1)" office:value-type="float" office:value="2" calcext:value-type="float">
            <text:p>2</text:p>
          </table:table-cell>
          <table:table-cell table:formula="of:=IF(LEN([.B404])=0;0;LEN([.B404])-LEN(SUBSTITUTE([.B40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rai no Mirai</text:p>
          </table:table-cell>
          <table:table-cell office:value-type="string" calcext:value-type="string">
            <text:p>Mirai - Lány a jövőből</text:p>
          </table:table-cell>
          <table:table-cell table:style-name="ce2" office:value-type="date" office:date-value="2018-12-27" calcext:value-type="date">
            <text:p>2018.12.27</text:p>
          </table:table-cell>
          <table:table-cell office:value-type="string" calcext:value-type="string">
            <text:p>MoziNet</text:p>
          </table:table-cell>
          <table:table-cell office:value-type="float" office:value="1238105" calcext:value-type="float">
            <text:p>1238105</text:p>
          </table:table-cell>
          <table:table-cell office:value-type="float" office:value="886" calcext:value-type="float">
            <text:p>886</text:p>
          </table:table-cell>
          <table:table-cell table:formula="of:=IF(LEN([.A405])=0;0;LEN([.A405])-LEN(SUBSTITUTE([.A405];&quot; &quot;;&quot;&quot;))+1)" office:value-type="float" office:value="3" calcext:value-type="float">
            <text:p>3</text:p>
          </table:table-cell>
          <table:table-cell table:formula="of:=IF(LEN([.B405])=0;0;LEN([.B405])-LEN(SUBSTITUTE([.B405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Creed II</text:p>
          </table:table-cell>
          <table:table-cell table:style-name="ce2" office:value-type="date" office:date-value="2019-01-03" calcext:value-type="date">
            <text:p>2019.01.03</text:p>
          </table:table-cell>
          <table:table-cell office:value-type="string" calcext:value-type="string">
            <text:p>Forum</text:p>
          </table:table-cell>
          <table:table-cell office:value-type="float" office:value="41909305" calcext:value-type="float">
            <text:p>41909305</text:p>
          </table:table-cell>
          <table:table-cell office:value-type="float" office:value="28198" calcext:value-type="float">
            <text:p>28198</text:p>
          </table:table-cell>
          <table:table-cell table:formula="of:=IF(LEN([.A406])=0;0;LEN([.A406])-LEN(SUBSTITUTE([.A406];&quot; &quot;;&quot;&quot;))+1)" office:value-type="float" office:value="2" calcext:value-type="float">
            <text:p>2</text:p>
          </table:table-cell>
          <table:table-cell table:formula="of:=IF(LEN([.B406])=0;0;LEN([.B406])-LEN(SUBSTITUTE([.B40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ape Room</text:p>
          </table:table-cell>
          <table:table-cell office:value-type="string" calcext:value-type="string">
            <text:p>Végtelen útvesztő</text:p>
          </table:table-cell>
          <table:table-cell table:style-name="ce2" office:value-type="date" office:date-value="2019-01-03" calcext:value-type="date">
            <text:p>2019.01.03</text:p>
          </table:table-cell>
          <table:table-cell office:value-type="string" calcext:value-type="string">
            <text:p>InterCom</text:p>
          </table:table-cell>
          <table:table-cell office:value-type="float" office:value="37871513" calcext:value-type="float">
            <text:p>37871513</text:p>
          </table:table-cell>
          <table:table-cell office:value-type="float" office:value="25622" calcext:value-type="float">
            <text:p>25622</text:p>
          </table:table-cell>
          <table:table-cell table:formula="of:=IF(LEN([.A407])=0;0;LEN([.A407])-LEN(SUBSTITUTE([.A407];&quot; &quot;;&quot;&quot;))+1)" office:value-type="float" office:value="2" calcext:value-type="float">
            <text:p>2</text:p>
          </table:table-cell>
          <table:table-cell table:formula="of:=IF(LEN([.B407])=0;0;LEN([.B407])-LEN(SUBSTITUTE([.B40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terix: The Secret of the Magic Potion</text:p>
          </table:table-cell>
          <table:table-cell office:value-type="string" calcext:value-type="string">
            <text:p>Asterix : A varázsital titka</text:p>
          </table:table-cell>
          <table:table-cell table:style-name="ce2" office:value-type="date" office:date-value="2019-01-03" calcext:value-type="date">
            <text:p>2019.01.03</text:p>
          </table:table-cell>
          <table:table-cell office:value-type="string" calcext:value-type="string">
            <text:p>Big Bang Media</text:p>
          </table:table-cell>
          <table:table-cell office:value-type="float" office:value="14339969" calcext:value-type="float">
            <text:p>14339969</text:p>
          </table:table-cell>
          <table:table-cell office:value-type="float" office:value="10264" calcext:value-type="float">
            <text:p>10264</text:p>
          </table:table-cell>
          <table:table-cell table:formula="of:=IF(LEN([.A408])=0;0;LEN([.A408])-LEN(SUBSTITUTE([.A408];&quot; &quot;;&quot;&quot;))+1)" office:value-type="float" office:value="7" calcext:value-type="float">
            <text:p>7</text:p>
          </table:table-cell>
          <table:table-cell table:formula="of:=IF(LEN([.B408])=0;0;LEN([.B408])-LEN(SUBSTITUTE([.B408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dos lo saben</text:p>
          </table:table-cell>
          <table:table-cell office:value-type="string" calcext:value-type="string">
            <text:p>Mindenki Tudja</text:p>
          </table:table-cell>
          <table:table-cell table:style-name="ce2" office:value-type="date" office:date-value="2019-01-03" calcext:value-type="date">
            <text:p>2019.01.03</text:p>
          </table:table-cell>
          <table:table-cell office:value-type="string" calcext:value-type="string">
            <text:p>MoziNet</text:p>
          </table:table-cell>
          <table:table-cell office:value-type="float" office:value="12525350" calcext:value-type="float">
            <text:p>12525350</text:p>
          </table:table-cell>
          <table:table-cell office:value-type="float" office:value="8231" calcext:value-type="float">
            <text:p>8231</text:p>
          </table:table-cell>
          <table:table-cell table:formula="of:=IF(LEN([.A409])=0;0;LEN([.A409])-LEN(SUBSTITUTE([.A409];&quot; &quot;;&quot;&quot;))+1)" office:value-type="float" office:value="3" calcext:value-type="float">
            <text:p>3</text:p>
          </table:table-cell>
          <table:table-cell table:formula="of:=IF(LEN([.B409])=0;0;LEN([.B409])-LEN(SUBSTITUTE([.B40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Kindergarten Teacher</text:p>
          </table:table-cell>
          <table:table-cell office:value-type="string" calcext:value-type="string">
            <text:p>A tanítónő</text:p>
          </table:table-cell>
          <table:table-cell table:style-name="ce2" office:value-type="date" office:date-value="2019-01-03" calcext:value-type="date">
            <text:p>2019.01.03</text:p>
          </table:table-cell>
          <table:table-cell office:value-type="string" calcext:value-type="string">
            <text:p>ADS</text:p>
          </table:table-cell>
          <table:table-cell office:value-type="float" office:value="936425" calcext:value-type="float">
            <text:p>936425</text:p>
          </table:table-cell>
          <table:table-cell office:value-type="float" office:value="641" calcext:value-type="float">
            <text:p>641</text:p>
          </table:table-cell>
          <table:table-cell table:formula="of:=IF(LEN([.A410])=0;0;LEN([.A410])-LEN(SUBSTITUTE([.A410];&quot; &quot;;&quot;&quot;))+1)" office:value-type="float" office:value="3" calcext:value-type="float">
            <text:p>3</text:p>
          </table:table-cell>
          <table:table-cell table:formula="of:=IF(LEN([.B410])=0;0;LEN([.B410])-LEN(SUBSTITUTE([.B41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lph Breaks the Internet: Wreck-It Ralph 2</text:p>
          </table:table-cell>
          <table:table-cell office:value-type="string" calcext:value-type="string">
            <text:p>Ralph lezúzza a netet</text:p>
          </table:table-cell>
          <table:table-cell table:style-name="ce2" office:value-type="date" office:date-value="2019-01-10" calcext:value-type="date">
            <text:p>2019.01.10</text:p>
          </table:table-cell>
          <table:table-cell office:value-type="string" calcext:value-type="string">
            <text:p>Forum</text:p>
          </table:table-cell>
          <table:table-cell office:value-type="float" office:value="52884250" calcext:value-type="float">
            <text:p>52884250</text:p>
          </table:table-cell>
          <table:table-cell office:value-type="float" office:value="36682" calcext:value-type="float">
            <text:p>36682</text:p>
          </table:table-cell>
          <table:table-cell table:formula="of:=IF(LEN([.A411])=0;0;LEN([.A411])-LEN(SUBSTITUTE([.A411];&quot; &quot;;&quot;&quot;))+1)" office:value-type="float" office:value="7" calcext:value-type="float">
            <text:p>7</text:p>
          </table:table-cell>
          <table:table-cell table:formula="of:=IF(LEN([.B411])=0;0;LEN([.B411])-LEN(SUBSTITUTE([.B411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Dog's Way Home</text:p>
          </table:table-cell>
          <table:table-cell office:value-type="string" calcext:value-type="string">
            <text:p>Egy kutya hazatér</text:p>
          </table:table-cell>
          <table:table-cell table:style-name="ce2" office:value-type="date" office:date-value="2019-01-10" calcext:value-type="date">
            <text:p>2019.01.10</text:p>
          </table:table-cell>
          <table:table-cell office:value-type="string" calcext:value-type="string">
            <text:p>InterCom</text:p>
          </table:table-cell>
          <table:table-cell office:value-type="float" office:value="51588086" calcext:value-type="float">
            <text:p>51588086</text:p>
          </table:table-cell>
          <table:table-cell office:value-type="float" office:value="37607" calcext:value-type="float">
            <text:p>37607</text:p>
          </table:table-cell>
          <table:table-cell table:formula="of:=IF(LEN([.A412])=0;0;LEN([.A412])-LEN(SUBSTITUTE([.A412];&quot; &quot;;&quot;&quot;))+1)" office:value-type="float" office:value="4" calcext:value-type="float">
            <text:p>4</text:p>
          </table:table-cell>
          <table:table-cell table:formula="of:=IF(LEN([.B412])=0;0;LEN([.B412])-LEN(SUBSTITUTE([.B41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Mule</text:p>
          </table:table-cell>
          <table:table-cell office:value-type="string" calcext:value-type="string">
            <text:p>A csempész</text:p>
          </table:table-cell>
          <table:table-cell table:style-name="ce2" office:value-type="date" office:date-value="2019-01-10" calcext:value-type="date">
            <text:p>2019.01.10</text:p>
          </table:table-cell>
          <table:table-cell office:value-type="string" calcext:value-type="string">
            <text:p>InterCom</text:p>
          </table:table-cell>
          <table:table-cell office:value-type="float" office:value="24360607" calcext:value-type="float">
            <text:p>24360607</text:p>
          </table:table-cell>
          <table:table-cell office:value-type="float" office:value="15535" calcext:value-type="float">
            <text:p>15535</text:p>
          </table:table-cell>
          <table:table-cell table:formula="of:=IF(LEN([.A413])=0;0;LEN([.A413])-LEN(SUBSTITUTE([.A413];&quot; &quot;;&quot;&quot;))+1)" office:value-type="float" office:value="2" calcext:value-type="float">
            <text:p>2</text:p>
          </table:table-cell>
          <table:table-cell table:formula="of:=IF(LEN([.B413])=0;0;LEN([.B413])-LEN(SUBSTITUTE([.B41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urnal 64</text:p>
          </table:table-cell>
          <table:table-cell office:value-type="string" calcext:value-type="string">
            <text:p>64-es betegnapló</text:p>
          </table:table-cell>
          <table:table-cell table:style-name="ce2" office:value-type="date" office:date-value="2019-01-10" calcext:value-type="date">
            <text:p>2019.01.10</text:p>
          </table:table-cell>
          <table:table-cell office:value-type="string" calcext:value-type="string">
            <text:p>Vertigo</text:p>
          </table:table-cell>
          <table:table-cell office:value-type="float" office:value="11954621" calcext:value-type="float">
            <text:p>11954621</text:p>
          </table:table-cell>
          <table:table-cell office:value-type="float" office:value="7846" calcext:value-type="float">
            <text:p>7846</text:p>
          </table:table-cell>
          <table:table-cell table:formula="of:=IF(LEN([.A414])=0;0;LEN([.A414])-LEN(SUBSTITUTE([.A414];&quot; &quot;;&quot;&quot;))+1)" office:value-type="float" office:value="2" calcext:value-type="float">
            <text:p>2</text:p>
          </table:table-cell>
          <table:table-cell table:formula="of:=IF(LEN([.B414])=0;0;LEN([.B414])-LEN(SUBSTITUTE([.B41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it</text:p>
          </table:table-cell>
          <table:table-cell office:value-type="string" calcext:value-type="string">
            <text:p>Tranzit</text:p>
          </table:table-cell>
          <table:table-cell table:style-name="ce2" office:value-type="date" office:date-value="2019-01-10" calcext:value-type="date">
            <text:p>2019.01.10</text:p>
          </table:table-cell>
          <table:table-cell office:value-type="string" calcext:value-type="string">
            <text:p>Vertigo</text:p>
          </table:table-cell>
          <table:table-cell office:value-type="float" office:value="1188470" calcext:value-type="float">
            <text:p>1188470</text:p>
          </table:table-cell>
          <table:table-cell office:value-type="float" office:value="1126" calcext:value-type="float">
            <text:p>1126</text:p>
          </table:table-cell>
          <table:table-cell table:formula="of:=IF(LEN([.A415])=0;0;LEN([.A415])-LEN(SUBSTITUTE([.A415];&quot; &quot;;&quot;&quot;))+1)" office:value-type="float" office:value="1" calcext:value-type="float">
            <text:p>1</text:p>
          </table:table-cell>
          <table:table-cell table:formula="of:=IF(LEN([.B415])=0;0;LEN([.B415])-LEN(SUBSTITUTE([.B41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Üveg</text:p>
          </table:table-cell>
          <table:table-cell table:style-name="ce2" office:value-type="date" office:date-value="2019-01-17" calcext:value-type="date">
            <text:p>2019.01.17</text:p>
          </table:table-cell>
          <table:table-cell office:value-type="string" calcext:value-type="string">
            <text:p>Forum</text:p>
          </table:table-cell>
          <table:table-cell office:value-type="float" office:value="98587472" calcext:value-type="float">
            <text:p>98587472</text:p>
          </table:table-cell>
          <table:table-cell office:value-type="float" office:value="64038" calcext:value-type="float">
            <text:p>64038</text:p>
          </table:table-cell>
          <table:table-cell table:formula="of:=IF(LEN([.A416])=0;0;LEN([.A416])-LEN(SUBSTITUTE([.A416];&quot; &quot;;&quot;&quot;))+1)" office:value-type="float" office:value="1" calcext:value-type="float">
            <text:p>1</text:p>
          </table:table-cell>
          <table:table-cell table:formula="of:=IF(LEN([.B416])=0;0;LEN([.B416])-LEN(SUBSTITUTE([.B41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rsk</text:p>
          </table:table-cell>
          <table:table-cell office:value-type="string" calcext:value-type="string">
            <text:p>Kurszk</text:p>
          </table:table-cell>
          <table:table-cell table:style-name="ce2" office:value-type="date" office:date-value="2019-01-17" calcext:value-type="date">
            <text:p>2019.01.17</text:p>
          </table:table-cell>
          <table:table-cell office:value-type="string" calcext:value-type="string">
            <text:p>Big Bang Media</text:p>
          </table:table-cell>
          <table:table-cell office:value-type="float" office:value="11023504" calcext:value-type="float">
            <text:p>11023504</text:p>
          </table:table-cell>
          <table:table-cell office:value-type="float" office:value="7106" calcext:value-type="float">
            <text:p>7106</text:p>
          </table:table-cell>
          <table:table-cell table:formula="of:=IF(LEN([.A417])=0;0;LEN([.A417])-LEN(SUBSTITUTE([.A417];&quot; &quot;;&quot;&quot;))+1)" office:value-type="float" office:value="1" calcext:value-type="float">
            <text:p>1</text:p>
          </table:table-cell>
          <table:table-cell table:formula="of:=IF(LEN([.B417])=0;0;LEN([.B417])-LEN(SUBSTITUTE([.B41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ájaros de verano / Birds of Passage</text:p>
          </table:table-cell>
          <table:table-cell office:value-type="string" calcext:value-type="string">
            <text:p>Az átkelés madarai</text:p>
          </table:table-cell>
          <table:table-cell table:style-name="ce2" office:value-type="date" office:date-value="2019-01-17" calcext:value-type="date">
            <text:p>2019.01.17</text:p>
          </table:table-cell>
          <table:table-cell office:value-type="string" calcext:value-type="string">
            <text:p>MoziNet</text:p>
          </table:table-cell>
          <table:table-cell office:value-type="float" office:value="844620" calcext:value-type="float">
            <text:p>844620</text:p>
          </table:table-cell>
          <table:table-cell office:value-type="float" office:value="626" calcext:value-type="float">
            <text:p>626</text:p>
          </table:table-cell>
          <table:table-cell table:formula="of:=IF(LEN([.A418])=0;0;LEN([.A418])-LEN(SUBSTITUTE([.A418];&quot; &quot;;&quot;&quot;))+1)" office:value-type="float" office:value="7" calcext:value-type="float">
            <text:p>7</text:p>
          </table:table-cell>
          <table:table-cell table:formula="of:=IF(LEN([.B418])=0;0;LEN([.B418])-LEN(SUBSTITUTE([.B41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tant Family</text:p>
          </table:table-cell>
          <table:table-cell office:value-type="string" calcext:value-type="string">
            <text:p>Instant család</text:p>
          </table:table-cell>
          <table:table-cell table:style-name="ce2" office:value-type="date" office:date-value="2019-01-24" calcext:value-type="date">
            <text:p>2019.01.24</text:p>
          </table:table-cell>
          <table:table-cell office:value-type="string" calcext:value-type="string">
            <text:p>UIP</text:p>
          </table:table-cell>
          <table:table-cell office:value-type="float" office:value="77563439" calcext:value-type="float">
            <text:p>77563439</text:p>
          </table:table-cell>
          <table:table-cell office:value-type="float" office:value="53790" calcext:value-type="float">
            <text:p>53790</text:p>
          </table:table-cell>
          <table:table-cell table:formula="of:=IF(LEN([.A419])=0;0;LEN([.A419])-LEN(SUBSTITUTE([.A419];&quot; &quot;;&quot;&quot;))+1)" office:value-type="float" office:value="2" calcext:value-type="float">
            <text:p>2</text:p>
          </table:table-cell>
          <table:table-cell table:formula="of:=IF(LEN([.B419])=0;0;LEN([.B419])-LEN(SUBSTITUTE([.B41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Pusztító</text:p>
          </table:table-cell>
          <table:table-cell table:style-name="ce2" office:value-type="date" office:date-value="2019-01-24" calcext:value-type="date">
            <text:p>2019.01.24</text:p>
          </table:table-cell>
          <table:table-cell office:value-type="string" calcext:value-type="string">
            <text:p>Big Bang Media</text:p>
          </table:table-cell>
          <table:table-cell office:value-type="float" office:value="10477778" calcext:value-type="float">
            <text:p>10477778</text:p>
          </table:table-cell>
          <table:table-cell office:value-type="float" office:value="6596" calcext:value-type="float">
            <text:p>6596</text:p>
          </table:table-cell>
          <table:table-cell table:formula="of:=IF(LEN([.A420])=0;0;LEN([.A420])-LEN(SUBSTITUTE([.A420];&quot; &quot;;&quot;&quot;))+1)" office:value-type="float" office:value="1" calcext:value-type="float">
            <text:p>1</text:p>
          </table:table-cell>
          <table:table-cell table:formula="of:=IF(LEN([.B420])=0;0;LEN([.B420])-LEN(SUBSTITUTE([.B420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 kleine Drache Kokosnuss - Auf in den Dschungel!</text:p>
          </table:table-cell>
          <table:table-cell office:value-type="string" calcext:value-type="string">
            <text:p>Kókusz Kokó a kis sárkány - Irány a dzsungel!</text:p>
          </table:table-cell>
          <table:table-cell table:style-name="ce2" office:value-type="date" office:date-value="2019-01-24" calcext:value-type="date">
            <text:p>2019.01.24</text:p>
          </table:table-cell>
          <table:table-cell office:value-type="string" calcext:value-type="string">
            <text:p>ADS</text:p>
          </table:table-cell>
          <table:table-cell office:value-type="float" office:value="2186425" calcext:value-type="float">
            <text:p>2186425</text:p>
          </table:table-cell>
          <table:table-cell office:value-type="float" office:value="1461" calcext:value-type="float">
            <text:p>1461</text:p>
          </table:table-cell>
          <table:table-cell table:formula="of:=IF(LEN([.A421])=0;0;LEN([.A421])-LEN(SUBSTITUTE([.A421];&quot; &quot;;&quot;&quot;))+1)" office:value-type="float" office:value="9" calcext:value-type="float">
            <text:p>9</text:p>
          </table:table-cell>
          <table:table-cell table:formula="of:=IF(LEN([.B421])=0;0;LEN([.B421])-LEN(SUBSTITUTE([.B421];&quot; &quot;;&quot;&quot;))+1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indler's List</text:p>
          </table:table-cell>
          <table:table-cell office:value-type="string" calcext:value-type="string">
            <text:p>Schindler listája </text:p>
          </table:table-cell>
          <table:table-cell table:style-name="ce2" office:value-type="date" office:date-value="2019-01-24" calcext:value-type="date">
            <text:p>2019.01.24</text:p>
          </table:table-cell>
          <table:table-cell office:value-type="string" calcext:value-type="string">
            <text:p>UIP</text:p>
          </table:table-cell>
          <table:table-cell office:value-type="float" office:value="1522935" calcext:value-type="float">
            <text:p>1522935</text:p>
          </table:table-cell>
          <table:table-cell office:value-type="float" office:value="1443" calcext:value-type="float">
            <text:p>1443</text:p>
          </table:table-cell>
          <table:table-cell table:formula="of:=IF(LEN([.A422])=0;0;LEN([.A422])-LEN(SUBSTITUTE([.A422];&quot; &quot;;&quot;&quot;))+1)" office:value-type="float" office:value="2" calcext:value-type="float">
            <text:p>2</text:p>
          </table:table-cell>
          <table:table-cell table:formula="of:=IF(LEN([.B422])=0;0;LEN([.B422])-LEN(SUBSTITUTE([.B422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gman</text:p>
          </table:table-cell>
          <table:table-cell office:value-type="string" calcext:value-type="string">
            <text:p>Dogman - Kutyák királya</text:p>
          </table:table-cell>
          <table:table-cell table:style-name="ce2" office:value-type="date" office:date-value="2019-01-24" calcext:value-type="date">
            <text:p>2019.01.24</text:p>
          </table:table-cell>
          <table:table-cell office:value-type="string" calcext:value-type="string">
            <text:p>ADS</text:p>
          </table:table-cell>
          <table:table-cell office:value-type="float" office:value="842887" calcext:value-type="float">
            <text:p>842887</text:p>
          </table:table-cell>
          <table:table-cell office:value-type="float" office:value="466" calcext:value-type="float">
            <text:p>466</text:p>
          </table:table-cell>
          <table:table-cell table:formula="of:=IF(LEN([.A423])=0;0;LEN([.A423])-LEN(SUBSTITUTE([.A423];&quot; &quot;;&quot;&quot;))+1)" office:value-type="float" office:value="1" calcext:value-type="float">
            <text:p>1</text:p>
          </table:table-cell>
          <table:table-cell table:formula="of:=IF(LEN([.B423])=0;0;LEN([.B423])-LEN(SUBSTITUTE([.B423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other Day of Life</text:p>
          </table:table-cell>
          <table:table-cell office:value-type="string" calcext:value-type="string">
            <text:p>Még egy nap élet</text:p>
          </table:table-cell>
          <table:table-cell table:style-name="ce2" office:value-type="date" office:date-value="2019-01-24" calcext:value-type="date">
            <text:p>2019.01.24</text:p>
          </table:table-cell>
          <table:table-cell office:value-type="string" calcext:value-type="string">
            <text:p>Vertigo</text:p>
          </table:table-cell>
          <table:table-cell office:value-type="float" office:value="276" calcext:value-type="float">
            <text:p>276</text:p>
          </table:table-cell>
          <table:table-cell office:value-type="float" office:value="493" calcext:value-type="float">
            <text:p>493</text:p>
          </table:table-cell>
          <table:table-cell table:formula="of:=IF(LEN([.A424])=0;0;LEN([.A424])-LEN(SUBSTITUTE([.A424];&quot; &quot;;&quot;&quot;))+1)" office:value-type="float" office:value="4" calcext:value-type="float">
            <text:p>4</text:p>
          </table:table-cell>
          <table:table-cell table:formula="of:=IF(LEN([.B424])=0;0;LEN([.B424])-LEN(SUBSTITUTE([.B424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enity</text:p>
          </table:table-cell>
          <table:table-cell office:value-type="string" calcext:value-type="string">
            <text:p>Vihar előtt</text:p>
          </table:table-cell>
          <table:table-cell table:style-name="ce2" office:value-type="date" office:date-value="2019-01-31" calcext:value-type="date">
            <text:p>2019.01.31</text:p>
          </table:table-cell>
          <table:table-cell office:value-type="string" calcext:value-type="string">
            <text:p>Big Bang Media</text:p>
          </table:table-cell>
          <table:table-cell office:value-type="float" office:value="31199604" calcext:value-type="float">
            <text:p>31199604</text:p>
          </table:table-cell>
          <table:table-cell office:value-type="float" office:value="19801" calcext:value-type="float">
            <text:p>19801</text:p>
          </table:table-cell>
          <table:table-cell table:formula="of:=IF(LEN([.A425])=0;0;LEN([.A425])-LEN(SUBSTITUTE([.A425];&quot; &quot;;&quot;&quot;))+1)" office:value-type="float" office:value="1" calcext:value-type="float">
            <text:p>1</text:p>
          </table:table-cell>
          <table:table-cell table:formula="of:=IF(LEN([.B425])=0;0;LEN([.B425])-LEN(SUBSTITUTE([.B42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y Queen of Scots</text:p>
          </table:table-cell>
          <table:table-cell office:value-type="string" calcext:value-type="string">
            <text:p>Két királynő</text:p>
          </table:table-cell>
          <table:table-cell table:style-name="ce2" office:value-type="date" office:date-value="2019-01-31" calcext:value-type="date">
            <text:p>2019.01.31</text:p>
          </table:table-cell>
          <table:table-cell office:value-type="string" calcext:value-type="string">
            <text:p>UIP</text:p>
          </table:table-cell>
          <table:table-cell office:value-type="float" office:value="13800046" calcext:value-type="float">
            <text:p>13800046</text:p>
          </table:table-cell>
          <table:table-cell office:value-type="float" office:value="9195" calcext:value-type="float">
            <text:p>9195</text:p>
          </table:table-cell>
          <table:table-cell table:formula="of:=IF(LEN([.A426])=0;0;LEN([.A426])-LEN(SUBSTITUTE([.A426];&quot; &quot;;&quot;&quot;))+1)" office:value-type="float" office:value="4" calcext:value-type="float">
            <text:p>4</text:p>
          </table:table-cell>
          <table:table-cell table:formula="of:=IF(LEN([.B426])=0;0;LEN([.B426])-LEN(SUBSTITUTE([.B42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utiful Boy</text:p>
          </table:table-cell>
          <table:table-cell office:value-type="string" calcext:value-type="string">
            <text:p>Csodálatos fiú</text:p>
          </table:table-cell>
          <table:table-cell table:style-name="ce2" office:value-type="date" office:date-value="2019-01-31" calcext:value-type="date">
            <text:p>2019.01.31</text:p>
          </table:table-cell>
          <table:table-cell office:value-type="string" calcext:value-type="string">
            <text:p>MoziNet</text:p>
          </table:table-cell>
          <table:table-cell office:value-type="float" office:value="5463060" calcext:value-type="float">
            <text:p>5463060</text:p>
          </table:table-cell>
          <table:table-cell office:value-type="float" office:value="3769" calcext:value-type="float">
            <text:p>3769</text:p>
          </table:table-cell>
          <table:table-cell table:formula="of:=IF(LEN([.A427])=0;0;LEN([.A427])-LEN(SUBSTITUTE([.A427];&quot; &quot;;&quot;&quot;))+1)" office:value-type="float" office:value="2" calcext:value-type="float">
            <text:p>2</text:p>
          </table:table-cell>
          <table:table-cell table:formula="of:=IF(LEN([.B427])=0;0;LEN([.B427])-LEN(SUBSTITUTE([.B42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Lego Movie 2: The Second Part</text:p>
          </table:table-cell>
          <table:table-cell office:value-type="string" calcext:value-type="string">
            <text:p>A Lego kaland 2</text:p>
          </table:table-cell>
          <table:table-cell table:style-name="ce2" office:value-type="date" office:date-value="2019-02-07" calcext:value-type="date">
            <text:p>2019.02.07</text:p>
          </table:table-cell>
          <table:table-cell office:value-type="string" calcext:value-type="string">
            <text:p>InterCom</text:p>
          </table:table-cell>
          <table:table-cell office:value-type="float" office:value="58450238" calcext:value-type="float">
            <text:p>58450238</text:p>
          </table:table-cell>
          <table:table-cell office:value-type="float" office:value="38934" calcext:value-type="float">
            <text:p>38934</text:p>
          </table:table-cell>
          <table:table-cell table:formula="of:=IF(LEN([.A428])=0;0;LEN([.A428])-LEN(SUBSTITUTE([.A428];&quot; &quot;;&quot;&quot;))+1)" office:value-type="float" office:value="7" calcext:value-type="float">
            <text:p>7</text:p>
          </table:table-cell>
          <table:table-cell table:formula="of:=IF(LEN([.B428])=0;0;LEN([.B428])-LEN(SUBSTITUTE([.B428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Prodigy</text:p>
          </table:table-cell>
          <table:table-cell office:value-type="string" calcext:value-type="string">
            <text:p>A csodagyerek</text:p>
          </table:table-cell>
          <table:table-cell table:style-name="ce2" office:value-type="date" office:date-value="2019-02-07" calcext:value-type="date">
            <text:p>2019.02.07</text:p>
          </table:table-cell>
          <table:table-cell office:value-type="string" calcext:value-type="string">
            <text:p>Forum</text:p>
          </table:table-cell>
          <table:table-cell office:value-type="float" office:value="29472760" calcext:value-type="float">
            <text:p>29472760</text:p>
          </table:table-cell>
          <table:table-cell office:value-type="float" office:value="19929" calcext:value-type="float">
            <text:p>19929</text:p>
          </table:table-cell>
          <table:table-cell table:formula="of:=IF(LEN([.A429])=0;0;LEN([.A429])-LEN(SUBSTITUTE([.A429];&quot; &quot;;&quot;&quot;))+1)" office:value-type="float" office:value="2" calcext:value-type="float">
            <text:p>2</text:p>
          </table:table-cell>
          <table:table-cell table:formula="of:=IF(LEN([.B429])=0;0;LEN([.B429])-LEN(SUBSTITUTE([.B42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Favourite</text:p>
          </table:table-cell>
          <table:table-cell office:value-type="string" calcext:value-type="string">
            <text:p>A kedvenc</text:p>
          </table:table-cell>
          <table:table-cell table:style-name="ce2" office:value-type="date" office:date-value="2019-02-07" calcext:value-type="date">
            <text:p>2019.02.07</text:p>
          </table:table-cell>
          <table:table-cell office:value-type="string" calcext:value-type="string">
            <text:p>Forum</text:p>
          </table:table-cell>
          <table:table-cell office:value-type="float" office:value="13027605" calcext:value-type="float">
            <text:p>13027605</text:p>
          </table:table-cell>
          <table:table-cell office:value-type="float" office:value="8409" calcext:value-type="float">
            <text:p>8409</text:p>
          </table:table-cell>
          <table:table-cell table:formula="of:=IF(LEN([.A430])=0;0;LEN([.A430])-LEN(SUBSTITUTE([.A430];&quot; &quot;;&quot;&quot;))+1)" office:value-type="float" office:value="2" calcext:value-type="float">
            <text:p>2</text:p>
          </table:table-cell>
          <table:table-cell table:formula="of:=IF(LEN([.B430])=0;0;LEN([.B430])-LEN(SUBSTITUTE([.B43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 Freak</text:p>
          </table:table-cell>
          <table:table-cell office:value-type="string" calcext:value-type="string">
            <text:p>Szerelmünk napjai</text:p>
          </table:table-cell>
          <table:table-cell table:style-name="ce2" office:value-type="date" office:date-value="2019-02-07" calcext:value-type="date">
            <text:p>2019.02.07</text:p>
          </table:table-cell>
          <table:table-cell office:value-type="string" calcext:value-type="string">
            <text:p>Big Bang Media</text:p>
          </table:table-cell>
          <table:table-cell office:value-type="float" office:value="6815575" calcext:value-type="float">
            <text:p>6815575</text:p>
          </table:table-cell>
          <table:table-cell office:value-type="float" office:value="4451" calcext:value-type="float">
            <text:p>4451</text:p>
          </table:table-cell>
          <table:table-cell table:formula="of:=IF(LEN([.A431])=0;0;LEN([.A431])-LEN(SUBSTITUTE([.A431];&quot; &quot;;&quot;&quot;))+1)" office:value-type="float" office:value="2" calcext:value-type="float">
            <text:p>2</text:p>
          </table:table-cell>
          <table:table-cell table:formula="of:=IF(LEN([.B431])=0;0;LEN([.B431])-LEN(SUBSTITUTE([.B43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harnaüm</text:p>
          </table:table-cell>
          <table:table-cell office:value-type="string" calcext:value-type="string">
            <text:p>Kafarnaum - A remény útja</text:p>
          </table:table-cell>
          <table:table-cell table:style-name="ce2" office:value-type="date" office:date-value="2019-02-07" calcext:value-type="date">
            <text:p>2019.02.07</text:p>
          </table:table-cell>
          <table:table-cell office:value-type="string" calcext:value-type="string">
            <text:p>MoziNet</text:p>
          </table:table-cell>
          <table:table-cell office:value-type="float" office:value="1295062" calcext:value-type="float">
            <text:p>1295062</text:p>
          </table:table-cell>
          <table:table-cell office:value-type="float" office:value="1105" calcext:value-type="float">
            <text:p>1105</text:p>
          </table:table-cell>
          <table:table-cell table:formula="of:=IF(LEN([.A432])=0;0;LEN([.A432])-LEN(SUBSTITUTE([.A432];&quot; &quot;;&quot;&quot;))+1)" office:value-type="float" office:value="1" calcext:value-type="float">
            <text:p>1</text:p>
          </table:table-cell>
          <table:table-cell table:formula="of:=IF(LEN([.B432])=0;0;LEN([.B432])-LEN(SUBSTITUTE([.B432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 in a Hurry / Un homme pressé</text:p>
          </table:table-cell>
          <table:table-cell office:value-type="string" calcext:value-type="string">
            <text:p>Szavak nélkül</text:p>
          </table:table-cell>
          <table:table-cell table:style-name="ce2" office:value-type="date" office:date-value="2019-02-07" calcext:value-type="date">
            <text:p>2019.02.07</text:p>
          </table:table-cell>
          <table:table-cell office:value-type="string" calcext:value-type="string">
            <text:p>ADS</text:p>
          </table:table-cell>
          <table:table-cell office:value-type="float" office:value="1051620" calcext:value-type="float">
            <text:p>1051620</text:p>
          </table:table-cell>
          <table:table-cell office:value-type="float" office:value="650" calcext:value-type="float">
            <text:p>650</text:p>
          </table:table-cell>
          <table:table-cell table:formula="of:=IF(LEN([.A433])=0;0;LEN([.A433])-LEN(SUBSTITUTE([.A433];&quot; &quot;;&quot;&quot;))+1)" office:value-type="float" office:value="8" calcext:value-type="float">
            <text:p>8</text:p>
          </table:table-cell>
          <table:table-cell table:formula="of:=IF(LEN([.B433])=0;0;LEN([.B433])-LEN(SUBSTITUTE([.B43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ölcsönlakás</text:p>
          </table:table-cell>
          <table:table-cell table:style-name="ce2" office:value-type="date" office:date-value="2019-02-13" calcext:value-type="date">
            <text:p>2019.02.13</text:p>
          </table:table-cell>
          <table:table-cell office:value-type="string" calcext:value-type="string">
            <text:p>InterCom</text:p>
          </table:table-cell>
          <table:table-cell office:value-type="float" office:value="84724687" calcext:value-type="float">
            <text:p>84724687</text:p>
          </table:table-cell>
          <table:table-cell office:value-type="float" office:value="57757" calcext:value-type="float">
            <text:p>57757</text:p>
          </table:table-cell>
          <table:table-cell table:formula="of:=IF(LEN([.A434])=0;0;LEN([.A434])-LEN(SUBSTITUTE([.A434];&quot; &quot;;&quot;&quot;))+1)" office:value-type="float" office:value="1" calcext:value-type="float">
            <text:p>1</text:p>
          </table:table-cell>
          <table:table-cell table:formula="of:=IF(LEN([.B434])=0;0;LEN([.B434])-LEN(SUBSTITUTE([.B43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ta: Battle Angel</text:p>
          </table:table-cell>
          <table:table-cell office:value-type="string" calcext:value-type="string">
            <text:p>Alita: A harc angyala</text:p>
          </table:table-cell>
          <table:table-cell table:style-name="ce2" office:value-type="date" office:date-value="2019-02-14" calcext:value-type="date">
            <text:p>2019.02.14</text:p>
          </table:table-cell>
          <table:table-cell office:value-type="string" calcext:value-type="string">
            <text:p>Forum</text:p>
          </table:table-cell>
          <table:table-cell office:value-type="float" office:value="94911520" calcext:value-type="float">
            <text:p>94911520</text:p>
          </table:table-cell>
          <table:table-cell office:value-type="float" office:value="57305" calcext:value-type="float">
            <text:p>57305</text:p>
          </table:table-cell>
          <table:table-cell table:formula="of:=IF(LEN([.A435])=0;0;LEN([.A435])-LEN(SUBSTITUTE([.A435];&quot; &quot;;&quot;&quot;))+1)" office:value-type="float" office:value="3" calcext:value-type="float">
            <text:p>3</text:p>
          </table:table-cell>
          <table:table-cell table:formula="of:=IF(LEN([.B435])=0;0;LEN([.B435])-LEN(SUBSTITUTE([.B43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ppy Death Day 2U</text:p>
          </table:table-cell>
          <table:table-cell office:value-type="string" calcext:value-type="string">
            <text:p>Boldog halálnapot! 2</text:p>
          </table:table-cell>
          <table:table-cell table:style-name="ce2" office:value-type="date" office:date-value="2019-02-14" calcext:value-type="date">
            <text:p>2019.02.14</text:p>
          </table:table-cell>
          <table:table-cell office:value-type="string" calcext:value-type="string">
            <text:p>UIP</text:p>
          </table:table-cell>
          <table:table-cell office:value-type="float" office:value="40223012" calcext:value-type="float">
            <text:p>40223012</text:p>
          </table:table-cell>
          <table:table-cell office:value-type="float" office:value="28039" calcext:value-type="float">
            <text:p>28039</text:p>
          </table:table-cell>
          <table:table-cell table:formula="of:=IF(LEN([.A436])=0;0;LEN([.A436])-LEN(SUBSTITUTE([.A436];&quot; &quot;;&quot;&quot;))+1)" office:value-type="float" office:value="4" calcext:value-type="float">
            <text:p>4</text:p>
          </table:table-cell>
          <table:table-cell table:formula="of:=IF(LEN([.B436])=0;0;LEN([.B436])-LEN(SUBSTITUTE([.B436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na wojna</text:p>
          </table:table-cell>
          <table:table-cell office:value-type="string" calcext:value-type="string">
            <text:p>Hidegháború</text:p>
          </table:table-cell>
          <table:table-cell table:style-name="ce2" office:value-type="date" office:date-value="2019-02-14" calcext:value-type="date">
            <text:p>2019.02.14</text:p>
          </table:table-cell>
          <table:table-cell office:value-type="string" calcext:value-type="string">
            <text:p>MoziNet</text:p>
          </table:table-cell>
          <table:table-cell office:value-type="float" office:value="2012134" calcext:value-type="float">
            <text:p>2012134</text:p>
          </table:table-cell>
          <table:table-cell office:value-type="float" office:value="1573" calcext:value-type="float">
            <text:p>1573</text:p>
          </table:table-cell>
          <table:table-cell table:formula="of:=IF(LEN([.A437])=0;0;LEN([.A437])-LEN(SUBSTITUTE([.A437];&quot; &quot;;&quot;&quot;))+1)" office:value-type="float" office:value="2" calcext:value-type="float">
            <text:p>2</text:p>
          </table:table-cell>
          <table:table-cell table:formula="of:=IF(LEN([.B437])=0;0;LEN([.B437])-LEN(SUBSTITUTE([.B43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by Callas</text:p>
          </table:table-cell>
          <table:table-cell office:value-type="string" calcext:value-type="string">
            <text:p>A Maria Callas-sztori</text:p>
          </table:table-cell>
          <table:table-cell table:style-name="ce2" office:value-type="date" office:date-value="2019-02-14" calcext:value-type="date">
            <text:p>2019.02.14</text:p>
          </table:table-cell>
          <table:table-cell office:value-type="string" calcext:value-type="string">
            <text:p>Vertigo</text:p>
          </table:table-cell>
          <table:table-cell office:value-type="float" office:value="1647210" calcext:value-type="float">
            <text:p>1647210</text:p>
          </table:table-cell>
          <table:table-cell office:value-type="float" office:value="1350" calcext:value-type="float">
            <text:p>1350</text:p>
          </table:table-cell>
          <table:table-cell table:formula="of:=IF(LEN([.A438])=0;0;LEN([.A438])-LEN(SUBSTITUTE([.A438];&quot; &quot;;&quot;&quot;))+1)" office:value-type="float" office:value="3" calcext:value-type="float">
            <text:p>3</text:p>
          </table:table-cell>
          <table:table-cell table:formula="of:=IF(LEN([.B438])=0;0;LEN([.B438])-LEN(SUBSTITUTE([.B43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 Chesil Beach</text:p>
          </table:table-cell>
          <table:table-cell office:value-type="string" calcext:value-type="string">
            <text:p>Az a nap a tengerparton</text:p>
          </table:table-cell>
          <table:table-cell table:style-name="ce2" office:value-type="date" office:date-value="2019-02-14" calcext:value-type="date">
            <text:p>2019.02.14</text:p>
          </table:table-cell>
          <table:table-cell office:value-type="string" calcext:value-type="string">
            <text:p>Cinetel</text:p>
          </table:table-cell>
          <table:table-cell office:value-type="float" office:value="991430" calcext:value-type="float">
            <text:p>991430</text:p>
          </table:table-cell>
          <table:table-cell office:value-type="float" office:value="740" calcext:value-type="float">
            <text:p>740</text:p>
          </table:table-cell>
          <table:table-cell table:formula="of:=IF(LEN([.A439])=0;0;LEN([.A439])-LEN(SUBSTITUTE([.A439];&quot; &quot;;&quot;&quot;))+1)" office:value-type="float" office:value="3" calcext:value-type="float">
            <text:p>3</text:p>
          </table:table-cell>
          <table:table-cell table:formula="of:=IF(LEN([.B439])=0;0;LEN([.B439])-LEN(SUBSTITUTE([.B439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 to Train Your Dragon: The Hidden World</text:p>
          </table:table-cell>
          <table:table-cell office:value-type="string" calcext:value-type="string">
            <text:p>Így neveld a sárkányodat 3.</text:p>
          </table:table-cell>
          <table:table-cell table:style-name="ce2" office:value-type="date" office:date-value="2019-02-21" calcext:value-type="date">
            <text:p>2019.02.21</text:p>
          </table:table-cell>
          <table:table-cell office:value-type="string" calcext:value-type="string">
            <text:p>UIP</text:p>
          </table:table-cell>
          <table:table-cell office:value-type="float" office:value="179972138" calcext:value-type="float">
            <text:p>179972138</text:p>
          </table:table-cell>
          <table:table-cell office:value-type="float" office:value="124495" calcext:value-type="float">
            <text:p>124495</text:p>
          </table:table-cell>
          <table:table-cell table:formula="of:=IF(LEN([.A440])=0;0;LEN([.A440])-LEN(SUBSTITUTE([.A440];&quot; &quot;;&quot;&quot;))+1)" office:value-type="float" office:value="8" calcext:value-type="float">
            <text:p>8</text:p>
          </table:table-cell>
          <table:table-cell table:formula="of:=IF(LEN([.B440])=0;0;LEN([.B440])-LEN(SUBSTITUTE([.B440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d Pursuit</text:p>
          </table:table-cell>
          <table:table-cell office:value-type="string" calcext:value-type="string">
            <text:p>Dermesztő hajsza</text:p>
          </table:table-cell>
          <table:table-cell table:style-name="ce2" office:value-type="date" office:date-value="2019-02-21" calcext:value-type="date">
            <text:p>2019.02.21</text:p>
          </table:table-cell>
          <table:table-cell office:value-type="string" calcext:value-type="string">
            <text:p>Freeman</text:p>
          </table:table-cell>
          <table:table-cell office:value-type="float" office:value="34685641" calcext:value-type="float">
            <text:p>34685641</text:p>
          </table:table-cell>
          <table:table-cell office:value-type="float" office:value="22038" calcext:value-type="float">
            <text:p>22038</text:p>
          </table:table-cell>
          <table:table-cell table:formula="of:=IF(LEN([.A441])=0;0;LEN([.A441])-LEN(SUBSTITUTE([.A441];&quot; &quot;;&quot;&quot;))+1)" office:value-type="float" office:value="2" calcext:value-type="float">
            <text:p>2</text:p>
          </table:table-cell>
          <table:table-cell table:formula="of:=IF(LEN([.B441])=0;0;LEN([.B441])-LEN(SUBSTITUTE([.B44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en Book</text:p>
          </table:table-cell>
          <table:table-cell office:value-type="string" calcext:value-type="string">
            <text:p>Zöld könyv - Útmutató az élethez</text:p>
          </table:table-cell>
          <table:table-cell table:style-name="ce2" office:value-type="date" office:date-value="2019-02-21" calcext:value-type="date">
            <text:p>2019.02.21</text:p>
          </table:table-cell>
          <table:table-cell office:value-type="string" calcext:value-type="string">
            <text:p>ADS</text:p>
          </table:table-cell>
          <table:table-cell office:value-type="float" office:value="22202490" calcext:value-type="float">
            <text:p>22202490</text:p>
          </table:table-cell>
          <table:table-cell office:value-type="float" office:value="14340" calcext:value-type="float">
            <text:p>14340</text:p>
          </table:table-cell>
          <table:table-cell table:formula="of:=IF(LEN([.A442])=0;0;LEN([.A442])-LEN(SUBSTITUTE([.A442];&quot; &quot;;&quot;&quot;))+1)" office:value-type="float" office:value="2" calcext:value-type="float">
            <text:p>2</text:p>
          </table:table-cell>
          <table:table-cell table:formula="of:=IF(LEN([.B442])=0;0;LEN([.B442])-LEN(SUBSTITUTE([.B442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ce</text:p>
          </table:table-cell>
          <table:table-cell office:value-type="string" calcext:value-type="string">
            <text:p>Alelnök</text:p>
          </table:table-cell>
          <table:table-cell table:style-name="ce2" office:value-type="date" office:date-value="2019-02-21" calcext:value-type="date">
            <text:p>2019.02.21</text:p>
          </table:table-cell>
          <table:table-cell office:value-type="string" calcext:value-type="string">
            <text:p>Forum</text:p>
          </table:table-cell>
          <table:table-cell office:value-type="float" office:value="16702190" calcext:value-type="float">
            <text:p>16702190</text:p>
          </table:table-cell>
          <table:table-cell office:value-type="float" office:value="10343" calcext:value-type="float">
            <text:p>10343</text:p>
          </table:table-cell>
          <table:table-cell table:formula="of:=IF(LEN([.A443])=0;0;LEN([.A443])-LEN(SUBSTITUTE([.A443];&quot; &quot;;&quot;&quot;))+1)" office:value-type="float" office:value="1" calcext:value-type="float">
            <text:p>1</text:p>
          </table:table-cell>
          <table:table-cell table:formula="of:=IF(LEN([.B443])=0;0;LEN([.B443])-LEN(SUBSTITUTE([.B44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nk Parents</text:p>
          </table:table-cell>
          <table:table-cell office:value-type="string" calcext:value-type="string">
            <text:p>Amit nem akarsz tudni a szüleidről</text:p>
          </table:table-cell>
          <table:table-cell table:style-name="ce2" office:value-type="date" office:date-value="2019-02-28" calcext:value-type="date">
            <text:p>2019.02.28</text:p>
          </table:table-cell>
          <table:table-cell office:value-type="string" calcext:value-type="string">
            <text:p>Big Bang Media</text:p>
          </table:table-cell>
          <table:table-cell office:value-type="float" office:value="16928160" calcext:value-type="float">
            <text:p>16928160</text:p>
          </table:table-cell>
          <table:table-cell office:value-type="float" office:value="10943" calcext:value-type="float">
            <text:p>10943</text:p>
          </table:table-cell>
          <table:table-cell table:formula="of:=IF(LEN([.A444])=0;0;LEN([.A444])-LEN(SUBSTITUTE([.A444];&quot; &quot;;&quot;&quot;))+1)" office:value-type="float" office:value="2" calcext:value-type="float">
            <text:p>2</text:p>
          </table:table-cell>
          <table:table-cell table:formula="of:=IF(LEN([.B444])=0;0;LEN([.B444])-LEN(SUBSTITUTE([.B444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vi reissu / Heavy Trip</text:p>
          </table:table-cell>
          <table:table-cell office:value-type="string" calcext:value-type="string">
            <text:p>Heavy túra</text:p>
          </table:table-cell>
          <table:table-cell table:style-name="ce2" office:value-type="date" office:date-value="2019-02-28" calcext:value-type="date">
            <text:p>2019.02.28</text:p>
          </table:table-cell>
          <table:table-cell office:value-type="string" calcext:value-type="string">
            <text:p>Hungaricom</text:p>
          </table:table-cell>
          <table:table-cell office:value-type="float" office:value="1514695" calcext:value-type="float">
            <text:p>1514695</text:p>
          </table:table-cell>
          <table:table-cell office:value-type="float" office:value="1048" calcext:value-type="float">
            <text:p>1048</text:p>
          </table:table-cell>
          <table:table-cell table:formula="of:=IF(LEN([.A445])=0;0;LEN([.A445])-LEN(SUBSTITUTE([.A445];&quot; &quot;;&quot;&quot;))+1)" office:value-type="float" office:value="5" calcext:value-type="float">
            <text:p>5</text:p>
          </table:table-cell>
          <table:table-cell table:formula="of:=IF(LEN([.B445])=0;0;LEN([.B445])-LEN(SUBSTITUTE([.B445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itzer / Streaker</text:p>
          </table:table-cell>
          <table:table-cell office:value-type="string" calcext:value-type="string">
            <text:p>Meztelen befutó</text:p>
          </table:table-cell>
          <table:table-cell table:style-name="ce2" office:value-type="date" office:date-value="2019-02-28" calcext:value-type="date">
            <text:p>2019.02.28</text:p>
          </table:table-cell>
          <table:table-cell office:value-type="string" calcext:value-type="string">
            <text:p>ADS</text:p>
          </table:table-cell>
          <table:table-cell office:value-type="float" office:value="241935" calcext:value-type="float">
            <text:p>241935</text:p>
          </table:table-cell>
          <table:table-cell office:value-type="float" office:value="141" calcext:value-type="float">
            <text:p>141</text:p>
          </table:table-cell>
          <table:table-cell table:formula="of:=IF(LEN([.A446])=0;0;LEN([.A446])-LEN(SUBSTITUTE([.A446];&quot; &quot;;&quot;&quot;))+1)" office:value-type="float" office:value="3" calcext:value-type="float">
            <text:p>3</text:p>
          </table:table-cell>
          <table:table-cell table:formula="of:=IF(LEN([.B446])=0;0;LEN([.B446])-LEN(SUBSTITUTE([.B44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tain Marvel</text:p>
          </table:table-cell>
          <table:table-cell office:value-type="string" calcext:value-type="string">
            <text:p>Marvel Kapitány</text:p>
          </table:table-cell>
          <table:table-cell table:style-name="ce2" office:value-type="date" office:date-value="2019-03-07" calcext:value-type="date">
            <text:p>2019.03.07</text:p>
          </table:table-cell>
          <table:table-cell office:value-type="string" calcext:value-type="string">
            <text:p>Forum</text:p>
          </table:table-cell>
          <table:table-cell office:value-type="float" office:value="237974556" calcext:value-type="float">
            <text:p>237974556</text:p>
          </table:table-cell>
          <table:table-cell office:value-type="float" office:value="150750" calcext:value-type="float">
            <text:p>150750</text:p>
          </table:table-cell>
          <table:table-cell table:formula="of:=IF(LEN([.A447])=0;0;LEN([.A447])-LEN(SUBSTITUTE([.A447];&quot; &quot;;&quot;&quot;))+1)" office:value-type="float" office:value="2" calcext:value-type="float">
            <text:p>2</text:p>
          </table:table-cell>
          <table:table-cell table:formula="of:=IF(LEN([.B447])=0;0;LEN([.B447])-LEN(SUBSTITUTE([.B44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ost van most</text:p>
          </table:table-cell>
          <table:table-cell table:style-name="ce2" office:value-type="date" office:date-value="2019-03-07" calcext:value-type="date">
            <text:p>2019.03.07</text:p>
          </table:table-cell>
          <table:table-cell office:value-type="string" calcext:value-type="string">
            <text:p>Romis</text:p>
          </table:table-cell>
          <table:table-cell office:value-type="float" office:value="4658085" calcext:value-type="float">
            <text:p>4658085</text:p>
          </table:table-cell>
          <table:table-cell office:value-type="float" office:value="3045" calcext:value-type="float">
            <text:p>3045</text:p>
          </table:table-cell>
          <table:table-cell table:formula="of:=IF(LEN([.A448])=0;0;LEN([.A448])-LEN(SUBSTITUTE([.A448];&quot; &quot;;&quot;&quot;))+1)" office:value-type="float" office:value="3" calcext:value-type="float">
            <text:p>3</text:p>
          </table:table-cell>
          <table:table-cell table:formula="of:=IF(LEN([.B448])=0;0;LEN([.B448])-LEN(SUBSTITUTE([.B44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eps &amp; Wolves : Pig Deal</text:p>
          </table:table-cell>
          <table:table-cell office:value-type="string" calcext:value-type="string">
            <text:p>Állati csetepata - Ez már röfi!</text:p>
          </table:table-cell>
          <table:table-cell table:style-name="ce2" office:value-type="date" office:date-value="2019-03-07" calcext:value-type="date">
            <text:p>2019.03.07</text:p>
          </table:table-cell>
          <table:table-cell office:value-type="string" calcext:value-type="string">
            <text:p>ADS</text:p>
          </table:table-cell>
          <table:table-cell office:value-type="float" office:value="3059335" calcext:value-type="float">
            <text:p>3059335</text:p>
          </table:table-cell>
          <table:table-cell office:value-type="float" office:value="1990" calcext:value-type="float">
            <text:p>1990</text:p>
          </table:table-cell>
          <table:table-cell table:formula="of:=IF(LEN([.A449])=0;0;LEN([.A449])-LEN(SUBSTITUTE([.A449];&quot; &quot;;&quot;&quot;))+1)" office:value-type="float" office:value="6" calcext:value-type="float">
            <text:p>6</text:p>
          </table:table-cell>
          <table:table-cell table:formula="of:=IF(LEN([.B449])=0;0;LEN([.B449])-LEN(SUBSTITUTE([.B449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ouble With You</text:p>
          </table:table-cell>
          <table:table-cell office:value-type="string" calcext:value-type="string">
            <text:p>Csak a baj van veled!</text:p>
          </table:table-cell>
          <table:table-cell table:style-name="ce2" office:value-type="date" office:date-value="2019-03-07" calcext:value-type="date">
            <text:p>2019.03.07</text:p>
          </table:table-cell>
          <table:table-cell office:value-type="string" calcext:value-type="string">
            <text:p>Cinetel</text:p>
          </table:table-cell>
          <table:table-cell office:value-type="float" office:value="2313415" calcext:value-type="float">
            <text:p>2313415</text:p>
          </table:table-cell>
          <table:table-cell office:value-type="float" office:value="1435" calcext:value-type="float">
            <text:p>1435</text:p>
          </table:table-cell>
          <table:table-cell table:formula="of:=IF(LEN([.A450])=0;0;LEN([.A450])-LEN(SUBSTITUTE([.A450];&quot; &quot;;&quot;&quot;))+1)" office:value-type="float" office:value="3" calcext:value-type="float">
            <text:p>3</text:p>
          </table:table-cell>
          <table:table-cell table:formula="of:=IF(LEN([.B450])=0;0;LEN([.B450])-LEN(SUBSTITUTE([.B450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uerilla</text:p>
          </table:table-cell>
          <table:table-cell table:style-name="ce2" office:value-type="date" office:date-value="2019-03-07" calcext:value-type="date">
            <text:p>2019.03.07</text:p>
          </table:table-cell>
          <table:table-cell office:value-type="string" calcext:value-type="string">
            <text:p>MoziNet</text:p>
          </table:table-cell>
          <table:table-cell office:value-type="float" office:value="942319" calcext:value-type="float">
            <text:p>942319</text:p>
          </table:table-cell>
          <table:table-cell office:value-type="float" office:value="1511" calcext:value-type="float">
            <text:p>1511</text:p>
          </table:table-cell>
          <table:table-cell table:formula="of:=IF(LEN([.A451])=0;0;LEN([.A451])-LEN(SUBSTITUTE([.A451];&quot; &quot;;&quot;&quot;))+1)" office:value-type="float" office:value="1" calcext:value-type="float">
            <text:p>1</text:p>
          </table:table-cell>
          <table:table-cell table:formula="of:=IF(LEN([.B451])=0;0;LEN([.B451])-LEN(SUBSTITUTE([.B45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ghting with My Family</text:p>
          </table:table-cell>
          <table:table-cell office:value-type="string" calcext:value-type="string">
            <text:p>Családi bunyó</text:p>
          </table:table-cell>
          <table:table-cell table:style-name="ce2" office:value-type="date" office:date-value="2019-03-14" calcext:value-type="date">
            <text:p>2019.03.14</text:p>
          </table:table-cell>
          <table:table-cell office:value-type="string" calcext:value-type="string">
            <text:p>Forum</text:p>
          </table:table-cell>
          <table:table-cell office:value-type="float" office:value="47646375" calcext:value-type="float">
            <text:p>47646375</text:p>
          </table:table-cell>
          <table:table-cell office:value-type="float" office:value="32580" calcext:value-type="float">
            <text:p>32580</text:p>
          </table:table-cell>
          <table:table-cell table:formula="of:=IF(LEN([.A452])=0;0;LEN([.A452])-LEN(SUBSTITUTE([.A452];&quot; &quot;;&quot;&quot;))+1)" office:value-type="float" office:value="4" calcext:value-type="float">
            <text:p>4</text:p>
          </table:table-cell>
          <table:table-cell table:formula="of:=IF(LEN([.B452])=0;0;LEN([.B452])-LEN(SUBSTITUTE([.B45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Queen's Corgi</text:p>
          </table:table-cell>
          <table:table-cell office:value-type="string" calcext:value-type="string">
            <text:p>A királynő kutyája</text:p>
          </table:table-cell>
          <table:table-cell table:style-name="ce2" office:value-type="date" office:date-value="2019-03-14" calcext:value-type="date">
            <text:p>2019.03.14</text:p>
          </table:table-cell>
          <table:table-cell office:value-type="string" calcext:value-type="string">
            <text:p>Freeman</text:p>
          </table:table-cell>
          <table:table-cell office:value-type="float" office:value="30943740" calcext:value-type="float">
            <text:p>30943740</text:p>
          </table:table-cell>
          <table:table-cell office:value-type="float" office:value="22256" calcext:value-type="float">
            <text:p>22256</text:p>
          </table:table-cell>
          <table:table-cell table:formula="of:=IF(LEN([.A453])=0;0;LEN([.A453])-LEN(SUBSTITUTE([.A453];&quot; &quot;;&quot;&quot;))+1)" office:value-type="float" office:value="3" calcext:value-type="float">
            <text:p>3</text:p>
          </table:table-cell>
          <table:table-cell table:formula="of:=IF(LEN([.B453])=0;0;LEN([.B453])-LEN(SUBSTITUTE([.B45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pró mesék</text:p>
          </table:table-cell>
          <table:table-cell table:style-name="ce2" office:value-type="date" office:date-value="2019-03-14" calcext:value-type="date">
            <text:p>2019.03.14</text:p>
          </table:table-cell>
          <table:table-cell office:value-type="string" calcext:value-type="string">
            <text:p>Vertigo</text:p>
          </table:table-cell>
          <table:table-cell office:value-type="float" office:value="15710422" calcext:value-type="float">
            <text:p>15710422</text:p>
          </table:table-cell>
          <table:table-cell office:value-type="float" office:value="12201" calcext:value-type="float">
            <text:p>12201</text:p>
          </table:table-cell>
          <table:table-cell table:formula="of:=IF(LEN([.A454])=0;0;LEN([.A454])-LEN(SUBSTITUTE([.A454];&quot; &quot;;&quot;&quot;))+1)" office:value-type="float" office:value="2" calcext:value-type="float">
            <text:p>2</text:p>
          </table:table-cell>
          <table:table-cell table:formula="of:=IF(LEN([.B454])=0;0;LEN([.B454])-LEN(SUBSTITUTE([.B45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k or Swim</text:p>
          </table:table-cell>
          <table:table-cell office:value-type="string" calcext:value-type="string">
            <text:p>Szabadúszók</text:p>
          </table:table-cell>
          <table:table-cell table:style-name="ce2" office:value-type="date" office:date-value="2019-03-14" calcext:value-type="date">
            <text:p>2019.03.14</text:p>
          </table:table-cell>
          <table:table-cell office:value-type="string" calcext:value-type="string">
            <text:p>ADS</text:p>
          </table:table-cell>
          <table:table-cell office:value-type="float" office:value="3495650" calcext:value-type="float">
            <text:p>3495650</text:p>
          </table:table-cell>
          <table:table-cell office:value-type="float" office:value="2682" calcext:value-type="float">
            <text:p>2682</text:p>
          </table:table-cell>
          <table:table-cell table:formula="of:=IF(LEN([.A455])=0;0;LEN([.A455])-LEN(SUBSTITUTE([.A455];&quot; &quot;;&quot;&quot;))+1)" office:value-type="float" office:value="3" calcext:value-type="float">
            <text:p>3</text:p>
          </table:table-cell>
          <table:table-cell table:formula="of:=IF(LEN([.B455])=0;0;LEN([.B455])-LEN(SUBSTITUTE([.B45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i </text:p>
          </table:table-cell>
          <table:table-cell table:style-name="ce2" office:value-type="date" office:date-value="2019-03-21" calcext:value-type="date">
            <text:p>2019.03.21</text:p>
          </table:table-cell>
          <table:table-cell office:value-type="string" calcext:value-type="string">
            <text:p>UIP</text:p>
          </table:table-cell>
          <table:table-cell office:value-type="float" office:value="40701020" calcext:value-type="float">
            <text:p>40701020</text:p>
          </table:table-cell>
          <table:table-cell office:value-type="float" office:value="27716" calcext:value-type="float">
            <text:p>27716</text:p>
          </table:table-cell>
          <table:table-cell table:formula="of:=IF(LEN([.A456])=0;0;LEN([.A456])-LEN(SUBSTITUTE([.A456];&quot; &quot;;&quot;&quot;))+1)" office:value-type="float" office:value="1" calcext:value-type="float">
            <text:p>1</text:p>
          </table:table-cell>
          <table:table-cell table:formula="of:=IF(LEN([.B456])=0;0;LEN([.B456])-LEN(SUBSTITUTE([.B456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'est-ce qu'on a encore fait au bon Dieu?</text:p>
          </table:table-cell>
          <table:table-cell office:value-type="string" calcext:value-type="string">
            <text:p>Bazi nagy francia lagzik 2.</text:p>
          </table:table-cell>
          <table:table-cell table:style-name="ce2" office:value-type="date" office:date-value="2019-03-21" calcext:value-type="date">
            <text:p>2019.03.21</text:p>
          </table:table-cell>
          <table:table-cell office:value-type="string" calcext:value-type="string">
            <text:p>Vertigo</text:p>
          </table:table-cell>
          <table:table-cell office:value-type="float" office:value="15110923" calcext:value-type="float">
            <text:p>15110923</text:p>
          </table:table-cell>
          <table:table-cell office:value-type="float" office:value="10423" calcext:value-type="float">
            <text:p>10423</text:p>
          </table:table-cell>
          <table:table-cell table:formula="of:=IF(LEN([.A457])=0;0;LEN([.A457])-LEN(SUBSTITUTE([.A457];&quot; &quot;;&quot;&quot;))+1)" office:value-type="float" office:value="8" calcext:value-type="float">
            <text:p>8</text:p>
          </table:table-cell>
          <table:table-cell table:formula="of:=IF(LEN([.B457])=0;0;LEN([.B457])-LEN(SUBSTITUTE([.B457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tive State</text:p>
          </table:table-cell>
          <table:table-cell office:value-type="string" calcext:value-type="string">
            <text:p>Elrabolt világ</text:p>
          </table:table-cell>
          <table:table-cell table:style-name="ce2" office:value-type="date" office:date-value="2019-03-21" calcext:value-type="date">
            <text:p>2019.03.21</text:p>
          </table:table-cell>
          <table:table-cell office:value-type="string" calcext:value-type="string">
            <text:p>InterCom</text:p>
          </table:table-cell>
          <table:table-cell office:value-type="float" office:value="8692315" calcext:value-type="float">
            <text:p>8692315</text:p>
          </table:table-cell>
          <table:table-cell office:value-type="float" office:value="5478" calcext:value-type="float">
            <text:p>5478</text:p>
          </table:table-cell>
          <table:table-cell table:formula="of:=IF(LEN([.A458])=0;0;LEN([.A458])-LEN(SUBSTITUTE([.A458];&quot; &quot;;&quot;&quot;))+1)" office:value-type="float" office:value="2" calcext:value-type="float">
            <text:p>2</text:p>
          </table:table-cell>
          <table:table-cell table:formula="of:=IF(LEN([.B458])=0;0;LEN([.B458])-LEN(SUBSTITUTE([.B45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Colette</text:p>
          </table:table-cell>
          <table:table-cell table:style-name="ce2" office:value-type="date" office:date-value="2019-03-21" calcext:value-type="date">
            <text:p>2019.03.21</text:p>
          </table:table-cell>
          <table:table-cell office:value-type="string" calcext:value-type="string">
            <text:p>Vertigo</text:p>
          </table:table-cell>
          <table:table-cell office:value-type="float" office:value="4993740" calcext:value-type="float">
            <text:p>4993740</text:p>
          </table:table-cell>
          <table:table-cell office:value-type="float" office:value="3416" calcext:value-type="float">
            <text:p>3416</text:p>
          </table:table-cell>
          <table:table-cell table:formula="of:=IF(LEN([.A459])=0;0;LEN([.A459])-LEN(SUBSTITUTE([.A459];&quot; &quot;;&quot;&quot;))+1)" office:value-type="float" office:value="1" calcext:value-type="float">
            <text:p>1</text:p>
          </table:table-cell>
          <table:table-cell table:formula="of:=IF(LEN([.B459])=0;0;LEN([.B459])-LEN(SUBSTITUTE([.B459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 Struggles</text:p>
          </table:table-cell>
          <table:table-cell office:value-type="string" calcext:value-type="string">
            <text:p>Életem értelmei</text:p>
          </table:table-cell>
          <table:table-cell table:style-name="ce2" office:value-type="date" office:date-value="2019-03-21" calcext:value-type="date">
            <text:p>2019.03.21</text:p>
          </table:table-cell>
          <table:table-cell office:value-type="string" calcext:value-type="string">
            <text:p>ADS</text:p>
          </table:table-cell>
          <table:table-cell office:value-type="float" office:value="626780" calcext:value-type="float">
            <text:p>626780</text:p>
          </table:table-cell>
          <table:table-cell office:value-type="float" office:value="601" calcext:value-type="float">
            <text:p>601</text:p>
          </table:table-cell>
          <table:table-cell table:formula="of:=IF(LEN([.A460])=0;0;LEN([.A460])-LEN(SUBSTITUTE([.A460];&quot; &quot;;&quot;&quot;))+1)" office:value-type="float" office:value="2" calcext:value-type="float">
            <text:p>2</text:p>
          </table:table-cell>
          <table:table-cell table:formula="of:=IF(LEN([.B460])=0;0;LEN([.B460])-LEN(SUBSTITUTE([.B46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mbo</text:p>
          </table:table-cell>
          <table:table-cell office:value-type="string" calcext:value-type="string">
            <text:p>Dumbó</text:p>
          </table:table-cell>
          <table:table-cell table:style-name="ce2" office:value-type="date" office:date-value="2019-03-28" calcext:value-type="date">
            <text:p>2019.03.28</text:p>
          </table:table-cell>
          <table:table-cell office:value-type="string" calcext:value-type="string">
            <text:p>Forum</text:p>
          </table:table-cell>
          <table:table-cell office:value-type="float" office:value="26367495" calcext:value-type="float">
            <text:p>26367495</text:p>
          </table:table-cell>
          <table:table-cell office:value-type="float" office:value="17655" calcext:value-type="float">
            <text:p>17655</text:p>
          </table:table-cell>
          <table:table-cell table:formula="of:=IF(LEN([.A461])=0;0;LEN([.A461])-LEN(SUBSTITUTE([.A461];&quot; &quot;;&quot;&quot;))+1)" office:value-type="float" office:value="1" calcext:value-type="float">
            <text:p>1</text:p>
          </table:table-cell>
          <table:table-cell table:formula="of:=IF(LEN([.B461])=0;0;LEN([.B461])-LEN(SUBSTITUTE([.B46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Beach Bum</text:p>
          </table:table-cell>
          <table:table-cell office:value-type="string" calcext:value-type="string">
            <text:p>Túltova</text:p>
          </table:table-cell>
          <table:table-cell table:style-name="ce2" office:value-type="date" office:date-value="2019-03-28" calcext:value-type="date">
            <text:p>2019.03.28</text:p>
          </table:table-cell>
          <table:table-cell office:value-type="string" calcext:value-type="string">
            <text:p>Big Bang Media</text:p>
          </table:table-cell>
          <table:table-cell office:value-type="float" office:value="12598775" calcext:value-type="float">
            <text:p>12598775</text:p>
          </table:table-cell>
          <table:table-cell office:value-type="float" office:value="7942" calcext:value-type="float">
            <text:p>7942</text:p>
          </table:table-cell>
          <table:table-cell table:formula="of:=IF(LEN([.A462])=0;0;LEN([.A462])-LEN(SUBSTITUTE([.A462];&quot; &quot;;&quot;&quot;))+1)" office:value-type="float" office:value="3" calcext:value-type="float">
            <text:p>3</text:p>
          </table:table-cell>
          <table:table-cell table:formula="of:=IF(LEN([.B462])=0;0;LEN([.B462])-LEN(SUBSTITUTE([.B46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epers / The Vanishing</text:p>
          </table:table-cell>
          <table:table-cell office:value-type="string" calcext:value-type="string">
            <text:p>Az eltűntek</text:p>
          </table:table-cell>
          <table:table-cell table:style-name="ce2" office:value-type="date" office:date-value="2019-03-28" calcext:value-type="date">
            <text:p>2019.03.28</text:p>
          </table:table-cell>
          <table:table-cell office:value-type="string" calcext:value-type="string">
            <text:p>Vertigo</text:p>
          </table:table-cell>
          <table:table-cell office:value-type="float" office:value="4982550" calcext:value-type="float">
            <text:p>4982550</text:p>
          </table:table-cell>
          <table:table-cell office:value-type="float" office:value="3132" calcext:value-type="float">
            <text:p>3132</text:p>
          </table:table-cell>
          <table:table-cell table:formula="of:=IF(LEN([.A463])=0;0;LEN([.A463])-LEN(SUBSTITUTE([.A463];&quot; &quot;;&quot;&quot;))+1)" office:value-type="float" office:value="4" calcext:value-type="float">
            <text:p>4</text:p>
          </table:table-cell>
          <table:table-cell table:formula="of:=IF(LEN([.B463])=0;0;LEN([.B463])-LEN(SUBSTITUTE([.B46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isters Brothers/</text:p>
          </table:table-cell>
          <table:table-cell office:value-type="string" calcext:value-type="string">
            <text:p>Testvérlövészek</text:p>
          </table:table-cell>
          <table:table-cell table:style-name="ce2" office:value-type="date" office:date-value="2019-03-28" calcext:value-type="date">
            <text:p>2019.03.28</text:p>
          </table:table-cell>
          <table:table-cell office:value-type="string" calcext:value-type="string">
            <text:p>UIP</text:p>
          </table:table-cell>
          <table:table-cell office:value-type="float" office:value="2607940" calcext:value-type="float">
            <text:p>2607940</text:p>
          </table:table-cell>
          <table:table-cell office:value-type="float" office:value="1611" calcext:value-type="float">
            <text:p>1611</text:p>
          </table:table-cell>
          <table:table-cell table:formula="of:=IF(LEN([.A464])=0;0;LEN([.A464])-LEN(SUBSTITUTE([.A464];&quot; &quot;;&quot;&quot;))+1)" office:value-type="float" office:value="3" calcext:value-type="float">
            <text:p>3</text:p>
          </table:table-cell>
          <table:table-cell table:formula="of:=IF(LEN([.B464])=0;0;LEN([.B464])-LEN(SUBSTITUTE([.B46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 is Back</text:p>
          </table:table-cell>
          <table:table-cell office:value-type="string" calcext:value-type="string">
            <text:p>Egy fiú hazatér</text:p>
          </table:table-cell>
          <table:table-cell table:style-name="ce2" office:value-type="date" office:date-value="2019-03-28" calcext:value-type="date">
            <text:p>2019.03.28</text:p>
          </table:table-cell>
          <table:table-cell office:value-type="string" calcext:value-type="string">
            <text:p>ADS</text:p>
          </table:table-cell>
          <table:table-cell office:value-type="float" office:value="2578020" calcext:value-type="float">
            <text:p>2578020</text:p>
          </table:table-cell>
          <table:table-cell office:value-type="float" office:value="1642" calcext:value-type="float">
            <text:p>1642</text:p>
          </table:table-cell>
          <table:table-cell table:formula="of:=IF(LEN([.A465])=0;0;LEN([.A465])-LEN(SUBSTITUTE([.A465];&quot; &quot;;&quot;&quot;))+1)" office:value-type="float" office:value="3" calcext:value-type="float">
            <text:p>3</text:p>
          </table:table-cell>
          <table:table-cell table:formula="of:=IF(LEN([.B465])=0;0;LEN([.B465])-LEN(SUBSTITUTE([.B465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hazam!</text:p>
          </table:table-cell>
          <table:table-cell table:style-name="ce2" office:value-type="date" office:date-value="2019-04-04" calcext:value-type="date">
            <text:p>2019.04.04</text:p>
          </table:table-cell>
          <table:table-cell office:value-type="string" calcext:value-type="string">
            <text:p>InterCom</text:p>
          </table:table-cell>
          <table:table-cell office:value-type="float" office:value="86519910" calcext:value-type="float">
            <text:p>86519910</text:p>
          </table:table-cell>
          <table:table-cell office:value-type="float" office:value="53767" calcext:value-type="float">
            <text:p>53767</text:p>
          </table:table-cell>
          <table:table-cell table:formula="of:=IF(LEN([.A466])=0;0;LEN([.A466])-LEN(SUBSTITUTE([.A466];&quot; &quot;;&quot;&quot;))+1)" office:value-type="float" office:value="1" calcext:value-type="float">
            <text:p>1</text:p>
          </table:table-cell>
          <table:table-cell table:formula="of:=IF(LEN([.B466])=0;0;LEN([.B466])-LEN(SUBSTITUTE([.B46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 Sematary</text:p>
          </table:table-cell>
          <table:table-cell office:value-type="string" calcext:value-type="string">
            <text:p>Kedvencek temetője</text:p>
          </table:table-cell>
          <table:table-cell table:style-name="ce2" office:value-type="date" office:date-value="2019-04-04" calcext:value-type="date">
            <text:p>2019.04.04</text:p>
          </table:table-cell>
          <table:table-cell office:value-type="string" calcext:value-type="string">
            <text:p>UIP</text:p>
          </table:table-cell>
          <table:table-cell office:value-type="float" office:value="55840980" calcext:value-type="float">
            <text:p>55840980</text:p>
          </table:table-cell>
          <table:table-cell office:value-type="float" office:value="37914" calcext:value-type="float">
            <text:p>37914</text:p>
          </table:table-cell>
          <table:table-cell table:formula="of:=IF(LEN([.A467])=0;0;LEN([.A467])-LEN(SUBSTITUTE([.A467];&quot; &quot;;&quot;&quot;))+1)" office:value-type="float" office:value="2" calcext:value-type="float">
            <text:p>2</text:p>
          </table:table-cell>
          <table:table-cell table:formula="of:=IF(LEN([.B467])=0;0;LEN([.B467])-LEN(SUBSTITUTE([.B46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Hummingbird Project </text:p>
          </table:table-cell>
          <table:table-cell office:value-type="string" calcext:value-type="string">
            <text:p>A Kolibri projekt</text:p>
          </table:table-cell>
          <table:table-cell table:style-name="ce2" office:value-type="date" office:date-value="2019-04-04" calcext:value-type="date">
            <text:p>2019.04.04</text:p>
          </table:table-cell>
          <table:table-cell office:value-type="string" calcext:value-type="string">
            <text:p>Big Bang Media</text:p>
          </table:table-cell>
          <table:table-cell office:value-type="float" office:value="9851305" calcext:value-type="float">
            <text:p>9851305</text:p>
          </table:table-cell>
          <table:table-cell office:value-type="float" office:value="6045" calcext:value-type="float">
            <text:p>6045</text:p>
          </table:table-cell>
          <table:table-cell table:formula="of:=IF(LEN([.A468])=0;0;LEN([.A468])-LEN(SUBSTITUTE([.A468];&quot; &quot;;&quot;&quot;))+1)" office:value-type="float" office:value="3" calcext:value-type="float">
            <text:p>3</text:p>
          </table:table-cell>
          <table:table-cell table:formula="of:=IF(LEN([.B468])=0;0;LEN([.B468])-LEN(SUBSTITUTE([.B46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mplin'</text:p>
          </table:table-cell>
          <table:table-cell office:value-type="string" calcext:value-type="string">
            <text:p>Dumplin' - Így kerek az élet</text:p>
          </table:table-cell>
          <table:table-cell table:style-name="ce2" office:value-type="date" office:date-value="2019-04-04" calcext:value-type="date">
            <text:p>2019.04.04</text:p>
          </table:table-cell>
          <table:table-cell office:value-type="string" calcext:value-type="string">
            <text:p>Hungaricom</text:p>
          </table:table-cell>
          <table:table-cell office:value-type="float" office:value="5727234" calcext:value-type="float">
            <text:p>5727234</text:p>
          </table:table-cell>
          <table:table-cell office:value-type="float" office:value="3732" calcext:value-type="float">
            <text:p>3732</text:p>
          </table:table-cell>
          <table:table-cell table:formula="of:=IF(LEN([.A469])=0;0;LEN([.A469])-LEN(SUBSTITUTE([.A469];&quot; &quot;;&quot;&quot;))+1)" office:value-type="float" office:value="1" calcext:value-type="float">
            <text:p>1</text:p>
          </table:table-cell>
          <table:table-cell table:formula="of:=IF(LEN([.B469])=0;0;LEN([.B469])-LEN(SUBSTITUTE([.B469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derni?re folie de Claire Darling</text:p>
          </table:table-cell>
          <table:table-cell office:value-type="string" calcext:value-type="string">
            <text:p>Claire Darling utolsó húzása</text:p>
          </table:table-cell>
          <table:table-cell table:style-name="ce2" office:value-type="date" office:date-value="2019-04-04" calcext:value-type="date">
            <text:p>2019.04.04</text:p>
          </table:table-cell>
          <table:table-cell office:value-type="string" calcext:value-type="string">
            <text:p>Hungaricom</text:p>
          </table:table-cell>
          <table:table-cell office:value-type="float" office:value="1100240" calcext:value-type="float">
            <text:p>1100240</text:p>
          </table:table-cell>
          <table:table-cell office:value-type="float" office:value="1184" calcext:value-type="float">
            <text:p>1184</text:p>
          </table:table-cell>
          <table:table-cell table:formula="of:=IF(LEN([.A470])=0;0;LEN([.A470])-LEN(SUBSTITUTE([.A470];&quot; &quot;;&quot;&quot;))+1)" office:value-type="float" office:value="6" calcext:value-type="float">
            <text:p>6</text:p>
          </table:table-cell>
          <table:table-cell table:formula="of:=IF(LEN([.B470])=0;0;LEN([.B470])-LEN(SUBSTITUTE([.B47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Miután</text:p>
          </table:table-cell>
          <table:table-cell table:style-name="ce2" office:value-type="date" office:date-value="2019-04-11" calcext:value-type="date">
            <text:p>2019.04.11</text:p>
          </table:table-cell>
          <table:table-cell office:value-type="string" calcext:value-type="string">
            <text:p>Big Bang Media</text:p>
          </table:table-cell>
          <table:table-cell office:value-type="float" office:value="42769085" calcext:value-type="float">
            <text:p>42769085</text:p>
          </table:table-cell>
          <table:table-cell office:value-type="float" office:value="29991" calcext:value-type="float">
            <text:p>29991</text:p>
          </table:table-cell>
          <table:table-cell table:formula="of:=IF(LEN([.A471])=0;0;LEN([.A471])-LEN(SUBSTITUTE([.A471];&quot; &quot;;&quot;&quot;))+1)" office:value-type="float" office:value="1" calcext:value-type="float">
            <text:p>1</text:p>
          </table:table-cell>
          <table:table-cell table:formula="of:=IF(LEN([.B471])=0;0;LEN([.B471])-LEN(SUBSTITUTE([.B47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lboy: Rise of the Blood Queen</text:p>
          </table:table-cell>
          <table:table-cell office:value-type="string" calcext:value-type="string">
            <text:p>Hellboy</text:p>
          </table:table-cell>
          <table:table-cell table:style-name="ce2" office:value-type="date" office:date-value="2019-04-11" calcext:value-type="date">
            <text:p>2019.04.11</text:p>
          </table:table-cell>
          <table:table-cell office:value-type="string" calcext:value-type="string">
            <text:p>Freeman</text:p>
          </table:table-cell>
          <table:table-cell office:value-type="float" office:value="23593108" calcext:value-type="float">
            <text:p>23593108</text:p>
          </table:table-cell>
          <table:table-cell office:value-type="float" office:value="15795" calcext:value-type="float">
            <text:p>15795</text:p>
          </table:table-cell>
          <table:table-cell table:formula="of:=IF(LEN([.A472])=0;0;LEN([.A472])-LEN(SUBSTITUTE([.A472];&quot; &quot;;&quot;&quot;))+1)" office:value-type="float" office:value="6" calcext:value-type="float">
            <text:p>6</text:p>
          </table:table-cell>
          <table:table-cell table:formula="of:=IF(LEN([.B472])=0;0;LEN([.B472])-LEN(SUBSTITUTE([.B47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sing Link</text:p>
          </table:table-cell>
          <table:table-cell office:value-type="string" calcext:value-type="string">
            <text:p>A hiányzó láncszem</text:p>
          </table:table-cell>
          <table:table-cell table:style-name="ce2" office:value-type="date" office:date-value="2019-04-11" calcext:value-type="date">
            <text:p>2019.04.11</text:p>
          </table:table-cell>
          <table:table-cell office:value-type="string" calcext:value-type="string">
            <text:p>Freeman</text:p>
          </table:table-cell>
          <table:table-cell office:value-type="float" office:value="5938432" calcext:value-type="float">
            <text:p>5938432</text:p>
          </table:table-cell>
          <table:table-cell office:value-type="float" office:value="4326" calcext:value-type="float">
            <text:p>4326</text:p>
          </table:table-cell>
          <table:table-cell table:formula="of:=IF(LEN([.A473])=0;0;LEN([.A473])-LEN(SUBSTITUTE([.A473];&quot; &quot;;&quot;&quot;))+1)" office:value-type="float" office:value="2" calcext:value-type="float">
            <text:p>2</text:p>
          </table:table-cell>
          <table:table-cell table:formula="of:=IF(LEN([.B473])=0;0;LEN([.B473])-LEN(SUBSTITUTE([.B473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max</text:p>
          </table:table-cell>
          <table:table-cell office:value-type="string" calcext:value-type="string">
            <text:p>Eksztázis</text:p>
          </table:table-cell>
          <table:table-cell table:style-name="ce2" office:value-type="date" office:date-value="2019-04-11" calcext:value-type="date">
            <text:p>2019.04.11</text:p>
          </table:table-cell>
          <table:table-cell office:value-type="string" calcext:value-type="string">
            <text:p>Vertigo</text:p>
          </table:table-cell>
          <table:table-cell office:value-type="float" office:value="1291395" calcext:value-type="float">
            <text:p>1291395</text:p>
          </table:table-cell>
          <table:table-cell office:value-type="float" office:value="1030" calcext:value-type="float">
            <text:p>1030</text:p>
          </table:table-cell>
          <table:table-cell table:formula="of:=IF(LEN([.A474])=0;0;LEN([.A474])-LEN(SUBSTITUTE([.A474];&quot; &quot;;&quot;&quot;))+1)" office:value-type="float" office:value="1" calcext:value-type="float">
            <text:p>1</text:p>
          </table:table-cell>
          <table:table-cell table:formula="of:=IF(LEN([.B474])=0;0;LEN([.B474])-LEN(SUBSTITUTE([.B474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Curse of La Llorona </text:p>
          </table:table-cell>
          <table:table-cell office:value-type="string" calcext:value-type="string">
            <text:p>A gyászoló asszony átka</text:p>
          </table:table-cell>
          <table:table-cell table:style-name="ce2" office:value-type="date" office:date-value="2019-04-18" calcext:value-type="date">
            <text:p>2019.04.18</text:p>
          </table:table-cell>
          <table:table-cell office:value-type="string" calcext:value-type="string">
            <text:p>InterCom</text:p>
          </table:table-cell>
          <table:table-cell office:value-type="float" office:value="34078415" calcext:value-type="float">
            <text:p>34078415</text:p>
          </table:table-cell>
          <table:table-cell office:value-type="float" office:value="21599" calcext:value-type="float">
            <text:p>21599</text:p>
          </table:table-cell>
          <table:table-cell table:formula="of:=IF(LEN([.A475])=0;0;LEN([.A475])-LEN(SUBSTITUTE([.A475];&quot; &quot;;&quot;&quot;))+1)" office:value-type="float" office:value="6" calcext:value-type="float">
            <text:p>6</text:p>
          </table:table-cell>
          <table:table-cell table:formula="of:=IF(LEN([.B475])=0;0;LEN([.B475])-LEN(SUBSTITUTE([.B475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nder Park </text:p>
          </table:table-cell>
          <table:table-cell office:value-type="string" calcext:value-type="string">
            <text:p>Csodapark</text:p>
          </table:table-cell>
          <table:table-cell table:style-name="ce2" office:value-type="date" office:date-value="2019-04-18" calcext:value-type="date">
            <text:p>2019.04.18</text:p>
          </table:table-cell>
          <table:table-cell office:value-type="string" calcext:value-type="string">
            <text:p>UIP</text:p>
          </table:table-cell>
          <table:table-cell office:value-type="float" office:value="22271545" calcext:value-type="float">
            <text:p>22271545</text:p>
          </table:table-cell>
          <table:table-cell office:value-type="float" office:value="15550" calcext:value-type="float">
            <text:p>15550</text:p>
          </table:table-cell>
          <table:table-cell table:formula="of:=IF(LEN([.A476])=0;0;LEN([.A476])-LEN(SUBSTITUTE([.A476];&quot; &quot;;&quot;&quot;))+1)" office:value-type="float" office:value="3" calcext:value-type="float">
            <text:p>3</text:p>
          </table:table-cell>
          <table:table-cell table:formula="of:=IF(LEN([.B476])=0;0;LEN([.B476])-LEN(SUBSTITUTE([.B47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Hotel Mumbai</text:p>
          </table:table-cell>
          <table:table-cell table:style-name="ce2" office:value-type="date" office:date-value="2019-04-18" calcext:value-type="date">
            <text:p>2019.04.18</text:p>
          </table:table-cell>
          <table:table-cell office:value-type="string" calcext:value-type="string">
            <text:p>Vertigo</text:p>
          </table:table-cell>
          <table:table-cell office:value-type="float" office:value="13620460" calcext:value-type="float">
            <text:p>13620460</text:p>
          </table:table-cell>
          <table:table-cell office:value-type="float" office:value="8403" calcext:value-type="float">
            <text:p>8403</text:p>
          </table:table-cell>
          <table:table-cell table:formula="of:=IF(LEN([.A477])=0;0;LEN([.A477])-LEN(SUBSTITUTE([.A477];&quot; &quot;;&quot;&quot;))+1)" office:value-type="float" office:value="2" calcext:value-type="float">
            <text:p>2</text:p>
          </table:table-cell>
          <table:table-cell table:formula="of:=IF(LEN([.B477])=0;0;LEN([.B477])-LEN(SUBSTITUTE([.B477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a and the White Lion</text:p>
          </table:table-cell>
          <table:table-cell office:value-type="string" calcext:value-type="string">
            <text:p>Mia és a fehér oroszlán</text:p>
          </table:table-cell>
          <table:table-cell table:style-name="ce2" office:value-type="date" office:date-value="2019-04-18" calcext:value-type="date">
            <text:p>2019.04.18</text:p>
          </table:table-cell>
          <table:table-cell office:value-type="string" calcext:value-type="string">
            <text:p>Big Bang Media</text:p>
          </table:table-cell>
          <table:table-cell office:value-type="float" office:value="12786890" calcext:value-type="float">
            <text:p>12786890</text:p>
          </table:table-cell>
          <table:table-cell office:value-type="float" office:value="9038" calcext:value-type="float">
            <text:p>9038</text:p>
          </table:table-cell>
          <table:table-cell table:formula="of:=IF(LEN([.A478])=0;0;LEN([.A478])-LEN(SUBSTITUTE([.A478];&quot; &quot;;&quot;&quot;))+1)" office:value-type="float" office:value="5" calcext:value-type="float">
            <text:p>5</text:p>
          </table:table-cell>
          <table:table-cell table:formula="of:=IF(LEN([.B478])=0;0;LEN([.B478])-LEN(SUBSTITUTE([.B478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 Interview with God</text:p>
          </table:table-cell>
          <table:table-cell office:value-type="string" calcext:value-type="string">
            <text:p>Interjú Istennel</text:p>
          </table:table-cell>
          <table:table-cell table:style-name="ce2" office:value-type="date" office:date-value="2019-04-18" calcext:value-type="date">
            <text:p>2019.04.18</text:p>
          </table:table-cell>
          <table:table-cell office:value-type="string" calcext:value-type="string">
            <text:p>ADS</text:p>
          </table:table-cell>
          <table:table-cell office:value-type="float" office:value="5144332" calcext:value-type="float">
            <text:p>5144332</text:p>
          </table:table-cell>
          <table:table-cell office:value-type="float" office:value="3452" calcext:value-type="float">
            <text:p>3452</text:p>
          </table:table-cell>
          <table:table-cell table:formula="of:=IF(LEN([.A479])=0;0;LEN([.A479])-LEN(SUBSTITUTE([.A479];&quot; &quot;;&quot;&quot;))+1)" office:value-type="float" office:value="4" calcext:value-type="float">
            <text:p>4</text:p>
          </table:table-cell>
          <table:table-cell table:formula="of:=IF(LEN([.B479])=0;0;LEN([.B479])-LEN(SUBSTITUTE([.B47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Vízipók-csodapók - a film</text:p>
          </table:table-cell>
          <table:table-cell table:style-name="ce2" office:value-type="date" office:date-value="2019-04-18" calcext:value-type="date">
            <text:p>2019.04.18</text:p>
          </table:table-cell>
          <table:table-cell office:value-type="string" calcext:value-type="string">
            <text:p>MoziNet</text:p>
          </table:table-cell>
          <table:table-cell office:value-type="float" office:value="2561180" calcext:value-type="float">
            <text:p>2561180</text:p>
          </table:table-cell>
          <table:table-cell office:value-type="float" office:value="2567" calcext:value-type="float">
            <text:p>2567</text:p>
          </table:table-cell>
          <table:table-cell table:formula="of:=IF(LEN([.A480])=0;0;LEN([.A480])-LEN(SUBSTITUTE([.A480];&quot; &quot;;&quot;&quot;))+1)" office:value-type="float" office:value="4" calcext:value-type="float">
            <text:p>4</text:p>
          </table:table-cell>
          <table:table-cell table:formula="of:=IF(LEN([.B480])=0;0;LEN([.B480])-LEN(SUBSTITUTE([.B480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ngers: Endgame</text:p>
          </table:table-cell>
          <table:table-cell office:value-type="string" calcext:value-type="string">
            <text:p>Bosszúállók: Végjáték</text:p>
          </table:table-cell>
          <table:table-cell table:style-name="ce2" office:value-type="date" office:date-value="2019-04-25" calcext:value-type="date">
            <text:p>2019.04.25</text:p>
          </table:table-cell>
          <table:table-cell office:value-type="string" calcext:value-type="string">
            <text:p>Forum</text:p>
          </table:table-cell>
          <table:table-cell office:value-type="float" office:value="540481595" calcext:value-type="float">
            <text:p>540481595</text:p>
          </table:table-cell>
          <table:table-cell office:value-type="float" office:value="343240" calcext:value-type="float">
            <text:p>343240</text:p>
          </table:table-cell>
          <table:table-cell table:formula="of:=IF(LEN([.A481])=0;0;LEN([.A481])-LEN(SUBSTITUTE([.A481];&quot; &quot;;&quot;&quot;))+1)" office:value-type="float" office:value="2" calcext:value-type="float">
            <text:p>2</text:p>
          </table:table-cell>
          <table:table-cell table:formula="of:=IF(LEN([.B481])=0;0;LEN([.B481])-LEN(SUBSTITUTE([.B48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ctic</text:p>
          </table:table-cell>
          <table:table-cell office:value-type="string" calcext:value-type="string">
            <text:p>Sarkvidék</text:p>
          </table:table-cell>
          <table:table-cell table:style-name="ce2" office:value-type="date" office:date-value="2019-04-25" calcext:value-type="date">
            <text:p>2019.04.25</text:p>
          </table:table-cell>
          <table:table-cell office:value-type="string" calcext:value-type="string">
            <text:p>ADS</text:p>
          </table:table-cell>
          <table:table-cell office:value-type="float" office:value="4239455" calcext:value-type="float">
            <text:p>4239455</text:p>
          </table:table-cell>
          <table:table-cell office:value-type="float" office:value="2633" calcext:value-type="float">
            <text:p>2633</text:p>
          </table:table-cell>
          <table:table-cell table:formula="of:=IF(LEN([.A482])=0;0;LEN([.A482])-LEN(SUBSTITUTE([.A482];&quot; &quot;;&quot;&quot;))+1)" office:value-type="float" office:value="1" calcext:value-type="float">
            <text:p>1</text:p>
          </table:table-cell>
          <table:table-cell table:formula="of:=IF(LEN([.B482])=0;0;LEN([.B482])-LEN(SUBSTITUTE([.B48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lon</text:p>
          </table:table-cell>
          <table:table-cell office:value-type="string" calcext:value-type="string">
            <text:p>A hőlégballon</text:p>
          </table:table-cell>
          <table:table-cell table:style-name="ce2" office:value-type="date" office:date-value="2019-04-25" calcext:value-type="date">
            <text:p>2019.04.25</text:p>
          </table:table-cell>
          <table:table-cell office:value-type="string" calcext:value-type="string">
            <text:p>Cinetel</text:p>
          </table:table-cell>
          <table:table-cell office:value-type="float" office:value="1636241" calcext:value-type="float">
            <text:p>1636241</text:p>
          </table:table-cell>
          <table:table-cell office:value-type="float" office:value="1131" calcext:value-type="float">
            <text:p>1131</text:p>
          </table:table-cell>
          <table:table-cell table:formula="of:=IF(LEN([.A483])=0;0;LEN([.A483])-LEN(SUBSTITUTE([.A483];&quot; &quot;;&quot;&quot;))+1)" office:value-type="float" office:value="1" calcext:value-type="float">
            <text:p>1</text:p>
          </table:table-cell>
          <table:table-cell table:formula="of:=IF(LEN([.B483])=0;0;LEN([.B483])-LEN(SUBSTITUTE([.B483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f?te des m?res</text:p>
          </table:table-cell>
          <table:table-cell office:value-type="string" calcext:value-type="string">
            <text:p>Anyák napja</text:p>
          </table:table-cell>
          <table:table-cell table:style-name="ce2" office:value-type="date" office:date-value="2019-04-25" calcext:value-type="date">
            <text:p>2019.04.25</text:p>
          </table:table-cell>
          <table:table-cell office:value-type="string" calcext:value-type="string">
            <text:p>Hungaricom</text:p>
          </table:table-cell>
          <table:table-cell office:value-type="float" office:value="665010" calcext:value-type="float">
            <text:p>665010</text:p>
          </table:table-cell>
          <table:table-cell office:value-type="float" office:value="537" calcext:value-type="float">
            <text:p>537</text:p>
          </table:table-cell>
          <table:table-cell table:formula="of:=IF(LEN([.A484])=0;0;LEN([.A484])-LEN(SUBSTITUTE([.A484];&quot; &quot;;&quot;&quot;))+1)" office:value-type="float" office:value="4" calcext:value-type="float">
            <text:p>4</text:p>
          </table:table-cell>
          <table:table-cell table:formula="of:=IF(LEN([.B484])=0;0;LEN([.B484])-LEN(SUBSTITUTE([.B48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ve Feet Apart</text:p>
          </table:table-cell>
          <table:table-cell office:value-type="string" calcext:value-type="string">
            <text:p>Két lépés távolság</text:p>
          </table:table-cell>
          <table:table-cell table:style-name="ce2" office:value-type="date" office:date-value="2019-05-02" calcext:value-type="date">
            <text:p>2019.05.02</text:p>
          </table:table-cell>
          <table:table-cell office:value-type="string" calcext:value-type="string">
            <text:p>UIP</text:p>
          </table:table-cell>
          <table:table-cell office:value-type="float" office:value="37955090" calcext:value-type="float">
            <text:p>37955090</text:p>
          </table:table-cell>
          <table:table-cell office:value-type="float" office:value="26971" calcext:value-type="float">
            <text:p>26971</text:p>
          </table:table-cell>
          <table:table-cell table:formula="of:=IF(LEN([.A485])=0;0;LEN([.A485])-LEN(SUBSTITUTE([.A485];&quot; &quot;;&quot;&quot;))+1)" office:value-type="float" office:value="3" calcext:value-type="float">
            <text:p>3</text:p>
          </table:table-cell>
          <table:table-cell table:formula="of:=IF(LEN([.B485])=0;0;LEN([.B485])-LEN(SUBSTITUTE([.B485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ou the Swift</text:p>
          </table:table-cell>
          <table:table-cell office:value-type="string" calcext:value-type="string">
            <text:p>Manu a legsirályabb fecske</text:p>
          </table:table-cell>
          <table:table-cell table:style-name="ce2" office:value-type="date" office:date-value="2019-05-02" calcext:value-type="date">
            <text:p>2019.05.02</text:p>
          </table:table-cell>
          <table:table-cell office:value-type="string" calcext:value-type="string">
            <text:p>ADS</text:p>
          </table:table-cell>
          <table:table-cell office:value-type="float" office:value="6620010" calcext:value-type="float">
            <text:p>6620010</text:p>
          </table:table-cell>
          <table:table-cell office:value-type="float" office:value="4603" calcext:value-type="float">
            <text:p>4603</text:p>
          </table:table-cell>
          <table:table-cell table:formula="of:=IF(LEN([.A486])=0;0;LEN([.A486])-LEN(SUBSTITUTE([.A486];&quot; &quot;;&quot;&quot;))+1)" office:value-type="float" office:value="3" calcext:value-type="float">
            <text:p>3</text:p>
          </table:table-cell>
          <table:table-cell table:formula="of:=IF(LEN([.B486])=0;0;LEN([.B486])-LEN(SUBSTITUTE([.B48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Joan</text:p>
          </table:table-cell>
          <table:table-cell office:value-type="string" calcext:value-type="string">
            <text:p>A vörös ügynök</text:p>
          </table:table-cell>
          <table:table-cell table:style-name="ce2" office:value-type="date" office:date-value="2019-05-02" calcext:value-type="date">
            <text:p>2019.05.02</text:p>
          </table:table-cell>
          <table:table-cell office:value-type="string" calcext:value-type="string">
            <text:p>Cirko Film</text:p>
          </table:table-cell>
          <table:table-cell office:value-type="float" office:value="4619608" calcext:value-type="float">
            <text:p>4619608</text:p>
          </table:table-cell>
          <table:table-cell office:value-type="float" office:value="3289" calcext:value-type="float">
            <text:p>3289</text:p>
          </table:table-cell>
          <table:table-cell table:formula="of:=IF(LEN([.A487])=0;0;LEN([.A487])-LEN(SUBSTITUTE([.A487];&quot; &quot;;&quot;&quot;))+1)" office:value-type="float" office:value="2" calcext:value-type="float">
            <text:p>2</text:p>
          </table:table-cell>
          <table:table-cell table:formula="of:=IF(LEN([.B487])=0;0;LEN([.B487])-LEN(SUBSTITUTE([.B487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Hustle</text:p>
          </table:table-cell>
          <table:table-cell office:value-type="string" calcext:value-type="string">
            <text:p>Csaló csalok</text:p>
          </table:table-cell>
          <table:table-cell table:style-name="ce2" office:value-type="date" office:date-value="2019-05-09" calcext:value-type="date">
            <text:p>2019.05.09</text:p>
          </table:table-cell>
          <table:table-cell office:value-type="string" calcext:value-type="string">
            <text:p>Forum</text:p>
          </table:table-cell>
          <table:table-cell office:value-type="float" office:value="97076345" calcext:value-type="float">
            <text:p>97076345</text:p>
          </table:table-cell>
          <table:table-cell office:value-type="float" office:value="66050" calcext:value-type="float">
            <text:p>66050</text:p>
          </table:table-cell>
          <table:table-cell table:formula="of:=IF(LEN([.A488])=0;0;LEN([.A488])-LEN(SUBSTITUTE([.A488];&quot; &quot;;&quot;&quot;))+1)" office:value-type="float" office:value="2" calcext:value-type="float">
            <text:p>2</text:p>
          </table:table-cell>
          <table:table-cell table:formula="of:=IF(LEN([.B488])=0;0;LEN([.B488])-LEN(SUBSTITUTE([.B488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kémon Detective Pikachu</text:p>
          </table:table-cell>
          <table:table-cell office:value-type="string" calcext:value-type="string">
            <text:p>Pokémon - Pikachu, a detektív</text:p>
          </table:table-cell>
          <table:table-cell table:style-name="ce2" office:value-type="date" office:date-value="2019-05-09" calcext:value-type="date">
            <text:p>2019.05.09</text:p>
          </table:table-cell>
          <table:table-cell office:value-type="string" calcext:value-type="string">
            <text:p>InterCom</text:p>
          </table:table-cell>
          <table:table-cell office:value-type="float" office:value="49183630" calcext:value-type="float">
            <text:p>49183630</text:p>
          </table:table-cell>
          <table:table-cell office:value-type="float" office:value="31361" calcext:value-type="float">
            <text:p>31361</text:p>
          </table:table-cell>
          <table:table-cell table:formula="of:=IF(LEN([.A489])=0;0;LEN([.A489])-LEN(SUBSTITUTE([.A489];&quot; &quot;;&quot;&quot;))+1)" office:value-type="float" office:value="3" calcext:value-type="float">
            <text:p>3</text:p>
          </table:table-cell>
          <table:table-cell table:formula="of:=IF(LEN([.B489])=0;0;LEN([.B489])-LEN(SUBSTITUTE([.B489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burn</text:p>
          </table:table-cell>
          <table:table-cell office:value-type="string" calcext:value-type="string">
            <text:p>Brightburn – A lángoló fiú</text:p>
          </table:table-cell>
          <table:table-cell table:style-name="ce2" office:value-type="date" office:date-value="2019-05-09" calcext:value-type="date">
            <text:p>2019.05.09</text:p>
          </table:table-cell>
          <table:table-cell office:value-type="string" calcext:value-type="string">
            <text:p>InterCom</text:p>
          </table:table-cell>
          <table:table-cell office:value-type="float" office:value="15258355" calcext:value-type="float">
            <text:p>15258355</text:p>
          </table:table-cell>
          <table:table-cell office:value-type="float" office:value="9809" calcext:value-type="float">
            <text:p>9809</text:p>
          </table:table-cell>
          <table:table-cell table:formula="of:=IF(LEN([.A490])=0;0;LEN([.A490])-LEN(SUBSTITUTE([.A490];&quot; &quot;;&quot;&quot;))+1)" office:value-type="float" office:value="1" calcext:value-type="float">
            <text:p>1</text:p>
          </table:table-cell>
          <table:table-cell table:formula="of:=IF(LEN([.B490])=0;0;LEN([.B490])-LEN(SUBSTITUTE([.B490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écsi szál</text:p>
          </table:table-cell>
          <table:table-cell table:style-name="ce2" office:value-type="date" office:date-value="2019-05-09" calcext:value-type="date">
            <text:p>2019.05.09</text:p>
          </table:table-cell>
          <table:table-cell office:value-type="string" calcext:value-type="string">
            <text:p>Budapest Film</text:p>
          </table:table-cell>
          <table:table-cell office:value-type="float" office:value="1948298" calcext:value-type="float">
            <text:p>1948298</text:p>
          </table:table-cell>
          <table:table-cell office:value-type="float" office:value="1592" calcext:value-type="float">
            <text:p>1592</text:p>
          </table:table-cell>
          <table:table-cell table:formula="of:=IF(LEN([.A491])=0;0;LEN([.A491])-LEN(SUBSTITUTE([.A491];&quot; &quot;;&quot;&quot;))+1)" office:value-type="float" office:value="2" calcext:value-type="float">
            <text:p>2</text:p>
          </table:table-cell>
          <table:table-cell table:formula="of:=IF(LEN([.B491])=0;0;LEN([.B491])-LEN(SUBSTITUTE([.B491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ick 3: Parabellum</text:p>
          </table:table-cell>
          <table:table-cell office:value-type="string" calcext:value-type="string">
            <text:p>John Wick: 3. felvonás - Parabellum</text:p>
          </table:table-cell>
          <table:table-cell table:style-name="ce2" office:value-type="date" office:date-value="2019-05-16" calcext:value-type="date">
            <text:p>2019.05.16</text:p>
          </table:table-cell>
          <table:table-cell office:value-type="string" calcext:value-type="string">
            <text:p>Freeman</text:p>
          </table:table-cell>
          <table:table-cell office:value-type="float" office:value="78988835" calcext:value-type="float">
            <text:p>78988835</text:p>
          </table:table-cell>
          <table:table-cell office:value-type="float" office:value="51559" calcext:value-type="float">
            <text:p>51559</text:p>
          </table:table-cell>
          <table:table-cell table:formula="of:=IF(LEN([.A492])=0;0;LEN([.A492])-LEN(SUBSTITUTE([.A492];&quot; &quot;;&quot;&quot;))+1)" office:value-type="float" office:value="4" calcext:value-type="float">
            <text:p>4</text:p>
          </table:table-cell>
          <table:table-cell table:formula="of:=IF(LEN([.B492])=0;0;LEN([.B492])-LEN(SUBSTITUTE([.B492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glyDolls</text:p>
          </table:table-cell>
          <table:table-cell office:value-type="string" calcext:value-type="string">
            <text:p>Undipofik</text:p>
          </table:table-cell>
          <table:table-cell table:style-name="ce2" office:value-type="date" office:date-value="2019-05-16" calcext:value-type="date">
            <text:p>2019.05.16</text:p>
          </table:table-cell>
          <table:table-cell office:value-type="string" calcext:value-type="string">
            <text:p>Freeman</text:p>
          </table:table-cell>
          <table:table-cell office:value-type="float" office:value="5613500" calcext:value-type="float">
            <text:p>5613500</text:p>
          </table:table-cell>
          <table:table-cell office:value-type="float" office:value="4034" calcext:value-type="float">
            <text:p>4034</text:p>
          </table:table-cell>
          <table:table-cell table:formula="of:=IF(LEN([.A493])=0;0;LEN([.A493])-LEN(SUBSTITUTE([.A493];&quot; &quot;;&quot;&quot;))+1)" office:value-type="float" office:value="1" calcext:value-type="float">
            <text:p>1</text:p>
          </table:table-cell>
          <table:table-cell table:formula="of:=IF(LEN([.B493])=0;0;LEN([.B493])-LEN(SUBSTITUTE([.B49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nningen / Queen of Hearts</text:p>
          </table:table-cell>
          <table:table-cell office:value-type="string" calcext:value-type="string">
            <text:p>Szívek királynője</text:p>
          </table:table-cell>
          <table:table-cell table:style-name="ce2" office:value-type="date" office:date-value="2019-05-16" calcext:value-type="date">
            <text:p>2019.05.16</text:p>
          </table:table-cell>
          <table:table-cell office:value-type="string" calcext:value-type="string">
            <text:p>ADS</text:p>
          </table:table-cell>
          <table:table-cell office:value-type="float" office:value="2534750" calcext:value-type="float">
            <text:p>2534750</text:p>
          </table:table-cell>
          <table:table-cell office:value-type="float" office:value="2018" calcext:value-type="float">
            <text:p>2018</text:p>
          </table:table-cell>
          <table:table-cell table:formula="of:=IF(LEN([.A494])=0;0;LEN([.A494])-LEN(SUBSTITUTE([.A494];&quot; &quot;;&quot;&quot;))+1)" office:value-type="float" office:value="5" calcext:value-type="float">
            <text:p>5</text:p>
          </table:table-cell>
          <table:table-cell table:formula="of:=IF(LEN([.B494])=0;0;LEN([.B494])-LEN(SUBSTITUTE([.B494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er</text:p>
          </table:table-cell>
          <table:table-cell office:value-type="string" calcext:value-type="string">
            <text:p>Éter</text:p>
          </table:table-cell>
          <table:table-cell table:style-name="ce2" office:value-type="date" office:date-value="2019-05-16" calcext:value-type="date">
            <text:p>2019.05.16</text:p>
          </table:table-cell>
          <table:table-cell office:value-type="string" calcext:value-type="string">
            <text:p>Vertigo</text:p>
          </table:table-cell>
          <table:table-cell office:value-type="float" office:value="377490" calcext:value-type="float">
            <text:p>377490</text:p>
          </table:table-cell>
          <table:table-cell office:value-type="float" office:value="488" calcext:value-type="float">
            <text:p>488</text:p>
          </table:table-cell>
          <table:table-cell table:formula="of:=IF(LEN([.A495])=0;0;LEN([.A495])-LEN(SUBSTITUTE([.A495];&quot; &quot;;&quot;&quot;))+1)" office:value-type="float" office:value="1" calcext:value-type="float">
            <text:p>1</text:p>
          </table:table-cell>
          <table:table-cell table:formula="of:=IF(LEN([.B495])=0;0;LEN([.B495])-LEN(SUBSTITUTE([.B495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laddin</text:p>
          </table:table-cell>
          <table:table-cell table:style-name="ce2" office:value-type="date" office:date-value="2019-05-23" calcext:value-type="date">
            <text:p>2019.05.23</text:p>
          </table:table-cell>
          <table:table-cell office:value-type="string" calcext:value-type="string">
            <text:p>Forum</text:p>
          </table:table-cell>
          <table:table-cell office:value-type="float" office:value="101212395" calcext:value-type="float">
            <text:p>101212395</text:p>
          </table:table-cell>
          <table:table-cell office:value-type="float" office:value="64214" calcext:value-type="float">
            <text:p>64214</text:p>
          </table:table-cell>
          <table:table-cell table:formula="of:=IF(LEN([.A496])=0;0;LEN([.A496])-LEN(SUBSTITUTE([.A496];&quot; &quot;;&quot;&quot;))+1)" office:value-type="float" office:value="1" calcext:value-type="float">
            <text:p>1</text:p>
          </table:table-cell>
          <table:table-cell table:formula="of:=IF(LEN([.B496])=0;0;LEN([.B496])-LEN(SUBSTITUTE([.B496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emely Wicked, Shockingly Evil, and Vile</text:p>
          </table:table-cell>
          <table:table-cell office:value-type="string" calcext:value-type="string">
            <text:p>Átkozottul veszett, sokkolóan gonosz és hitvány</text:p>
          </table:table-cell>
          <table:table-cell table:style-name="ce2" office:value-type="date" office:date-value="2019-05-23" calcext:value-type="date">
            <text:p>2019.05.23</text:p>
          </table:table-cell>
          <table:table-cell office:value-type="string" calcext:value-type="string">
            <text:p>Big Bang Media</text:p>
          </table:table-cell>
          <table:table-cell office:value-type="float" office:value="20650630" calcext:value-type="float">
            <text:p>20650630</text:p>
          </table:table-cell>
          <table:table-cell office:value-type="float" office:value="13891" calcext:value-type="float">
            <text:p>13891</text:p>
          </table:table-cell>
          <table:table-cell table:formula="of:=IF(LEN([.A497])=0;0;LEN([.A497])-LEN(SUBSTITUTE([.A497];&quot; &quot;;&quot;&quot;))+1)" office:value-type="float" office:value="6" calcext:value-type="float">
            <text:p>6</text:p>
          </table:table-cell>
          <table:table-cell table:formula="of:=IF(LEN([.B497])=0;0;LEN([.B497])-LEN(SUBSTITUTE([.B497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lor y Gloria</text:p>
          </table:table-cell>
          <table:table-cell office:value-type="string" calcext:value-type="string">
            <text:p>Fájdalom és dicsőség</text:p>
          </table:table-cell>
          <table:table-cell table:style-name="ce2" office:value-type="date" office:date-value="2019-05-23" calcext:value-type="date">
            <text:p>2019.05.23</text:p>
          </table:table-cell>
          <table:table-cell office:value-type="string" calcext:value-type="string">
            <text:p>Cinetel</text:p>
          </table:table-cell>
          <table:table-cell office:value-type="float" office:value="4769352" calcext:value-type="float">
            <text:p>4769352</text:p>
          </table:table-cell>
          <table:table-cell office:value-type="float" office:value="3514" calcext:value-type="float">
            <text:p>3514</text:p>
          </table:table-cell>
          <table:table-cell table:formula="of:=IF(LEN([.A498])=0;0;LEN([.A498])-LEN(SUBSTITUTE([.A498];&quot; &quot;;&quot;&quot;))+1)" office:value-type="float" office:value="3" calcext:value-type="float">
            <text:p>3</text:p>
          </table:table-cell>
          <table:table-cell table:formula="of:=IF(LEN([.B498])=0;0;LEN([.B498])-LEN(SUBSTITUTE([.B498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Hole in the Ground</text:p>
          </table:table-cell>
          <table:table-cell office:value-type="string" calcext:value-type="string">
            <text:p>A gyermek</text:p>
          </table:table-cell>
          <table:table-cell table:style-name="ce2" office:value-type="date" office:date-value="2019-05-23" calcext:value-type="date">
            <text:p>2019.05.23</text:p>
          </table:table-cell>
          <table:table-cell office:value-type="string" calcext:value-type="string">
            <text:p>ADS</text:p>
          </table:table-cell>
          <table:table-cell office:value-type="float" office:value="4046740" calcext:value-type="float">
            <text:p>4046740</text:p>
          </table:table-cell>
          <table:table-cell office:value-type="float" office:value="2657" calcext:value-type="float">
            <text:p>2657</text:p>
          </table:table-cell>
          <table:table-cell table:formula="of:=IF(LEN([.A499])=0;0;LEN([.A499])-LEN(SUBSTITUTE([.A499];&quot; &quot;;&quot;&quot;))+1)" office:value-type="float" office:value="5" calcext:value-type="float">
            <text:p>5</text:p>
          </table:table-cell>
          <table:table-cell table:formula="of:=IF(LEN([.B499])=0;0;LEN([.B499])-LEN(SUBSTITUTE([.B499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dzilla: King of the Monsters</text:p>
          </table:table-cell>
          <table:table-cell office:value-type="string" calcext:value-type="string">
            <text:p>Godzilla II – A szörnyek királya</text:p>
          </table:table-cell>
          <table:table-cell table:style-name="ce2" office:value-type="date" office:date-value="2019-05-30" calcext:value-type="date">
            <text:p>2019.05.30</text:p>
          </table:table-cell>
          <table:table-cell office:value-type="string" calcext:value-type="string">
            <text:p>InterCom</text:p>
          </table:table-cell>
          <table:table-cell office:value-type="float" office:value="35494115" calcext:value-type="float">
            <text:p>35494115</text:p>
          </table:table-cell>
          <table:table-cell office:value-type="float" office:value="21186" calcext:value-type="float">
            <text:p>21186</text:p>
          </table:table-cell>
          <table:table-cell table:formula="of:=IF(LEN([.A500])=0;0;LEN([.A500])-LEN(SUBSTITUTE([.A500];&quot; &quot;;&quot;&quot;))+1)" office:value-type="float" office:value="5" calcext:value-type="float">
            <text:p>5</text:p>
          </table:table-cell>
          <table:table-cell table:formula="of:=IF(LEN([.B500])=0;0;LEN([.B500])-LEN(SUBSTITUTE([.B500];&quot; &quot;;&quot;&quot;))+1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 </text:p>
          </table:table-cell>
          <table:table-cell office:value-type="string" calcext:value-type="string">
            <text:p>Mami</text:p>
          </table:table-cell>
          <table:table-cell table:style-name="ce2" office:value-type="date" office:date-value="2019-05-30" calcext:value-type="date">
            <text:p>2019.05.30</text:p>
          </table:table-cell>
          <table:table-cell office:value-type="string" calcext:value-type="string">
            <text:p>UIP</text:p>
          </table:table-cell>
          <table:table-cell office:value-type="float" office:value="15546405" calcext:value-type="float">
            <text:p>15546405</text:p>
          </table:table-cell>
          <table:table-cell office:value-type="float" office:value="10614" calcext:value-type="float">
            <text:p>10614</text:p>
          </table:table-cell>
          <table:table-cell table:formula="of:=IF(LEN([.A501])=0;0;LEN([.A501])-LEN(SUBSTITUTE([.A501];&quot; &quot;;&quot;&quot;))+1)" office:value-type="float" office:value="2" calcext:value-type="float">
            <text:p>2</text:p>
          </table:table-cell>
          <table:table-cell table:formula="of:=IF(LEN([.B501])=0;0;LEN([.B501])-LEN(SUBSTITUTE([.B501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ksmart</text:p>
          </table:table-cell>
          <table:table-cell office:value-type="string" calcext:value-type="string">
            <text:p>Éretlenségi</text:p>
          </table:table-cell>
          <table:table-cell table:style-name="ce2" office:value-type="date" office:date-value="2019-05-30" calcext:value-type="date">
            <text:p>2019.05.30</text:p>
          </table:table-cell>
          <table:table-cell office:value-type="string" calcext:value-type="string">
            <text:p>Forum</text:p>
          </table:table-cell>
          <table:table-cell office:value-type="float" office:value="7482525" calcext:value-type="float">
            <text:p>7482525</text:p>
          </table:table-cell>
          <table:table-cell office:value-type="float" office:value="4983" calcext:value-type="float">
            <text:p>4983</text:p>
          </table:table-cell>
          <table:table-cell table:formula="of:=IF(LEN([.A502])=0;0;LEN([.A502])-LEN(SUBSTITUTE([.A502];&quot; &quot;;&quot;&quot;))+1)" office:value-type="float" office:value="1" calcext:value-type="float">
            <text:p>1</text:p>
          </table:table-cell>
          <table:table-cell table:formula="of:=IF(LEN([.B502])=0;0;LEN([.B502])-LEN(SUBSTITUTE([.B502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o</text:p>
          </table:table-cell>
          <table:table-cell office:value-type="string" calcext:value-type="string">
            <text:p>Dominó</text:p>
          </table:table-cell>
          <table:table-cell table:style-name="ce2" office:value-type="date" office:date-value="2019-05-30" calcext:value-type="date">
            <text:p>2019.05.30</text:p>
          </table:table-cell>
          <table:table-cell office:value-type="string" calcext:value-type="string">
            <text:p>Vertigo</text:p>
          </table:table-cell>
          <table:table-cell office:value-type="float" office:value="2411506" calcext:value-type="float">
            <text:p>2411506</text:p>
          </table:table-cell>
          <table:table-cell office:value-type="float" office:value="1483" calcext:value-type="float">
            <text:p>1483</text:p>
          </table:table-cell>
          <table:table-cell table:formula="of:=IF(LEN([.A503])=0;0;LEN([.A503])-LEN(SUBSTITUTE([.A503];&quot; &quot;;&quot;&quot;))+1)" office:value-type="float" office:value="1" calcext:value-type="float">
            <text:p>1</text:p>
          </table:table-cell>
          <table:table-cell table:formula="of:=IF(LEN([.B503])=0;0;LEN([.B503])-LEN(SUBSTITUTE([.B50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nderella and the Secret Prince</text:p>
          </table:table-cell>
          <table:table-cell office:value-type="string" calcext:value-type="string">
            <text:p>Hamupipőke és az elvarázsolt herceg</text:p>
          </table:table-cell>
          <table:table-cell table:style-name="ce2" office:value-type="date" office:date-value="2019-05-30" calcext:value-type="date">
            <text:p>2019.05.30</text:p>
          </table:table-cell>
          <table:table-cell office:value-type="string" calcext:value-type="string">
            <text:p>ADS</text:p>
          </table:table-cell>
          <table:table-cell office:value-type="float" office:value="1695955" calcext:value-type="float">
            <text:p>1695955</text:p>
          </table:table-cell>
          <table:table-cell office:value-type="float" office:value="1237" calcext:value-type="float">
            <text:p>1237</text:p>
          </table:table-cell>
          <table:table-cell table:formula="of:=IF(LEN([.A504])=0;0;LEN([.A504])-LEN(SUBSTITUTE([.A504];&quot; &quot;;&quot;&quot;))+1)" office:value-type="float" office:value="5" calcext:value-type="float">
            <text:p>5</text:p>
          </table:table-cell>
          <table:table-cell table:formula="of:=IF(LEN([.B504])=0;0;LEN([.B504])-LEN(SUBSTITUTE([.B504];&quot; &quot;;&quot;&quot;))+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Men: Dark Phoenix</text:p>
          </table:table-cell>
          <table:table-cell office:value-type="string" calcext:value-type="string">
            <text:p>X-Men: Sötét Főnix</text:p>
          </table:table-cell>
          <table:table-cell table:style-name="ce2" office:value-type="date" office:date-value="2019-06-06" calcext:value-type="date">
            <text:p>2019.06.06</text:p>
          </table:table-cell>
          <table:table-cell office:value-type="string" calcext:value-type="string">
            <text:p>Forum</text:p>
          </table:table-cell>
          <table:table-cell office:value-type="float" office:value="44915570" calcext:value-type="float">
            <text:p>44915570</text:p>
          </table:table-cell>
          <table:table-cell office:value-type="float" office:value="27817" calcext:value-type="float">
            <text:p>27817</text:p>
          </table:table-cell>
          <table:table-cell table:formula="of:=IF(LEN([.A505])=0;0;LEN([.A505])-LEN(SUBSTITUTE([.A505];&quot; &quot;;&quot;&quot;))+1)" office:value-type="float" office:value="3" calcext:value-type="float">
            <text:p>3</text:p>
          </table:table-cell>
          <table:table-cell table:formula="of:=IF(LEN([.B505])=0;0;LEN([.B505])-LEN(SUBSTITUTE([.B505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Dog's Journey</text:p>
          </table:table-cell>
          <table:table-cell office:value-type="string" calcext:value-type="string">
            <text:p>Egy kutya négy útja</text:p>
          </table:table-cell>
          <table:table-cell table:style-name="ce2" office:value-type="date" office:date-value="2019-06-06" calcext:value-type="date">
            <text:p>2019.06.06</text:p>
          </table:table-cell>
          <table:table-cell office:value-type="string" calcext:value-type="string">
            <text:p>Freeman</text:p>
          </table:table-cell>
          <table:table-cell office:value-type="float" office:value="17855435" calcext:value-type="float">
            <text:p>17855435</text:p>
          </table:table-cell>
          <table:table-cell office:value-type="float" office:value="12921" calcext:value-type="float">
            <text:p>12921</text:p>
          </table:table-cell>
          <table:table-cell table:formula="of:=IF(LEN([.A506])=0;0;LEN([.A506])-LEN(SUBSTITUTE([.A506];&quot; &quot;;&quot;&quot;))+1)" office:value-type="float" office:value="3" calcext:value-type="float">
            <text:p>3</text:p>
          </table:table-cell>
          <table:table-cell table:formula="of:=IF(LEN([.B506])=0;0;LEN([.B506])-LEN(SUBSTITUTE([.B506];&quot; &quot;;&quot;&quot;))+1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ocketman</text:p>
          </table:table-cell>
          <table:table-cell table:style-name="ce2" office:value-type="date" office:date-value="2019-06-06" calcext:value-type="date">
            <text:p>2019.06.06</text:p>
          </table:table-cell>
          <table:table-cell office:value-type="string" calcext:value-type="string">
            <text:p>UIP</text:p>
          </table:table-cell>
          <table:table-cell office:value-type="float" office:value="16627995" calcext:value-type="float">
            <text:p>16627995</text:p>
          </table:table-cell>
          <table:table-cell office:value-type="float" office:value="10947" calcext:value-type="float">
            <text:p>10947</text:p>
          </table:table-cell>
          <table:table-cell table:formula="of:=IF(LEN([.A507])=0;0;LEN([.A507])-LEN(SUBSTITUTE([.A507];&quot; &quot;;&quot;&quot;))+1)" office:value-type="float" office:value="1" calcext:value-type="float">
            <text:p>1</text:p>
          </table:table-cell>
          <table:table-cell table:formula="of:=IF(LEN([.B507])=0;0;LEN([.B507])-LEN(SUBSTITUTE([.B507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 in Black International</text:p>
          </table:table-cell>
          <table:table-cell office:value-type="string" calcext:value-type="string">
            <text:p>Men in Black – Sötét zsaruk a Föld körül</text:p>
          </table:table-cell>
          <table:table-cell table:style-name="ce2" office:value-type="date" office:date-value="2019-06-13" calcext:value-type="date">
            <text:p>2019.06.13</text:p>
          </table:table-cell>
          <table:table-cell office:value-type="string" calcext:value-type="string">
            <text:p>InterCom</text:p>
          </table:table-cell>
          <table:table-cell office:value-type="float" office:value="53202226" calcext:value-type="float">
            <text:p>53202226</text:p>
          </table:table-cell>
          <table:table-cell office:value-type="float" office:value="32644" calcext:value-type="float">
            <text:p>32644</text:p>
          </table:table-cell>
          <table:table-cell table:formula="of:=IF(LEN([.A508])=0;0;LEN([.A508])-LEN(SUBSTITUTE([.A508];&quot; &quot;;&quot;&quot;))+1)" office:value-type="float" office:value="4" calcext:value-type="float">
            <text:p>4</text:p>
          </table:table-cell>
          <table:table-cell table:formula="of:=IF(LEN([.B508])=0;0;LEN([.B508])-LEN(SUBSTITUTE([.B508];&quot; &quot;;&quot;&quot;))+1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e Identical Strangers</text:p>
          </table:table-cell>
          <table:table-cell office:value-type="string" calcext:value-type="string">
            <text:p>Három egyforma idegen</text:p>
          </table:table-cell>
          <table:table-cell table:style-name="ce2" office:value-type="date" office:date-value="2019-06-13" calcext:value-type="date">
            <text:p>2019.06.13</text:p>
          </table:table-cell>
          <table:table-cell office:value-type="string" calcext:value-type="string">
            <text:p>MoziNet</text:p>
          </table:table-cell>
          <table:table-cell office:value-type="float" office:value="2126668" calcext:value-type="float">
            <text:p>2126668</text:p>
          </table:table-cell>
          <table:table-cell office:value-type="float" office:value="1618" calcext:value-type="float">
            <text:p>1618</text:p>
          </table:table-cell>
          <table:table-cell table:formula="of:=IF(LEN([.A509])=0;0;LEN([.A509])-LEN(SUBSTITUTE([.A509];&quot; &quot;;&quot;&quot;))+1)" office:value-type="float" office:value="3" calcext:value-type="float">
            <text:p>3</text:p>
          </table:table-cell>
          <table:table-cell table:formula="of:=IF(LEN([.B509])=0;0;LEN([.B509])-LEN(SUBSTITUTE([.B509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Life</text:p>
          </table:table-cell>
          <table:table-cell office:value-type="string" calcext:value-type="string">
            <text:p>Csillagok határán</text:p>
          </table:table-cell>
          <table:table-cell table:style-name="ce2" office:value-type="date" office:date-value="2019-06-13" calcext:value-type="date">
            <text:p>2019.06.13</text:p>
          </table:table-cell>
          <table:table-cell office:value-type="string" calcext:value-type="string">
            <text:p>ADS</text:p>
          </table:table-cell>
          <table:table-cell office:value-type="float" office:value="1961125" calcext:value-type="float">
            <text:p>1961125</text:p>
          </table:table-cell>
          <table:table-cell office:value-type="float" office:value="1431" calcext:value-type="float">
            <text:p>1431</text:p>
          </table:table-cell>
          <table:table-cell table:formula="of:=IF(LEN([.A510])=0;0;LEN([.A510])-LEN(SUBSTITUTE([.A510];&quot; &quot;;&quot;&quot;))+1)" office:value-type="float" office:value="2" calcext:value-type="float">
            <text:p>2</text:p>
          </table:table-cell>
          <table:table-cell table:formula="of:=IF(LEN([.B510])=0;0;LEN([.B510])-LEN(SUBSTITUTE([.B510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oy Story 4</text:p>
          </table:table-cell>
          <table:table-cell table:style-name="ce2" office:value-type="date" office:date-value="2019-06-20" calcext:value-type="date">
            <text:p>2019.06.20</text:p>
          </table:table-cell>
          <table:table-cell office:value-type="string" calcext:value-type="string">
            <text:p>Forum</text:p>
          </table:table-cell>
          <table:table-cell office:value-type="float" office:value="64677660" calcext:value-type="float">
            <text:p>64677660</text:p>
          </table:table-cell>
          <table:table-cell office:value-type="float" office:value="45060" calcext:value-type="float">
            <text:p>45060</text:p>
          </table:table-cell>
          <table:table-cell table:formula="of:=IF(LEN([.A511])=0;0;LEN([.A511])-LEN(SUBSTITUTE([.A511];&quot; &quot;;&quot;&quot;))+1)" office:value-type="float" office:value="3" calcext:value-type="float">
            <text:p>3</text:p>
          </table:table-cell>
          <table:table-cell table:formula="of:=IF(LEN([.B511])=0;0;LEN([.B511])-LEN(SUBSTITUTE([.B511];&quot; &quot;;&quot;&quot;))+1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 Shot / Flarsky</text:p>
          </table:table-cell>
          <table:table-cell office:value-type="string" calcext:value-type="string">
            <text:p>Csekély esély</text:p>
          </table:table-cell>
          <table:table-cell table:style-name="ce2" office:value-type="date" office:date-value="2019-06-20" calcext:value-type="date">
            <text:p>2019.06.20</text:p>
          </table:table-cell>
          <table:table-cell office:value-type="string" calcext:value-type="string">
            <text:p>Freeman</text:p>
          </table:table-cell>
          <table:table-cell office:value-type="float" office:value="20657275" calcext:value-type="float">
            <text:p>20657275</text:p>
          </table:table-cell>
          <table:table-cell office:value-type="float" office:value="13526" calcext:value-type="float">
            <text:p>13526</text:p>
          </table:table-cell>
          <table:table-cell table:formula="of:=IF(LEN([.A512])=0;0;LEN([.A512])-LEN(SUBSTITUTE([.A512];&quot; &quot;;&quot;&quot;))+1)" office:value-type="float" office:value="4" calcext:value-type="float">
            <text:p>4</text:p>
          </table:table-cell>
          <table:table-cell table:formula="of:=IF(LEN([.B512])=0;0;LEN([.B512])-LEN(SUBSTITUTE([.B512];&quot; &quot;;&quot;&quot;))+1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d's Play</text:p>
          </table:table-cell>
          <table:table-cell office:value-type="string" calcext:value-type="string">
            <text:p>Gyerekjáték</text:p>
          </table:table-cell>
          <table:table-cell table:style-name="ce2" office:value-type="date" office:date-value="2019-06-20" calcext:value-type="date">
            <text:p>2019.06.20</text:p>
          </table:table-cell>
          <table:table-cell office:value-type="string" calcext:value-type="string">
            <text:p>Big Bang Media</text:p>
          </table:table-cell>
          <table:table-cell office:value-type="float" office:value="14749905" calcext:value-type="float">
            <text:p>14749905</text:p>
          </table:table-cell>
          <table:table-cell office:value-type="float" office:value="9330" calcext:value-type="float">
            <text:p>9330</text:p>
          </table:table-cell>
          <table:table-cell table:formula="of:=IF(LEN([.A513])=0;0;LEN([.A513])-LEN(SUBSTITUTE([.A513];&quot; &quot;;&quot;&quot;))+1)" office:value-type="float" office:value="2" calcext:value-type="float">
            <text:p>2</text:p>
          </table:table-cell>
          <table:table-cell table:formula="of:=IF(LEN([.B513])=0;0;LEN([.B513])-LEN(SUBSTITUTE([.B513];&quot; &quot;;&quot;&quot;))+1)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0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nyitohetvege" table:base-cell-address="$Munka1.$A$1" table:cell-range-address="$Munka1.$A$1:.$F$513"/>
        </table:named-expressions>
      </table:table>
      <table:named-expressions/>
      <table:database-ranges>
        <table:database-range table:name="__Anonymous_Sheet_DB__0" table:target-range-address="Munka1.A1:Munka1.H51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1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1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1P0"/>
    </number:number-style>
    <number:number-style style:name="N10142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2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2P0"/>
    </number:number-style>
    <number:number-style style:name="N10143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3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3P0"/>
    </number:number-style>
    <number:number-style style:name="N10144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4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4P0"/>
    </number:number-style>
    <number:date-style style:name="N10145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46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47" number:language="hu" number:country="HU">
      <number:day number:style="long"/>
      <number:text>.</number:text>
      <number:month number:textual="true"/>
    </number:date-style>
    <number:date-style style:name="N10148" number:language="hu" number:country="HU">
      <number:month number:textual="true"/>
      <number:text>.</number:text>
      <number:year/>
    </number:date-style>
    <number:time-style style:name="N10149" number:language="hu" number:country="HU">
      <number:hours/>
      <number:text>:</number:text>
      <number:minutes number:style="long"/>
      <number:text> </number:text>
      <number:am-pm/>
    </number:time-style>
    <number:time-style style:name="N10150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1" number:language="hu" number:country="HU">
      <number:hours/>
      <number:text>:</number:text>
      <number:minutes number:style="long"/>
    </number:time-style>
    <number:time-style style:name="N10152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53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54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4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4P0"/>
    </number:number-style>
    <number:number-style style:name="N10155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5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5P0"/>
    </number:number-style>
    <number:number-style style:name="N10156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56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56P0"/>
    </number:number-style>
    <number:number-style style:name="N10157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57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57P0"/>
    </number:number-style>
    <number:number-style style:name="N10158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58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58P2" style:volatile="true" number:language="hu" number:country="HU">
      <loext:text> </loext:text>
      <loext:fill-character> </loext:fill-character>
      <number:text>-     </number:text>
    </number:number-style>
    <number:text-style style:name="N10158" number:language="hu" number:country="HU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59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59P2" style:volatile="true" number:language="hu" number:country="HU">
      <loext:text> </loext:text>
      <loext:fill-character> </loext:fill-character>
      <number:text>- Ft </number:text>
    </number:number-style>
    <number:text-style style:name="N10159" number:language="hu" number:country="HU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60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60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60" number:language="hu" number:country="HU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61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61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61" number:language="hu" number:country="HU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oros Sándor</meta:initial-creator>
    <meta:creation-date>2019-10-14T16:22:19</meta:creation-date>
    <dc:date>2019-10-14T20:40:49.714000000</dc:date>
    <meta:generator>LibreOffice/6.3.2.2$Windows_X86_64 LibreOffice_project/98b30e735bda24bc04ab42594c85f7fd8be07b9c</meta:generator>
    <meta:editing-duration>PT17M27S</meta:editing-duration>
    <meta:editing-cycles>3</meta:editing-cycles>
    <meta:document-statistic meta:table-count="1" meta:cell-count="41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